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B050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#ACB9CA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30" table:style-name="ce1">
            <text:p>13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63" table:style-name="ce2">
            <text:p>63</text:p>
          </table:table-cell>
          <table:table-cell office:value-type="float" office:value="1.05" table:style-name="ce2">
            <text:p>1.05</text:p>
          </table:table-cell>
          <table:table-cell office:value-type="float" office:value="0.95" table:style-name="ce2">
            <text:p>0.9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76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9" table:style-name="ce3">
            <text:p>239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3" table:style-name="ce4">
            <text:p>24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00" table:style-name="ce4">
            <text:p>400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4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number-rows-repeated="1048271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2.7713039260691019" table:style-name="ce1">
            <text:p>2.771303926</text:p>
          </table:table-cell>
          <table:table-cell office:value-type="float" office:value="-9.2963366674487791" table:style-name="ce1">
            <text:p>-9.296336667</text:p>
          </table:table-cell>
          <table:table-cell office:value-type="float" office:value="0" table:style-name="ce1">
            <text:p>0</text:p>
          </table:table-cell>
          <table:table-cell office:value-type="float" office:value="3.3020000000000001E-2" table:style-name="ce1">
            <text:p>0.03302</text:p>
          </table:table-cell>
          <table:table-cell office:value-type="float" office:value="0.91" table:style-name="ce1">
            <text:p>0.9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6" table:style-name="ce1">
            <text:p>176</text:p>
          </table:table-cell>
          <table:table-cell office:value-type="float" office:value="3.9274126774697158" table:style-name="ce1">
            <text:p>3.927412677</text:p>
          </table:table-cell>
          <table:table-cell office:value-type="float" office:value="-13.400784468506398" table:style-name="ce1">
            <text:p>-13.40078447</text:p>
          </table:table-cell>
          <table:table-cell office:value-type="float" office:value="0" table:style-name="ce1">
            <text:p>0</text:p>
          </table:table-cell>
          <table:table-cell office:value-type="float" office:value="2.2290000000000001E-2" table:style-name="ce1">
            <text:p>0.02229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6" table:style-name="ce1">
            <text:p>176</text:p>
          </table:table-cell>
          <table:table-cell office:value-type="float" office:value="3.9211673051311728" table:style-name="ce1">
            <text:p>3.921167305</text:p>
          </table:table-cell>
          <table:table-cell office:value-type="float" office:value="-13.416370644910693" table:style-name="ce1">
            <text:p>-13.41637064</text:p>
          </table:table-cell>
          <table:table-cell office:value-type="float" office:value="0" table:style-name="ce1">
            <text:p>0</text:p>
          </table:table-cell>
          <table:table-cell office:value-type="float" office:value="2.205E-2" table:style-name="ce1">
            <text:p>0.02205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3.829848354026669" table:style-name="ce1">
            <text:p>23.82984835</text:p>
          </table:table-cell>
          <table:table-cell office:value-type="float" office:value="-125.51474920716788" table:style-name="ce1">
            <text:p>-125.5147492</text:p>
          </table:table-cell>
          <table:table-cell office:value-type="float" office:value="0" table:style-name="ce1">
            <text:p>0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4.379913798319386" table:style-name="ce1">
            <text:p>24.3799138</text:p>
          </table:table-cell>
          <table:table-cell office:value-type="float" office:value="-131.15325890044809" table:style-name="ce1">
            <text:p>-131.1532589</text:p>
          </table:table-cell>
          <table:table-cell office:value-type="float" office:value="0" table:style-name="ce1">
            <text:p>0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1.24" table:style-name="ce1">
            <text:p>1.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2.788109601442205" table:style-name="ce1">
            <text:p>22.7881096</text:p>
          </table:table-cell>
          <table:table-cell office:value-type="float" office:value="-122.83727572832203" table:style-name="ce1">
            <text:p>-122.8372757</text:p>
          </table:table-cell>
          <table:table-cell office:value-type="float" office:value="0" table:style-name="ce1">
            <text:p>0</text:p>
          </table:table-cell>
          <table:table-cell office:value-type="float" office:value="2.65E-3" table:style-name="ce1">
            <text:p>0.0026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3.3389412075622511" table:style-name="ce1">
            <text:p>3.338941208</text:p>
          </table:table-cell>
          <table:table-cell office:value-type="float" office:value="-20.459072186877577" table:style-name="ce1">
            <text:p>-20.45907219</text:p>
          </table:table-cell>
          <table:table-cell office:value-type="float" office:value="0" table:style-name="ce1">
            <text:p>0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1.6247717691304948" table:style-name="ce1">
            <text:p>1.624771769</text:p>
          </table:table-cell>
          <table:table-cell office:value-type="float" office:value="-8.648928082769002" table:style-name="ce1">
            <text:p>-8.648928083</text:p>
          </table:table-cell>
          <table:table-cell office:value-type="float" office:value="0" table:style-name="ce1">
            <text:p>0</text:p>
          </table:table-cell>
          <table:table-cell office:value-type="float" office:value="3.8010000000000002E-2" table:style-name="ce1">
            <text:p>0.03801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3.3649143967841826" table:style-name="ce1">
            <text:p>3.364914397</text:p>
          </table:table-cell>
          <table:table-cell office:value-type="float" office:value="-11.238401212327048" table:style-name="ce1">
            <text:p>-11.23840121</text:p>
          </table:table-cell>
          <table:table-cell office:value-type="float" office:value="0" table:style-name="ce1">
            <text:p>0</text:p>
          </table:table-cell>
          <table:table-cell office:value-type="float" office:value="2.7470000000000001E-2" table:style-name="ce1">
            <text:p>0.02747</text:p>
          </table:table-cell>
          <table:table-cell office:value-type="float" office:value="1.64" table:style-name="ce1">
            <text:p>1.6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3.8024052217250852" table:style-name="ce1">
            <text:p>3.802405222</text:p>
          </table:table-cell>
          <table:table-cell office:value-type="float" office:value="-13.147331158270136" table:style-name="ce1">
            <text:p>-13.14733116</text:p>
          </table:table-cell>
          <table:table-cell office:value-type="float" office:value="0" table:style-name="ce1">
            <text:p>0</text:p>
          </table:table-cell>
          <table:table-cell office:value-type="float" office:value="2.214E-2" table:style-name="ce1">
            <text:p>0.02214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3.9313754744446512" table:style-name="ce1">
            <text:p>3.931375474</text:p>
          </table:table-cell>
          <table:table-cell office:value-type="float" office:value="-13.421442042606564" table:style-name="ce1">
            <text:p>-13.42144204</text:p>
          </table:table-cell>
          <table:table-cell office:value-type="float" office:value="0" table:style-name="ce1">
            <text:p>0</text:p>
          </table:table-cell>
          <table:table-cell office:value-type="float" office:value="2.2040000000000001E-2" table:style-name="ce1">
            <text:p>0.02204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office:value-type="float" office:value="1.558496451566" table:style-name="ce1">
            <text:p>1.558496452</text:p>
          </table:table-cell>
          <table:table-cell office:value-type="float" office:value="-8.0215157980558516" table:style-name="ce1">
            <text:p>-8.021515798</text:p>
          </table:table-cell>
          <table:table-cell office:value-type="float" office:value="0" table:style-name="ce1">
            <text:p>0</text:p>
          </table:table-cell>
          <table:table-cell office:value-type="float" office:value="4.4350000000000001E-2" table:style-name="ce1">
            <text:p>0.0443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2.3656066832553546" table:style-name="ce1">
            <text:p>2.365606683</text:p>
          </table:table-cell>
          <table:table-cell office:value-type="float" office:value="-8.8431623550810325" table:style-name="ce1">
            <text:p>-8.843162355</text:p>
          </table:table-cell>
          <table:table-cell office:value-type="float" office:value="0" table:style-name="ce1">
            <text:p>0</text:p>
          </table:table-cell>
          <table:table-cell office:value-type="float" office:value="4.0489999999999998E-2" table:style-name="ce1">
            <text:p>0.04049</text:p>
          </table:table-cell>
          <table:table-cell office:value-type="float" office:value="1.89" table:style-name="ce1">
            <text:p>1.8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5.6639219388184276" table:style-name="ce1">
            <text:p>5.663921939</text:p>
          </table:table-cell>
          <table:table-cell office:value-type="float" office:value="-18.487190750796781" table:style-name="ce1">
            <text:p>-18.48719075</text:p>
          </table:table-cell>
          <table:table-cell office:value-type="float" office:value="0" table:style-name="ce1">
            <text:p>0</text:p>
          </table:table-cell>
          <table:table-cell office:value-type="float" office:value="1.745E-2" table:style-name="ce1">
            <text:p>0.0174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.4187361020203815" table:style-name="ce1">
            <text:p>2.418736102</text:p>
          </table:table-cell>
          <table:table-cell office:value-type="float" office:value="-10.862639196528811" table:style-name="ce1">
            <text:p>-10.8626392</text:p>
          </table:table-cell>
          <table:table-cell office:value-type="float" office:value="0" table:style-name="ce1">
            <text:p>0</text:p>
          </table:table-cell>
          <table:table-cell office:value-type="float" office:value="3.2140000000000002E-2" table:style-name="ce1">
            <text:p>0.0321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1.6428720552114735" table:style-name="ce1">
            <text:p>1.642872055</text:p>
          </table:table-cell>
          <table:table-cell office:value-type="float" office:value="-17.189033390733474" table:style-name="ce1">
            <text:p>-17.18903339</text:p>
          </table:table-cell>
          <table:table-cell office:value-type="float" office:value="0" table:style-name="ce1">
            <text:p>0</text:p>
          </table:table-cell>
          <table:table-cell office:value-type="float" office:value="3.6089999999999997E-2" table:style-name="ce1">
            <text:p>0.03609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6" table:style-name="ce1">
            <text:p>246</text:p>
          </table:table-cell>
          <table:table-cell office:value-type="float" office:value="8.6891116165803908" table:style-name="ce1">
            <text:p>8.689111617</text:p>
          </table:table-cell>
          <table:table-cell office:value-type="float" office:value="-44.53684461294641" table:style-name="ce1">
            <text:p>-44.53684461</text:p>
          </table:table-cell>
          <table:table-cell office:value-type="float" office:value="0" table:style-name="ce1">
            <text:p>0</text:p>
          </table:table-cell>
          <table:table-cell office:value-type="float" office:value="8.1099999999999992E-3" table:style-name="ce1">
            <text:p>0.00811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4.6311138563455518" table:style-name="ce1">
            <text:p>4.631113856</text:p>
          </table:table-cell>
          <table:table-cell office:value-type="float" office:value="-23.796167518201951" table:style-name="ce1">
            <text:p>-23.79616752</text:p>
          </table:table-cell>
          <table:table-cell office:value-type="float" office:value="0" table:style-name="ce1">
            <text:p>0</text:p>
          </table:table-cell>
          <table:table-cell office:value-type="float" office:value="1.506E-2" table:style-name="ce1">
            <text:p>0.0150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4.6311138563455518" table:style-name="ce1">
            <text:p>4.631113856</text:p>
          </table:table-cell>
          <table:table-cell office:value-type="float" office:value="-23.796167518201951" table:style-name="ce1">
            <text:p>-23.79616752</text:p>
          </table:table-cell>
          <table:table-cell office:value-type="float" office:value="0" table:style-name="ce1">
            <text:p>0</text:p>
          </table:table-cell>
          <table:table-cell office:value-type="float" office:value="1.506E-2" table:style-name="ce1">
            <text:p>0.0150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float" office:value="8.8941383300357213" table:style-name="ce1">
            <text:p>8.89413833</text:p>
          </table:table-cell>
          <table:table-cell office:value-type="float" office:value="-45.6609048086992" table:style-name="ce1">
            <text:p>-45.66090481</text:p>
          </table:table-cell>
          <table:table-cell office:value-type="float" office:value="0" table:style-name="ce1">
            <text:p>0</text:p>
          </table:table-cell>
          <table:table-cell office:value-type="float" office:value="7.8799999999999999E-3" table:style-name="ce1">
            <text:p>0.0078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6" table:style-name="ce1">
            <text:p>186</text:p>
          </table:table-cell>
          <table:table-cell office:value-type="float" office:value="2.9889572513989271" table:style-name="ce1">
            <text:p>2.988957251</text:p>
          </table:table-cell>
          <table:table-cell office:value-type="float" office:value="-10.166047691271931" table:style-name="ce1">
            <text:p>-10.16604769</text:p>
          </table:table-cell>
          <table:table-cell office:value-type="float" office:value="0" table:style-name="ce1">
            <text:p>0</text:p>
          </table:table-cell>
          <table:table-cell office:value-type="float" office:value="2.9049999999999999E-2" table:style-name="ce1">
            <text:p>0.02905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float" office:value="8.8941383300357213" table:style-name="ce1">
            <text:p>8.89413833</text:p>
          </table:table-cell>
          <table:table-cell office:value-type="float" office:value="-45.6609048086992" table:style-name="ce1">
            <text:p>-45.66090481</text:p>
          </table:table-cell>
          <table:table-cell office:value-type="float" office:value="0" table:style-name="ce1">
            <text:p>0</text:p>
          </table:table-cell>
          <table:table-cell office:value-type="float" office:value="7.8799999999999999E-3" table:style-name="ce1">
            <text:p>0.0078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46" table:style-name="ce1">
            <text:p>246</text:p>
          </table:table-cell>
          <table:table-cell office:value-type="float" office:value="8.9809919945902728" table:style-name="ce1">
            <text:p>8.980991995</text:p>
          </table:table-cell>
          <table:table-cell office:value-type="float" office:value="-46.049596207556" table:style-name="ce1">
            <text:p>-46.04959621</text:p>
          </table:table-cell>
          <table:table-cell office:value-type="float" office:value="0" table:style-name="ce1">
            <text:p>0</text:p>
          </table:table-cell>
          <table:table-cell office:value-type="float" office:value="7.79E-3" table:style-name="ce1">
            <text:p>0.00779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5" table:style-name="ce1">
            <text:p>185</text:p>
          </table:table-cell>
          <table:table-cell office:value-type="float" office:value="7.1456336586285785" table:style-name="ce1">
            <text:p>7.145633659</text:p>
          </table:table-cell>
          <table:table-cell office:value-type="float" office:value="-24.297720196485685" table:style-name="ce1">
            <text:p>-24.2977202</text:p>
          </table:table-cell>
          <table:table-cell office:value-type="float" office:value="0" table:style-name="ce1">
            <text:p>0</text:p>
          </table:table-cell>
          <table:table-cell office:value-type="float" office:value="1.2659999999999999E-2" table:style-name="ce1">
            <text:p>0.0126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3" table:style-name="ce1">
            <text:p>183</text:p>
          </table:table-cell>
          <table:table-cell office:value-type="float" office:value="5.9222195901246275" table:style-name="ce1">
            <text:p>5.92221959</text:p>
          </table:table-cell>
          <table:table-cell office:value-type="float" office:value="-59.799973422234039" table:style-name="ce1">
            <text:p>-59.79997342</text:p>
          </table:table-cell>
          <table:table-cell office:value-type="float" office:value="0" table:style-name="ce1">
            <text:p>0</text:p>
          </table:table-cell>
          <table:table-cell office:value-type="float" office:value="1.111E-2" table:style-name="ce1">
            <text:p>0.01111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0" table:style-name="ce1">
            <text:p>250</text:p>
          </table:table-cell>
          <table:table-cell office:value-type="float" office:value="19.492103579343457" table:style-name="ce1">
            <text:p>19.49210358</text:p>
          </table:table-cell>
          <table:table-cell office:value-type="float" office:value="-101.06231964507423" table:style-name="ce1">
            <text:p>-101.0623196</text:p>
          </table:table-cell>
          <table:table-cell office:value-type="float" office:value="0" table:style-name="ce1">
            <text:p>0</text:p>
          </table:table-cell>
          <table:table-cell office:value-type="float" office:value="3.4199999999999999E-3" table:style-name="ce1">
            <text:p>0.00342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.6636984933968177" table:style-name="ce1">
            <text:p>2.663698493</text:p>
          </table:table-cell>
          <table:table-cell office:value-type="float" office:value="-16.321306579663457" table:style-name="ce1">
            <text:p>-16.32130658</text:p>
          </table:table-cell>
          <table:table-cell office:value-type="float" office:value="0" table:style-name="ce1">
            <text:p>0</text:p>
          </table:table-cell>
          <table:table-cell office:value-type="float" office:value="2.0549999999999999E-2" table:style-name="ce1">
            <text:p>0.0205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2.5602748975218304" table:style-name="ce1">
            <text:p>2.560274898</text:p>
          </table:table-cell>
          <table:table-cell office:value-type="float" office:value="-8.3794304367168753" table:style-name="ce1">
            <text:p>-8.379430437</text:p>
          </table:table-cell>
          <table:table-cell office:value-type="float" office:value="0" table:style-name="ce1">
            <text:p>0</text:p>
          </table:table-cell>
          <table:table-cell office:value-type="float" office:value="3.8269999999999998E-2" table:style-name="ce1">
            <text:p>0.03827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5" table:style-name="ce1">
            <text:p>255</text:p>
          </table:table-cell>
          <table:table-cell office:value-type="float" office:value="19.884739026902921" table:style-name="ce1">
            <text:p>19.88473903</text:p>
          </table:table-cell>
          <table:table-cell office:value-type="float" office:value="-81.5838406174705" table:style-name="ce1">
            <text:p>-81.58384062</text:p>
          </table:table-cell>
          <table:table-cell office:value-type="float" office:value="0" table:style-name="ce1">
            <text:p>0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.7350211851402928" table:style-name="ce1">
            <text:p>1.735021185</text:p>
          </table:table-cell>
          <table:table-cell office:value-type="float" office:value="-8.8055949841939096" table:style-name="ce1">
            <text:p>-8.805594984</text:p>
          </table:table-cell>
          <table:table-cell office:value-type="float" office:value="0" table:style-name="ce1">
            <text:p>0</text:p>
          </table:table-cell>
          <table:table-cell office:value-type="float" office:value="4.1259999999999998E-2" table:style-name="ce1">
            <text:p>0.04126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1.6284665757390389" table:style-name="ce1">
            <text:p>1.628466576</text:p>
          </table:table-cell>
          <table:table-cell office:value-type="float" office:value="-5.3254671564636791" table:style-name="ce1">
            <text:p>-5.325467156</text:p>
          </table:table-cell>
          <table:table-cell office:value-type="float" office:value="0" table:style-name="ce1">
            <text:p>0</text:p>
          </table:table-cell>
          <table:table-cell office:value-type="float" office:value="6.0319999999999999E-2" table:style-name="ce1">
            <text:p>0.06032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.7350211851402928" table:style-name="ce1">
            <text:p>1.735021185</text:p>
          </table:table-cell>
          <table:table-cell office:value-type="float" office:value="-8.8055949841939096" table:style-name="ce1">
            <text:p>-8.805594984</text:p>
          </table:table-cell>
          <table:table-cell office:value-type="float" office:value="0" table:style-name="ce1">
            <text:p>0</text:p>
          </table:table-cell>
          <table:table-cell office:value-type="float" office:value="4.1259999999999998E-2" table:style-name="ce1">
            <text:p>0.04126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2.7284157489813872" table:style-name="ce1">
            <text:p>2.728415749</text:p>
          </table:table-cell>
          <table:table-cell office:value-type="float" office:value="-9.6731985236008011" table:style-name="ce1">
            <text:p>-9.673198524</text:p>
          </table:table-cell>
          <table:table-cell office:value-type="float" office:value="0" table:style-name="ce1">
            <text:p>0</text:p>
          </table:table-cell>
          <table:table-cell office:value-type="float" office:value="3.0370000000000001E-2" table:style-name="ce1">
            <text:p>0.03037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0" table:style-name="ce1">
            <text:p>250</text:p>
          </table:table-cell>
          <table:table-cell office:value-type="float" office:value="19.010923656400426" table:style-name="ce1">
            <text:p>19.01092366</text:p>
          </table:table-cell>
          <table:table-cell office:value-type="float" office:value="-99.019463322641798" table:style-name="ce1">
            <text:p>-99.01946332</text:p>
          </table:table-cell>
          <table:table-cell office:value-type="float" office:value="0" table:style-name="ce1">
            <text:p>0</text:p>
          </table:table-cell>
          <table:table-cell office:value-type="float" office:value="3.49E-3" table:style-name="ce1">
            <text:p>0.00349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8" table:style-name="ce1">
            <text:p>178</text:p>
          </table:table-cell>
          <table:table-cell office:value-type="float" office:value="6.185802484746171" table:style-name="ce1">
            <text:p>6.185802485</text:p>
          </table:table-cell>
          <table:table-cell office:value-type="float" office:value="-26.438960322168974" table:style-name="ce1">
            <text:p>-26.43896032</text:p>
          </table:table-cell>
          <table:table-cell office:value-type="float" office:value="0" table:style-name="ce1">
            <text:p>0</text:p>
          </table:table-cell>
          <table:table-cell office:value-type="float" office:value="1.167E-2" table:style-name="ce1">
            <text:p>0.01167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3.6954937514682986" table:style-name="ce1">
            <text:p>3.695493751</text:p>
          </table:table-cell>
          <table:table-cell office:value-type="float" office:value="-14.558620987927311" table:style-name="ce1">
            <text:p>-14.55862099</text:p>
          </table:table-cell>
          <table:table-cell office:value-type="float" office:value="0" table:style-name="ce1">
            <text:p>0</text:p>
          </table:table-cell>
          <table:table-cell office:value-type="float" office:value="2.1909999999999999E-2" table:style-name="ce1">
            <text:p>0.02191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3.3947941916258939" table:style-name="ce1">
            <text:p>3.394794192</text:p>
          </table:table-cell>
          <table:table-cell office:value-type="float" office:value="-13.90063797765271" table:style-name="ce1">
            <text:p>-13.90063798</text:p>
          </table:table-cell>
          <table:table-cell office:value-type="float" office:value="0" table:style-name="ce1">
            <text:p>0</text:p>
          </table:table-cell>
          <table:table-cell office:value-type="float" office:value="2.3230000000000001E-2" table:style-name="ce1">
            <text:p>0.0232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4" table:style-name="ce1">
            <text:p>184</text:p>
          </table:table-cell>
          <table:table-cell office:value-type="float" office:value="10.705062933380827" table:style-name="ce1">
            <text:p>10.70506293</text:p>
          </table:table-cell>
          <table:table-cell office:value-type="float" office:value="-29.211464677163953" table:style-name="ce1">
            <text:p>-29.21146468</text:p>
          </table:table-cell>
          <table:table-cell office:value-type="float" office:value="0" table:style-name="ce1">
            <text:p>0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0.91" table:style-name="ce1">
            <text:p>0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.6842915259899067" table:style-name="ce1">
            <text:p>2.684291526</text:p>
          </table:table-cell>
          <table:table-cell office:value-type="float" office:value="-17.060163920735853" table:style-name="ce1">
            <text:p>-17.06016392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6.9278566709375067" table:style-name="ce1">
            <text:p>6.927856671</text:p>
          </table:table-cell>
          <table:table-cell office:value-type="float" office:value="-22.067497117851133" table:style-name="ce1">
            <text:p>-22.06749712</text:p>
          </table:table-cell>
          <table:table-cell office:value-type="float" office:value="0" table:style-name="ce1">
            <text:p>0</text:p>
          </table:table-cell>
          <table:table-cell office:value-type="float" office:value="1.502E-2" table:style-name="ce1">
            <text:p>0.01502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3.3360078213555635" table:style-name="ce1">
            <text:p>3.336007821</text:p>
          </table:table-cell>
          <table:table-cell office:value-type="float" office:value="-11.876918356687417" table:style-name="ce1">
            <text:p>-11.87691836</text:p>
          </table:table-cell>
          <table:table-cell office:value-type="float" office:value="0" table:style-name="ce1">
            <text:p>0</text:p>
          </table:table-cell>
          <table:table-cell office:value-type="float" office:value="2.5329999999999998E-2" table:style-name="ce1">
            <text:p>0.0253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6.9620297466585761" table:style-name="ce1">
            <text:p>6.962029747</text:p>
          </table:table-cell>
          <table:table-cell office:value-type="float" office:value="-22.135270138061411" table:style-name="ce1">
            <text:p>-22.13527014</text:p>
          </table:table-cell>
          <table:table-cell office:value-type="float" office:value="0" table:style-name="ce1">
            <text:p>0</text:p>
          </table:table-cell>
          <table:table-cell office:value-type="float" office:value="1.508E-2" table:style-name="ce1">
            <text:p>0.01508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86" table:style-name="ce1">
            <text:p>186</text:p>
          </table:table-cell>
          <table:table-cell office:value-type="float" office:value="2.9889572513989271" table:style-name="ce1">
            <text:p>2.988957251</text:p>
          </table:table-cell>
          <table:table-cell office:value-type="float" office:value="-10.166047691271931" table:style-name="ce1">
            <text:p>-10.16604769</text:p>
          </table:table-cell>
          <table:table-cell office:value-type="float" office:value="0" table:style-name="ce1">
            <text:p>0</text:p>
          </table:table-cell>
          <table:table-cell office:value-type="float" office:value="2.9049999999999999E-2" table:style-name="ce1">
            <text:p>0.02905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51" table:style-name="ce1">
            <text:p>251</text:p>
          </table:table-cell>
          <table:table-cell office:value-type="float" office:value="3.4184202415310048" table:style-name="ce1">
            <text:p>3.418420242</text:p>
          </table:table-cell>
          <table:table-cell office:value-type="float" office:value="-23.424584605900979" table:style-name="ce1">
            <text:p>-23.42458461</text:p>
          </table:table-cell>
          <table:table-cell office:value-type="float" office:value="0" table:style-name="ce1">
            <text:p>0</text:p>
          </table:table-cell>
          <table:table-cell office:value-type="float" office:value="1.95E-2" table:style-name="ce1">
            <text:p>0.019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3.7058020103911611" table:style-name="ce1">
            <text:p>3.70580201</text:p>
          </table:table-cell>
          <table:table-cell office:value-type="float" office:value="-15.602429421959178" table:style-name="ce1">
            <text:p>-15.60242942</text:p>
          </table:table-cell>
          <table:table-cell office:value-type="float" office:value="0" table:style-name="ce1">
            <text:p>0</text:p>
          </table:table-cell>
          <table:table-cell office:value-type="float" office:value="2.0799999999999999E-2" table:style-name="ce1">
            <text:p>0.0208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5" table:style-name="ce1">
            <text:p>245</text:p>
          </table:table-cell>
          <table:table-cell office:value-type="float" office:value="6.5832355625081469" table:style-name="ce1">
            <text:p>6.583235563</text:p>
          </table:table-cell>
          <table:table-cell office:value-type="float" office:value="-22.356928692478164" table:style-name="ce1">
            <text:p>-22.35692869</text:p>
          </table:table-cell>
          <table:table-cell office:value-type="float" office:value="0" table:style-name="ce1">
            <text:p>0</text:p>
          </table:table-cell>
          <table:table-cell office:value-type="float" office:value="1.324E-2" table:style-name="ce1">
            <text:p>0.01324</text:p>
          </table:table-cell>
          <table:table-cell office:value-type="float" office:value="0.81" table:style-name="ce1">
            <text:p>0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3.2580683480774657" table:style-name="ce1">
            <text:p>3.258068348</text:p>
          </table:table-cell>
          <table:table-cell office:value-type="float" office:value="-15.338739890797909" table:style-name="ce1">
            <text:p>-15.33873989</text:p>
          </table:table-cell>
          <table:table-cell office:value-type="float" office:value="0" table:style-name="ce1">
            <text:p>0</text:p>
          </table:table-cell>
          <table:table-cell office:value-type="float" office:value="6.2379999999999998E-2" table:style-name="ce1">
            <text:p>0.06238</text:p>
          </table:table-cell>
          <table:table-cell office:value-type="float" office:value="3.37" table:style-name="ce1">
            <text:p>3.3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3.0351578858396433" table:style-name="ce1">
            <text:p>3.035157886</text:p>
          </table:table-cell>
          <table:table-cell office:value-type="float" office:value="-15.713665510233092" table:style-name="ce1">
            <text:p>-15.71366551</text:p>
          </table:table-cell>
          <table:table-cell office:value-type="float" office:value="0" table:style-name="ce1">
            <text:p>0</text:p>
          </table:table-cell>
          <table:table-cell office:value-type="float" office:value="2.247E-2" table:style-name="ce1">
            <text:p>0.02247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2.7067760626772848" table:style-name="ce1">
            <text:p>2.706776063</text:p>
          </table:table-cell>
          <table:table-cell office:value-type="float" office:value="-12.805791815514368" table:style-name="ce1">
            <text:p>-12.80579182</text:p>
          </table:table-cell>
          <table:table-cell office:value-type="float" office:value="0" table:style-name="ce1">
            <text:p>0</text:p>
          </table:table-cell>
          <table:table-cell office:value-type="float" office:value="2.7300000000000001E-2" table:style-name="ce1">
            <text:p>0.0273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3.0351578858396433" table:style-name="ce1">
            <text:p>3.035157886</text:p>
          </table:table-cell>
          <table:table-cell office:value-type="float" office:value="-15.713665510233092" table:style-name="ce1">
            <text:p>-15.71366551</text:p>
          </table:table-cell>
          <table:table-cell office:value-type="float" office:value="0" table:style-name="ce1">
            <text:p>0</text:p>
          </table:table-cell>
          <table:table-cell office:value-type="float" office:value="2.247E-2" table:style-name="ce1">
            <text:p>0.02247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2.8715559507392907" table:style-name="ce1">
            <text:p>2.871555951</text:p>
          </table:table-cell>
          <table:table-cell office:value-type="float" office:value="-30.299546822155552" table:style-name="ce1">
            <text:p>-30.29954682</text:p>
          </table:table-cell>
          <table:table-cell office:value-type="float" office:value="0" table:style-name="ce1">
            <text:p>0</text:p>
          </table:table-cell>
          <table:table-cell office:value-type="float" office:value="7.5399999999999995E-2" table:style-name="ce1">
            <text:p>0.0754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2" table:style-name="ce1">
            <text:p>252</text:p>
          </table:table-cell>
          <table:table-cell office:value-type="float" office:value="2.824300215277729" table:style-name="ce1">
            <text:p>2.824300215</text:p>
          </table:table-cell>
          <table:table-cell office:value-type="float" office:value="-14.825298468744142" table:style-name="ce1">
            <text:p>-14.82529847</text:p>
          </table:table-cell>
          <table:table-cell office:value-type="float" office:value="0" table:style-name="ce1">
            <text:p>0</text:p>
          </table:table-cell>
          <table:table-cell office:value-type="float" office:value="2.3140000000000001E-2" table:style-name="ce1">
            <text:p>0.02314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float" office:value="0.72016112602908811" table:style-name="ce1">
            <text:p>0.720161126</text:p>
          </table:table-cell>
          <table:table-cell office:value-type="float" office:value="-7.8326802882545143" table:style-name="ce1">
            <text:p>-7.832680288</text:p>
          </table:table-cell>
          <table:table-cell office:value-type="float" office:value="0" table:style-name="ce1">
            <text:p>0</text:p>
          </table:table-cell>
          <table:table-cell office:value-type="float" office:value="6.9459999999999994E-2" table:style-name="ce1">
            <text:p>0.06946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8" table:style-name="ce1">
            <text:p>248</text:p>
          </table:table-cell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1" table:style-name="ce1">
            <text:p>181</text:p>
          </table:table-cell>
          <table:table-cell office:value-type="float" office:value="18.685244485281512" table:style-name="ce1">
            <text:p>18.68524449</text:p>
          </table:table-cell>
          <table:table-cell office:value-type="float" office:value="-62.741279647825998" table:style-name="ce1">
            <text:p>-62.74127965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1.89" table:style-name="ce1">
            <text:p>1.8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8" table:style-name="ce1">
            <text:p>248</text:p>
          </table:table-cell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8.0322160237825724" table:style-name="ce1">
            <text:p>8.032216024</text:p>
          </table:table-cell>
          <table:table-cell office:value-type="float" office:value="-26.208016361977187" table:style-name="ce1">
            <text:p>-26.20801636</text:p>
          </table:table-cell>
          <table:table-cell office:value-type="float" office:value="0" table:style-name="ce1">
            <text:p>0</text:p>
          </table:table-cell>
          <table:table-cell office:value-type="float" office:value="1.223E-2" table:style-name="ce1">
            <text:p>0.0122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6.7288677505128103" table:style-name="ce1">
            <text:p>6.728867751</text:p>
          </table:table-cell>
          <table:table-cell office:value-type="float" office:value="-35.913996525554481" table:style-name="ce1">
            <text:p>-35.91399653</text:p>
          </table:table-cell>
          <table:table-cell office:value-type="float" office:value="0" table:style-name="ce1">
            <text:p>0</text:p>
          </table:table-cell>
          <table:table-cell office:value-type="float" office:value="1.516E-2" table:style-name="ce1">
            <text:p>0.01516</text:p>
          </table:table-cell>
          <table:table-cell office:value-type="float" office:value="2.33" table:style-name="ce1">
            <text:p>2.3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8.0579256659762084" table:style-name="ce1">
            <text:p>8.057925666</text:p>
          </table:table-cell>
          <table:table-cell office:value-type="float" office:value="-26.299858793364599" table:style-name="ce1">
            <text:p>-26.29985879</text:p>
          </table:table-cell>
          <table:table-cell office:value-type="float" office:value="0" table:style-name="ce1">
            <text:p>0</text:p>
          </table:table-cell>
          <table:table-cell office:value-type="float" office:value="1.2189999999999999E-2" table:style-name="ce1">
            <text:p>0.01219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85" table:style-name="ce1">
            <text:p>185</text:p>
          </table:table-cell>
          <table:table-cell office:value-type="float" office:value="7.1456336586285785" table:style-name="ce1">
            <text:p>7.145633659</text:p>
          </table:table-cell>
          <table:table-cell office:value-type="float" office:value="-24.297720196485685" table:style-name="ce1">
            <text:p>-24.2977202</text:p>
          </table:table-cell>
          <table:table-cell office:value-type="float" office:value="0" table:style-name="ce1">
            <text:p>0</text:p>
          </table:table-cell>
          <table:table-cell office:value-type="float" office:value="1.2659999999999999E-2" table:style-name="ce1">
            <text:p>0.0126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4.4606092444536003" table:style-name="ce1">
            <text:p>4.460609244</text:p>
          </table:table-cell>
          <table:table-cell office:value-type="float" office:value="-14.570704325323446" table:style-name="ce1">
            <text:p>-14.57070433</text:p>
          </table:table-cell>
          <table:table-cell office:value-type="float" office:value="0" table:style-name="ce1">
            <text:p>0</text:p>
          </table:table-cell>
          <table:table-cell office:value-type="float" office:value="2.2100000000000002E-2" table:style-name="ce1">
            <text:p>0.0221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11.738884693235084" table:style-name="ce1">
            <text:p>11.73888469</text:p>
          </table:table-cell>
          <table:table-cell office:value-type="float" office:value="-38.372787687214277" table:style-name="ce1">
            <text:p>-38.37278769</text:p>
          </table:table-cell>
          <table:table-cell office:value-type="float" office:value="0" table:style-name="ce1">
            <text:p>0</text:p>
          </table:table-cell>
          <table:table-cell office:value-type="float" office:value="8.3400000000000002E-3" table:style-name="ce1">
            <text:p>0.0083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8.5723671151349716" table:style-name="ce1">
            <text:p>8.572367115</text:p>
          </table:table-cell>
          <table:table-cell office:value-type="float" office:value="-33.130090940869991" table:style-name="ce1">
            <text:p>-33.13009094</text:p>
          </table:table-cell>
          <table:table-cell office:value-type="float" office:value="0" table:style-name="ce1">
            <text:p>0</text:p>
          </table:table-cell>
          <table:table-cell office:value-type="float" office:value="9.4599999999999997E-3" table:style-name="ce1">
            <text:p>0.00946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3.4723260952250712" table:style-name="ce1">
            <text:p>3.472326095</text:p>
          </table:table-cell>
          <table:table-cell office:value-type="float" office:value="-36.379293397665748" table:style-name="ce1">
            <text:p>-36.3792934</text:p>
          </table:table-cell>
          <table:table-cell office:value-type="float" office:value="0" table:style-name="ce1">
            <text:p>0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84" table:style-name="ce1">
            <text:p>184</text:p>
          </table:table-cell>
          <table:table-cell office:value-type="float" office:value="10.705062933380827" table:style-name="ce1">
            <text:p>10.70506293</text:p>
          </table:table-cell>
          <table:table-cell office:value-type="float" office:value="-29.211464677163953" table:style-name="ce1">
            <text:p>-29.21146468</text:p>
          </table:table-cell>
          <table:table-cell office:value-type="float" office:value="0" table:style-name="ce1">
            <text:p>0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0.91" table:style-name="ce1">
            <text:p>0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74" table:style-name="ce1">
            <text:p>174</text:p>
          </table:table-cell>
          <table:table-cell office:value-type="float" office:value="6.0454458794967003" table:style-name="ce1">
            <text:p>6.045445879</text:p>
          </table:table-cell>
          <table:table-cell office:value-type="float" office:value="-40.646335843431729" table:style-name="ce1">
            <text:p>-40.64633584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11.738884693235084" table:style-name="ce1">
            <text:p>11.73888469</text:p>
          </table:table-cell>
          <table:table-cell office:value-type="float" office:value="-38.372787687214277" table:style-name="ce1">
            <text:p>-38.37278769</text:p>
          </table:table-cell>
          <table:table-cell office:value-type="float" office:value="0" table:style-name="ce1">
            <text:p>0</text:p>
          </table:table-cell>
          <table:table-cell office:value-type="float" office:value="8.3400000000000002E-3" table:style-name="ce1">
            <text:p>0.0083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79" table:style-name="ce1">
            <text:p>179</text:p>
          </table:table-cell>
          <table:table-cell office:value-type="float" office:value="19.761595716980601" table:style-name="ce1">
            <text:p>19.76159572</text:p>
          </table:table-cell>
          <table:table-cell office:value-type="float" office:value="-67.17961819420205" table:style-name="ce1">
            <text:p>-67.17961819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53" table:style-name="ce1">
            <text:p>253</text:p>
          </table:table-cell>
          <table:table-cell office:value-type="float" office:value="3.2152952567911326" table:style-name="ce1">
            <text:p>3.215295257</text:p>
          </table:table-cell>
          <table:table-cell office:value-type="float" office:value="-16.863354224893548" table:style-name="ce1">
            <text:p>-16.86335422</text:p>
          </table:table-cell>
          <table:table-cell office:value-type="float" office:value="0" table:style-name="ce1">
            <text:p>0</text:p>
          </table:table-cell>
          <table:table-cell office:value-type="float" office:value="2.036E-2" table:style-name="ce1">
            <text:p>0.02036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1" table:style-name="ce1">
            <text:p>31</text:p>
          </table:table-cell>
          <table:table-cell office:value-type="float" office:value="248" table:style-name="ce1">
            <text:p>248</text:p>
          </table:table-cell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54" table:style-name="ce1">
            <text:p>254</text:p>
          </table:table-cell>
          <table:table-cell office:value-type="float" office:value="1.7420319166531399" table:style-name="ce1">
            <text:p>1.742031917</text:p>
          </table:table-cell>
          <table:table-cell office:value-type="float" office:value="-9.4958914750466512" table:style-name="ce1">
            <text:p>-9.495891475</text:p>
          </table:table-cell>
          <table:table-cell office:value-type="float" office:value="0" table:style-name="ce1">
            <text:p>0</text:p>
          </table:table-cell>
          <table:table-cell office:value-type="float" office:value="3.32E-2" table:style-name="ce1">
            <text:p>0.0332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2.9329660275178049" table:style-name="ce1">
            <text:p>2.932966028</text:p>
          </table:table-cell>
          <table:table-cell office:value-type="float" office:value="-20.332417727454366" table:style-name="ce1">
            <text:p>-20.33241773</text:p>
          </table:table-cell>
          <table:table-cell office:value-type="float" office:value="0" table:style-name="ce1">
            <text:p>0</text:p>
          </table:table-cell>
          <table:table-cell office:value-type="float" office:value="2.461E-2" table:style-name="ce1">
            <text:p>0.02461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54" table:style-name="ce1">
            <text:p>254</text:p>
          </table:table-cell>
          <table:table-cell office:value-type="float" office:value="1.7420319166531399" table:style-name="ce1">
            <text:p>1.742031917</text:p>
          </table:table-cell>
          <table:table-cell office:value-type="float" office:value="-9.4958914750466512" table:style-name="ce1">
            <text:p>-9.495891475</text:p>
          </table:table-cell>
          <table:table-cell office:value-type="float" office:value="0" table:style-name="ce1">
            <text:p>0</text:p>
          </table:table-cell>
          <table:table-cell office:value-type="float" office:value="3.32E-2" table:style-name="ce1">
            <text:p>0.0332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4" table:style-name="ce1">
            <text:p>184</text:p>
          </table:table-cell>
          <table:table-cell office:value-type="float" office:value="4.3106618747615872" table:style-name="ce1">
            <text:p>4.310661875</text:p>
          </table:table-cell>
          <table:table-cell office:value-type="float" office:value="-28.92590964373748" table:style-name="ce1">
            <text:p>-28.92590964</text:p>
          </table:table-cell>
          <table:table-cell office:value-type="float" office:value="0" table:style-name="ce1">
            <text:p>0</text:p>
          </table:table-cell>
          <table:table-cell office:value-type="float" office:value="1.2670000000000001E-2" table:style-name="ce1">
            <text:p>0.01267</text:p>
          </table:table-cell>
          <table:table-cell office:value-type="float" office:value="2.74" table:style-name="ce1">
            <text:p>2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2" table:style-name="ce1">
            <text:p>182</text:p>
          </table:table-cell>
          <table:table-cell office:value-type="float" office:value="86.956521739130437" table:style-name="ce1">
            <text:p>86.95652174</text:p>
          </table:table-cell>
          <table:table-cell office:value-type="float" office:value="-608.69565217391312" table:style-name="ce1">
            <text:p>-608.6956522</text:p>
          </table:table-cell>
          <table:table-cell office:value-type="float" office:value="0" table:style-name="ce1">
            <text:p>0</text:p>
          </table:table-cell>
          <table:table-cell office:value-type="float" office:value="5.5999999999999995E-4" table:style-name="ce1">
            <text:p>0.00056</text:p>
          </table:table-cell>
          <table:table-cell office:value-type="float" office:value="3.06" table:style-name="ce1">
            <text:p>3.0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3" table:style-name="ce1">
            <text:p>173</text:p>
          </table:table-cell>
          <table:table-cell office:value-type="float" office:value="28.934368383909668" table:style-name="ce1">
            <text:p>28.93436838</text:p>
          </table:table-cell>
          <table:table-cell office:value-type="float" office:value="-185.60338743824983" table:style-name="ce1">
            <text:p>-185.6033874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3.06" table:style-name="ce1">
            <text:p>3.0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7" table:style-name="ce1">
            <text:p>177</text:p>
          </table:table-cell>
          <table:table-cell office:value-type="float" office:value="9.2393663798381453" table:style-name="ce1">
            <text:p>9.23936638</text:p>
          </table:table-cell>
          <table:table-cell office:value-type="float" office:value="-32.05948816136609" table:style-name="ce1">
            <text:p>-32.05948816</text:p>
          </table:table-cell>
          <table:table-cell office:value-type="float" office:value="0" table:style-name="ce1">
            <text:p>0</text:p>
          </table:table-cell>
          <table:table-cell office:value-type="float" office:value="9.3799999999999994E-3" table:style-name="ce1">
            <text:p>0.00938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1" table:style-name="ce1">
            <text:p>71</text:p>
          </table:table-cell>
          <table:table-cell office:value-type="float" office:value="8.4138867376110316" table:style-name="ce1">
            <text:p>8.413886738</text:p>
          </table:table-cell>
          <table:table-cell office:value-type="float" office:value="-45.320253563950324" table:style-name="ce1">
            <text:p>-45.32025356</text:p>
          </table:table-cell>
          <table:table-cell office:value-type="float" office:value="0" table:style-name="ce1">
            <text:p>0</text:p>
          </table:table-cell>
          <table:table-cell office:value-type="float" office:value="0.13034999999999999" table:style-name="ce1">
            <text:p>0.13035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8" table:style-name="ce1">
            <text:p>188</text:p>
          </table:table-cell>
          <table:table-cell office:value-type="float" office:value="444.99381953028438" table:style-name="ce1">
            <text:p>444.9938195</text:p>
          </table:table-cell>
          <table:table-cell office:value-type="float" office:value="-1508.034610630408" table:style-name="ce1">
            <text:p>-1508.034611</text:p>
          </table:table-cell>
          <table:table-cell office:value-type="float" office:value="0" table:style-name="ce1">
            <text:p>0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9" table:style-name="ce1">
            <text:p>189</text:p>
          </table:table-cell>
          <table:table-cell office:value-type="float" office:value="444.99381953028438" table:style-name="ce1">
            <text:p>444.9938195</text:p>
          </table:table-cell>
          <table:table-cell office:value-type="float" office:value="-1508.034610630408" table:style-name="ce1">
            <text:p>-1508.034611</text:p>
          </table:table-cell>
          <table:table-cell office:value-type="float" office:value="0" table:style-name="ce1">
            <text:p>0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office:value-type="float" office:value="7.7008276363175465" table:style-name="ce1">
            <text:p>7.700827636</text:p>
          </table:table-cell>
          <table:table-cell office:value-type="float" office:value="-42.225590771387125" table:style-name="ce1">
            <text:p>-42.22559077</text:p>
          </table:table-cell>
          <table:table-cell office:value-type="float" office:value="0" table:style-name="ce1">
            <text:p>0</text:p>
          </table:table-cell>
          <table:table-cell office:value-type="float" office:value="0.13769999999999999" table:style-name="ce1">
            <text:p>0.1377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7" table:style-name="ce1">
            <text:p>187</text:p>
          </table:table-cell>
          <table:table-cell office:value-type="float" office:value="295.61945713517878" table:style-name="ce1">
            <text:p>295.6194571</text:p>
          </table:table-cell>
          <table:table-cell office:value-type="float" office:value="-1612.469766191884" table:style-name="ce1">
            <text:p>-1612.469766</text:p>
          </table:table-cell>
          <table:table-cell office:value-type="float" office:value="0" table:style-name="ce1">
            <text:p>0</text:p>
          </table:table-cell>
          <table:table-cell office:value-type="float" office:value="9.3999999999999997E-4" table:style-name="ce1">
            <text:p>0.00094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3" table:style-name="ce1">
            <text:p>213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9" table:style-name="ce1">
            <text:p>59</text:p>
          </table:table-cell>
          <table:table-cell office:value-type="float" office:value="96.469669476537192" table:style-name="ce1">
            <text:p>96.46966948</text:p>
          </table:table-cell>
          <table:table-cell office:value-type="float" office:value="-219.35365321450718" table:style-name="ce1">
            <text:p>-219.3536532</text:p>
          </table:table-cell>
          <table:table-cell office:value-type="float" office:value="0" table:style-name="ce1">
            <text:p>0</text:p>
          </table:table-cell>
          <table:table-cell office:value-type="float" office:value="0.35975000000000001" table:style-name="ce1">
            <text:p>0.35975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4" table:style-name="ce1">
            <text:p>214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5" table:style-name="ce1">
            <text:p>215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6" table:style-name="ce1">
            <text:p>216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8" table:style-name="ce1">
            <text:p>208</text:p>
          </table:table-cell>
          <table:table-cell office:value-type="float" office:value="338.385618611209" table:style-name="ce1">
            <text:p>338.3856186</text:p>
          </table:table-cell>
          <table:table-cell office:value-type="float" office:value="-768.41734226295387" table:style-name="ce1">
            <text:p>-768.4173423</text:p>
          </table:table-cell>
          <table:table-cell office:value-type="float" office:value="0" table:style-name="ce1">
            <text:p>0</text:p>
          </table:table-cell>
          <table:table-cell office:value-type="float" office:value="0.10267999999999999" table:style-name="ce1">
            <text:p>0.10268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9" table:style-name="ce1">
            <text:p>209</text:p>
          </table:table-cell>
          <table:table-cell office:value-type="float" office:value="343.64261168384883" table:style-name="ce1">
            <text:p>343.6426117</text:p>
          </table:table-cell>
          <table:table-cell office:value-type="float" office:value="-773.19587628865986" table:style-name="ce1">
            <text:p>-773.1958763</text:p>
          </table:table-cell>
          <table:table-cell office:value-type="float" office:value="0" table:style-name="ce1">
            <text:p>0</text:p>
          </table:table-cell>
          <table:table-cell office:value-type="float" office:value="0.10056" table:style-name="ce1">
            <text:p>0.10056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58" table:style-name="ce1">
            <text:p>258</text:p>
          </table:table-cell>
          <table:table-cell office:value-type="float" office:value="9.6381951622173272" table:style-name="ce1">
            <text:p>9.638195162</text:p>
          </table:table-cell>
          <table:table-cell office:value-type="float" office:value="-53.512678661390687" table:style-name="ce1">
            <text:p>-53.51267866</text:p>
          </table:table-cell>
          <table:table-cell office:value-type="float" office:value="0" table:style-name="ce1">
            <text:p>0</text:p>
          </table:table-cell>
          <table:table-cell office:value-type="float" office:value="2.6290000000000001E-2" table:style-name="ce1">
            <text:p>0.0262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office:value-type="float" office:value="4.7882592719030104" table:style-name="ce1">
            <text:p>4.788259272</text:p>
          </table:table-cell>
          <table:table-cell office:value-type="float" office:value="-25.962541175893325" table:style-name="ce1">
            <text:p>-25.96254118</text:p>
          </table:table-cell>
          <table:table-cell office:value-type="float" office:value="0" table:style-name="ce1">
            <text:p>0</text:p>
          </table:table-cell>
          <table:table-cell office:value-type="float" office:value="5.6710000000000003E-2" table:style-name="ce1">
            <text:p>0.05671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9" table:style-name="ce1">
            <text:p>199</text:p>
          </table:table-cell>
          <table:table-cell office:value-type="float" office:value="3.5791230123670386" table:style-name="ce1">
            <text:p>3.579123012</text:p>
          </table:table-cell>
          <table:table-cell office:value-type="float" office:value="-19.929114505287714" table:style-name="ce1">
            <text:p>-19.92911451</text:p>
          </table:table-cell>
          <table:table-cell office:value-type="float" office:value="0" table:style-name="ce1">
            <text:p>0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8" table:style-name="ce1">
            <text:p>78</text:p>
          </table:table-cell>
          <table:table-cell office:value-type="float" office:value="4.79117852287966" table:style-name="ce1">
            <text:p>4.791178523</text:p>
          </table:table-cell>
          <table:table-cell office:value-type="float" office:value="-26.55536181298195" table:style-name="ce1">
            <text:p>-26.55536181</text:p>
          </table:table-cell>
          <table:table-cell office:value-type="float" office:value="0" table:style-name="ce1">
            <text:p>0</text:p>
          </table:table-cell>
          <table:table-cell office:value-type="float" office:value="5.3319999999999999E-2" table:style-name="ce1">
            <text:p>0.0533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58" table:style-name="ce1">
            <text:p>258</text:p>
          </table:table-cell>
          <table:table-cell office:value-type="float" office:value="13.59119607622169" table:style-name="ce1">
            <text:p>13.59119608</text:p>
          </table:table-cell>
          <table:table-cell office:value-type="float" office:value="-74.015388631757304" table:style-name="ce1">
            <text:p>-74.01538863</text:p>
          </table:table-cell>
          <table:table-cell office:value-type="float" office:value="0" table:style-name="ce1">
            <text:p>0</text:p>
          </table:table-cell>
          <table:table-cell office:value-type="float" office:value="2.0070000000000001E-2" table:style-name="ce1">
            <text:p>0.02007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1" table:style-name="ce1">
            <text:p>71</text:p>
          </table:table-cell>
          <table:table-cell office:value-type="float" office:value="17.503168264747377" table:style-name="ce1">
            <text:p>17.50316826</text:p>
          </table:table-cell>
          <table:table-cell office:value-type="float" office:value="-96.219602591999234" table:style-name="ce1">
            <text:p>-96.21960259</text:p>
          </table:table-cell>
          <table:table-cell office:value-type="float" office:value="0" table:style-name="ce1">
            <text:p>0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6.84" table:style-name="ce1">
            <text:p>6.8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1.9440480727325238" table:style-name="ce1">
            <text:p>1.944048073</text:p>
          </table:table-cell>
          <table:table-cell office:value-type="float" office:value="-10.528349969368062" table:style-name="ce1">
            <text:p>-10.52834997</text:p>
          </table:table-cell>
          <table:table-cell office:value-type="float" office:value="0" table:style-name="ce1">
            <text:p>0</text:p>
          </table:table-cell>
          <table:table-cell office:value-type="float" office:value="0.14133000000000001" table:style-name="ce1">
            <text:p>0.141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5" table:style-name="ce1">
            <text:p>195</text:p>
          </table:table-cell>
          <table:table-cell office:value-type="float" office:value="6.7482667829673746" table:style-name="ce1">
            <text:p>6.748266783</text:p>
          </table:table-cell>
          <table:table-cell office:value-type="float" office:value="-36.725071707305922" table:style-name="ce1">
            <text:p>-36.72507171</text:p>
          </table:table-cell>
          <table:table-cell office:value-type="float" office:value="0" table:style-name="ce1">
            <text:p>0</text:p>
          </table:table-cell>
          <table:table-cell office:value-type="float" office:value="4.0460000000000003E-2" table:style-name="ce1">
            <text:p>0.04046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office:value-type="float" office:value="4.8242998377052473" table:style-name="ce1">
            <text:p>4.824299838</text:p>
          </table:table-cell>
          <table:table-cell office:value-type="float" office:value="-25.978610269321599" table:style-name="ce1">
            <text:p>-25.97861027</text:p>
          </table:table-cell>
          <table:table-cell office:value-type="float" office:value="0" table:style-name="ce1">
            <text:p>0</text:p>
          </table:table-cell>
          <table:table-cell office:value-type="float" office:value="5.799E-2" table:style-name="ce1">
            <text:p>0.05799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3.0977371850238717" table:style-name="ce1">
            <text:p>3.097737185</text:p>
          </table:table-cell>
          <table:table-cell office:value-type="float" office:value="-17.848085327695802" table:style-name="ce1">
            <text:p>-17.84808533</text:p>
          </table:table-cell>
          <table:table-cell office:value-type="float" office:value="0" table:style-name="ce1">
            <text:p>0</text:p>
          </table:table-cell>
          <table:table-cell office:value-type="float" office:value="7.9750000000000001E-2" table:style-name="ce1">
            <text:p>0.07975</text:p>
          </table:table-cell>
          <table:table-cell office:value-type="float" office:value="3.33" table:style-name="ce1">
            <text:p>3.3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6.5350943397251795" table:style-name="ce1">
            <text:p>6.53509434</text:p>
          </table:table-cell>
          <table:table-cell office:value-type="float" office:value="-36.275887499098197" table:style-name="ce1">
            <text:p>-36.2758875</text:p>
          </table:table-cell>
          <table:table-cell office:value-type="float" office:value="0" table:style-name="ce1">
            <text:p>0</text:p>
          </table:table-cell>
          <table:table-cell office:value-type="float" office:value="3.9390000000000001E-2" table:style-name="ce1">
            <text:p>0.03939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4.7576052963776663" table:style-name="ce1">
            <text:p>4.757605296</text:p>
          </table:table-cell>
          <table:table-cell office:value-type="float" office:value="-27.065487908281831" table:style-name="ce1">
            <text:p>-27.06548791</text:p>
          </table:table-cell>
          <table:table-cell office:value-type="float" office:value="0" table:style-name="ce1">
            <text:p>0</text:p>
          </table:table-cell>
          <table:table-cell office:value-type="float" office:value="5.4969999999999998E-2" table:style-name="ce1">
            <text:p>0.05497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1" table:style-name="ce1">
            <text:p>51</text:p>
          </table:table-cell>
          <table:table-cell office:value-type="float" office:value="3.6088077205362419" table:style-name="ce1">
            <text:p>3.608807721</text:p>
          </table:table-cell>
          <table:table-cell office:value-type="float" office:value="-19.997089005213983" table:style-name="ce1">
            <text:p>-19.99708901</text:p>
          </table:table-cell>
          <table:table-cell office:value-type="float" office:value="0" table:style-name="ce1">
            <text:p>0</text:p>
          </table:table-cell>
          <table:table-cell office:value-type="float" office:value="7.2720000000000007E-2" table:style-name="ce1">
            <text:p>0.0727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4.6878869718019187" table:style-name="ce1">
            <text:p>4.687886972</text:p>
          </table:table-cell>
          <table:table-cell office:value-type="float" office:value="-26.741594235373206" table:style-name="ce1">
            <text:p>-26.74159424</text:p>
          </table:table-cell>
          <table:table-cell office:value-type="float" office:value="0" table:style-name="ce1">
            <text:p>0</text:p>
          </table:table-cell>
          <table:table-cell office:value-type="float" office:value="5.5640000000000002E-2" table:style-name="ce1">
            <text:p>0.055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6" table:style-name="ce1">
            <text:p>196</text:p>
          </table:table-cell>
          <table:table-cell office:value-type="float" office:value="198.36639439906654" table:style-name="ce1">
            <text:p>198.3663944</text:p>
          </table:table-cell>
          <table:table-cell office:value-type="float" office:value="-1061.8436406067678" table:style-name="ce1">
            <text:p>-1061.843641</text:p>
          </table:table-cell>
          <table:table-cell office:value-type="float" office:value="0" table:style-name="ce1">
            <text:p>0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8" table:style-name="ce1">
            <text:p>198</text:p>
          </table:table-cell>
          <table:table-cell office:value-type="float" office:value="8.577082116743707" table:style-name="ce1">
            <text:p>8.577082117</text:p>
          </table:table-cell>
          <table:table-cell office:value-type="float" office:value="-62.724922956560285" table:style-name="ce1">
            <text:p>-62.72492296</text:p>
          </table:table-cell>
          <table:table-cell office:value-type="float" office:value="0" table:style-name="ce1">
            <text:p>0</text:p>
          </table:table-cell>
          <table:table-cell office:value-type="float" office:value="2.877E-2" table:style-name="ce1">
            <text:p>0.02877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3.1350906752568357" table:style-name="ce1">
            <text:p>3.135090675</text:p>
          </table:table-cell>
          <table:table-cell office:value-type="float" office:value="-17.562873447783982" table:style-name="ce1">
            <text:p>-17.56287345</text:p>
          </table:table-cell>
          <table:table-cell office:value-type="float" office:value="0" table:style-name="ce1">
            <text:p>0</text:p>
          </table:table-cell>
          <table:table-cell office:value-type="float" office:value="7.9820000000000002E-2" table:style-name="ce1">
            <text:p>0.07982</text:p>
          </table:table-cell>
          <table:table-cell office:value-type="float" office:value="3.33" table:style-name="ce1">
            <text:p>3.3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3" table:style-name="ce1">
            <text:p>53</text:p>
          </table:table-cell>
          <table:table-cell office:value-type="float" office:value="25.641025641025646" table:style-name="ce1">
            <text:p>25.64102564</text:p>
          </table:table-cell>
          <table:table-cell office:value-type="float" office:value="-179.4871794871795" table:style-name="ce1">
            <text:p>-179.4871795</text:p>
          </table:table-cell>
          <table:table-cell office:value-type="float" office:value="0" table:style-name="ce1">
            <text:p>0</text:p>
          </table:table-cell>
          <table:table-cell office:value-type="float" office:value="9.0200000000000002E-3" table:style-name="ce1">
            <text:p>0.0090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11" table:style-name="ce1">
            <text:p>211</text:p>
          </table:table-cell>
          <table:table-cell office:value-type="float" office:value="4.0934946775307894" table:style-name="ce1">
            <text:p>4.093494678</text:p>
          </table:table-cell>
          <table:table-cell office:value-type="float" office:value="-42.842774611442152" table:style-name="ce1">
            <text:p>-42.84277461</text:p>
          </table:table-cell>
          <table:table-cell office:value-type="float" office:value="0" table:style-name="ce1">
            <text:p>0</text:p>
          </table:table-cell>
          <table:table-cell office:value-type="float" office:value="6.7019999999999996E-2" table:style-name="ce1">
            <text:p>0.0670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7" table:style-name="ce1">
            <text:p>57</text:p>
          </table:table-cell>
          <table:table-cell office:value-type="float" office:value="11.131631897236137" table:style-name="ce1">
            <text:p>11.1316319</text:p>
          </table:table-cell>
          <table:table-cell office:value-type="float" office:value="-58.108518708842723" table:style-name="ce1">
            <text:p>-58.10851871</text:p>
          </table:table-cell>
          <table:table-cell office:value-type="float" office:value="0" table:style-name="ce1">
            <text:p>0</text:p>
          </table:table-cell>
          <table:table-cell office:value-type="float" office:value="2.7980000000000001E-2" table:style-name="ce1">
            <text:p>0.0279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3" table:style-name="ce1">
            <text:p>53</text:p>
          </table:table-cell>
          <table:table-cell office:value-type="float" office:value="19.726549214339165" table:style-name="ce1">
            <text:p>19.72654921</text:p>
          </table:table-cell>
          <table:table-cell office:value-type="float" office:value="-114.95816611114891" table:style-name="ce1">
            <text:p>-114.9581661</text:p>
          </table:table-cell>
          <table:table-cell office:value-type="float" office:value="0" table:style-name="ce1">
            <text:p>0</text:p>
          </table:table-cell>
          <table:table-cell office:value-type="float" office:value="1.465E-2" table:style-name="ce1">
            <text:p>0.0146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10" table:style-name="ce1">
            <text:p>210</text:p>
          </table:table-cell>
          <table:table-cell office:value-type="float" office:value="16.160123740376068" table:style-name="ce1">
            <text:p>16.16012374</text:p>
          </table:table-cell>
          <table:table-cell office:value-type="float" office:value="-169.1041519975067" table:style-name="ce1">
            <text:p>-169.104152</text:p>
          </table:table-cell>
          <table:table-cell office:value-type="float" office:value="0" table:style-name="ce1">
            <text:p>0</text:p>
          </table:table-cell>
          <table:table-cell office:value-type="float" office:value="1.7149999999999999E-2" table:style-name="ce1">
            <text:p>0.01715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8" table:style-name="ce1">
            <text:p>68</text:p>
          </table:table-cell>
          <table:table-cell office:value-type="float" office:value="95.561451634662944" table:style-name="ce1">
            <text:p>95.56145163</text:p>
          </table:table-cell>
          <table:table-cell office:value-type="float" office:value="-216.98070782929352" table:style-name="ce1">
            <text:p>-216.9807078</text:p>
          </table:table-cell>
          <table:table-cell office:value-type="float" office:value="0" table:style-name="ce1">
            <text:p>0</text:p>
          </table:table-cell>
          <table:table-cell office:value-type="float" office:value="0.36132999999999998" table:style-name="ce1">
            <text:p>0.36133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8" table:style-name="ce1">
            <text:p>68</text:p>
          </table:table-cell>
          <table:table-cell office:value-type="float" office:value="25.131641933939683" table:style-name="ce1">
            <text:p>25.13164193</text:p>
          </table:table-cell>
          <table:table-cell office:value-type="float" office:value="-171.13451412158926" table:style-name="ce1">
            <text:p>-171.1345141</text:p>
          </table:table-cell>
          <table:table-cell office:value-type="float" office:value="0" table:style-name="ce1">
            <text:p>0</text:p>
          </table:table-cell>
          <table:table-cell office:value-type="float" office:value="9.9500000000000005E-3" table:style-name="ce1">
            <text:p>0.00995</text:p>
          </table:table-cell>
          <table:table-cell office:value-type="float" office:value="4.01" table:style-name="ce1">
            <text:p>4.0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57" table:style-name="ce1">
            <text:p>257</text:p>
          </table:table-cell>
          <table:table-cell office:value-type="float" office:value="11.23309693633561" table:style-name="ce1">
            <text:p>11.23309694</text:p>
          </table:table-cell>
          <table:table-cell office:value-type="float" office:value="-62.799523814369003" table:style-name="ce1">
            <text:p>-62.79952381</text:p>
          </table:table-cell>
          <table:table-cell office:value-type="float" office:value="0" table:style-name="ce1">
            <text:p>0</text:p>
          </table:table-cell>
          <table:table-cell office:value-type="float" office:value="2.23E-2" table:style-name="ce1">
            <text:p>0.022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8" table:style-name="ce1">
            <text:p>78</text:p>
          </table:table-cell>
          <table:table-cell office:value-type="float" office:value="6.982812461764035" table:style-name="ce1">
            <text:p>6.982812462</text:p>
          </table:table-cell>
          <table:table-cell office:value-type="float" office:value="-38.857480953521744" table:style-name="ce1">
            <text:p>-38.85748095</text:p>
          </table:table-cell>
          <table:table-cell office:value-type="float" office:value="0" table:style-name="ce1">
            <text:p>0</text:p>
          </table:table-cell>
          <table:table-cell office:value-type="float" office:value="3.6170000000000001E-2" table:style-name="ce1">
            <text:p>0.036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8" table:style-name="ce1">
            <text:p>78</text:p>
          </table:table-cell>
          <table:table-cell office:value-type="float" office:value="6.977388899098858" table:style-name="ce1">
            <text:p>6.977388899</text:p>
          </table:table-cell>
          <table:table-cell office:value-type="float" office:value="-38.842874808822664" table:style-name="ce1">
            <text:p>-38.84287481</text:p>
          </table:table-cell>
          <table:table-cell office:value-type="float" office:value="0" table:style-name="ce1">
            <text:p>0</text:p>
          </table:table-cell>
          <table:table-cell office:value-type="float" office:value="3.619E-2" table:style-name="ce1">
            <text:p>0.0361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57" table:style-name="ce1">
            <text:p>257</text:p>
          </table:table-cell>
          <table:table-cell office:value-type="float" office:value="11.427846910227171" table:style-name="ce1">
            <text:p>11.42784691</text:p>
          </table:table-cell>
          <table:table-cell office:value-type="float" office:value="-63.562185004329237" table:style-name="ce1">
            <text:p>-63.562185</text:p>
          </table:table-cell>
          <table:table-cell office:value-type="float" office:value="0" table:style-name="ce1">
            <text:p>0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8" table:style-name="ce1">
            <text:p>58</text:p>
          </table:table-cell>
          <table:table-cell office:value-type="float" office:value="77.583531602358519" table:style-name="ce1">
            <text:p>77.5835316</text:p>
          </table:table-cell>
          <table:table-cell office:value-type="float" office:value="-175.85600496534602" table:style-name="ce1">
            <text:p>-175.856005</text:p>
          </table:table-cell>
          <table:table-cell office:value-type="float" office:value="0" table:style-name="ce1">
            <text:p>0</text:p>
          </table:table-cell>
          <table:table-cell office:value-type="float" office:value="0.44633" table:style-name="ce1">
            <text:p>0.44633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19" table:style-name="ce1">
            <text:p>219</text:p>
          </table:table-cell>
          <table:table-cell office:value-type="float" office:value="40.50479713440761" table:style-name="ce1">
            <text:p>40.50479713</text:p>
          </table:table-cell>
          <table:table-cell office:value-type="float" office:value="-217.16427379290826" table:style-name="ce1">
            <text:p>-217.1642738</text:p>
          </table:table-cell>
          <table:table-cell office:value-type="float" office:value="0" table:style-name="ce1">
            <text:p>0</text:p>
          </table:table-cell>
          <table:table-cell office:value-type="float" office:value="6.7600000000000004E-3" table:style-name="ce1">
            <text:p>0.00676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6" table:style-name="ce1">
            <text:p>76</text:p>
          </table:table-cell>
          <table:table-cell office:value-type="float" office:value="97.573611950608736" table:style-name="ce1">
            <text:p>97.57361195</text:p>
          </table:table-cell>
          <table:table-cell office:value-type="float" office:value="-277.17813660305671" table:style-name="ce1">
            <text:p>-277.1781366</text:p>
          </table:table-cell>
          <table:table-cell office:value-type="float" office:value="0" table:style-name="ce1">
            <text:p>0</text:p>
          </table:table-cell>
          <table:table-cell office:value-type="float" office:value="0.34651999999999999" table:style-name="ce1">
            <text:p>0.34652</text:p>
          </table:table-cell>
          <table:table-cell office:value-type="float" office:value="4.46" table:style-name="ce1">
            <text:p>4.4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5" table:style-name="ce1">
            <text:p>205</text:p>
          </table:table-cell>
          <table:table-cell office:value-type="float" office:value="55.169756464932185" table:style-name="ce1">
            <text:p>55.16975646</text:p>
          </table:table-cell>
          <table:table-cell office:value-type="float" office:value="-290.73585946599178" table:style-name="ce1">
            <text:p>-290.7358595</text:p>
          </table:table-cell>
          <table:table-cell office:value-type="float" office:value="0" table:style-name="ce1">
            <text:p>0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4" table:style-name="ce1">
            <text:p>204</text:p>
          </table:table-cell>
          <table:table-cell office:value-type="float" office:value="23.710652091653039" table:style-name="ce1">
            <text:p>23.71065209</text:p>
          </table:table-cell>
          <table:table-cell office:value-type="float" office:value="-125.21173125112666" table:style-name="ce1">
            <text:p>-125.2117313</text:p>
          </table:table-cell>
          <table:table-cell office:value-type="float" office:value="0" table:style-name="ce1">
            <text:p>0</text:p>
          </table:table-cell>
          <table:table-cell office:value-type="float" office:value="1.235E-2" table:style-name="ce1">
            <text:p>0.012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6" table:style-name="ce1">
            <text:p>76</text:p>
          </table:table-cell>
          <table:table-cell office:value-type="float" office:value="98.116680704008886" table:style-name="ce1">
            <text:p>98.1166807</text:p>
          </table:table-cell>
          <table:table-cell office:value-type="float" office:value="-277.85254712639687" table:style-name="ce1">
            <text:p>-277.8525471</text:p>
          </table:table-cell>
          <table:table-cell office:value-type="float" office:value="0" table:style-name="ce1">
            <text:p>0</text:p>
          </table:table-cell>
          <table:table-cell office:value-type="float" office:value="0.34510999999999997" table:style-name="ce1">
            <text:p>0.34511</text:p>
          </table:table-cell>
          <table:table-cell office:value-type="float" office:value="4.46" table:style-name="ce1">
            <text:p>4.4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93" table:style-name="ce1">
            <text:p>193</text:p>
          </table:table-cell>
          <table:table-cell office:value-type="float" office:value="6.7482418419915255" table:style-name="ce1">
            <text:p>6.748241842</text:p>
          </table:table-cell>
          <table:table-cell office:value-type="float" office:value="-35.963844419819914" table:style-name="ce1">
            <text:p>-35.96384442</text:p>
          </table:table-cell>
          <table:table-cell office:value-type="float" office:value="0" table:style-name="ce1">
            <text:p>0</text:p>
          </table:table-cell>
          <table:table-cell office:value-type="float" office:value="4.2340000000000003E-2" table:style-name="ce1">
            <text:p>0.042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6" table:style-name="ce1">
            <text:p>66</text:p>
          </table:table-cell>
          <table:table-cell office:value-type="float" office:value="3.2452892956271757" table:style-name="ce1">
            <text:p>3.245289296</text:p>
          </table:table-cell>
          <table:table-cell office:value-type="float" office:value="-32.139842541902581" table:style-name="ce1">
            <text:p>-32.13984254</text:p>
          </table:table-cell>
          <table:table-cell office:value-type="float" office:value="0" table:style-name="ce1">
            <text:p>0</text:p>
          </table:table-cell>
          <table:table-cell office:value-type="float" office:value="9.461E-2" table:style-name="ce1">
            <text:p>0.09461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6" table:style-name="ce1">
            <text:p>66</text:p>
          </table:table-cell>
          <table:table-cell office:value-type="float" office:value="4.6259780915102793" table:style-name="ce1">
            <text:p>4.625978092</text:p>
          </table:table-cell>
          <table:table-cell office:value-type="float" office:value="-23.925629949544177" table:style-name="ce1">
            <text:p>-23.92562995</text:p>
          </table:table-cell>
          <table:table-cell office:value-type="float" office:value="0" table:style-name="ce1">
            <text:p>0</text:p>
          </table:table-cell>
          <table:table-cell office:value-type="float" office:value="6.8339999999999998E-2" table:style-name="ce1">
            <text:p>0.068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8.3683122445525147" table:style-name="ce1">
            <text:p>8.368312245</text:p>
          </table:table-cell>
          <table:table-cell office:value-type="float" office:value="-45.201565381560172" table:style-name="ce1">
            <text:p>-45.20156538</text:p>
          </table:table-cell>
          <table:table-cell office:value-type="float" office:value="0" table:style-name="ce1">
            <text:p>0</text:p>
          </table:table-cell>
          <table:table-cell office:value-type="float" office:value="3.3110000000000001E-2" table:style-name="ce1">
            <text:p>0.0331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4" table:style-name="ce1">
            <text:p>74</text:p>
          </table:table-cell>
          <table:table-cell office:value-type="float" office:value="5.3318459969983349" table:style-name="ce1">
            <text:p>5.331845997</text:p>
          </table:table-cell>
          <table:table-cell office:value-type="float" office:value="-29.689101515709158" table:style-name="ce1">
            <text:p>-29.68910152</text:p>
          </table:table-cell>
          <table:table-cell office:value-type="float" office:value="0" table:style-name="ce1">
            <text:p>0</text:p>
          </table:table-cell>
          <table:table-cell office:value-type="float" office:value="4.7750000000000001E-2" table:style-name="ce1">
            <text:p>0.0477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99" table:style-name="ce1">
            <text:p>199</text:p>
          </table:table-cell>
          <table:table-cell office:value-type="float" office:value="3.5791230123670386" table:style-name="ce1">
            <text:p>3.579123012</text:p>
          </table:table-cell>
          <table:table-cell office:value-type="float" office:value="-19.929114505287714" table:style-name="ce1">
            <text:p>-19.92911451</text:p>
          </table:table-cell>
          <table:table-cell office:value-type="float" office:value="0" table:style-name="ce1">
            <text:p>0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5.9432654333003487" table:style-name="ce1">
            <text:p>5.943265433</text:p>
          </table:table-cell>
          <table:table-cell office:value-type="float" office:value="-30.539091925183389" table:style-name="ce1">
            <text:p>-30.53909193</text:p>
          </table:table-cell>
          <table:table-cell office:value-type="float" office:value="0" table:style-name="ce1">
            <text:p>0</text:p>
          </table:table-cell>
          <table:table-cell office:value-type="float" office:value="5.4170000000000003E-2" table:style-name="ce1">
            <text:p>0.054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5.9473822958754221" table:style-name="ce1">
            <text:p>5.947382296</text:p>
          </table:table-cell>
          <table:table-cell office:value-type="float" office:value="-30.705317478212088" table:style-name="ce1">
            <text:p>-30.70531748</text:p>
          </table:table-cell>
          <table:table-cell office:value-type="float" office:value="0" table:style-name="ce1">
            <text:p>0</text:p>
          </table:table-cell>
          <table:table-cell office:value-type="float" office:value="5.4199999999999998E-2" table:style-name="ce1">
            <text:p>0.054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5.100999795960008" table:style-name="ce1">
            <text:p>5.100999796</text:p>
          </table:table-cell>
          <table:table-cell office:value-type="float" office:value="-27.545398898184043" table:style-name="ce1">
            <text:p>-27.5453989</text:p>
          </table:table-cell>
          <table:table-cell office:value-type="float" office:value="0" table:style-name="ce1">
            <text:p>0</text:p>
          </table:table-cell>
          <table:table-cell office:value-type="float" office:value="5.2699999999999997E-2" table:style-name="ce1">
            <text:p>0.052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office:value-type="float" office:value="8.019416006126912" table:style-name="ce1">
            <text:p>8.019416006</text:p>
          </table:table-cell>
          <table:table-cell office:value-type="float" office:value="-43.547977871901892" table:style-name="ce1">
            <text:p>-43.54797787</text:p>
          </table:table-cell>
          <table:table-cell office:value-type="float" office:value="0" table:style-name="ce1">
            <text:p>0</text:p>
          </table:table-cell>
          <table:table-cell office:value-type="float" office:value="3.3279999999999997E-2" table:style-name="ce1">
            <text:p>0.0332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14" table:style-name="ce1">
            <text:p>214</text:p>
          </table:table-cell>
          <table:table-cell office:value-type="float" office:value="7.039540968800222" table:style-name="ce1">
            <text:p>7.039540969</text:p>
          </table:table-cell>
          <table:table-cell office:value-type="float" office:value="-37.765587713123203" table:style-name="ce1">
            <text:p>-37.76558771</text:p>
          </table:table-cell>
          <table:table-cell office:value-type="float" office:value="0" table:style-name="ce1">
            <text:p>0</text:p>
          </table:table-cell>
          <table:table-cell office:value-type="float" office:value="4.0009999999999997E-2" table:style-name="ce1">
            <text:p>0.04001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60" table:style-name="ce1">
            <text:p>260</text:p>
          </table:table-cell>
          <table:table-cell office:value-type="float" office:value="3.6924525905062389" table:style-name="ce1">
            <text:p>3.692452591</text:p>
          </table:table-cell>
          <table:table-cell office:value-type="float" office:value="-19.768574219490137" table:style-name="ce1">
            <text:p>-19.76857422</text:p>
          </table:table-cell>
          <table:table-cell office:value-type="float" office:value="0" table:style-name="ce1">
            <text:p>0</text:p>
          </table:table-cell>
          <table:table-cell office:value-type="float" office:value="7.5310000000000002E-2" table:style-name="ce1">
            <text:p>0.0753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22" table:style-name="ce1">
            <text:p>222</text:p>
          </table:table-cell>
          <table:table-cell office:value-type="float" office:value="1257.8616352201257" table:style-name="ce1">
            <text:p>1257.861635</text:p>
          </table:table-cell>
          <table:table-cell office:value-type="float" office:value="-4402.5157232704405" table:style-name="ce1">
            <text:p>-4402.515723</text:p>
          </table:table-cell>
          <table:table-cell office:value-type="float" office:value="0" table:style-name="ce1">
            <text:p>0</text:p>
          </table:table-cell>
          <table:table-cell office:value-type="float" office:value="2.068E-2" table:style-name="ce1">
            <text:p>0.02068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16" table:style-name="ce1">
            <text:p>216</text:p>
          </table:table-cell>
          <table:table-cell office:value-type="float" office:value="7.0595726210644605" table:style-name="ce1">
            <text:p>7.059572621</text:p>
          </table:table-cell>
          <table:table-cell office:value-type="float" office:value="-38.319056549605804" table:style-name="ce1">
            <text:p>-38.31905655</text:p>
          </table:table-cell>
          <table:table-cell office:value-type="float" office:value="0" table:style-name="ce1">
            <text:p>0</text:p>
          </table:table-cell>
          <table:table-cell office:value-type="float" office:value="3.7969999999999997E-2" table:style-name="ce1">
            <text:p>0.0379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4" table:style-name="ce1">
            <text:p>64</text:p>
          </table:table-cell>
          <table:table-cell office:value-type="float" office:value="11.673688567213913" table:style-name="ce1">
            <text:p>11.67368857</text:p>
          </table:table-cell>
          <table:table-cell office:value-type="float" office:value="-64.099162678156404" table:style-name="ce1">
            <text:p>-64.09916268</text:p>
          </table:table-cell>
          <table:table-cell office:value-type="float" office:value="0" table:style-name="ce1">
            <text:p>0</text:p>
          </table:table-cell>
          <table:table-cell office:value-type="float" office:value="9.0649999999999994E-2" table:style-name="ce1">
            <text:p>0.09065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11" table:style-name="ce1">
            <text:p>211</text:p>
          </table:table-cell>
          <table:table-cell office:value-type="float" office:value="4.0934946775307894" table:style-name="ce1">
            <text:p>4.093494678</text:p>
          </table:table-cell>
          <table:table-cell office:value-type="float" office:value="-42.842774611442152" table:style-name="ce1">
            <text:p>-42.84277461</text:p>
          </table:table-cell>
          <table:table-cell office:value-type="float" office:value="0" table:style-name="ce1">
            <text:p>0</text:p>
          </table:table-cell>
          <table:table-cell office:value-type="float" office:value="6.7019999999999996E-2" table:style-name="ce1">
            <text:p>0.0670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7" table:style-name="ce1">
            <text:p>57</text:p>
          </table:table-cell>
          <table:table-cell office:value-type="float" office:value="3.4167208201406258" table:style-name="ce1">
            <text:p>3.41672082</text:p>
          </table:table-cell>
          <table:table-cell office:value-type="float" office:value="-17.907871380270127" table:style-name="ce1">
            <text:p>-17.90787138</text:p>
          </table:table-cell>
          <table:table-cell office:value-type="float" office:value="0" table:style-name="ce1">
            <text:p>0</text:p>
          </table:table-cell>
          <table:table-cell office:value-type="float" office:value="8.9539999999999995E-2" table:style-name="ce1">
            <text:p>0.0895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7" table:style-name="ce1">
            <text:p>67</text:p>
          </table:table-cell>
          <table:table-cell office:value-type="float" office:value="4.415238336132262" table:style-name="ce1">
            <text:p>4.415238336</text:p>
          </table:table-cell>
          <table:table-cell office:value-type="float" office:value="-23.240158187525076" table:style-name="ce1">
            <text:p>-23.24015819</text:p>
          </table:table-cell>
          <table:table-cell office:value-type="float" office:value="0" table:style-name="ce1">
            <text:p>0</text:p>
          </table:table-cell>
          <table:table-cell office:value-type="float" office:value="6.8559999999999996E-2" table:style-name="ce1">
            <text:p>0.0685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5" table:style-name="ce1">
            <text:p>75</text:p>
          </table:table-cell>
          <table:table-cell office:value-type="float" office:value="4.5315319200419966" table:style-name="ce1">
            <text:p>4.53153192</text:p>
          </table:table-cell>
          <table:table-cell office:value-type="float" office:value="-24.604215438791556" table:style-name="ce1">
            <text:p>-24.60421544</text:p>
          </table:table-cell>
          <table:table-cell office:value-type="float" office:value="0" table:style-name="ce1">
            <text:p>0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3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97" table:style-name="ce1">
            <text:p>197</text:p>
          </table:table-cell>
          <table:table-cell office:value-type="float" office:value="4.0086581742012521" table:style-name="ce1">
            <text:p>4.008658174</text:p>
          </table:table-cell>
          <table:table-cell office:value-type="float" office:value="-36.091109943384296" table:style-name="ce1">
            <text:p>-36.09110994</text:p>
          </table:table-cell>
          <table:table-cell office:value-type="float" office:value="0" table:style-name="ce1">
            <text:p>0</text:p>
          </table:table-cell>
          <table:table-cell office:value-type="float" office:value="7.4329999999999993E-2" table:style-name="ce1">
            <text:p>0.07433</text:p>
          </table:table-cell>
          <table:table-cell office:value-type="float" office:value="7.62" table:style-name="ce1">
            <text:p>7.6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24" table:style-name="ce1">
            <text:p>224</text:p>
          </table:table-cell>
          <table:table-cell office:value-type="float" office:value="21.311824784012853" table:style-name="ce1">
            <text:p>21.31182478</text:p>
          </table:table-cell>
          <table:table-cell office:value-type="float" office:value="-232.79070148690963" table:style-name="ce1">
            <text:p>-232.7907015</text:p>
          </table:table-cell>
          <table:table-cell office:value-type="float" office:value="0" table:style-name="ce1">
            <text:p>0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7.5" table:style-name="ce1">
            <text:p>7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1" table:style-name="ce1">
            <text:p>61</text:p>
          </table:table-cell>
          <table:table-cell office:value-type="float" office:value="99.183197199533268" table:style-name="ce1">
            <text:p>99.1831972</text:p>
          </table:table-cell>
          <table:table-cell office:value-type="float" office:value="-530.92182030338392" table:style-name="ce1">
            <text:p>-530.9218203</text:p>
          </table:table-cell>
          <table:table-cell office:value-type="float" office:value="0" table:style-name="ce1">
            <text:p>0</text:p>
          </table:table-cell>
          <table:table-cell office:value-type="float" office:value="2.8500000000000001E-3" table:style-name="ce1">
            <text:p>0.00285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6" table:style-name="ce1">
            <text:p>66</text:p>
          </table:table-cell>
          <table:table-cell office:value-type="float" office:value="6.1013727391363322" table:style-name="ce1">
            <text:p>6.101372739</text:p>
          </table:table-cell>
          <table:table-cell office:value-type="float" office:value="-33.54011757170943" table:style-name="ce1">
            <text:p>-33.54011757</text:p>
          </table:table-cell>
          <table:table-cell office:value-type="float" office:value="0" table:style-name="ce1">
            <text:p>0</text:p>
          </table:table-cell>
          <table:table-cell office:value-type="float" office:value="4.4299999999999999E-2" table:style-name="ce1">
            <text:p>0.044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6" table:style-name="ce1">
            <text:p>66</text:p>
          </table:table-cell>
          <table:table-cell office:value-type="float" office:value="3.2241701363832758" table:style-name="ce1">
            <text:p>3.224170136</text:p>
          </table:table-cell>
          <table:table-cell office:value-type="float" office:value="-16.806096650956963" table:style-name="ce1">
            <text:p>-16.80609665</text:p>
          </table:table-cell>
          <table:table-cell office:value-type="float" office:value="0" table:style-name="ce1">
            <text:p>0</text:p>
          </table:table-cell>
          <table:table-cell office:value-type="float" office:value="9.5350000000000004E-2" table:style-name="ce1">
            <text:p>0.095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9" table:style-name="ce1">
            <text:p>69</text:p>
          </table:table-cell>
          <table:table-cell office:value-type="float" office:value="9.5530865289809963" table:style-name="ce1">
            <text:p>9.553086529</text:p>
          </table:table-cell>
          <table:table-cell office:value-type="float" office:value="-51.212142841440738" table:style-name="ce1">
            <text:p>-51.21214284</text:p>
          </table:table-cell>
          <table:table-cell office:value-type="float" office:value="0" table:style-name="ce1">
            <text:p>0</text:p>
          </table:table-cell>
          <table:table-cell office:value-type="float" office:value="2.971E-2" table:style-name="ce1">
            <text:p>0.0297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9" table:style-name="ce1">
            <text:p>69</text:p>
          </table:table-cell>
          <table:table-cell office:value-type="float" office:value="9.4829849510447684" table:style-name="ce1">
            <text:p>9.482984951</text:p>
          </table:table-cell>
          <table:table-cell office:value-type="float" office:value="-51.181024492924479" table:style-name="ce1">
            <text:p>-51.18102449</text:p>
          </table:table-cell>
          <table:table-cell office:value-type="float" office:value="0" table:style-name="ce1">
            <text:p>0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93" table:style-name="ce1">
            <text:p>193</text:p>
          </table:table-cell>
          <table:table-cell office:value-type="float" office:value="15.322877884945894" table:style-name="ce1">
            <text:p>15.32287788</text:p>
          </table:table-cell>
          <table:table-cell office:value-type="float" office:value="-202.92459901685103" table:style-name="ce1">
            <text:p>-202.924599</text:p>
          </table:table-cell>
          <table:table-cell office:value-type="float" office:value="0" table:style-name="ce1">
            <text:p>0</text:p>
          </table:table-cell>
          <table:table-cell office:value-type="float" office:value="1.932E-2" table:style-name="ce1">
            <text:p>0.019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float" office:value="21.421011604104216" table:style-name="ce1">
            <text:p>21.4210116</text:p>
          </table:table-cell>
          <table:table-cell office:value-type="float" office:value="-110.52734981525963" table:style-name="ce1">
            <text:p>-110.5273498</text:p>
          </table:table-cell>
          <table:table-cell office:value-type="float" office:value="0" table:style-name="ce1">
            <text:p>0</text:p>
          </table:table-cell>
          <table:table-cell office:value-type="float" office:value="5.96E-2" table:style-name="ce1">
            <text:p>0.059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21" table:style-name="ce1">
            <text:p>221</text:p>
          </table:table-cell>
          <table:table-cell office:value-type="float" office:value="10.318775105110797" table:style-name="ce1">
            <text:p>10.31877511</text:p>
          </table:table-cell>
          <table:table-cell office:value-type="float" office:value="-136.5830595731029" table:style-name="ce1">
            <text:p>-136.5830596</text:p>
          </table:table-cell>
          <table:table-cell office:value-type="float" office:value="0" table:style-name="ce1">
            <text:p>0</text:p>
          </table:table-cell>
          <table:table-cell office:value-type="float" office:value="2.8819999999999998E-2" table:style-name="ce1">
            <text:p>0.0288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6" table:style-name="ce1">
            <text:p>56</text:p>
          </table:table-cell>
          <table:table-cell office:value-type="float" office:value="7.9419356261995633" table:style-name="ce1">
            <text:p>7.941935626</text:p>
          </table:table-cell>
          <table:table-cell office:value-type="float" office:value="-69.565473170229509" table:style-name="ce1">
            <text:p>-69.56547317</text:p>
          </table:table-cell>
          <table:table-cell office:value-type="float" office:value="0" table:style-name="ce1">
            <text:p>0</text:p>
          </table:table-cell>
          <table:table-cell office:value-type="float" office:value="6.0900000000000003E-2" table:style-name="ce1">
            <text:p>0.0609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4" table:style-name="ce1">
            <text:p>204</text:p>
          </table:table-cell>
          <table:table-cell office:value-type="float" office:value="23.710652091653039" table:style-name="ce1">
            <text:p>23.71065209</text:p>
          </table:table-cell>
          <table:table-cell office:value-type="float" office:value="-125.21173125112666" table:style-name="ce1">
            <text:p>-125.2117313</text:p>
          </table:table-cell>
          <table:table-cell office:value-type="float" office:value="0" table:style-name="ce1">
            <text:p>0</text:p>
          </table:table-cell>
          <table:table-cell office:value-type="float" office:value="1.235E-2" table:style-name="ce1">
            <text:p>0.012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5" table:style-name="ce1">
            <text:p>215</text:p>
          </table:table-cell>
          <table:table-cell office:value-type="float" office:value="10.355970085666156" table:style-name="ce1">
            <text:p>10.35597009</text:p>
          </table:table-cell>
          <table:table-cell office:value-type="float" office:value="-56.302394326501449" table:style-name="ce1">
            <text:p>-56.30239433</text:p>
          </table:table-cell>
          <table:table-cell office:value-type="float" office:value="0" table:style-name="ce1">
            <text:p>0</text:p>
          </table:table-cell>
          <table:table-cell office:value-type="float" office:value="2.5819999999999999E-2" table:style-name="ce1">
            <text:p>0.0258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3" table:style-name="ce1">
            <text:p>213</text:p>
          </table:table-cell>
          <table:table-cell office:value-type="float" office:value="17.133500153793563" table:style-name="ce1">
            <text:p>17.13350015</text:p>
          </table:table-cell>
          <table:table-cell office:value-type="float" office:value="-88.686260319874293" table:style-name="ce1">
            <text:p>-88.68626032</text:p>
          </table:table-cell>
          <table:table-cell office:value-type="float" office:value="0" table:style-name="ce1">
            <text:p>0</text:p>
          </table:table-cell>
          <table:table-cell office:value-type="float" office:value="1.848E-2" table:style-name="ce1">
            <text:p>0.0184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10.865425935177779" table:style-name="ce1">
            <text:p>10.86542594</text:p>
          </table:table-cell>
          <table:table-cell office:value-type="float" office:value="-58.100332251449025" table:style-name="ce1">
            <text:p>-58.10033225</text:p>
          </table:table-cell>
          <table:table-cell office:value-type="float" office:value="0" table:style-name="ce1">
            <text:p>0</text:p>
          </table:table-cell>
          <table:table-cell office:value-type="float" office:value="2.615E-2" table:style-name="ce1">
            <text:p>0.0261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7" table:style-name="ce1">
            <text:p>217</text:p>
          </table:table-cell>
          <table:table-cell office:value-type="float" office:value="19.373491103096775" table:style-name="ce1">
            <text:p>19.3734911</text:p>
          </table:table-cell>
          <table:table-cell office:value-type="float" office:value="-101.33826115466006" table:style-name="ce1">
            <text:p>-101.3382612</text:p>
          </table:table-cell>
          <table:table-cell office:value-type="float" office:value="0" table:style-name="ce1">
            <text:p>0</text:p>
          </table:table-cell>
          <table:table-cell office:value-type="float" office:value="1.558E-2" table:style-name="ce1">
            <text:p>0.01558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12.859550742409423" table:style-name="ce1">
            <text:p>12.85955074</text:p>
          </table:table-cell>
          <table:table-cell office:value-type="float" office:value="-70.26825941388006" table:style-name="ce1">
            <text:p>-70.26825941</text:p>
          </table:table-cell>
          <table:table-cell office:value-type="float" office:value="0" table:style-name="ce1">
            <text:p>0</text:p>
          </table:table-cell>
          <table:table-cell office:value-type="float" office:value="2.0619999999999999E-2" table:style-name="ce1">
            <text:p>0.0206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7" table:style-name="ce1">
            <text:p>197</text:p>
          </table:table-cell>
          <table:table-cell office:value-type="float" office:value="78.354554358472086" table:style-name="ce1">
            <text:p>78.35455436</text:p>
          </table:table-cell>
          <table:table-cell office:value-type="float" office:value="-695.39666993143976" table:style-name="ce1">
            <text:p>-695.3966699</text:p>
          </table:table-cell>
          <table:table-cell office:value-type="float" office:value="0" table:style-name="ce1">
            <text:p>0</text:p>
          </table:table-cell>
          <table:table-cell office:value-type="float" office:value="4.0400000000000002E-3" table:style-name="ce1">
            <text:p>0.00404</text:p>
          </table:table-cell>
          <table:table-cell office:value-type="float" office:value="8.25" table:style-name="ce1">
            <text:p>8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4" table:style-name="ce1">
            <text:p>194</text:p>
          </table:table-cell>
          <table:table-cell office:value-type="float" office:value="7.6299818992596791" table:style-name="ce1">
            <text:p>7.629981899</text:p>
          </table:table-cell>
          <table:table-cell office:value-type="float" office:value="-39.738124612667896" table:style-name="ce1">
            <text:p>-39.73812461</text:p>
          </table:table-cell>
          <table:table-cell office:value-type="float" office:value="0" table:style-name="ce1">
            <text:p>0</text:p>
          </table:table-cell>
          <table:table-cell office:value-type="float" office:value="4.0550000000000003E-2" table:style-name="ce1">
            <text:p>0.04055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6" table:style-name="ce1">
            <text:p>66</text:p>
          </table:table-cell>
          <table:table-cell office:value-type="float" office:value="4.864376469945225" table:style-name="ce1">
            <text:p>4.86437647</text:p>
          </table:table-cell>
          <table:table-cell office:value-type="float" office:value="-25.681448245118119" table:style-name="ce1">
            <text:p>-25.68144825</text:p>
          </table:table-cell>
          <table:table-cell office:value-type="float" office:value="0" table:style-name="ce1">
            <text:p>0</text:p>
          </table:table-cell>
          <table:table-cell office:value-type="float" office:value="6.4079999999999998E-2" table:style-name="ce1">
            <text:p>0.06408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6" table:style-name="ce1">
            <text:p>66</text:p>
          </table:table-cell>
          <table:table-cell office:value-type="float" office:value="4.8730238037960234" table:style-name="ce1">
            <text:p>4.873023804</text:p>
          </table:table-cell>
          <table:table-cell office:value-type="float" office:value="-25.722163622568885" table:style-name="ce1">
            <text:p>-25.72216362</text:p>
          </table:table-cell>
          <table:table-cell office:value-type="float" office:value="0" table:style-name="ce1">
            <text:p>0</text:p>
          </table:table-cell>
          <table:table-cell office:value-type="float" office:value="6.3990000000000005E-2" table:style-name="ce1">
            <text:p>0.0639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4" table:style-name="ce1">
            <text:p>194</text:p>
          </table:table-cell>
          <table:table-cell office:value-type="float" office:value="7.6451229294664262" table:style-name="ce1">
            <text:p>7.645122929</text:p>
          </table:table-cell>
          <table:table-cell office:value-type="float" office:value="-39.820403731543408" table:style-name="ce1">
            <text:p>-39.82040373</text:p>
          </table:table-cell>
          <table:table-cell office:value-type="float" office:value="0" table:style-name="ce1">
            <text:p>0</text:p>
          </table:table-cell>
          <table:table-cell office:value-type="float" office:value="4.0460000000000003E-2" table:style-name="ce1">
            <text:p>0.0404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24" table:style-name="ce1">
            <text:p>224</text:p>
          </table:table-cell>
          <table:table-cell office:value-type="float" office:value="21.311824784012853" table:style-name="ce1">
            <text:p>21.31182478</text:p>
          </table:table-cell>
          <table:table-cell office:value-type="float" office:value="-232.79070148690963" table:style-name="ce1">
            <text:p>-232.7907015</text:p>
          </table:table-cell>
          <table:table-cell office:value-type="float" office:value="0" table:style-name="ce1">
            <text:p>0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7.5" table:style-name="ce1">
            <text:p>7.5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99" table:style-name="ce1">
            <text:p>199</text:p>
          </table:table-cell>
          <table:table-cell office:value-type="float" office:value="57.017105131539466" table:style-name="ce1">
            <text:p>57.01710513</text:p>
          </table:table-cell>
          <table:table-cell office:value-type="float" office:value="-311.09332799839956" table:style-name="ce1">
            <text:p>-311.093328</text:p>
          </table:table-cell>
          <table:table-cell office:value-type="float" office:value="0" table:style-name="ce1">
            <text:p>0</text:p>
          </table:table-cell>
          <table:table-cell office:value-type="float" office:value="4.6899999999999997E-3" table:style-name="ce1">
            <text:p>0.00469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90" table:style-name="ce1">
            <text:p>190</text:p>
          </table:table-cell>
          <table:table-cell office:value-type="float" office:value="15.003041156991282" table:style-name="ce1">
            <text:p>15.00304116</text:p>
          </table:table-cell>
          <table:table-cell office:value-type="float" office:value="-80.827194701628699" table:style-name="ce1">
            <text:p>-80.8271947</text:p>
          </table:table-cell>
          <table:table-cell office:value-type="float" office:value="0" table:style-name="ce1">
            <text:p>0</text:p>
          </table:table-cell>
          <table:table-cell office:value-type="float" office:value="2.035E-2" table:style-name="ce1">
            <text:p>0.020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8" table:style-name="ce1">
            <text:p>68</text:p>
          </table:table-cell>
          <table:table-cell office:value-type="float" office:value="25.733317057560154" table:style-name="ce1">
            <text:p>25.73331706</text:p>
          </table:table-cell>
          <table:table-cell office:value-type="float" office:value="-179.80330508167029" table:style-name="ce1">
            <text:p>-179.8033051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4.01" table:style-name="ce1">
            <text:p>4.0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4.0772105725403716" table:style-name="ce1">
            <text:p>4.077210573</text:p>
          </table:table-cell>
          <table:table-cell office:value-type="float" office:value="-24.988941527928251" table:style-name="ce1">
            <text:p>-24.98894153</text:p>
          </table:table-cell>
          <table:table-cell office:value-type="float" office:value="0" table:style-name="ce1">
            <text:p>0</text:p>
          </table:table-cell>
          <table:table-cell office:value-type="float" office:value="6.2489999999999997E-2" table:style-name="ce1">
            <text:p>0.06249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1" table:style-name="ce1">
            <text:p>191</text:p>
          </table:table-cell>
          <table:table-cell office:value-type="float" office:value="11.018243062441957" table:style-name="ce1">
            <text:p>11.01824306</text:p>
          </table:table-cell>
          <table:table-cell office:value-type="float" office:value="-75.553666713887708" table:style-name="ce1">
            <text:p>-75.55366671</text:p>
          </table:table-cell>
          <table:table-cell office:value-type="float" office:value="0" table:style-name="ce1">
            <text:p>0</text:p>
          </table:table-cell>
          <table:table-cell office:value-type="float" office:value="2.104E-2" table:style-name="ce1">
            <text:p>0.02104</text:p>
          </table:table-cell>
          <table:table-cell office:value-type="float" office:value="2.29" table:style-name="ce1">
            <text:p>2.2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0" table:style-name="ce1">
            <text:p>200</text:p>
          </table:table-cell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2" table:style-name="ce1">
            <text:p>202</text:p>
          </table:table-cell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2" table:style-name="ce1">
            <text:p>192</text:p>
          </table:table-cell>
          <table:table-cell office:value-type="float" office:value="10.095515336852062" table:style-name="ce1">
            <text:p>10.09551534</text:p>
          </table:table-cell>
          <table:table-cell office:value-type="float" office:value="-56.260444692748386" table:style-name="ce1">
            <text:p>-56.26044469</text:p>
          </table:table-cell>
          <table:table-cell office:value-type="float" office:value="0" table:style-name="ce1">
            <text:p>0</text:p>
          </table:table-cell>
          <table:table-cell office:value-type="float" office:value="2.5159999999999998E-2" table:style-name="ce1">
            <text:p>0.02516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1" table:style-name="ce1">
            <text:p>191</text:p>
          </table:table-cell>
          <table:table-cell office:value-type="float" office:value="13.333235818809765" table:style-name="ce1">
            <text:p>13.33323582</text:p>
          </table:table-cell>
          <table:table-cell office:value-type="float" office:value="-73.810993224803426" table:style-name="ce1">
            <text:p>-73.81099322</text:p>
          </table:table-cell>
          <table:table-cell office:value-type="float" office:value="0" table:style-name="ce1">
            <text:p>0</text:p>
          </table:table-cell>
          <table:table-cell office:value-type="float" office:value="1.925E-2" table:style-name="ce1">
            <text:p>0.01925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3" table:style-name="ce1">
            <text:p>203</text:p>
          </table:table-cell>
          <table:table-cell office:value-type="float" office:value="423.37002540220146" table:style-name="ce1">
            <text:p>423.3700254</text:p>
          </table:table-cell>
          <table:table-cell office:value-type="float" office:value="-2878.9161727349701" table:style-name="ce1">
            <text:p>-2878.916173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3" table:style-name="ce1">
            <text:p>63</text:p>
          </table:table-cell>
          <table:table-cell office:value-type="float" office:value="8.5358385052503696" table:style-name="ce1">
            <text:p>8.535838505</text:p>
          </table:table-cell>
          <table:table-cell office:value-type="float" office:value="-44.709561879442468" table:style-name="ce1">
            <text:p>-44.70956188</text:p>
          </table:table-cell>
          <table:table-cell office:value-type="float" office:value="0" table:style-name="ce1">
            <text:p>0</text:p>
          </table:table-cell>
          <table:table-cell office:value-type="float" office:value="3.5200000000000002E-2" table:style-name="ce1">
            <text:p>0.035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1" table:style-name="ce1">
            <text:p>201</text:p>
          </table:table-cell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4.9504340730453418" table:style-name="ce1">
            <text:p>4.950434073</text:p>
          </table:table-cell>
          <table:table-cell office:value-type="float" office:value="-27.5686613830132" table:style-name="ce1">
            <text:p>-27.56866138</text:p>
          </table:table-cell>
          <table:table-cell office:value-type="float" office:value="0" table:style-name="ce1">
            <text:p>0</text:p>
          </table:table-cell>
          <table:table-cell office:value-type="float" office:value="5.1819999999999998E-2" table:style-name="ce1">
            <text:p>0.0518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4" table:style-name="ce1">
            <text:p>204</text:p>
          </table:table-cell>
          <table:table-cell office:value-type="float" office:value="79.063578687544606" table:style-name="ce1">
            <text:p>79.06357869</text:p>
          </table:table-cell>
          <table:table-cell office:value-type="float" office:value="-431.95711282951197" table:style-name="ce1">
            <text:p>-431.9571128</text:p>
          </table:table-cell>
          <table:table-cell office:value-type="float" office:value="0" table:style-name="ce1">
            <text:p>0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145.27127186480877" table:style-name="ce1">
            <text:p>145.2712719</text:p>
          </table:table-cell>
          <table:table-cell office:value-type="float" office:value="-524.75541061369699" table:style-name="ce1">
            <text:p>-524.7554106</text:p>
          </table:table-cell>
          <table:table-cell office:value-type="float" office:value="0" table:style-name="ce1">
            <text:p>0</text:p>
          </table:table-cell>
          <table:table-cell office:value-type="float" office:value="0.22417999999999999" table:style-name="ce1">
            <text:p>0.22418</text:p>
          </table:table-cell>
          <table:table-cell office:value-type="float" office:value="3.64" table:style-name="ce1">
            <text:p>3.6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5" table:style-name="ce1">
            <text:p>205</text:p>
          </table:table-cell>
          <table:table-cell office:value-type="float" office:value="55.169756464932185" table:style-name="ce1">
            <text:p>55.16975646</text:p>
          </table:table-cell>
          <table:table-cell office:value-type="float" office:value="-290.73585946599178" table:style-name="ce1">
            <text:p>-290.7358595</text:p>
          </table:table-cell>
          <table:table-cell office:value-type="float" office:value="0" table:style-name="ce1">
            <text:p>0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4" table:style-name="ce1">
            <text:p>74</text:p>
          </table:table-cell>
          <table:table-cell office:value-type="float" office:value="4.3362819849798191" table:style-name="ce1">
            <text:p>4.336281985</text:p>
          </table:table-cell>
          <table:table-cell office:value-type="float" office:value="-24.17220889540906" table:style-name="ce1">
            <text:p>-24.1722089</text:p>
          </table:table-cell>
          <table:table-cell office:value-type="float" office:value="0" table:style-name="ce1">
            <text:p>0</text:p>
          </table:table-cell>
          <table:table-cell office:value-type="float" office:value="5.8569999999999997E-2" table:style-name="ce1">
            <text:p>0.0585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05" table:style-name="ce1">
            <text:p>205</text:p>
          </table:table-cell>
          <table:table-cell office:value-type="float" office:value="22.945391561513567" table:style-name="ce1">
            <text:p>22.94539156</text:p>
          </table:table-cell>
          <table:table-cell office:value-type="float" office:value="-124.12819462791019" table:style-name="ce1">
            <text:p>-124.1281946</text:p>
          </table:table-cell>
          <table:table-cell office:value-type="float" office:value="0" table:style-name="ce1">
            <text:p>0</text:p>
          </table:table-cell>
          <table:table-cell office:value-type="float" office:value="1.17E-2" table:style-name="ce1">
            <text:p>0.01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90" table:style-name="ce1">
            <text:p>190</text:p>
          </table:table-cell>
          <table:table-cell office:value-type="float" office:value="15.003041156991282" table:style-name="ce1">
            <text:p>15.00304116</text:p>
          </table:table-cell>
          <table:table-cell office:value-type="float" office:value="-80.827194701628699" table:style-name="ce1">
            <text:p>-80.8271947</text:p>
          </table:table-cell>
          <table:table-cell office:value-type="float" office:value="0" table:style-name="ce1">
            <text:p>0</text:p>
          </table:table-cell>
          <table:table-cell office:value-type="float" office:value="2.035E-2" table:style-name="ce1">
            <text:p>0.020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20" table:style-name="ce1">
            <text:p>220</text:p>
          </table:table-cell>
          <table:table-cell office:value-type="float" office:value="13.177173370815073" table:style-name="ce1">
            <text:p>13.17717337</text:p>
          </table:table-cell>
          <table:table-cell office:value-type="float" office:value="-176.63687161354488" table:style-name="ce1">
            <text:p>-176.6368716</text:p>
          </table:table-cell>
          <table:table-cell office:value-type="float" office:value="0" table:style-name="ce1">
            <text:p>0</text:p>
          </table:table-cell>
          <table:table-cell office:value-type="float" office:value="2.1520000000000001E-2" table:style-name="ce1">
            <text:p>0.0215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21" table:style-name="ce1">
            <text:p>221</text:p>
          </table:table-cell>
          <table:table-cell office:value-type="float" office:value="10.318775105110797" table:style-name="ce1">
            <text:p>10.31877511</text:p>
          </table:table-cell>
          <table:table-cell office:value-type="float" office:value="-136.5830595731029" table:style-name="ce1">
            <text:p>-136.5830596</text:p>
          </table:table-cell>
          <table:table-cell office:value-type="float" office:value="0" table:style-name="ce1">
            <text:p>0</text:p>
          </table:table-cell>
          <table:table-cell office:value-type="float" office:value="2.8819999999999998E-2" table:style-name="ce1">
            <text:p>0.0288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0" table:style-name="ce1">
            <text:p>60</text:p>
          </table:table-cell>
          <table:table-cell office:value-type="float" office:value="10.850422749163267" table:style-name="ce1">
            <text:p>10.85042275</text:p>
          </table:table-cell>
          <table:table-cell office:value-type="float" office:value="-54.530329713743598" table:style-name="ce1">
            <text:p>-54.53032971</text:p>
          </table:table-cell>
          <table:table-cell office:value-type="float" office:value="0" table:style-name="ce1">
            <text:p>0</text:p>
          </table:table-cell>
          <table:table-cell office:value-type="float" office:value="2.8420000000000001E-2" table:style-name="ce1">
            <text:p>0.0284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7" table:style-name="ce1">
            <text:p>67</text:p>
          </table:table-cell>
          <table:table-cell office:value-type="float" office:value="14.233435196712936" table:style-name="ce1">
            <text:p>14.2334352</text:p>
          </table:table-cell>
          <table:table-cell office:value-type="float" office:value="-74.253945062369894" table:style-name="ce1">
            <text:p>-74.25394506</text:p>
          </table:table-cell>
          <table:table-cell office:value-type="float" office:value="0" table:style-name="ce1">
            <text:p>0</text:p>
          </table:table-cell>
          <table:table-cell office:value-type="float" office:value="2.1770000000000001E-2" table:style-name="ce1">
            <text:p>0.0217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10" table:style-name="ce1">
            <text:p>210</text:p>
          </table:table-cell>
          <table:table-cell office:value-type="float" office:value="16.160123740376068" table:style-name="ce1">
            <text:p>16.16012374</text:p>
          </table:table-cell>
          <table:table-cell office:value-type="float" office:value="-169.1041519975067" table:style-name="ce1">
            <text:p>-169.104152</text:p>
          </table:table-cell>
          <table:table-cell office:value-type="float" office:value="0" table:style-name="ce1">
            <text:p>0</text:p>
          </table:table-cell>
          <table:table-cell office:value-type="float" office:value="1.7149999999999999E-2" table:style-name="ce1">
            <text:p>0.01715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9" table:style-name="ce1">
            <text:p>219</text:p>
          </table:table-cell>
          <table:table-cell office:value-type="float" office:value="185.47442405310429" table:style-name="ce1">
            <text:p>185.4744241</text:p>
          </table:table-cell>
          <table:table-cell office:value-type="float" office:value="-673.56501366653652" table:style-name="ce1">
            <text:p>-673.5650137</text:p>
          </table:table-cell>
          <table:table-cell office:value-type="float" office:value="0" table:style-name="ce1">
            <text:p>0</text:p>
          </table:table-cell>
          <table:table-cell office:value-type="float" office:value="0.17477000000000001" table:style-name="ce1">
            <text:p>0.17477</text:p>
          </table:table-cell>
          <table:table-cell office:value-type="float" office:value="3.64" table:style-name="ce1">
            <text:p>3.6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17" table:style-name="ce1">
            <text:p>217</text:p>
          </table:table-cell>
          <table:table-cell office:value-type="float" office:value="79.981180898612095" table:style-name="ce1">
            <text:p>79.9811809</text:p>
          </table:table-cell>
          <table:table-cell office:value-type="float" office:value="-181.13385085862151" table:style-name="ce1">
            <text:p>-181.1338509</text:p>
          </table:table-cell>
          <table:table-cell office:value-type="float" office:value="0" table:style-name="ce1">
            <text:p>0</text:p>
          </table:table-cell>
          <table:table-cell office:value-type="float" office:value="0.43235000000000001" table:style-name="ce1">
            <text:p>0.43235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6" table:style-name="ce1">
            <text:p>206</text:p>
          </table:table-cell>
          <table:table-cell office:value-type="float" office:value="961.53846153846155" table:style-name="ce1">
            <text:p>961.5384615</text:p>
          </table:table-cell>
          <table:table-cell office:value-type="float" office:value="-4807.6923076923076" table:style-name="ce1">
            <text:p>-4807.692308</text:p>
          </table:table-cell>
          <table:table-cell office:value-type="float" office:value="0" table:style-name="ce1">
            <text:p>0</text:p>
          </table:table-cell>
          <table:table-cell office:value-type="float" office:value="3.1E-4" table:style-name="ce1">
            <text:p>0.00031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6" table:style-name="ce1">
            <text:p>66</text:p>
          </table:table-cell>
          <table:table-cell office:value-type="float" office:value="16.385213148330354" table:style-name="ce1">
            <text:p>16.38521315</text:p>
          </table:table-cell>
          <table:table-cell office:value-type="float" office:value="-88.110680508423528" table:style-name="ce1">
            <text:p>-88.11068051</text:p>
          </table:table-cell>
          <table:table-cell office:value-type="float" office:value="0" table:style-name="ce1">
            <text:p>0</text:p>
          </table:table-cell>
          <table:table-cell office:value-type="float" office:value="1.7080000000000001E-2" table:style-name="ce1">
            <text:p>0.0170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7" table:style-name="ce1">
            <text:p>207</text:p>
          </table:table-cell>
          <table:table-cell office:value-type="float" office:value="675.67567567567573" table:style-name="ce1">
            <text:p>675.6756757</text:p>
          </table:table-cell>
          <table:table-cell office:value-type="float" office:value="-4054.0540540540542" table:style-name="ce1">
            <text:p>-4054.054054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62" table:style-name="ce1">
            <text:p>62</text:p>
          </table:table-cell>
          <table:table-cell office:value-type="float" office:value="261" table:style-name="ce1">
            <text:p>261</text:p>
          </table:table-cell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59" table:style-name="ce1">
            <text:p>259</text:p>
          </table:table-cell>
          <table:table-cell office:value-type="float" office:value="5.6740410439913909" table:style-name="ce1">
            <text:p>5.674041044</text:p>
          </table:table-cell>
          <table:table-cell office:value-type="float" office:value="-33.412521046499911" table:style-name="ce1">
            <text:p>-33.41252105</text:p>
          </table:table-cell>
          <table:table-cell office:value-type="float" office:value="0" table:style-name="ce1">
            <text:p>0</text:p>
          </table:table-cell>
          <table:table-cell office:value-type="float" office:value="5.1360000000000003E-2" table:style-name="ce1">
            <text:p>0.05136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59" table:style-name="ce1">
            <text:p>259</text:p>
          </table:table-cell>
          <table:table-cell office:value-type="float" office:value="5.6702512449300606" table:style-name="ce1">
            <text:p>5.670251245</text:p>
          </table:table-cell>
          <table:table-cell office:value-type="float" office:value="-33.401682434709471" table:style-name="ce1">
            <text:p>-33.40168243</text:p>
          </table:table-cell>
          <table:table-cell office:value-type="float" office:value="0" table:style-name="ce1">
            <text:p>0</text:p>
          </table:table-cell>
          <table:table-cell office:value-type="float" office:value="5.1380000000000002E-2" table:style-name="ce1">
            <text:p>0.05138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12" table:style-name="ce1">
            <text:p>212</text:p>
          </table:table-cell>
          <table:table-cell office:value-type="float" office:value="17.080841669095662" table:style-name="ce1">
            <text:p>17.08084167</text:p>
          </table:table-cell>
          <table:table-cell office:value-type="float" office:value="-90.587946364457579" table:style-name="ce1">
            <text:p>-90.58794636</text:p>
          </table:table-cell>
          <table:table-cell office:value-type="float" office:value="0" table:style-name="ce1">
            <text:p>0</text:p>
          </table:table-cell>
          <table:table-cell office:value-type="float" office:value="1.6639999999999999E-2" table:style-name="ce1">
            <text:p>0.016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94" table:style-name="ce1">
            <text:p>194</text:p>
          </table:table-cell>
          <table:table-cell office:value-type="float" office:value="2.6314891336529986" table:style-name="ce1">
            <text:p>2.631489134</text:p>
          </table:table-cell>
          <table:table-cell office:value-type="float" office:value="-14.686915240870416" table:style-name="ce1">
            <text:p>-14.68691524</text:p>
          </table:table-cell>
          <table:table-cell office:value-type="float" office:value="0" table:style-name="ce1">
            <text:p>0</text:p>
          </table:table-cell>
          <table:table-cell office:value-type="float" office:value="9.5890000000000003E-2" table:style-name="ce1">
            <text:p>0.09589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9" table:style-name="ce1">
            <text:p>259</text:p>
          </table:table-cell>
          <table:table-cell office:value-type="float" office:value="5.6702512449300606" table:style-name="ce1">
            <text:p>5.670251245</text:p>
          </table:table-cell>
          <table:table-cell office:value-type="float" office:value="-33.401682434709471" table:style-name="ce1">
            <text:p>-33.40168243</text:p>
          </table:table-cell>
          <table:table-cell office:value-type="float" office:value="0" table:style-name="ce1">
            <text:p>0</text:p>
          </table:table-cell>
          <table:table-cell office:value-type="float" office:value="5.1380000000000002E-2" table:style-name="ce1">
            <text:p>0.05138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7" table:style-name="ce1">
            <text:p>257</text:p>
          </table:table-cell>
          <table:table-cell office:value-type="float" office:value="11.23309693633561" table:style-name="ce1">
            <text:p>11.23309694</text:p>
          </table:table-cell>
          <table:table-cell office:value-type="float" office:value="-62.799523814369003" table:style-name="ce1">
            <text:p>-62.79952381</text:p>
          </table:table-cell>
          <table:table-cell office:value-type="float" office:value="0" table:style-name="ce1">
            <text:p>0</text:p>
          </table:table-cell>
          <table:table-cell office:value-type="float" office:value="2.23E-2" table:style-name="ce1">
            <text:p>0.022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7" table:style-name="ce1">
            <text:p>257</text:p>
          </table:table-cell>
          <table:table-cell office:value-type="float" office:value="11.427846910227171" table:style-name="ce1">
            <text:p>11.42784691</text:p>
          </table:table-cell>
          <table:table-cell office:value-type="float" office:value="-63.562185004329237" table:style-name="ce1">
            <text:p>-63.562185</text:p>
          </table:table-cell>
          <table:table-cell office:value-type="float" office:value="0" table:style-name="ce1">
            <text:p>0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9" table:style-name="ce1">
            <text:p>259</text:p>
          </table:table-cell>
          <table:table-cell office:value-type="float" office:value="5.6740410439913909" table:style-name="ce1">
            <text:p>5.674041044</text:p>
          </table:table-cell>
          <table:table-cell office:value-type="float" office:value="-33.412521046499911" table:style-name="ce1">
            <text:p>-33.41252105</text:p>
          </table:table-cell>
          <table:table-cell office:value-type="float" office:value="0" table:style-name="ce1">
            <text:p>0</text:p>
          </table:table-cell>
          <table:table-cell office:value-type="float" office:value="5.1360000000000003E-2" table:style-name="ce1">
            <text:p>0.05136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18" table:style-name="ce1">
            <text:p>218</text:p>
          </table:table-cell>
          <table:table-cell office:value-type="float" office:value="675.67567567567573" table:style-name="ce1">
            <text:p>675.6756757</text:p>
          </table:table-cell>
          <table:table-cell office:value-type="float" office:value="-4054.0540540540542" table:style-name="ce1">
            <text:p>-4054.054054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0" table:style-name="ce1">
            <text:p>70</text:p>
          </table:table-cell>
          <table:table-cell office:value-type="float" office:value="4.0086581742012521" table:style-name="ce1">
            <text:p>4.008658174</text:p>
          </table:table-cell>
          <table:table-cell office:value-type="float" office:value="-36.091109943384296" table:style-name="ce1">
            <text:p>-36.09110994</text:p>
          </table:table-cell>
          <table:table-cell office:value-type="float" office:value="0" table:style-name="ce1">
            <text:p>0</text:p>
          </table:table-cell>
          <table:table-cell office:value-type="float" office:value="7.4329999999999993E-2" table:style-name="ce1">
            <text:p>0.07433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97" table:style-name="ce1">
            <text:p>197</text:p>
          </table:table-cell>
          <table:table-cell office:value-type="float" office:value="4.0086581742012521" table:style-name="ce1">
            <text:p>4.008658174</text:p>
          </table:table-cell>
          <table:table-cell office:value-type="float" office:value="-36.091109943384296" table:style-name="ce1">
            <text:p>-36.09110994</text:p>
          </table:table-cell>
          <table:table-cell office:value-type="float" office:value="0" table:style-name="ce1">
            <text:p>0</text:p>
          </table:table-cell>
          <table:table-cell office:value-type="float" office:value="7.4329999999999993E-2" table:style-name="ce1">
            <text:p>0.07433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1" table:style-name="ce1">
            <text:p>71</text:p>
          </table:table-cell>
          <table:table-cell office:value-type="float" office:value="78" table:style-name="ce1">
            <text:p>78</text:p>
          </table:table-cell>
          <table:table-cell office:value-type="float" office:value="3.0373462805930895" table:style-name="ce1">
            <text:p>3.037346281</text:p>
          </table:table-cell>
          <table:table-cell office:value-type="float" office:value="-16.660948577870876" table:style-name="ce1">
            <text:p>-16.66094858</text:p>
          </table:table-cell>
          <table:table-cell office:value-type="float" office:value="0" table:style-name="ce1">
            <text:p>0</text:p>
          </table:table-cell>
          <table:table-cell office:value-type="float" office:value="8.7059999999999998E-2" table:style-name="ce1">
            <text:p>0.087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2" table:style-name="ce1">
            <text:p>72</text:p>
          </table:table-cell>
          <table:table-cell office:value-type="float" office:value="261" table:style-name="ce1">
            <text:p>261</text:p>
          </table:table-cell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9" table:style-name="ce1">
            <text:p>79</text:p>
          </table:table-cell>
          <table:table-cell office:value-type="float" office:value="2.6732103766909292" table:style-name="ce1">
            <text:p>2.673210377</text:p>
          </table:table-cell>
          <table:table-cell office:value-type="float" office:value="-28.643904376864729" table:style-name="ce1">
            <text:p>-28.64390438</text:p>
          </table:table-cell>
          <table:table-cell office:value-type="float" office:value="0" table:style-name="ce1">
            <text:p>0</text:p>
          </table:table-cell>
          <table:table-cell office:value-type="float" office:value="9.2619999999999994E-2" table:style-name="ce1">
            <text:p>0.0926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7" table:style-name="ce1">
            <text:p>77</text:p>
          </table:table-cell>
          <table:table-cell office:value-type="float" office:value="4.5526724187097827" table:style-name="ce1">
            <text:p>4.552672419</text:p>
          </table:table-cell>
          <table:table-cell office:value-type="float" office:value="-24.589433997756682" table:style-name="ce1">
            <text:p>-24.589434</text:p>
          </table:table-cell>
          <table:table-cell office:value-type="float" office:value="0" table:style-name="ce1">
            <text:p>0</text:p>
          </table:table-cell>
          <table:table-cell office:value-type="float" office:value="6.0499999999999998E-2" table:style-name="ce1">
            <text:p>0.060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67" table:style-name="ce1">
            <text:p>267</text:p>
          </table:table-cell>
          <table:table-cell office:value-type="float" office:value="493.65303244005645" table:style-name="ce1">
            <text:p>493.6530324</text:p>
          </table:table-cell>
          <table:table-cell office:value-type="float" office:value="-2609.308885754584" table:style-name="ce1">
            <text:p>-2609.308886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9" table:style-name="ce1">
            <text:p>79</text:p>
          </table:table-cell>
          <table:table-cell office:value-type="float" office:value="4.1586739962945796" table:style-name="ce1">
            <text:p>4.158673996</text:p>
          </table:table-cell>
          <table:table-cell office:value-type="float" office:value="-45.640396939131925" table:style-name="ce1">
            <text:p>-45.64039694</text:p>
          </table:table-cell>
          <table:table-cell office:value-type="float" office:value="0" table:style-name="ce1">
            <text:p>0</text:p>
          </table:table-cell>
          <table:table-cell office:value-type="float" office:value="6.1510000000000002E-2" table:style-name="ce1">
            <text:p>0.06151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92" table:style-name="ce1">
            <text:p>192</text:p>
          </table:table-cell>
          <table:table-cell office:value-type="float" office:value="7.6297283632853796" table:style-name="ce1">
            <text:p>7.629728363</text:p>
          </table:table-cell>
          <table:table-cell office:value-type="float" office:value="-42.193317093349272" table:style-name="ce1">
            <text:p>-42.19331709</text:p>
          </table:table-cell>
          <table:table-cell office:value-type="float" office:value="0" table:style-name="ce1">
            <text:p>0</text:p>
          </table:table-cell>
          <table:table-cell office:value-type="float" office:value="3.3910000000000003E-2" table:style-name="ce1">
            <text:p>0.03391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92" table:style-name="ce1">
            <text:p>192</text:p>
          </table:table-cell>
          <table:table-cell office:value-type="float" office:value="7.5301408786428414" table:style-name="ce1">
            <text:p>7.530140879</text:p>
          </table:table-cell>
          <table:table-cell office:value-type="float" office:value="-41.822077397930023" table:style-name="ce1">
            <text:p>-41.8220774</text:p>
          </table:table-cell>
          <table:table-cell office:value-type="float" office:value="0" table:style-name="ce1">
            <text:p>0</text:p>
          </table:table-cell>
          <table:table-cell office:value-type="float" office:value="3.3849999999999998E-2" table:style-name="ce1">
            <text:p>0.0338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58" table:style-name="ce1">
            <text:p>258</text:p>
          </table:table-cell>
          <table:table-cell office:value-type="float" office:value="9.6381951622173272" table:style-name="ce1">
            <text:p>9.638195162</text:p>
          </table:table-cell>
          <table:table-cell office:value-type="float" office:value="-53.512678661390687" table:style-name="ce1">
            <text:p>-53.51267866</text:p>
          </table:table-cell>
          <table:table-cell office:value-type="float" office:value="0" table:style-name="ce1">
            <text:p>0</text:p>
          </table:table-cell>
          <table:table-cell office:value-type="float" office:value="2.6290000000000001E-2" table:style-name="ce1">
            <text:p>0.0262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23" table:style-name="ce1">
            <text:p>223</text:p>
          </table:table-cell>
          <table:table-cell office:value-type="float" office:value="15.924279293659636" table:style-name="ce1">
            <text:p>15.92427929</text:p>
          </table:table-cell>
          <table:table-cell office:value-type="float" office:value="-85.611958678770137" table:style-name="ce1">
            <text:p>-85.61195868</text:p>
          </table:table-cell>
          <table:table-cell office:value-type="float" office:value="0" table:style-name="ce1">
            <text:p>0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7" table:style-name="ce1">
            <text:p>87</text:p>
          </table:table-cell>
          <table:table-cell office:value-type="float" office:value="7.1209210069759132" table:style-name="ce1">
            <text:p>7.120921007</text:p>
          </table:table-cell>
          <table:table-cell office:value-type="float" office:value="-80.142729151238001" table:style-name="ce1">
            <text:p>-80.14272915</text:p>
          </table:table-cell>
          <table:table-cell office:value-type="float" office:value="0" table:style-name="ce1">
            <text:p>0</text:p>
          </table:table-cell>
          <table:table-cell office:value-type="float" office:value="0.32679000000000002" table:style-name="ce1">
            <text:p>0.32679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6.8969369619961665" table:style-name="ce1">
            <text:p>6.896936962</text:p>
          </table:table-cell>
          <table:table-cell office:value-type="float" office:value="-75.182312833660703" table:style-name="ce1">
            <text:p>-75.18231283</text:p>
          </table:table-cell>
          <table:table-cell office:value-type="float" office:value="0" table:style-name="ce1">
            <text:p>0</text:p>
          </table:table-cell>
          <table:table-cell office:value-type="float" office:value="0.34994999999999998" table:style-name="ce1">
            <text:p>0.34995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4" table:style-name="ce1">
            <text:p>94</text:p>
          </table:table-cell>
          <table:table-cell office:value-type="float" office:value="13.626388823920616" table:style-name="ce1">
            <text:p>13.62638882</text:p>
          </table:table-cell>
          <table:table-cell office:value-type="float" office:value="-141.95849849397896" table:style-name="ce1">
            <text:p>-141.9584985</text:p>
          </table:table-cell>
          <table:table-cell office:value-type="float" office:value="0" table:style-name="ce1">
            <text:p>0</text:p>
          </table:table-cell>
          <table:table-cell office:value-type="float" office:value="0.22053" table:style-name="ce1">
            <text:p>0.2205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3" table:style-name="ce1">
            <text:p>93</text:p>
          </table:table-cell>
          <table:table-cell office:value-type="float" office:value="26.106562240417706" table:style-name="ce1">
            <text:p>26.10656224</text:p>
          </table:table-cell>
          <table:table-cell office:value-type="float" office:value="-280.05221312448083" table:style-name="ce1">
            <text:p>-280.0522131</text:p>
          </table:table-cell>
          <table:table-cell office:value-type="float" office:value="0" table:style-name="ce1">
            <text:p>0</text:p>
          </table:table-cell>
          <table:table-cell office:value-type="float" office:value="0.11277" table:style-name="ce1">
            <text:p>0.1127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5" table:style-name="ce1">
            <text:p>85</text:p>
          </table:table-cell>
          <table:table-cell office:value-type="float" office:value="6.3186665164554734" table:style-name="ce1">
            <text:p>6.318666516</text:p>
          </table:table-cell>
          <table:table-cell office:value-type="float" office:value="-69.701259324931314" table:style-name="ce1">
            <text:p>-69.70125932</text:p>
          </table:table-cell>
          <table:table-cell office:value-type="float" office:value="0" table:style-name="ce1">
            <text:p>0</text:p>
          </table:table-cell>
          <table:table-cell office:value-type="float" office:value="0.39180999999999999" table:style-name="ce1">
            <text:p>0.3918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00" table:style-name="ce1">
            <text:p>100</text:p>
          </table:table-cell>
          <table:table-cell office:value-type="float" office:value="12.297470764026697" table:style-name="ce1">
            <text:p>12.29747076</text:p>
          </table:table-cell>
          <table:table-cell office:value-type="float" office:value="-129.20767227408874" table:style-name="ce1">
            <text:p>-129.2076723</text:p>
          </table:table-cell>
          <table:table-cell office:value-type="float" office:value="0" table:style-name="ce1">
            <text:p>0</text:p>
          </table:table-cell>
          <table:table-cell office:value-type="float" office:value="0.23726" table:style-name="ce1">
            <text:p>0.2372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9" table:style-name="ce1">
            <text:p>89</text:p>
          </table:table-cell>
          <table:table-cell office:value-type="float" office:value="28.781245094105948" table:style-name="ce1">
            <text:p>28.78124509</text:p>
          </table:table-cell>
          <table:table-cell office:value-type="float" office:value="-293.91756353677891" table:style-name="ce1">
            <text:p>-293.9175635</text:p>
          </table:table-cell>
          <table:table-cell office:value-type="float" office:value="0" table:style-name="ce1">
            <text:p>0</text:p>
          </table:table-cell>
          <table:table-cell office:value-type="float" office:value="0.1105" table:style-name="ce1">
            <text:p>0.110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5" table:style-name="ce1">
            <text:p>95</text:p>
          </table:table-cell>
          <table:table-cell office:value-type="float" office:value="8.4032958246015603" table:style-name="ce1">
            <text:p>8.403295825</text:p>
          </table:table-cell>
          <table:table-cell office:value-type="float" office:value="-92.696149817769779" table:style-name="ce1">
            <text:p>-92.69614982</text:p>
          </table:table-cell>
          <table:table-cell office:value-type="float" office:value="0" table:style-name="ce1">
            <text:p>0</text:p>
          </table:table-cell>
          <table:table-cell office:value-type="float" office:value="0.29713000000000001" table:style-name="ce1">
            <text:p>0.2971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00" table:style-name="ce1">
            <text:p>100</text:p>
          </table:table-cell>
          <table:table-cell office:value-type="float" office:value="5.1911100136512154" table:style-name="ce1">
            <text:p>5.191110014</text:p>
          </table:table-cell>
          <table:table-cell office:value-type="float" office:value="-58.996263803792878" table:style-name="ce1">
            <text:p>-58.9962638</text:p>
          </table:table-cell>
          <table:table-cell office:value-type="float" office:value="0" table:style-name="ce1">
            <text:p>0</text:p>
          </table:table-cell>
          <table:table-cell office:value-type="float" office:value="0.44535999999999998" table:style-name="ce1">
            <text:p>0.44536</text:p>
          </table:table-cell>
          <table:table-cell office:value-type="float" office:value="13.63" table:style-name="ce1">
            <text:p>13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01" table:style-name="ce1">
            <text:p>101</text:p>
          </table:table-cell>
          <table:table-cell office:value-type="float" office:value="4.1772800522809801" table:style-name="ce1">
            <text:p>4.177280052</text:p>
          </table:table-cell>
          <table:table-cell office:value-type="float" office:value="-47.992306378428154" table:style-name="ce1">
            <text:p>-47.99230638</text:p>
          </table:table-cell>
          <table:table-cell office:value-type="float" office:value="0" table:style-name="ce1">
            <text:p>0</text:p>
          </table:table-cell>
          <table:table-cell office:value-type="float" office:value="0.54757999999999996" table:style-name="ce1">
            <text:p>0.5475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9" table:style-name="ce1">
            <text:p>99</text:p>
          </table:table-cell>
          <table:table-cell office:value-type="float" office:value="7.7627032623697332" table:style-name="ce1">
            <text:p>7.762703262</text:p>
          </table:table-cell>
          <table:table-cell office:value-type="float" office:value="-72.755267128003226" table:style-name="ce1">
            <text:p>-72.75526713</text:p>
          </table:table-cell>
          <table:table-cell office:value-type="float" office:value="0" table:style-name="ce1">
            <text:p>0</text:p>
          </table:table-cell>
          <table:table-cell office:value-type="float" office:value="0.36482999999999999" table:style-name="ce1">
            <text:p>0.3648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6" table:style-name="ce1">
            <text:p>86</text:p>
          </table:table-cell>
          <table:table-cell office:value-type="float" office:value="17.349005268092174" table:style-name="ce1">
            <text:p>17.34900527</text:p>
          </table:table-cell>
          <table:table-cell office:value-type="float" office:value="-181.83092059827379" table:style-name="ce1">
            <text:p>-181.8309206</text:p>
          </table:table-cell>
          <table:table-cell office:value-type="float" office:value="0" table:style-name="ce1">
            <text:p>0</text:p>
          </table:table-cell>
          <table:table-cell office:value-type="float" office:value="0.17093" table:style-name="ce1">
            <text:p>0.17093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00" table:style-name="ce1">
            <text:p>100</text:p>
          </table:table-cell>
          <table:table-cell office:value-type="float" office:value="5.3601386674834499" table:style-name="ce1">
            <text:p>5.360138667</text:p>
          </table:table-cell>
          <table:table-cell office:value-type="float" office:value="-58.752688770857553" table:style-name="ce1">
            <text:p>-58.75268877</text:p>
          </table:table-cell>
          <table:table-cell office:value-type="float" office:value="0" table:style-name="ce1">
            <text:p>0</text:p>
          </table:table-cell>
          <table:table-cell office:value-type="float" office:value="0.47566000000000003" table:style-name="ce1">
            <text:p>0.475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office:value-type="float" office:value="4.8481759514933778" table:style-name="ce1">
            <text:p>4.848175951</text:p>
          </table:table-cell>
          <table:table-cell office:value-type="float" office:value="-55.536477085376063" table:style-name="ce1">
            <text:p>-55.53647709</text:p>
          </table:table-cell>
          <table:table-cell office:value-type="float" office:value="0" table:style-name="ce1">
            <text:p>0</text:p>
          </table:table-cell>
          <table:table-cell office:value-type="float" office:value="0.47431000000000001" table:style-name="ce1">
            <text:p>0.4743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9" table:style-name="ce1">
            <text:p>99</text:p>
          </table:table-cell>
          <table:table-cell office:value-type="float" office:value="5.4261943053666108" table:style-name="ce1">
            <text:p>5.426194305</text:p>
          </table:table-cell>
          <table:table-cell office:value-type="float" office:value="-58.917967844722625" table:style-name="ce1">
            <text:p>-58.91796784</text:p>
          </table:table-cell>
          <table:table-cell office:value-type="float" office:value="0" table:style-name="ce1">
            <text:p>0</text:p>
          </table:table-cell>
          <table:table-cell office:value-type="float" office:value="0.44571" table:style-name="ce1">
            <text:p>0.4457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7" table:style-name="ce1">
            <text:p>87</text:p>
          </table:table-cell>
          <table:table-cell office:value-type="float" office:value="4.4124751891755256" table:style-name="ce1">
            <text:p>4.412475189</text:p>
          </table:table-cell>
          <table:table-cell office:value-type="float" office:value="-49.733830522063123" table:style-name="ce1">
            <text:p>-49.73383052</text:p>
          </table:table-cell>
          <table:table-cell office:value-type="float" office:value="0" table:style-name="ce1">
            <text:p>0</text:p>
          </table:table-cell>
          <table:table-cell office:value-type="float" office:value="0.52617999999999998" table:style-name="ce1">
            <text:p>0.52618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7" table:style-name="ce1">
            <text:p>97</text:p>
          </table:table-cell>
          <table:table-cell office:value-type="float" office:value="27.073200332346875" table:style-name="ce1">
            <text:p>27.07320033</text:p>
          </table:table-cell>
          <table:table-cell office:value-type="float" office:value="-304.34011408086485" table:style-name="ce1">
            <text:p>-304.3401141</text:p>
          </table:table-cell>
          <table:table-cell office:value-type="float" office:value="0" table:style-name="ce1">
            <text:p>0</text:p>
          </table:table-cell>
          <table:table-cell office:value-type="float" office:value="8.8190000000000004E-2" table:style-name="ce1">
            <text:p>0.08819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26" table:style-name="ce1">
            <text:p>226</text:p>
          </table:table-cell>
          <table:table-cell office:value-type="float" office:value="8.61753023564488" table:style-name="ce1">
            <text:p>8.617530236</text:p>
          </table:table-cell>
          <table:table-cell office:value-type="float" office:value="-99.151123745753154" table:style-name="ce1">
            <text:p>-99.15112375</text:p>
          </table:table-cell>
          <table:table-cell office:value-type="float" office:value="0" table:style-name="ce1">
            <text:p>0</text:p>
          </table:table-cell>
          <table:table-cell office:value-type="float" office:value="0.27166000000000001" table:style-name="ce1">
            <text:p>0.271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26" table:style-name="ce1">
            <text:p>226</text:p>
          </table:table-cell>
          <table:table-cell office:value-type="float" office:value="8.61753023564488" table:style-name="ce1">
            <text:p>8.617530236</text:p>
          </table:table-cell>
          <table:table-cell office:value-type="float" office:value="-99.151123745753154" table:style-name="ce1">
            <text:p>-99.15112375</text:p>
          </table:table-cell>
          <table:table-cell office:value-type="float" office:value="0" table:style-name="ce1">
            <text:p>0</text:p>
          </table:table-cell>
          <table:table-cell office:value-type="float" office:value="0.27166000000000001" table:style-name="ce1">
            <text:p>0.271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02" table:style-name="ce1">
            <text:p>102</text:p>
          </table:table-cell>
          <table:table-cell office:value-type="float" office:value="4.7525825735942453" table:style-name="ce1">
            <text:p>4.752582574</text:p>
          </table:table-cell>
          <table:table-cell office:value-type="float" office:value="-50.053795189981955" table:style-name="ce1">
            <text:p>-50.05379519</text:p>
          </table:table-cell>
          <table:table-cell office:value-type="float" office:value="0" table:style-name="ce1">
            <text:p>0</text:p>
          </table:table-cell>
          <table:table-cell office:value-type="float" office:value="0.56096000000000001" table:style-name="ce1">
            <text:p>0.5609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34" table:style-name="ce1">
            <text:p>234</text:p>
          </table:table-cell>
          <table:table-cell office:value-type="float" office:value="43.426766679826301" table:style-name="ce1">
            <text:p>43.42676668</text:p>
          </table:table-cell>
          <table:table-cell office:value-type="float" office:value="-442.16344255823134" table:style-name="ce1">
            <text:p>-442.1634426</text:p>
          </table:table-cell>
          <table:table-cell office:value-type="float" office:value="0" table:style-name="ce1">
            <text:p>0</text:p>
          </table:table-cell>
          <table:table-cell office:value-type="float" office:value="7.4950000000000003E-2" table:style-name="ce1">
            <text:p>0.07495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35" table:style-name="ce1">
            <text:p>235</text:p>
          </table:table-cell>
          <table:table-cell office:value-type="float" office:value="45.004500450045001" table:style-name="ce1">
            <text:p>45.00450045</text:p>
          </table:table-cell>
          <table:table-cell office:value-type="float" office:value="-450.04500450045003" table:style-name="ce1">
            <text:p>-450.0450045</text:p>
          </table:table-cell>
          <table:table-cell office:value-type="float" office:value="0" table:style-name="ce1">
            <text:p>0</text:p>
          </table:table-cell>
          <table:table-cell office:value-type="float" office:value="7.3039999999999994E-2" table:style-name="ce1">
            <text:p>0.07304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36" table:style-name="ce1">
            <text:p>236</text:p>
          </table:table-cell>
          <table:table-cell office:value-type="float" office:value="45.004500450045001" table:style-name="ce1">
            <text:p>45.00450045</text:p>
          </table:table-cell>
          <table:table-cell office:value-type="float" office:value="-450.04500450045003" table:style-name="ce1">
            <text:p>-450.0450045</text:p>
          </table:table-cell>
          <table:table-cell office:value-type="float" office:value="0" table:style-name="ce1">
            <text:p>0</text:p>
          </table:table-cell>
          <table:table-cell office:value-type="float" office:value="7.3039999999999994E-2" table:style-name="ce1">
            <text:p>0.07304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04" table:style-name="ce1">
            <text:p>104</text:p>
          </table:table-cell>
          <table:table-cell office:value-type="float" office:value="19.808517662594912" table:style-name="ce1">
            <text:p>19.80851766</text:p>
          </table:table-cell>
          <table:table-cell office:value-type="float" office:value="-224.49653350940903" table:style-name="ce1">
            <text:p>-224.4965335</text:p>
          </table:table-cell>
          <table:table-cell office:value-type="float" office:value="0" table:style-name="ce1">
            <text:p>0</text:p>
          </table:table-cell>
          <table:table-cell office:value-type="float" office:value="0.11663" table:style-name="ce1">
            <text:p>0.11663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6" table:style-name="ce1">
            <text:p>96</text:p>
          </table:table-cell>
          <table:table-cell office:value-type="float" office:value="7.0304790440593727" table:style-name="ce1">
            <text:p>7.030479044</text:p>
          </table:table-cell>
          <table:table-cell office:value-type="float" office:value="-79.636153535436165" table:style-name="ce1">
            <text:p>-79.63615354</text:p>
          </table:table-cell>
          <table:table-cell office:value-type="float" office:value="0" table:style-name="ce1">
            <text:p>0</text:p>
          </table:table-cell>
          <table:table-cell office:value-type="float" office:value="0.32750000000000001" table:style-name="ce1">
            <text:p>0.327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3" table:style-name="ce1">
            <text:p>93</text:p>
          </table:table-cell>
          <table:table-cell office:value-type="float" office:value="14.306151645207441" table:style-name="ce1">
            <text:p>14.30615165</text:p>
          </table:table-cell>
          <table:table-cell office:value-type="float" office:value="-162.136385312351" table:style-name="ce1">
            <text:p>-162.1363853</text:p>
          </table:table-cell>
          <table:table-cell office:value-type="float" office:value="0" table:style-name="ce1">
            <text:p>0</text:p>
          </table:table-cell>
          <table:table-cell office:value-type="float" office:value="0.16169" table:style-name="ce1">
            <text:p>0.1616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3" table:style-name="ce1">
            <text:p>93</text:p>
          </table:table-cell>
          <table:table-cell office:value-type="float" office:value="11.526026728855983" table:style-name="ce1">
            <text:p>11.52602673</text:p>
          </table:table-cell>
          <table:table-cell office:value-type="float" office:value="-138.12022030079089" table:style-name="ce1">
            <text:p>-138.1202203</text:p>
          </table:table-cell>
          <table:table-cell office:value-type="float" office:value="0" table:style-name="ce1">
            <text:p>0</text:p>
          </table:table-cell>
          <table:table-cell office:value-type="float" office:value="0.18512000000000001" table:style-name="ce1">
            <text:p>0.1851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26" table:style-name="ce1">
            <text:p>226</text:p>
          </table:table-cell>
          <table:table-cell office:value-type="float" office:value="5.3604714472306778" table:style-name="ce1">
            <text:p>5.360471447</text:p>
          </table:table-cell>
          <table:table-cell office:value-type="float" office:value="-55.568142967513367" table:style-name="ce1">
            <text:p>-55.56814297</text:p>
          </table:table-cell>
          <table:table-cell office:value-type="float" office:value="0" table:style-name="ce1">
            <text:p>0</text:p>
          </table:table-cell>
          <table:table-cell office:value-type="float" office:value="0.57194" table:style-name="ce1">
            <text:p>0.5719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00" table:style-name="ce1">
            <text:p>100</text:p>
          </table:table-cell>
          <table:table-cell office:value-type="float" office:value="19.441300234159659" table:style-name="ce1">
            <text:p>19.44130023</text:p>
          </table:table-cell>
          <table:table-cell office:value-type="float" office:value="-206.94184027027728" table:style-name="ce1">
            <text:p>-206.9418403</text:p>
          </table:table-cell>
          <table:table-cell office:value-type="float" office:value="0" table:style-name="ce1">
            <text:p>0</text:p>
          </table:table-cell>
          <table:table-cell office:value-type="float" office:value="0.14279" table:style-name="ce1">
            <text:p>0.1427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7" table:style-name="ce1">
            <text:p>97</text:p>
          </table:table-cell>
          <table:table-cell office:value-type="float" office:value="8.0790560364975459" table:style-name="ce1">
            <text:p>8.079056036</text:p>
          </table:table-cell>
          <table:table-cell office:value-type="float" office:value="-90.435964000385809" table:style-name="ce1">
            <text:p>-90.435964</text:p>
          </table:table-cell>
          <table:table-cell office:value-type="float" office:value="0" table:style-name="ce1">
            <text:p>0</text:p>
          </table:table-cell>
          <table:table-cell office:value-type="float" office:value="0.30363000000000001" table:style-name="ce1">
            <text:p>0.30363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68" table:style-name="ce1">
            <text:p>268</text:p>
          </table:table-cell>
          <table:table-cell office:value-type="float" office:value="29.349256148163143" table:style-name="ce1">
            <text:p>29.34925615</text:p>
          </table:table-cell>
          <table:table-cell office:value-type="float" office:value="-316.76955773707118" table:style-name="ce1">
            <text:p>-316.7695577</text:p>
          </table:table-cell>
          <table:table-cell office:value-type="float" office:value="0" table:style-name="ce1">
            <text:p>0</text:p>
          </table:table-cell>
          <table:table-cell office:value-type="float" office:value="8.8650000000000007E-2" table:style-name="ce1">
            <text:p>0.0886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3" table:style-name="ce1">
            <text:p>93</text:p>
          </table:table-cell>
          <table:table-cell office:value-type="float" office:value="6.5972385844210919" table:style-name="ce1">
            <text:p>6.597238584</text:p>
          </table:table-cell>
          <table:table-cell office:value-type="float" office:value="-68.328542481504172" table:style-name="ce1">
            <text:p>-68.32854248</text:p>
          </table:table-cell>
          <table:table-cell office:value-type="float" office:value="0" table:style-name="ce1">
            <text:p>0</text:p>
          </table:table-cell>
          <table:table-cell office:value-type="float" office:value="0.44012000000000001" table:style-name="ce1">
            <text:p>0.4401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31" table:style-name="ce1">
            <text:p>231</text:p>
          </table:table-cell>
          <table:table-cell office:value-type="float" office:value="10.523854069223571" table:style-name="ce1">
            <text:p>10.52385407</text:p>
          </table:table-cell>
          <table:table-cell office:value-type="float" office:value="-120.43966323666977" table:style-name="ce1">
            <text:p>-120.4396632</text:p>
          </table:table-cell>
          <table:table-cell office:value-type="float" office:value="0" table:style-name="ce1">
            <text:p>0</text:p>
          </table:table-cell>
          <table:table-cell office:value-type="float" office:value="0.22026999999999999" table:style-name="ce1">
            <text:p>0.22027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03" table:style-name="ce1">
            <text:p>103</text:p>
          </table:table-cell>
          <table:table-cell office:value-type="float" office:value="9.7897095091966797" table:style-name="ce1">
            <text:p>9.789709509</text:p>
          </table:table-cell>
          <table:table-cell office:value-type="float" office:value="-86.224749138693838" table:style-name="ce1">
            <text:p>-86.22474914</text:p>
          </table:table-cell>
          <table:table-cell office:value-type="float" office:value="0" table:style-name="ce1">
            <text:p>0</text:p>
          </table:table-cell>
          <table:table-cell office:value-type="float" office:value="0.38502999999999998" table:style-name="ce1">
            <text:p>0.3850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06" table:style-name="ce1">
            <text:p>106</text:p>
          </table:table-cell>
          <table:table-cell office:value-type="float" office:value="5.1255178842371549" table:style-name="ce1">
            <text:p>5.125517884</text:p>
          </table:table-cell>
          <table:table-cell office:value-type="float" office:value="-56.189683637755138" table:style-name="ce1">
            <text:p>-56.18968364</text:p>
          </table:table-cell>
          <table:table-cell office:value-type="float" office:value="0" table:style-name="ce1">
            <text:p>0</text:p>
          </table:table-cell>
          <table:table-cell office:value-type="float" office:value="0.49690000000000001" table:style-name="ce1">
            <text:p>0.496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6.315197755028787" table:style-name="ce1">
            <text:p>16.31519776</text:p>
          </table:table-cell>
          <table:table-cell office:value-type="float" office:value="-171.45789640739346" table:style-name="ce1">
            <text:p>-171.4578964</text:p>
          </table:table-cell>
          <table:table-cell office:value-type="float" office:value="0" table:style-name="ce1">
            <text:p>0</text:p>
          </table:table-cell>
          <table:table-cell office:value-type="float" office:value="0.21834000000000001" table:style-name="ce1">
            <text:p>0.2183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30" table:style-name="ce1">
            <text:p>230</text:p>
          </table:table-cell>
          <table:table-cell office:value-type="float" office:value="69.344120196475004" table:style-name="ce1">
            <text:p>69.3441202</text:p>
          </table:table-cell>
          <table:table-cell office:value-type="float" office:value="-757.00664547818553" table:style-name="ce1">
            <text:p>-757.0066455</text:p>
          </table:table-cell>
          <table:table-cell office:value-type="float" office:value="0" table:style-name="ce1">
            <text:p>0</text:p>
          </table:table-cell>
          <table:table-cell office:value-type="float" office:value="3.755E-2" table:style-name="ce1">
            <text:p>0.0375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29" table:style-name="ce1">
            <text:p>229</text:p>
          </table:table-cell>
          <table:table-cell office:value-type="float" office:value="257.51072961373387" table:style-name="ce1">
            <text:p>257.5107296</text:p>
          </table:table-cell>
          <table:table-cell office:value-type="float" office:value="-2918.4549356223174" table:style-name="ce1">
            <text:p>-2918.454936</text:p>
          </table:table-cell>
          <table:table-cell office:value-type="float" office:value="0" table:style-name="ce1">
            <text:p>0</text:p>
          </table:table-cell>
          <table:table-cell office:value-type="float" office:value="9.7599999999999996E-3" table:style-name="ce1">
            <text:p>0.00976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29" table:style-name="ce1">
            <text:p>229</text:p>
          </table:table-cell>
          <table:table-cell office:value-type="float" office:value="145.20813165537268" table:style-name="ce1">
            <text:p>145.2081317</text:p>
          </table:table-cell>
          <table:table-cell office:value-type="float" office:value="-1548.8867376573087" table:style-name="ce1">
            <text:p>-1548.886738</text:p>
          </table:table-cell>
          <table:table-cell office:value-type="float" office:value="0" table:style-name="ce1">
            <text:p>0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20.102592541244974" table:style-name="ce1">
            <text:p>20.10259254</text:p>
          </table:table-cell>
          <table:table-cell office:value-type="float" office:value="-185.08248994870374" table:style-name="ce1">
            <text:p>-185.0824899</text:p>
          </table:table-cell>
          <table:table-cell office:value-type="float" office:value="0" table:style-name="ce1">
            <text:p>0</text:p>
          </table:table-cell>
          <table:table-cell office:value-type="float" office:value="0.23072000000000001" table:style-name="ce1">
            <text:p>0.2307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3" table:style-name="ce1">
            <text:p>93</text:p>
          </table:table-cell>
          <table:table-cell office:value-type="float" office:value="18.4705504663814" table:style-name="ce1">
            <text:p>18.47055047</text:p>
          </table:table-cell>
          <table:table-cell office:value-type="float" office:value="-208.89313027455154" table:style-name="ce1">
            <text:p>-208.8931303</text:p>
          </table:table-cell>
          <table:table-cell office:value-type="float" office:value="0" table:style-name="ce1">
            <text:p>0</text:p>
          </table:table-cell>
          <table:table-cell office:value-type="float" office:value="0.12570999999999999" table:style-name="ce1">
            <text:p>0.1257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5" table:style-name="ce1">
            <text:p>95</text:p>
          </table:table-cell>
          <table:table-cell office:value-type="float" office:value="3.8077666810661528" table:style-name="ce1">
            <text:p>3.807766681</text:p>
          </table:table-cell>
          <table:table-cell office:value-type="float" office:value="-43.142184071192858" table:style-name="ce1">
            <text:p>-43.14218407</text:p>
          </table:table-cell>
          <table:table-cell office:value-type="float" office:value="0" table:style-name="ce1">
            <text:p>0</text:p>
          </table:table-cell>
          <table:table-cell office:value-type="float" office:value="0.61990000000000001" table:style-name="ce1">
            <text:p>0.619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4" table:style-name="ce1">
            <text:p>94</text:p>
          </table:table-cell>
          <table:table-cell office:value-type="float" office:value="10.695628194191372" table:style-name="ce1">
            <text:p>10.69562819</text:p>
          </table:table-cell>
          <table:table-cell office:value-type="float" office:value="-113.01284248561244" table:style-name="ce1">
            <text:p>-113.0128425</text:p>
          </table:table-cell>
          <table:table-cell office:value-type="float" office:value="0" table:style-name="ce1">
            <text:p>0</text:p>
          </table:table-cell>
          <table:table-cell office:value-type="float" office:value="0.26932" table:style-name="ce1">
            <text:p>0.2693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01" table:style-name="ce1">
            <text:p>101</text:p>
          </table:table-cell>
          <table:table-cell office:value-type="float" office:value="4.8841179584260068" table:style-name="ce1">
            <text:p>4.884117958</text:p>
          </table:table-cell>
          <table:table-cell office:value-type="float" office:value="-56.103926418542898" table:style-name="ce1">
            <text:p>-56.10392642</text:p>
          </table:table-cell>
          <table:table-cell office:value-type="float" office:value="0" table:style-name="ce1">
            <text:p>0</text:p>
          </table:table-cell>
          <table:table-cell office:value-type="float" office:value="0.46840999999999999" table:style-name="ce1">
            <text:p>0.468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42" table:style-name="ce1">
            <text:p>242</text:p>
          </table:table-cell>
          <table:table-cell office:value-type="float" office:value="43.339031613415834" table:style-name="ce1">
            <text:p>43.33903161</text:p>
          </table:table-cell>
          <table:table-cell office:value-type="float" office:value="-488.76796764018968" table:style-name="ce1">
            <text:p>-488.7679676</text:p>
          </table:table-cell>
          <table:table-cell office:value-type="float" office:value="0" table:style-name="ce1">
            <text:p>0</text:p>
          </table:table-cell>
          <table:table-cell office:value-type="float" office:value="5.5989999999999998E-2" table:style-name="ce1">
            <text:p>0.05599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41" table:style-name="ce1">
            <text:p>241</text:p>
          </table:table-cell>
          <table:table-cell office:value-type="float" office:value="40.228779318909268" table:style-name="ce1">
            <text:p>40.22877932</text:p>
          </table:table-cell>
          <table:table-cell office:value-type="float" office:value="-416.28041208262636" table:style-name="ce1">
            <text:p>-416.2804121</text:p>
          </table:table-cell>
          <table:table-cell office:value-type="float" office:value="0" table:style-name="ce1">
            <text:p>0</text:p>
          </table:table-cell>
          <table:table-cell office:value-type="float" office:value="7.5509999999999994E-2" table:style-name="ce1">
            <text:p>0.07551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01" table:style-name="ce1">
            <text:p>101</text:p>
          </table:table-cell>
          <table:table-cell office:value-type="float" office:value="7.7785102175346079" table:style-name="ce1">
            <text:p>7.778510218</text:p>
          </table:table-cell>
          <table:table-cell office:value-type="float" office:value="-80.817402768622287" table:style-name="ce1">
            <text:p>-80.81740277</text:p>
          </table:table-cell>
          <table:table-cell office:value-type="float" office:value="0" table:style-name="ce1">
            <text:p>0</text:p>
          </table:table-cell>
          <table:table-cell office:value-type="float" office:value="0.38323000000000002" table:style-name="ce1">
            <text:p>0.3832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9.8424766295860451" table:style-name="ce1">
            <text:p>9.84247663</text:p>
          </table:table-cell>
          <table:table-cell office:value-type="float" office:value="-104.1115305707324" table:style-name="ce1">
            <text:p>-104.1115306</text:p>
          </table:table-cell>
          <table:table-cell office:value-type="float" office:value="0" table:style-name="ce1">
            <text:p>0</text:p>
          </table:table-cell>
          <table:table-cell office:value-type="float" office:value="0.28795999999999999" table:style-name="ce1">
            <text:p>0.2879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33" table:style-name="ce1">
            <text:p>233</text:p>
          </table:table-cell>
          <table:table-cell office:value-type="float" office:value="0" table:style-name="ce1">
            <text:p>0</text:p>
          </table:table-cell>
          <table:table-cell office:value-type="float" office:value="-12499.999999999998" table:style-name="ce1">
            <text:p>-12500</text:p>
          </table:table-cell>
          <table:table-cell office:value-type="float" office:value="0" table:style-name="ce1">
            <text:p>0</text:p>
          </table:table-cell>
          <table:table-cell office:value-type="float" office:value="2.3600000000000001E-3" table:style-name="ce1">
            <text:p>0.0023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32" table:style-name="ce1">
            <text:p>232</text:p>
          </table:table-cell>
          <table:table-cell office:value-type="float" office:value="0" table:style-name="ce1">
            <text:p>0</text:p>
          </table:table-cell>
          <table:table-cell office:value-type="float" office:value="-11111.111111111109" table:style-name="ce1">
            <text:p>-11111.11111</text:p>
          </table:table-cell>
          <table:table-cell office:value-type="float" office:value="0" table:style-name="ce1">
            <text:p>0</text:p>
          </table:table-cell>
          <table:table-cell office:value-type="float" office:value="2.47E-3" table:style-name="ce1">
            <text:p>0.00247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9.8424766295860451" table:style-name="ce1">
            <text:p>9.84247663</text:p>
          </table:table-cell>
          <table:table-cell office:value-type="float" office:value="-104.1115305707324" table:style-name="ce1">
            <text:p>-104.1115306</text:p>
          </table:table-cell>
          <table:table-cell office:value-type="float" office:value="0" table:style-name="ce1">
            <text:p>0</text:p>
          </table:table-cell>
          <table:table-cell office:value-type="float" office:value="0.28795999999999999" table:style-name="ce1">
            <text:p>0.2879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04" table:style-name="ce1">
            <text:p>104</text:p>
          </table:table-cell>
          <table:table-cell office:value-type="float" office:value="10.849888082661284" table:style-name="ce1">
            <text:p>10.84988808</text:p>
          </table:table-cell>
          <table:table-cell office:value-type="float" office:value="-121.42956936348315" table:style-name="ce1">
            <text:p>-121.4295694</text:p>
          </table:table-cell>
          <table:table-cell office:value-type="float" office:value="0" table:style-name="ce1">
            <text:p>0</text:p>
          </table:table-cell>
          <table:table-cell office:value-type="float" office:value="0.21485000000000001" table:style-name="ce1">
            <text:p>0.2148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9" table:style-name="ce1">
            <text:p>99</text:p>
          </table:table-cell>
          <table:table-cell office:value-type="float" office:value="10.4708533326632" table:style-name="ce1">
            <text:p>10.47085333</text:p>
          </table:table-cell>
          <table:table-cell office:value-type="float" office:value="-117.69239145913436" table:style-name="ce1">
            <text:p>-117.6923915</text:p>
          </table:table-cell>
          <table:table-cell office:value-type="float" office:value="0" table:style-name="ce1">
            <text:p>0</text:p>
          </table:table-cell>
          <table:table-cell office:value-type="float" office:value="0.22417999999999999" table:style-name="ce1">
            <text:p>0.2241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" table:style-name="ce1">
            <text:p>3</text:p>
          </table:table-cell>
          <table:table-cell office:value-type="float" office:value="15.817779183802596" table:style-name="ce1">
            <text:p>15.81777918</text:p>
          </table:table-cell>
          <table:table-cell office:value-type="float" office:value="-177.15912685858908" table:style-name="ce1">
            <text:p>-177.1591269</text:p>
          </table:table-cell>
          <table:table-cell office:value-type="float" office:value="0" table:style-name="ce1">
            <text:p>0</text:p>
          </table:table-cell>
          <table:table-cell office:value-type="float" office:value="0.14990000000000001" table:style-name="ce1">
            <text:p>0.149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37" table:style-name="ce1">
            <text:p>237</text:p>
          </table:table-cell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08E-3" table:style-name="ce1">
            <text:p>0.00108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44" table:style-name="ce1">
            <text:p>244</text:p>
          </table:table-cell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1199999999999999E-3" table:style-name="ce1">
            <text:p>0.00112</text:p>
          </table:table-cell>
          <table:table-cell office:value-type="float" office:value="5.05" table:style-name="ce1">
            <text:p>5.0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38" table:style-name="ce1">
            <text:p>238</text:p>
          </table:table-cell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01E-3" table:style-name="ce1">
            <text:p>0.00101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43" table:style-name="ce1">
            <text:p>243</text:p>
          </table:table-cell>
          <table:table-cell office:value-type="float" office:value="0" table:style-name="ce1">
            <text:p>0</text:p>
          </table:table-cell>
          <table:table-cell office:value-type="float" office:value="-33333.333333333336" table:style-name="ce1">
            <text:p>-33333.33333</text:p>
          </table:table-cell>
          <table:table-cell office:value-type="float" office:value="0" table:style-name="ce1">
            <text:p>0</text:p>
          </table:table-cell>
          <table:table-cell office:value-type="float" office:value="8.4999999999999995E-4" table:style-name="ce1">
            <text:p>0.00085</text:p>
          </table:table-cell>
          <table:table-cell office:value-type="float" office:value="5.05" table:style-name="ce1">
            <text:p>5.0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39" table:style-name="ce1">
            <text:p>239</text:p>
          </table:table-cell>
          <table:table-cell office:value-type="float" office:value="2702.7027027027029" table:style-name="ce1">
            <text:p>2702.702703</text:p>
          </table:table-cell>
          <table:table-cell office:value-type="float" office:value="-16216.216216216217" table:style-name="ce1">
            <text:p>-16216.21622</text:p>
          </table:table-cell>
          <table:table-cell office:value-type="float" office:value="0" table:style-name="ce1">
            <text:p>0</text:p>
          </table:table-cell>
          <table:table-cell office:value-type="float" office:value="1.89E-3" table:style-name="ce1">
            <text:p>0.00189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-20000" table:style-name="ce1">
            <text:p>-20000</text:p>
          </table:table-cell>
          <table:table-cell office:value-type="float" office:value="0" table:style-name="ce1">
            <text:p>0</text:p>
          </table:table-cell>
          <table:table-cell office:value-type="float" office:value="1.47E-3" table:style-name="ce1">
            <text:p>0.00147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03" table:style-name="ce1">
            <text:p>103</text:p>
          </table:table-cell>
          <table:table-cell office:value-type="float" office:value="8.635722208646726" table:style-name="ce1">
            <text:p>8.635722209</text:p>
          </table:table-cell>
          <table:table-cell office:value-type="float" office:value="-79.512612632206512" table:style-name="ce1">
            <text:p>-79.51261263</text:p>
          </table:table-cell>
          <table:table-cell office:value-type="float" office:value="0" table:style-name="ce1">
            <text:p>0</text:p>
          </table:table-cell>
          <table:table-cell office:value-type="float" office:value="0.34410000000000002" table:style-name="ce1">
            <text:p>0.34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07" table:style-name="ce1">
            <text:p>107</text:p>
          </table:table-cell>
          <table:table-cell office:value-type="float" office:value="6.0426217139161569" table:style-name="ce1">
            <text:p>6.042621714</text:p>
          </table:table-cell>
          <table:table-cell office:value-type="float" office:value="-63.610842096495766" table:style-name="ce1">
            <text:p>-63.6108421</text:p>
          </table:table-cell>
          <table:table-cell office:value-type="float" office:value="0" table:style-name="ce1">
            <text:p>0</text:p>
          </table:table-cell>
          <table:table-cell office:value-type="float" office:value="0.48415999999999998" table:style-name="ce1">
            <text:p>0.4841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27" table:style-name="ce1">
            <text:p>227</text:p>
          </table:table-cell>
          <table:table-cell office:value-type="float" office:value="317.96502384737681" table:style-name="ce1">
            <text:p>317.9650238</text:p>
          </table:table-cell>
          <table:table-cell office:value-type="float" office:value="-3974.56279809221" table:style-name="ce1">
            <text:p>-3974.562798</text:p>
          </table:table-cell>
          <table:table-cell office:value-type="float" office:value="0" table:style-name="ce1">
            <text:p>0</text:p>
          </table:table-cell>
          <table:table-cell office:value-type="float" office:value="7.2899999999999996E-3" table:style-name="ce1">
            <text:p>0.0072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28" table:style-name="ce1">
            <text:p>228</text:p>
          </table:table-cell>
          <table:table-cell office:value-type="float" office:value="769.23076923076917" table:style-name="ce1">
            <text:p>769.2307692</text:p>
          </table:table-cell>
          <table:table-cell office:value-type="float" office:value="-6153.8461538461534" table:style-name="ce1">
            <text:p>-6153.846154</text:p>
          </table:table-cell>
          <table:table-cell office:value-type="float" office:value="0" table:style-name="ce1">
            <text:p>0</text:p>
          </table:table-cell>
          <table:table-cell office:value-type="float" office:value="4.8999999999999998E-3" table:style-name="ce1">
            <text:p>0.004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" table:style-name="ce1">
            <text:p>4</text:p>
          </table:table-cell>
          <table:table-cell office:value-type="float" office:value="6.4974699245899705" table:style-name="ce1">
            <text:p>6.497469925</text:p>
          </table:table-cell>
          <table:table-cell office:value-type="float" office:value="-62.415089881667292" table:style-name="ce1">
            <text:p>-62.41508988</text:p>
          </table:table-cell>
          <table:table-cell office:value-type="float" office:value="0" table:style-name="ce1">
            <text:p>0</text:p>
          </table:table-cell>
          <table:table-cell office:value-type="float" office:value="0.47305999999999998" table:style-name="ce1">
            <text:p>0.47306</text:p>
          </table:table-cell>
          <table:table-cell office:value-type="float" office:value="12.8" table:style-name="ce1">
            <text:p>12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25" table:style-name="ce1">
            <text:p>225</text:p>
          </table:table-cell>
          <table:table-cell office:value-type="float" office:value="16.134236850596963" table:style-name="ce1">
            <text:p>16.13423685</text:p>
          </table:table-cell>
          <table:table-cell office:value-type="float" office:value="-172.09852640636763" table:style-name="ce1">
            <text:p>-172.0985264</text:p>
          </table:table-cell>
          <table:table-cell office:value-type="float" office:value="0" table:style-name="ce1">
            <text:p>0</text:p>
          </table:table-cell>
          <table:table-cell office:value-type="float" office:value="0.17268" table:style-name="ce1">
            <text:p>0.1726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" table:style-name="ce1">
            <text:p>2</text:p>
          </table:table-cell>
          <table:table-cell office:value-type="float" office:value="85.758039816232753" table:style-name="ce1">
            <text:p>85.75803982</text:p>
          </table:table-cell>
          <table:table-cell office:value-type="float" office:value="-777.9479326186829" table:style-name="ce1">
            <text:p>-777.9479326</text:p>
          </table:table-cell>
          <table:table-cell office:value-type="float" office:value="0" table:style-name="ce1">
            <text:p>0</text:p>
          </table:table-cell>
          <table:table-cell office:value-type="float" office:value="3.4799999999999998E-2" table:style-name="ce1">
            <text:p>0.0348</text:p>
          </table:table-cell>
          <table:table-cell office:value-type="float" office:value="14.69" table:style-name="ce1">
            <text:p>14.6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7" table:style-name="ce1">
            <text:p>7</text:p>
          </table:table-cell>
          <table:table-cell office:value-type="float" office:value="9.4624164646046491" table:style-name="ce1">
            <text:p>9.462416465</text:p>
          </table:table-cell>
          <table:table-cell office:value-type="float" office:value="-85.457448695960736" table:style-name="ce1">
            <text:p>-85.4574487</text:p>
          </table:table-cell>
          <table:table-cell office:value-type="float" office:value="0" table:style-name="ce1">
            <text:p>0</text:p>
          </table:table-cell>
          <table:table-cell office:value-type="float" office:value="0.34478999999999999" table:style-name="ce1">
            <text:p>0.3447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69" table:style-name="ce1">
            <text:p>269</text:p>
          </table:table-cell>
          <table:table-cell office:value-type="float" office:value="2.5118504355160431" table:style-name="ce1">
            <text:p>2.511850436</text:p>
          </table:table-cell>
          <table:table-cell office:value-type="float" office:value="-6.7266241034847729" table:style-name="ce1">
            <text:p>-6.726624103</text:p>
          </table:table-cell>
          <table:table-cell office:value-type="float" office:value="0" table:style-name="ce1">
            <text:p>0</text:p>
          </table:table-cell>
          <table:table-cell office:value-type="float" office:value="6.5799999999999999E-3" table:style-name="ce1">
            <text:p>0.00658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79" table:style-name="ce1">
            <text:p>279</text:p>
          </table:table-cell>
          <table:table-cell office:value-type="float" office:value="34.867156135125171" table:style-name="ce1">
            <text:p>34.86715614</text:p>
          </table:table-cell>
          <table:table-cell office:value-type="float" office:value="-153.91358922505256" table:style-name="ce1">
            <text:p>-153.9135892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80" table:style-name="ce1">
            <text:p>280</text:p>
          </table:table-cell>
          <table:table-cell office:value-type="float" office:value="12.064528605801627" table:style-name="ce1">
            <text:p>12.06452861</text:p>
          </table:table-cell>
          <table:table-cell office:value-type="float" office:value="-40.518942739781167" table:style-name="ce1">
            <text:p>-40.51894274</text:p>
          </table:table-cell>
          <table:table-cell office:value-type="float" office:value="0" table:style-name="ce1">
            <text:p>0</text:p>
          </table:table-cell>
          <table:table-cell office:value-type="float" office:value="1.24E-3" table:style-name="ce1">
            <text:p>0.00124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80" table:style-name="ce1">
            <text:p>280</text:p>
          </table:table-cell>
          <table:table-cell office:value-type="float" office:value="10.65077786227457" table:style-name="ce1">
            <text:p>10.65077786</text:p>
          </table:table-cell>
          <table:table-cell office:value-type="float" office:value="-35.786055984893743" table:style-name="ce1">
            <text:p>-35.78605598</text:p>
          </table:table-cell>
          <table:table-cell office:value-type="float" office:value="0" table:style-name="ce1">
            <text:p>0</text:p>
          </table:table-cell>
          <table:table-cell office:value-type="float" office:value="1.41E-3" table:style-name="ce1">
            <text:p>0.00141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83" table:style-name="ce1">
            <text:p>283</text:p>
          </table:table-cell>
          <table:table-cell office:value-type="float" office:value="405.40540540540536" table:style-name="ce1">
            <text:p>405.4054054</text:p>
          </table:table-cell>
          <table:table-cell office:value-type="float" office:value="-2567.567567567567" table:style-name="ce1">
            <text:p>-2567.567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8199999999999998" table:style-name="ce1">
            <text:p>0.9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87" table:style-name="ce1">
            <text:p>287</text:p>
          </table:table-cell>
          <table:table-cell office:value-type="float" office:value="8.7281870244449173" table:style-name="ce1">
            <text:p>8.728187024</text:p>
          </table:table-cell>
          <table:table-cell office:value-type="float" office:value="-29.331203605752663" table:style-name="ce1">
            <text:p>-29.33120361</text:p>
          </table:table-cell>
          <table:table-cell office:value-type="float" office:value="0" table:style-name="ce1">
            <text:p>0</text:p>
          </table:table-cell>
          <table:table-cell office:value-type="float" office:value="1.72E-3" table:style-name="ce1">
            <text:p>0.00172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88" table:style-name="ce1">
            <text:p>288</text:p>
          </table:table-cell>
          <table:table-cell office:value-type="float" office:value="8.9820608614926591" table:style-name="ce1">
            <text:p>8.982060861</text:p>
          </table:table-cell>
          <table:table-cell office:value-type="float" office:value="-30.178138258701601" table:style-name="ce1">
            <text:p>-30.17813826</text:p>
          </table:table-cell>
          <table:table-cell office:value-type="float" office:value="0" table:style-name="ce1">
            <text:p>0</text:p>
          </table:table-cell>
          <table:table-cell office:value-type="float" office:value="1.67E-3" table:style-name="ce1">
            <text:p>0.0016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86" table:style-name="ce1">
            <text:p>286</text:p>
          </table:table-cell>
          <table:table-cell office:value-type="float" office:value="211.71489061397318" table:style-name="ce1">
            <text:p>211.7148906</text:p>
          </table:table-cell>
          <table:table-cell office:value-type="float" office:value="-705.71630204657731" table:style-name="ce1">
            <text:p>-705.716302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72" table:style-name="ce1">
            <text:p>172</text:p>
          </table:table-cell>
          <table:table-cell office:value-type="float" office:value="3.8777095356758893" table:style-name="ce1">
            <text:p>3.877709536</text:p>
          </table:table-cell>
          <table:table-cell office:value-type="float" office:value="-13.030434807681132" table:style-name="ce1">
            <text:p>-13.03043481</text:p>
          </table:table-cell>
          <table:table-cell office:value-type="float" office:value="0" table:style-name="ce1">
            <text:p>0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294" table:style-name="ce1">
            <text:p>294</text:p>
          </table:table-cell>
          <table:table-cell office:value-type="float" office:value="2.7599990020680196" table:style-name="ce1">
            <text:p>2.759999002</text:p>
          </table:table-cell>
          <table:table-cell office:value-type="float" office:value="-7.3911204669724109" table:style-name="ce1">
            <text:p>-7.391120467</text:p>
          </table:table-cell>
          <table:table-cell office:value-type="float" office:value="0" table:style-name="ce1">
            <text:p>0</text:p>
          </table:table-cell>
          <table:table-cell office:value-type="float" office:value="1.5E-3" table:style-name="ce1">
            <text:p>0.0015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72" table:style-name="ce1">
            <text:p>272</text:p>
          </table:table-cell>
          <table:table-cell office:value-type="float" office:value="2.2962799131521541" table:style-name="ce1">
            <text:p>2.296279913</text:p>
          </table:table-cell>
          <table:table-cell office:value-type="float" office:value="-7.7149562432005352" table:style-name="ce1">
            <text:p>-7.714956243</text:p>
          </table:table-cell>
          <table:table-cell office:value-type="float" office:value="0" table:style-name="ce1">
            <text:p>0</text:p>
          </table:table-cell>
          <table:table-cell office:value-type="float" office:value="1.6299999999999999E-3" table:style-name="ce1">
            <text:p>0.00163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98" table:style-name="ce1">
            <text:p>298</text:p>
          </table:table-cell>
          <table:table-cell office:value-type="float" office:value="0.74352498293694402" table:style-name="ce1">
            <text:p>0.743524983</text:p>
          </table:table-cell>
          <table:table-cell office:value-type="float" office:value="-2.497841853703211" table:style-name="ce1">
            <text:p>-2.497841854</text:p>
          </table:table-cell>
          <table:table-cell office:value-type="float" office:value="0" table:style-name="ce1">
            <text:p>0</text:p>
          </table:table-cell>
          <table:table-cell office:value-type="float" office:value="5.0400000000000002E-3" table:style-name="ce1">
            <text:p>0.00504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00" table:style-name="ce1">
            <text:p>300</text:p>
          </table:table-cell>
          <table:table-cell office:value-type="float" office:value="0.86742235623393227" table:style-name="ce1">
            <text:p>0.867422356</text:p>
          </table:table-cell>
          <table:table-cell office:value-type="float" office:value="-2.9143061277818991" table:style-name="ce1">
            <text:p>-2.914306128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97" table:style-name="ce1">
            <text:p>297</text:p>
          </table:table-cell>
          <table:table-cell office:value-type="float" office:value="17.475425183335936" table:style-name="ce1">
            <text:p>17.47542518</text:p>
          </table:table-cell>
          <table:table-cell office:value-type="float" office:value="-46.809174598221254" table:style-name="ce1">
            <text:p>-46.8091746</text:p>
          </table:table-cell>
          <table:table-cell office:value-type="float" office:value="0" table:style-name="ce1">
            <text:p>0</text:p>
          </table:table-cell>
          <table:table-cell office:value-type="float" office:value="2.4000000000000001E-4" table:style-name="ce1">
            <text:p>0.00024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304" table:style-name="ce1">
            <text:p>304</text:p>
          </table:table-cell>
          <table:table-cell office:value-type="float" office:value="2.504944587195884" table:style-name="ce1">
            <text:p>2.504944587</text:p>
          </table:table-cell>
          <table:table-cell office:value-type="float" office:value="-8.4143015564361434" table:style-name="ce1">
            <text:p>-8.414301556</text:p>
          </table:table-cell>
          <table:table-cell office:value-type="float" office:value="0" table:style-name="ce1">
            <text:p>0</text:p>
          </table:table-cell>
          <table:table-cell office:value-type="float" office:value="1.5E-3" table:style-name="ce1">
            <text:p>0.0015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74" table:style-name="ce1">
            <text:p>174</text:p>
          </table:table-cell>
          <table:table-cell office:value-type="float" office:value="10.315155134504193" table:style-name="ce1">
            <text:p>10.31515513</text:p>
          </table:table-cell>
          <table:table-cell office:value-type="float" office:value="-69.491571432449305" table:style-name="ce1">
            <text:p>-69.49157143</text:p>
          </table:table-cell>
          <table:table-cell office:value-type="float" office:value="0" table:style-name="ce1">
            <text:p>0</text:p>
          </table:table-cell>
          <table:table-cell office:value-type="float" office:value="5.2199999999999998E-3" table:style-name="ce1">
            <text:p>0.00522</text:p>
          </table:table-cell>
          <table:table-cell office:value-type="float" office:value="2.74" table:style-name="ce1">
            <text:p>2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76" table:style-name="ce1">
            <text:p>176</text:p>
          </table:table-cell>
          <table:table-cell office:value-type="float" office:value="13.724310996699494" table:style-name="ce1">
            <text:p>13.724311</text:p>
          </table:table-cell>
          <table:table-cell office:value-type="float" office:value="-46.843742047762504" table:style-name="ce1">
            <text:p>-46.84374205</text:p>
          </table:table-cell>
          <table:table-cell office:value-type="float" office:value="0" table:style-name="ce1">
            <text:p>0</text:p>
          </table:table-cell>
          <table:table-cell office:value-type="float" office:value="6.3200000000000001E-3" table:style-name="ce1">
            <text:p>0.00632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49" table:style-name="ce1">
            <text:p>249</text:p>
          </table:table-cell>
          <table:table-cell office:value-type="float" office:value="20.291398558255082" table:style-name="ce1">
            <text:p>20.29139856</text:p>
          </table:table-cell>
          <table:table-cell office:value-type="float" office:value="-106.38322827940671" table:style-name="ce1">
            <text:p>-106.3832283</text:p>
          </table:table-cell>
          <table:table-cell office:value-type="float" office:value="0" table:style-name="ce1">
            <text:p>0</text:p>
          </table:table-cell>
          <table:table-cell office:value-type="float" office:value="3.0999999999999999E-3" table:style-name="ce1">
            <text:p>0.0031</text:p>
          </table:table-cell>
          <table:table-cell office:value-type="float" office:value="1.36" table:style-name="ce1">
            <text:p>1.3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47" table:style-name="ce1">
            <text:p>247</text:p>
          </table:table-cell>
          <table:table-cell office:value-type="float" office:value="17.376110743745805" table:style-name="ce1">
            <text:p>17.37611074</text:p>
          </table:table-cell>
          <table:table-cell office:value-type="float" office:value="-58.403038888701175" table:style-name="ce1">
            <text:p>-58.40303889</text:p>
          </table:table-cell>
          <table:table-cell office:value-type="float" office:value="0" table:style-name="ce1">
            <text:p>0</text:p>
          </table:table-cell>
          <table:table-cell office:value-type="float" office:value="5.2500000000000003E-3" table:style-name="ce1">
            <text:p>0.00525</text:p>
          </table:table-cell>
          <table:table-cell office:value-type="float" office:value="1.71" table:style-name="ce1">
            <text:p>1.7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47" table:style-name="ce1">
            <text:p>247</text:p>
          </table:table-cell>
          <table:table-cell office:value-type="float" office:value="21.286317689933014" table:style-name="ce1">
            <text:p>21.28631769</text:p>
          </table:table-cell>
          <table:table-cell office:value-type="float" office:value="-71.548774643649196" table:style-name="ce1">
            <text:p>-71.54877464</text:p>
          </table:table-cell>
          <table:table-cell office:value-type="float" office:value="0" table:style-name="ce1">
            <text:p>0</text:p>
          </table:table-cell>
          <table:table-cell office:value-type="float" office:value="4.28E-3" table:style-name="ce1">
            <text:p>0.00428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256" table:style-name="ce1">
            <text:p>256</text:p>
          </table:table-cell>
          <table:table-cell office:value-type="float" office:value="113.27834613614642" table:style-name="ce1">
            <text:p>113.2783461</text:p>
          </table:table-cell>
          <table:table-cell office:value-type="float" office:value="-584.091472264505" table:style-name="ce1">
            <text:p>-584.0914723</text:p>
          </table:table-cell>
          <table:table-cell office:value-type="float" office:value="0" table:style-name="ce1">
            <text:p>0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20" table:style-name="ce1">
            <text:p>220</text:p>
          </table:table-cell>
          <table:table-cell office:value-type="float" office:value="15.322877884945894" table:style-name="ce1">
            <text:p>15.32287788</text:p>
          </table:table-cell>
          <table:table-cell office:value-type="float" office:value="-202.92459901685103" table:style-name="ce1">
            <text:p>-202.924599</text:p>
          </table:table-cell>
          <table:table-cell office:value-type="float" office:value="0" table:style-name="ce1">
            <text:p>0</text:p>
          </table:table-cell>
          <table:table-cell office:value-type="float" office:value="1.932E-2" table:style-name="ce1">
            <text:p>0.019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58" table:style-name="ce1">
            <text:p>258</text:p>
          </table:table-cell>
          <table:table-cell office:value-type="float" office:value="13.59119607622169" table:style-name="ce1">
            <text:p>13.59119608</text:p>
          </table:table-cell>
          <table:table-cell office:value-type="float" office:value="-74.015388631757304" table:style-name="ce1">
            <text:p>-74.01538863</text:p>
          </table:table-cell>
          <table:table-cell office:value-type="float" office:value="0" table:style-name="ce1">
            <text:p>0</text:p>
          </table:table-cell>
          <table:table-cell office:value-type="float" office:value="2.0070000000000001E-2" table:style-name="ce1">
            <text:p>0.02007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210" table:style-name="ce1">
            <text:p>210</text:p>
          </table:table-cell>
          <table:table-cell office:value-type="float" office:value="61.786726757287212" table:style-name="ce1">
            <text:p>61.78672676</text:p>
          </table:table-cell>
          <table:table-cell office:value-type="float" office:value="-599.69470087955233" table:style-name="ce1">
            <text:p>-599.6947009</text:p>
          </table:table-cell>
          <table:table-cell office:value-type="float" office:value="0" table:style-name="ce1">
            <text:p>0</text:p>
          </table:table-cell>
          <table:table-cell office:value-type="float" office:value="4.9199999999999999E-3" table:style-name="ce1">
            <text:p>0.00492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211" table:style-name="ce1">
            <text:p>211</text:p>
          </table:table-cell>
          <table:table-cell office:value-type="float" office:value="58.927519151443732" table:style-name="ce1">
            <text:p>58.92751915</text:p>
          </table:table-cell>
          <table:table-cell office:value-type="float" office:value="-604.00707130229819" table:style-name="ce1">
            <text:p>-604.0070713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66" table:style-name="ce1">
            <text:p>266</text:p>
          </table:table-cell>
          <table:table-cell office:value-type="float" office:value="2702.7027027027029" table:style-name="ce1">
            <text:p>2702.702703</text:p>
          </table:table-cell>
          <table:table-cell office:value-type="float" office:value="-16216.216216216217" table:style-name="ce1">
            <text:p>-16216.21622</text:p>
          </table:table-cell>
          <table:table-cell office:value-type="float" office:value="0" table:style-name="ce1">
            <text:p>0</text:p>
          </table:table-cell>
          <table:table-cell office:value-type="float" office:value="1E-4" table:style-name="ce1">
            <text:p>0.0001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63" table:style-name="ce1">
            <text:p>263</text:p>
          </table:table-cell>
          <table:table-cell office:value-type="float" office:value="17.080841669095662" table:style-name="ce1">
            <text:p>17.08084167</text:p>
          </table:table-cell>
          <table:table-cell office:value-type="float" office:value="-90.587946364457579" table:style-name="ce1">
            <text:p>-90.58794636</text:p>
          </table:table-cell>
          <table:table-cell office:value-type="float" office:value="0" table:style-name="ce1">
            <text:p>0</text:p>
          </table:table-cell>
          <table:table-cell office:value-type="float" office:value="1.6639999999999999E-2" table:style-name="ce1">
            <text:p>0.016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21" table:style-name="ce1">
            <text:p>221</text:p>
          </table:table-cell>
          <table:table-cell office:value-type="float" office:value="161.46393972012919" table:style-name="ce1">
            <text:p>161.4639397</text:p>
          </table:table-cell>
          <table:table-cell office:value-type="float" office:value="-2314.3164693218514" table:style-name="ce1">
            <text:p>-2314.316469</text:p>
          </table:table-cell>
          <table:table-cell office:value-type="float" office:value="0" table:style-name="ce1">
            <text:p>0</text:p>
          </table:table-cell>
          <table:table-cell office:value-type="float" office:value="1.7099999999999999E-3" table:style-name="ce1">
            <text:p>0.00171</text:p>
          </table:table-cell>
          <table:table-cell office:value-type="float" office:value="12.04" table:style-name="ce1">
            <text:p>12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262" table:style-name="ce1">
            <text:p>262</text:p>
          </table:table-cell>
          <table:table-cell office:value-type="float" office:value="15.924279293659636" table:style-name="ce1">
            <text:p>15.92427929</text:p>
          </table:table-cell>
          <table:table-cell office:value-type="float" office:value="-85.611958678770137" table:style-name="ce1">
            <text:p>-85.61195868</text:p>
          </table:table-cell>
          <table:table-cell office:value-type="float" office:value="0" table:style-name="ce1">
            <text:p>0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265" table:style-name="ce1">
            <text:p>265</text:p>
          </table:table-cell>
          <table:table-cell office:value-type="float" office:value="2000.0000000000005" table:style-name="ce1">
            <text:p>2000</text:p>
          </table:table-cell>
          <table:table-cell office:value-type="float" office:value="-14000" table:style-name="ce1">
            <text:p>-14000</text:p>
          </table:table-cell>
          <table:table-cell office:value-type="float" office:value="0" table:style-name="ce1">
            <text:p>0</text:p>
          </table:table-cell>
          <table:table-cell office:value-type="float" office:value="1.1E-4" table:style-name="ce1">
            <text:p>0.00011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264" table:style-name="ce1">
            <text:p>264</text:p>
          </table:table-cell>
          <table:table-cell office:value-type="float" office:value="60.172841299318378" table:style-name="ce1">
            <text:p>60.1728413</text:p>
          </table:table-cell>
          <table:table-cell office:value-type="float" office:value="-316.42614821193285" table:style-name="ce1">
            <text:p>-316.4261482</text:p>
          </table:table-cell>
          <table:table-cell office:value-type="float" office:value="0" table:style-name="ce1">
            <text:p>0</text:p>
          </table:table-cell>
          <table:table-cell office:value-type="float" office:value="4.81E-3" table:style-name="ce1">
            <text:p>0.00481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270" table:style-name="ce1">
            <text:p>270</text:p>
          </table:table-cell>
          <table:table-cell office:value-type="float" office:value="684.93150684931516" table:style-name="ce1">
            <text:p>684.9315068</text:p>
          </table:table-cell>
          <table:table-cell office:value-type="float" office:value="-1826.4840182648402" table:style-name="ce1">
            <text:p>-1826.484018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271" table:style-name="ce1">
            <text:p>271</text:p>
          </table:table-cell>
          <table:table-cell office:value-type="float" office:value="2.6920790381586177" table:style-name="ce1">
            <text:p>2.692079038</text:p>
          </table:table-cell>
          <table:table-cell office:value-type="float" office:value="-9.0430353404812305" table:style-name="ce1">
            <text:p>-9.04303534</text:p>
          </table:table-cell>
          <table:table-cell office:value-type="float" office:value="0" table:style-name="ce1">
            <text:p>0</text:p>
          </table:table-cell>
          <table:table-cell office:value-type="float" office:value="1.39E-3" table:style-name="ce1">
            <text:p>0.00139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272" table:style-name="ce1">
            <text:p>272</text:p>
          </table:table-cell>
          <table:table-cell office:value-type="float" office:value="1.2794108568242868" table:style-name="ce1">
            <text:p>1.279410857</text:p>
          </table:table-cell>
          <table:table-cell office:value-type="float" office:value="-4.2984262570652154" table:style-name="ce1">
            <text:p>-4.298426257</text:p>
          </table:table-cell>
          <table:table-cell office:value-type="float" office:value="0" table:style-name="ce1">
            <text:p>0</text:p>
          </table:table-cell>
          <table:table-cell office:value-type="float" office:value="2.9299999999999999E-3" table:style-name="ce1">
            <text:p>0.00293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74" table:style-name="ce1">
            <text:p>274</text:p>
          </table:table-cell>
          <table:table-cell office:value-type="float" office:value="40.522069407652019" table:style-name="ce1">
            <text:p>40.52206941</text:p>
          </table:table-cell>
          <table:table-cell office:value-type="float" office:value="-136.08157636898065" table:style-name="ce1">
            <text:p>-136.0815764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82" table:style-name="ce1">
            <text:p>282</text:p>
          </table:table-cell>
          <table:table-cell office:value-type="float" office:value="26.846310771123395" table:style-name="ce1">
            <text:p>26.84631077</text:p>
          </table:table-cell>
          <table:table-cell office:value-type="float" office:value="-118.44828323742905" table:style-name="ce1">
            <text:p>-118.4482832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275" table:style-name="ce1">
            <text:p>275</text:p>
          </table:table-cell>
          <table:table-cell office:value-type="float" office:value="28.966175547393711" table:style-name="ce1">
            <text:p>28.96617555</text:p>
          </table:table-cell>
          <table:table-cell office:value-type="float" office:value="-97.309856643201655" table:style-name="ce1">
            <text:p>-97.30985664</text:p>
          </table:table-cell>
          <table:table-cell office:value-type="float" office:value="0" table:style-name="ce1">
            <text:p>0</text:p>
          </table:table-cell>
          <table:table-cell office:value-type="float" office:value="1.2999999999999999E-4" table:style-name="ce1">
            <text:p>0.00013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276" table:style-name="ce1">
            <text:p>276</text:p>
          </table:table-cell>
          <table:table-cell office:value-type="float" office:value="3.1309172831402652" table:style-name="ce1">
            <text:p>3.130917283</text:p>
          </table:table-cell>
          <table:table-cell office:value-type="float" office:value="-10.517473673441184" table:style-name="ce1">
            <text:p>-10.51747367</text:p>
          </table:table-cell>
          <table:table-cell office:value-type="float" office:value="0" table:style-name="ce1">
            <text:p>0</text:p>
          </table:table-cell>
          <table:table-cell office:value-type="float" office:value="4.79E-3" table:style-name="ce1">
            <text:p>0.00479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277" table:style-name="ce1">
            <text:p>277</text:p>
          </table:table-cell>
          <table:table-cell office:value-type="float" office:value="35.391421427197535" table:style-name="ce1">
            <text:p>35.39142143</text:p>
          </table:table-cell>
          <table:table-cell office:value-type="float" office:value="-156.18388151567606" table:style-name="ce1">
            <text:p>-156.1838815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278" table:style-name="ce1">
            <text:p>278</text:p>
          </table:table-cell>
          <table:table-cell office:value-type="float" office:value="18.49148867385836" table:style-name="ce1">
            <text:p>18.49148867</text:p>
          </table:table-cell>
          <table:table-cell office:value-type="float" office:value="-62.057603712721935" table:style-name="ce1">
            <text:p>-62.05760371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279" table:style-name="ce1">
            <text:p>279</text:p>
          </table:table-cell>
          <table:table-cell office:value-type="float" office:value="9.0060133839531797" table:style-name="ce1">
            <text:p>9.006013384</text:p>
          </table:table-cell>
          <table:table-cell office:value-type="float" office:value="-30.269380531891361" table:style-name="ce1">
            <text:p>-30.26938053</text:p>
          </table:table-cell>
          <table:table-cell office:value-type="float" office:value="0" table:style-name="ce1">
            <text:p>0</text:p>
          </table:table-cell>
          <table:table-cell office:value-type="float" office:value="1.66E-3" table:style-name="ce1">
            <text:p>0.00166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281" table:style-name="ce1">
            <text:p>281</text:p>
          </table:table-cell>
          <table:table-cell office:value-type="float" office:value="15.104192255592132" table:style-name="ce1">
            <text:p>15.10419226</text:p>
          </table:table-cell>
          <table:table-cell office:value-type="float" office:value="-50.787144591758668" table:style-name="ce1">
            <text:p>-50.78714459</text:p>
          </table:table-cell>
          <table:table-cell office:value-type="float" office:value="0" table:style-name="ce1">
            <text:p>0</text:p>
          </table:table-cell>
          <table:table-cell office:value-type="float" office:value="9.8999999999999999E-4" table:style-name="ce1">
            <text:p>0.00099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282" table:style-name="ce1">
            <text:p>282</text:p>
          </table:table-cell>
          <table:table-cell office:value-type="float" office:value="13.753154823049828" table:style-name="ce1">
            <text:p>13.75315482</text:p>
          </table:table-cell>
          <table:table-cell office:value-type="float" office:value="-60.614325610576344" table:style-name="ce1">
            <text:p>-60.61432561</text:p>
          </table:table-cell>
          <table:table-cell office:value-type="float" office:value="0" table:style-name="ce1">
            <text:p>0</text:p>
          </table:table-cell>
          <table:table-cell office:value-type="float" office:value="1.7000000000000001E-4" table:style-name="ce1">
            <text:p>0.0001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284" table:style-name="ce1">
            <text:p>284</text:p>
          </table:table-cell>
          <table:table-cell office:value-type="float" office:value="2.5577740306587073" table:style-name="ce1">
            <text:p>2.557774031</text:p>
          </table:table-cell>
          <table:table-cell office:value-type="float" office:value="-11.450788152324613" table:style-name="ce1">
            <text:p>-11.45078815</text:p>
          </table:table-cell>
          <table:table-cell office:value-type="float" office:value="0" table:style-name="ce1">
            <text:p>0</text:p>
          </table:table-cell>
          <table:table-cell office:value-type="float" office:value="4.4200000000000003E-3" table:style-name="ce1">
            <text:p>0.00442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285" table:style-name="ce1">
            <text:p>285</text:p>
          </table:table-cell>
          <table:table-cell office:value-type="float" office:value="204.54080589077518" table:style-name="ce1">
            <text:p>204.5408059</text:p>
          </table:table-cell>
          <table:table-cell office:value-type="float" office:value="-685.2116997340969" table:style-name="ce1">
            <text:p>-685.2116997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286" table:style-name="ce1">
            <text:p>286</text:p>
          </table:table-cell>
          <table:table-cell office:value-type="float" office:value="7.4116759837610173" table:style-name="ce1">
            <text:p>7.411675984</text:p>
          </table:table-cell>
          <table:table-cell office:value-type="float" office:value="-33.213573002229062" table:style-name="ce1">
            <text:p>-33.213573</text:p>
          </table:table-cell>
          <table:table-cell office:value-type="float" office:value="0" table:style-name="ce1">
            <text:p>0</text:p>
          </table:table-cell>
          <table:table-cell office:value-type="float" office:value="1.5200000000000001E-3" table:style-name="ce1">
            <text:p>0.00152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289" table:style-name="ce1">
            <text:p>289</text:p>
          </table:table-cell>
          <table:table-cell office:value-type="float" office:value="9.7691928775488961" table:style-name="ce1">
            <text:p>9.769192878</text:p>
          </table:table-cell>
          <table:table-cell office:value-type="float" office:value="-26.157735119055509" table:style-name="ce1">
            <text:p>-26.15773512</text:p>
          </table:table-cell>
          <table:table-cell office:value-type="float" office:value="0" table:style-name="ce1">
            <text:p>0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0.53200000000000003" table:style-name="ce1">
            <text:p>0.53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288" table:style-name="ce1">
            <text:p>288</text:p>
          </table:table-cell>
          <table:table-cell office:value-type="float" office:value="5000" table:style-name="ce1">
            <text:p>5000</text:p>
          </table:table-cell>
          <table:table-cell office:value-type="float" office:value="-15000" table:style-name="ce1">
            <text:p>-15000</text:p>
          </table:table-cell>
          <table:table-cell office:value-type="float" office:value="0" table:style-name="ce1">
            <text:p>0</text:p>
          </table:table-cell>
          <table:table-cell office:value-type="float" office:value="3.5E-4" table:style-name="ce1">
            <text:p>0.00035</text:p>
          </table:table-cell>
          <table:table-cell office:value-type="float" office:value="1.2809999999999999" table:style-name="ce1">
            <text:p>1.2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290" table:style-name="ce1">
            <text:p>290</text:p>
          </table:table-cell>
          <table:table-cell office:value-type="float" office:value="9.7220163112535527" table:style-name="ce1">
            <text:p>9.722016311</text:p>
          </table:table-cell>
          <table:table-cell office:value-type="float" office:value="-29.592963821679977" table:style-name="ce1">
            <text:p>-29.59296382</text:p>
          </table:table-cell>
          <table:table-cell office:value-type="float" office:value="0" table:style-name="ce1">
            <text:p>0</text:p>
          </table:table-cell>
          <table:table-cell office:value-type="float" office:value="1.3600000000000001E-3" table:style-name="ce1">
            <text:p>0.00136</text:p>
          </table:table-cell>
          <table:table-cell office:value-type="float" office:value="0.60599999999999998" table:style-name="ce1">
            <text:p>0.60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291" table:style-name="ce1">
            <text:p>291</text:p>
          </table:table-cell>
          <table:table-cell office:value-type="float" office:value="151.71305134130415" table:style-name="ce1">
            <text:p>151.7130513</text:p>
          </table:table-cell>
          <table:table-cell office:value-type="float" office:value="-278.30804782477645" table:style-name="ce1">
            <text:p>-278.3080478</text:p>
          </table:table-cell>
          <table:table-cell office:value-type="float" office:value="0" table:style-name="ce1">
            <text:p>0</text:p>
          </table:table-cell>
          <table:table-cell office:value-type="float" office:value="2.5600000000000002E-3" table:style-name="ce1">
            <text:p>0.00256</text:p>
          </table:table-cell>
          <table:table-cell office:value-type="float" office:value="0.622" table:style-name="ce1">
            <text:p>0.6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292" table:style-name="ce1">
            <text:p>292</text:p>
          </table:table-cell>
          <table:table-cell office:value-type="float" office:value="1003.0527692978631" table:style-name="ce1">
            <text:p>1003.052769</text:p>
          </table:table-cell>
          <table:table-cell office:value-type="float" office:value="-1831.6615787178368" table:style-name="ce1">
            <text:p>-1831.661579</text:p>
          </table:table-cell>
          <table:table-cell office:value-type="float" office:value="0" table:style-name="ce1">
            <text:p>0</text:p>
          </table:table-cell>
          <table:table-cell office:value-type="float" office:value="3.8000000000000002E-4" table:style-name="ce1">
            <text:p>0.00038</text:p>
          </table:table-cell>
          <table:table-cell office:value-type="float" office:value="0.622" table:style-name="ce1">
            <text:p>0.6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293" table:style-name="ce1">
            <text:p>293</text:p>
          </table:table-cell>
          <table:table-cell office:value-type="float" office:value="5.5764134028816761" table:style-name="ce1">
            <text:p>5.576413403</text:p>
          </table:table-cell>
          <table:table-cell office:value-type="float" office:value="-15.756999795717762" table:style-name="ce1">
            <text:p>-15.7569998</text:p>
          </table:table-cell>
          <table:table-cell office:value-type="float" office:value="0" table:style-name="ce1">
            <text:p>0</text:p>
          </table:table-cell>
          <table:table-cell office:value-type="float" office:value="4.5519999999999998E-2" table:style-name="ce1">
            <text:p>0.04552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295" table:style-name="ce1">
            <text:p>295</text:p>
          </table:table-cell>
          <table:table-cell office:value-type="float" office:value="2.1383280811404899" table:style-name="ce1">
            <text:p>2.138328081</text:p>
          </table:table-cell>
          <table:table-cell office:value-type="float" office:value="-5.7263701155965663" table:style-name="ce1">
            <text:p>-5.726370116</text:p>
          </table:table-cell>
          <table:table-cell office:value-type="float" office:value="0" table:style-name="ce1">
            <text:p>0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296" table:style-name="ce1">
            <text:p>296</text:p>
          </table:table-cell>
          <table:table-cell office:value-type="float" office:value="11.006243728919117" table:style-name="ce1">
            <text:p>11.00624373</text:p>
          </table:table-cell>
          <table:table-cell office:value-type="float" office:value="-28.530203582780139" table:style-name="ce1">
            <text:p>-28.53020358</text:p>
          </table:table-cell>
          <table:table-cell office:value-type="float" office:value="0" table:style-name="ce1">
            <text:p>0</text:p>
          </table:table-cell>
          <table:table-cell office:value-type="float" office:value="3.8999999999999999E-4" table:style-name="ce1">
            <text:p>0.00039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297" table:style-name="ce1">
            <text:p>297</text:p>
          </table:table-cell>
          <table:table-cell office:value-type="float" office:value="29.63111769580393" table:style-name="ce1">
            <text:p>29.6311177</text:p>
          </table:table-cell>
          <table:table-cell office:value-type="float" office:value="-79.351128744695274" table:style-name="ce1">
            <text:p>-79.35112874</text:p>
          </table:table-cell>
          <table:table-cell office:value-type="float" office:value="0" table:style-name="ce1">
            <text:p>0</text:p>
          </table:table-cell>
          <table:table-cell office:value-type="float" office:value="1.3999999999999999E-4" table:style-name="ce1">
            <text:p>0.00014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299" table:style-name="ce1">
            <text:p>299</text:p>
          </table:table-cell>
          <table:table-cell office:value-type="float" office:value="369.1275167785235" table:style-name="ce1">
            <text:p>369.1275168</text:p>
          </table:table-cell>
          <table:table-cell office:value-type="float" office:value="-1241.6107382550335" table:style-name="ce1">
            <text:p>-1241.610738</text:p>
          </table:table-cell>
          <table:table-cell office:value-type="float" office:value="0" table:style-name="ce1">
            <text:p>0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01" table:style-name="ce1">
            <text:p>301</text:p>
          </table:table-cell>
          <table:table-cell office:value-type="float" office:value="1.6501080178373868" table:style-name="ce1">
            <text:p>1.650108018</text:p>
          </table:table-cell>
          <table:table-cell office:value-type="float" office:value="-5.5438543908283648" table:style-name="ce1">
            <text:p>-5.543854391</text:p>
          </table:table-cell>
          <table:table-cell office:value-type="float" office:value="0" table:style-name="ce1">
            <text:p>0</text:p>
          </table:table-cell>
          <table:table-cell office:value-type="float" office:value="2.2699999999999999E-3" table:style-name="ce1">
            <text:p>0.00227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00" table:style-name="ce1">
            <text:p>300</text:p>
          </table:table-cell>
          <table:table-cell office:value-type="float" office:value="119.48309773717396" table:style-name="ce1">
            <text:p>119.4830977</text:p>
          </table:table-cell>
          <table:table-cell office:value-type="float" office:value="-411.75713681733794" table:style-name="ce1">
            <text:p>-411.7571368</text:p>
          </table:table-cell>
          <table:table-cell office:value-type="float" office:value="0" table:style-name="ce1">
            <text:p>0</text:p>
          </table:table-cell>
          <table:table-cell office:value-type="float" office:value="3.0699999999999998E-3" table:style-name="ce1">
            <text:p>0.00307</text:p>
          </table:table-cell>
          <table:table-cell office:value-type="float" office:value="0.753" table:style-name="ce1">
            <text:p>0.7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302" table:style-name="ce1">
            <text:p>302</text:p>
          </table:table-cell>
          <table:table-cell office:value-type="float" office:value="1.7560858110441213" table:style-name="ce1">
            <text:p>1.756085811</text:p>
          </table:table-cell>
          <table:table-cell office:value-type="float" office:value="-5.8994632500038859" table:style-name="ce1">
            <text:p>-5.89946325</text:p>
          </table:table-cell>
          <table:table-cell office:value-type="float" office:value="0" table:style-name="ce1">
            <text:p>0</text:p>
          </table:table-cell>
          <table:table-cell office:value-type="float" office:value="2.1299999999999999E-3" table:style-name="ce1">
            <text:p>0.00213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303" table:style-name="ce1">
            <text:p>303</text:p>
          </table:table-cell>
          <table:table-cell office:value-type="float" office:value="1.5281511859705619" table:style-name="ce1">
            <text:p>1.528151186</text:p>
          </table:table-cell>
          <table:table-cell office:value-type="float" office:value="-5.1339108468965948" table:style-name="ce1">
            <text:p>-5.133910847</text:p>
          </table:table-cell>
          <table:table-cell office:value-type="float" office:value="0" table:style-name="ce1">
            <text:p>0</text:p>
          </table:table-cell>
          <table:table-cell office:value-type="float" office:value="2.4499999999999999E-3" table:style-name="ce1">
            <text:p>0.00245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304" table:style-name="ce1">
            <text:p>304</text:p>
          </table:table-cell>
          <table:table-cell office:value-type="float" office:value="1511.3350125944582" table:style-name="ce1">
            <text:p>1511.335013</text:p>
          </table:table-cell>
          <table:table-cell office:value-type="float" office:value="-4785.8942065491183" table:style-name="ce1">
            <text:p>-4785.894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223" table:style-name="ro1">
          <table:table-cell table:number-columns-repeated="16384"/>
        </table:table-row>
      </table:table>
      <table:table table:name="Gens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5356700000000001" table:style-name="ce1">
            <text:p>2.53567</text:p>
          </table:table-cell>
          <table:table-cell office:value-type="float" office:value="-0.38482999999999995" table:style-name="ce1">
            <text:p>-0.38483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3128000000000001" table:style-name="ce1">
            <text:p>0.23128</text:p>
          </table:table-cell>
          <table:table-cell office:value-type="float" office:value="-0.20796000000000001" table:style-name="ce1">
            <text:p>-0.2079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8" table:style-name="ce1">
            <text:p>1.048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.0690000000000003E-2" table:style-name="ce1">
            <text:p>0.07069</text:p>
          </table:table-cell>
          <table:table-cell office:value-type="float" office:value="-0.22469" table:style-name="ce1">
            <text:p>-0.2246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27999999999999" table:style-name="ce1">
            <text:p>1.0428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0859000000000001" table:style-name="ce1">
            <text:p>0.10859</text:p>
          </table:table-cell>
          <table:table-cell office:value-type="float" office:value="-0.40018999999999999" table:style-name="ce1">
            <text:p>-0.4001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61065000000000003" table:style-name="ce1">
            <text:p>0.61065</text:p>
          </table:table-cell>
          <table:table-cell office:value-type="float" office:value="-8.6639999999999995E-2" table:style-name="ce1">
            <text:p>-0.08664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10999999999999" table:style-name="ce1">
            <text:p>1.041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9311000000000001" table:style-name="ce1">
            <text:p>0.39311</text:p>
          </table:table-cell>
          <table:table-cell office:value-type="float" office:value="-4.9680000000000002E-2" table:style-name="ce1">
            <text:p>-0.04968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07999999999999" table:style-name="ce1">
            <text:p>1.0408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36618000000000001" table:style-name="ce1">
            <text:p>0.36618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71999999999999" table:style-name="ce1">
            <text:p>1.0372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3063" table:style-name="ce1">
            <text:p>0.23063</text:p>
          </table:table-cell>
          <table:table-cell office:value-type="float" office:value="-0.23063" table:style-name="ce1">
            <text:p>-0.23063</text:p>
          </table:table-cell>
          <table:table-cell office:value-type="float" office:value="1.0306999999999999" table:style-name="ce1">
            <text:p>1.0307</text:p>
          </table:table-cell>
          <table:table-cell office:value-type="float" office:value="0.57657999999999998" table:style-name="ce1">
            <text:p>0.576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120999999999997" table:style-name="ce1">
            <text:p>0.17121</text:p>
          </table:table-cell>
          <table:table-cell office:value-type="float" office:value="-0.17120999999999997" table:style-name="ce1">
            <text:p>-0.17121</text:p>
          </table:table-cell>
          <table:table-cell office:value-type="float" office:value="1.0306999999999999" table:style-name="ce1">
            <text:p>1.0307</text:p>
          </table:table-cell>
          <table:table-cell office:value-type="float" office:value="0.42802999999999997" table:style-name="ce1">
            <text:p>0.428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30" table:style-name="ce1">
            <text:p>30</text:p>
          </table:table-cell>
          <table:table-cell office:value-type="float" office:value="0.31" table:style-name="ce1">
            <text:p>0.31</text:p>
          </table:table-cell>
          <table:table-cell office:value-type="float" office:value="1.512E-2" table:style-name="ce1">
            <text:p>0.01512</text:p>
          </table:table-cell>
          <table:table-cell office:value-type="float" office:value="0.155" table:style-name="ce1">
            <text:p>0.155</text:p>
          </table:table-cell>
          <table:table-cell office:value-type="float" office:value="-0.124" table:style-name="ce1">
            <text:p>-0.124</text:p>
          </table:table-cell>
          <table:table-cell office:value-type="float" office:value="1.0348999999999999" table:style-name="ce1">
            <text:p>1.0349</text:p>
          </table:table-cell>
          <table:table-cell office:value-type="float" office:value="0.31" table:style-name="ce1">
            <text:p>0.31</text:p>
          </table:table-cell>
          <table:table-cell office:value-type="float" office:value="0.155" table:style-name="ce1">
            <text:p>0.15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.49" table:style-name="ce1">
            <text:p>0.49</text:p>
          </table:table-cell>
          <table:table-cell office:value-type="float" office:value="1E-3" table:style-name="ce1">
            <text:p>0.001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297000000000001" table:style-name="ce1">
            <text:p>1.0297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297000000000001" table:style-name="ce1">
            <text:p>1.0297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.49" table:style-name="ce1">
            <text:p>0.49</text:p>
          </table:table-cell>
          <table:table-cell office:value-type="float" office:value="1E-3" table:style-name="ce1">
            <text:p>0.001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297000000000001" table:style-name="ce1">
            <text:p>1.0297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.7400000000000002E-3" table:style-name="ce1">
            <text:p>0.00274</text:p>
          </table:table-cell>
          <table:table-cell office:value-type="float" office:value="-2.4499999999999999E-3" table:style-name="ce1">
            <text:p>-0.00245</text:p>
          </table:table-cell>
          <table:table-cell office:value-type="float" office:value="5.3849999999999995E-2" table:style-name="ce1">
            <text:p>0.05385</text:p>
          </table:table-cell>
          <table:table-cell office:value-type="float" office:value="-5.3849999999999995E-2" table:style-name="ce1">
            <text:p>-0.05385</text:p>
          </table:table-cell>
          <table:table-cell office:value-type="float" office:value="1.0161" table:style-name="ce1">
            <text:p>1.0161</text:p>
          </table:table-cell>
          <table:table-cell office:value-type="float" office:value="0.13463" table:style-name="ce1">
            <text:p>0.13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9960000000000004E-2" table:style-name="ce1">
            <text:p>0.04996</text:p>
          </table:table-cell>
          <table:table-cell office:value-type="float" office:value="-4.0600000000000002E-3" table:style-name="ce1">
            <text:p>-0.00406</text:p>
          </table:table-cell>
          <table:table-cell office:value-type="float" office:value="8.9130000000000001E-2" table:style-name="ce1">
            <text:p>0.08913</text:p>
          </table:table-cell>
          <table:table-cell office:value-type="float" office:value="-8.9130000000000001E-2" table:style-name="ce1">
            <text:p>-0.08913</text:p>
          </table:table-cell>
          <table:table-cell office:value-type="float" office:value="1.0161" table:style-name="ce1">
            <text:p>1.0161</text:p>
          </table:table-cell>
          <table:table-cell office:value-type="float" office:value="0.22283" table:style-name="ce1">
            <text:p>0.222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155" table:style-name="ce1">
            <text:p>0.155</text:p>
          </table:table-cell>
          <table:table-cell office:value-type="float" office:value="2.6160000000000003E-2" table:style-name="ce1">
            <text:p>0.02616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-6.2E-2" table:style-name="ce1">
            <text:p>-0.062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155" table:style-name="ce1">
            <text:p>0.155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4.4400000000000002E-2" table:style-name="ce1">
            <text:p>0.0444</text:p>
          </table:table-cell>
          <table:table-cell office:value-type="float" office:value="0.15227000000000002" table:style-name="ce1">
            <text:p>0.15227</text:p>
          </table:table-cell>
          <table:table-cell office:value-type="float" office:value="-0.15227000000000002" table:style-name="ce1">
            <text:p>-0.15227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38069999999999998" table:style-name="ce1">
            <text:p>0.3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28560999999999998" table:style-name="ce1">
            <text:p>0.28561</text:p>
          </table:table-cell>
          <table:table-cell office:value-type="float" office:value="6.8659999999999999E-2" table:style-name="ce1">
            <text:p>0.06866</text:p>
          </table:table-cell>
          <table:table-cell office:value-type="float" office:value="0.23546" table:style-name="ce1">
            <text:p>0.23546</text:p>
          </table:table-cell>
          <table:table-cell office:value-type="float" office:value="-0.23546" table:style-name="ce1">
            <text:p>-0.23546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58865000000000001" table:style-name="ce1">
            <text:p>0.588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.1850000000000003E-2" table:style-name="ce1">
            <text:p>0.031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153" table:style-name="ce1">
            <text:p>0.1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3" table:style-name="ce1">
            <text:p>0.3</text:p>
          </table:table-cell>
          <table:table-cell office:value-type="float" office:value="5.0620000000000005E-2" table:style-name="ce1">
            <text:p>0.05062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74E-2" table:style-name="ce1">
            <text:p>0.01374</text:p>
          </table:table-cell>
          <table:table-cell office:value-type="float" office:value="-1.374E-2" table:style-name="ce1">
            <text:p>-0.01374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3.44E-2" table:style-name="ce1">
            <text:p>0.03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7.8380000000000005E-2" table:style-name="ce1">
            <text:p>0.07838</text:p>
          </table:table-cell>
          <table:table-cell office:value-type="float" office:value="-2.5670000000000002E-2" table:style-name="ce1">
            <text:p>-0.02567</text:p>
          </table:table-cell>
          <table:table-cell office:value-type="float" office:value="6.4619999999999997E-2" table:style-name="ce1">
            <text:p>0.06462</text:p>
          </table:table-cell>
          <table:table-cell office:value-type="float" office:value="-6.4619999999999997E-2" table:style-name="ce1">
            <text:p>-0.06462</text:p>
          </table:table-cell>
          <table:table-cell office:value-type="float" office:value="1.0230999999999999" table:style-name="ce1">
            <text:p>1.0231</text:p>
          </table:table-cell>
          <table:table-cell office:value-type="float" office:value="0.16155999999999998" table:style-name="ce1">
            <text:p>0.16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.5680000000000001E-2" table:style-name="ce1">
            <text:p>0.02568</text:p>
          </table:table-cell>
          <table:table-cell office:value-type="float" office:value="1.5880000000000002E-2" table:style-name="ce1">
            <text:p>0.01588</text:p>
          </table:table-cell>
          <table:table-cell office:value-type="float" office:value="2.1170000000000001E-2" table:style-name="ce1">
            <text:p>0.02117</text:p>
          </table:table-cell>
          <table:table-cell office:value-type="float" office:value="-2.1170000000000001E-2" table:style-name="ce1">
            <text:p>-0.02117</text:p>
          </table:table-cell>
          <table:table-cell office:value-type="float" office:value="1.0239" table:style-name="ce1">
            <text:p>1.0239</text:p>
          </table:table-cell>
          <table:table-cell office:value-type="float" office:value="5.2919999999999995E-2" table:style-name="ce1">
            <text:p>0.052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6930000000000002E-2" table:style-name="ce1">
            <text:p>0.09693</text:p>
          </table:table-cell>
          <table:table-cell office:value-type="float" office:value="-9.6930000000000002E-2" table:style-name="ce1">
            <text:p>-0.09693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0.24233000000000002" table:style-name="ce1">
            <text:p>0.242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0.93881000000000003" table:style-name="ce1">
            <text:p>0.93881</text:p>
          </table:table-cell>
          <table:table-cell office:value-type="float" office:value="0.18129000000000001" table:style-name="ce1">
            <text:p>0.18129</text:p>
          </table:table-cell>
          <table:table-cell office:value-type="float" office:value="0.77398" table:style-name="ce1">
            <text:p>0.77398</text:p>
          </table:table-cell>
          <table:table-cell office:value-type="float" office:value="-0.77398" table:style-name="ce1">
            <text:p>-0.77398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.9349499999999999" table:style-name="ce1">
            <text:p>1.934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.7000000000000001E-3" table:style-name="ce1">
            <text:p>0.0027</text:p>
          </table:table-cell>
          <table:table-cell office:value-type="float" office:value="-1.67E-3" table:style-name="ce1">
            <text:p>-0.00167</text:p>
          </table:table-cell>
          <table:table-cell office:value-type="float" office:value="2.2300000000000002E-3" table:style-name="ce1">
            <text:p>0.00223</text:p>
          </table:table-cell>
          <table:table-cell office:value-type="float" office:value="-2.2300000000000002E-3" table:style-name="ce1">
            <text:p>-0.00223</text:p>
          </table:table-cell>
          <table:table-cell office:value-type="float" office:value="1.0298" table:style-name="ce1">
            <text:p>1.0298</text:p>
          </table:table-cell>
          <table:table-cell office:value-type="float" office:value="5.5700000000000003E-3" table:style-name="ce1">
            <text:p>0.005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6935" table:style-name="ce1">
            <text:p>0.16935</text:p>
          </table:table-cell>
          <table:table-cell office:value-type="float" office:value="-0.16935" table:style-name="ce1">
            <text:p>-0.16935</text:p>
          </table:table-cell>
          <table:table-cell office:value-type="float" office:value="1.0298" table:style-name="ce1">
            <text:p>1.0298</text:p>
          </table:table-cell>
          <table:table-cell office:value-type="float" office:value="0.42338999999999999" table:style-name="ce1">
            <text:p>0.423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.312E-2" table:style-name="ce1">
            <text:p>0.013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98" table:style-name="ce1">
            <text:p>1.0298</text:p>
          </table:table-cell>
          <table:table-cell office:value-type="float" office:value="6.3E-2" table:style-name="ce1">
            <text:p>0.0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229999999999999E-2" table:style-name="ce1">
            <text:p>0.01523</text:p>
          </table:table-cell>
          <table:table-cell office:value-type="float" office:value="-1.5229999999999999E-2" table:style-name="ce1">
            <text:p>-0.01523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3.807E-2" table:style-name="ce1">
            <text:p>0.03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0.12567999999999999" table:style-name="ce1">
            <text:p>0.12568</text:p>
          </table:table-cell>
          <table:table-cell office:value-type="float" office:value="2.4390000000000002E-2" table:style-name="ce1">
            <text:p>0.02439</text:p>
          </table:table-cell>
          <table:table-cell office:value-type="float" office:value="0.10362" table:style-name="ce1">
            <text:p>0.10362</text:p>
          </table:table-cell>
          <table:table-cell office:value-type="float" office:value="-0.10362" table:style-name="ce1">
            <text:p>-0.10362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0.25905" table:style-name="ce1">
            <text:p>0.25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.4130000000000005E-2" table:style-name="ce1">
            <text:p>0.05413</text:p>
          </table:table-cell>
          <table:table-cell office:value-type="float" office:value="2.273E-2" table:style-name="ce1">
            <text:p>0.02273</text:p>
          </table:table-cell>
          <table:table-cell office:value-type="float" office:value="9.6560000000000007E-2" table:style-name="ce1">
            <text:p>0.09656</text:p>
          </table:table-cell>
          <table:table-cell office:value-type="float" office:value="-9.6560000000000007E-2" table:style-name="ce1">
            <text:p>-0.09656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0.2414" table:style-name="ce1">
            <text:p>0.24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.4009999999999997E-2" table:style-name="ce1">
            <text:p>0.02401</text:p>
          </table:table-cell>
          <table:table-cell office:value-type="float" office:value="0.11122" table:style-name="ce1">
            <text:p>0.11122</text:p>
          </table:table-cell>
          <table:table-cell office:value-type="float" office:value="0.47241" table:style-name="ce1">
            <text:p>0.47241</text:p>
          </table:table-cell>
          <table:table-cell office:value-type="float" office:value="-0.47241" table:style-name="ce1">
            <text:p>-0.47241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1.18102" table:style-name="ce1">
            <text:p>1.18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.0400000000000001E-2" table:style-name="ce1">
            <text:p>0.02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15" table:style-name="ce1">
            <text:p>0.15</text:p>
          </table:table-cell>
          <table:table-cell office:value-type="float" office:value="9.8999999999999991E-3" table:style-name="ce1">
            <text:p>0.0099</text:p>
          </table:table-cell>
          <table:table-cell office:value-type="float" office:value="0.09" table:style-name="ce1">
            <text:p>0.09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5000000000000005E-3" table:style-name="ce1">
            <text:p>0.0045</text:p>
          </table:table-cell>
          <table:table-cell office:value-type="float" office:value="1.4000000000000001E-4" table:style-name="ce1">
            <text:p>0.00014</text:p>
          </table:table-cell>
          <table:table-cell office:value-type="float" office:value="3.7099999999999998E-3" table:style-name="ce1">
            <text:p>0.00371</text:p>
          </table:table-cell>
          <table:table-cell office:value-type="float" office:value="-3.7099999999999998E-3" table:style-name="ce1">
            <text:p>-0.00371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9.2800000000000001E-3" table:style-name="ce1">
            <text:p>0.009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.57E-3" table:style-name="ce1">
            <text:p>0.00157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3.0830000000000003E-2" table:style-name="ce1">
            <text:p>0.03083</text:p>
          </table:table-cell>
          <table:table-cell office:value-type="float" office:value="-3.0830000000000003E-2" table:style-name="ce1">
            <text:p>-0.03083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7.7060000000000003E-2" table:style-name="ce1">
            <text:p>0.077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15" table:style-name="ce1">
            <text:p>0.15</text:p>
          </table:table-cell>
          <table:table-cell office:value-type="float" office:value="9.8999999999999991E-3" table:style-name="ce1">
            <text:p>0.0099</text:p>
          </table:table-cell>
          <table:table-cell office:value-type="float" office:value="0.09" table:style-name="ce1">
            <text:p>0.09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.9099999999999998E-3" table:style-name="ce1">
            <text:p>0.002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6" table:style-name="ce1">
            <text:p>1.0206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43E-3" table:style-name="ce1">
            <text:p>0.00743</text:p>
          </table:table-cell>
          <table:table-cell office:value-type="float" office:value="-7.43E-3" table:style-name="ce1">
            <text:p>-0.00743</text:p>
          </table:table-cell>
          <table:table-cell office:value-type="float" office:value="1.0206" table:style-name="ce1">
            <text:p>1.0206</text:p>
          </table:table-cell>
          <table:table-cell office:value-type="float" office:value="1.857E-2" table:style-name="ce1">
            <text:p>0.018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.30902999999999997" table:style-name="ce1">
            <text:p>0.30903</text:p>
          </table:table-cell>
          <table:table-cell office:value-type="float" office:value="1.9480000000000001E-2" table:style-name="ce1">
            <text:p>0.01948</text:p>
          </table:table-cell>
          <table:table-cell office:value-type="float" office:value="0.25477" table:style-name="ce1">
            <text:p>0.25477</text:p>
          </table:table-cell>
          <table:table-cell office:value-type="float" office:value="-0.25477" table:style-name="ce1">
            <text:p>-0.25477</text:p>
          </table:table-cell>
          <table:table-cell office:value-type="float" office:value="1.0206" table:style-name="ce1">
            <text:p>1.0206</text:p>
          </table:table-cell>
          <table:table-cell office:value-type="float" office:value="0.63694000000000006" table:style-name="ce1">
            <text:p>0.636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9790000000000003E-2" table:style-name="ce1">
            <text:p>0.05979</text:p>
          </table:table-cell>
          <table:table-cell office:value-type="float" office:value="-5.9790000000000003E-2" table:style-name="ce1">
            <text:p>-0.05979</text:p>
          </table:table-cell>
          <table:table-cell office:value-type="float" office:value="1.0157" table:style-name="ce1">
            <text:p>1.0157</text:p>
          </table:table-cell>
          <table:table-cell office:value-type="float" office:value="0.14948" table:style-name="ce1">
            <text:p>0.149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.5000000000000001E-4" table:style-name="ce1">
            <text:p>0.00025</text:p>
          </table:table-cell>
          <table:table-cell office:value-type="float" office:value="1.1200000000000001E-3" table:style-name="ce1">
            <text:p>0.00112</text:p>
          </table:table-cell>
          <table:table-cell office:value-type="float" office:value="4.8300000000000001E-3" table:style-name="ce1">
            <text:p>0.00483</text:p>
          </table:table-cell>
          <table:table-cell office:value-type="float" office:value="-4.8300000000000001E-3" table:style-name="ce1">
            <text:p>-0.00483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1.2070000000000001E-2" table:style-name="ce1">
            <text:p>0.01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.0170000000000006E-2" table:style-name="ce1">
            <text:p>0.05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0.24100000000000002" table:style-name="ce1">
            <text:p>0.2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.17434000000000002" table:style-name="ce1">
            <text:p>0.17434</text:p>
          </table:table-cell>
          <table:table-cell office:value-type="float" office:value="3.3340000000000002E-2" table:style-name="ce1">
            <text:p>0.03334</text:p>
          </table:table-cell>
          <table:table-cell office:value-type="float" office:value="0.14373" table:style-name="ce1">
            <text:p>0.14373</text:p>
          </table:table-cell>
          <table:table-cell office:value-type="float" office:value="-0.14373" table:style-name="ce1">
            <text:p>-0.14373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0.35932000000000003" table:style-name="ce1">
            <text:p>0.359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.16341999999999998" table:style-name="ce1">
            <text:p>0.16342</text:p>
          </table:table-cell>
          <table:table-cell office:value-type="float" office:value="6.7629999999999996E-2" table:style-name="ce1">
            <text:p>0.06763</text:p>
          </table:table-cell>
          <table:table-cell office:value-type="float" office:value="0.29154000000000002" table:style-name="ce1">
            <text:p>0.29154</text:p>
          </table:table-cell>
          <table:table-cell office:value-type="float" office:value="-0.29154000000000002" table:style-name="ce1">
            <text:p>-0.29154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0.72885" table:style-name="ce1">
            <text:p>0.728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43E-3" table:style-name="ce1">
            <text:p>0.00743</text:p>
          </table:table-cell>
          <table:table-cell office:value-type="float" office:value="-7.43E-3" table:style-name="ce1">
            <text:p>-0.00743</text:p>
          </table:table-cell>
          <table:table-cell office:value-type="float" office:value="1.0347999999999999" table:style-name="ce1">
            <text:p>1.0348</text:p>
          </table:table-cell>
          <table:table-cell office:value-type="float" office:value="1.857E-2" table:style-name="ce1">
            <text:p>0.018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.3429999999999999E-2" table:style-name="ce1">
            <text:p>0.02343</text:p>
          </table:table-cell>
          <table:table-cell office:value-type="float" office:value="-4.5100000000000001E-3" table:style-name="ce1">
            <text:p>-0.00451</text:p>
          </table:table-cell>
          <table:table-cell office:value-type="float" office:value="1.9310000000000001E-2" table:style-name="ce1">
            <text:p>0.01931</text:p>
          </table:table-cell>
          <table:table-cell office:value-type="float" office:value="-1.9310000000000001E-2" table:style-name="ce1">
            <text:p>-0.01931</text:p>
          </table:table-cell>
          <table:table-cell office:value-type="float" office:value="1.0347999999999999" table:style-name="ce1">
            <text:p>1.0348</text:p>
          </table:table-cell>
          <table:table-cell office:value-type="float" office:value="4.8280000000000003E-2" table:style-name="ce1">
            <text:p>0.048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6.8700000000000002E-3" table:style-name="ce1">
            <text:p>0.00687</text:p>
          </table:table-cell>
          <table:table-cell office:value-type="float" office:value="-3.1549999999999995E-2" table:style-name="ce1">
            <text:p>-0.03155</text:p>
          </table:table-cell>
          <table:table-cell office:value-type="float" office:value="0.13519" table:style-name="ce1">
            <text:p>0.13519</text:p>
          </table:table-cell>
          <table:table-cell office:value-type="float" office:value="-0.13519" table:style-name="ce1">
            <text:p>-0.13519</text:p>
          </table:table-cell>
          <table:table-cell office:value-type="float" office:value="1.0347999999999999" table:style-name="ce1">
            <text:p>1.0348</text:p>
          </table:table-cell>
          <table:table-cell office:value-type="float" office:value="0.33796999999999999" table:style-name="ce1">
            <text:p>0.337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34E-2" table:style-name="ce1">
            <text:p>0.01634</text:p>
          </table:table-cell>
          <table:table-cell office:value-type="float" office:value="-1.634E-2" table:style-name="ce1">
            <text:p>-0.01634</text:p>
          </table:table-cell>
          <table:table-cell office:value-type="float" office:value="1.0239" table:style-name="ce1">
            <text:p>1.0239</text:p>
          </table:table-cell>
          <table:table-cell office:value-type="float" office:value="4.0849999999999997E-2" table:style-name="ce1">
            <text:p>0.040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.12388" table:style-name="ce1">
            <text:p>0.12388</text:p>
          </table:table-cell>
          <table:table-cell office:value-type="float" office:value="2.6840000000000003E-2" table:style-name="ce1">
            <text:p>0.02684</text:p>
          </table:table-cell>
          <table:table-cell office:value-type="float" office:value="0.10213" table:style-name="ce1">
            <text:p>0.10213</text:p>
          </table:table-cell>
          <table:table-cell office:value-type="float" office:value="-0.10213" table:style-name="ce1">
            <text:p>-0.10213</text:p>
          </table:table-cell>
          <table:table-cell office:value-type="float" office:value="1.0239" table:style-name="ce1">
            <text:p>1.0239</text:p>
          </table:table-cell>
          <table:table-cell office:value-type="float" office:value="0.25533" table:style-name="ce1">
            <text:p>0.255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.0800000000000003E-2" table:style-name="ce1">
            <text:p>0.04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9" table:style-name="ce1">
            <text:p>1.0239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8.2899999999999988E-3" table:style-name="ce1">
            <text:p>0.00829</text:p>
          </table:table-cell>
          <table:table-cell office:value-type="float" office:value="4.2839999999999996E-2" table:style-name="ce1">
            <text:p>0.04284</text:p>
          </table:table-cell>
          <table:table-cell office:value-type="float" office:value="0.16303999999999999" table:style-name="ce1">
            <text:p>0.16304</text:p>
          </table:table-cell>
          <table:table-cell office:value-type="float" office:value="-0.16303999999999999" table:style-name="ce1">
            <text:p>-0.16304</text:p>
          </table:table-cell>
          <table:table-cell office:value-type="float" office:value="1.0239" table:style-name="ce1">
            <text:p>1.0239</text:p>
          </table:table-cell>
          <table:table-cell office:value-type="float" office:value="0.40759999999999996" table:style-name="ce1">
            <text:p>0.40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23E-3" table:style-name="ce1">
            <text:p>0.00123</text:p>
          </table:table-cell>
          <table:table-cell office:value-type="float" office:value="-5.2999999999999998E-4" table:style-name="ce1">
            <text:p>-0.00053</text:p>
          </table:table-cell>
          <table:table-cell office:value-type="float" office:value="2.4140000000000002E-2" table:style-name="ce1">
            <text:p>0.02414</text:p>
          </table:table-cell>
          <table:table-cell office:value-type="float" office:value="-2.4140000000000002E-2" table:style-name="ce1">
            <text:p>-0.02414</text:p>
          </table:table-cell>
          <table:table-cell office:value-type="float" office:value="1.0199" table:style-name="ce1">
            <text:p>1.0199</text:p>
          </table:table-cell>
          <table:table-cell office:value-type="float" office:value="6.0350000000000001E-2" table:style-name="ce1">
            <text:p>0.060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4279999999999999E-2" table:style-name="ce1">
            <text:p>0.07428</text:p>
          </table:table-cell>
          <table:table-cell office:value-type="float" office:value="-7.4279999999999999E-2" table:style-name="ce1">
            <text:p>-0.07428</text:p>
          </table:table-cell>
          <table:table-cell office:value-type="float" office:value="1.0199" table:style-name="ce1">
            <text:p>1.0199</text:p>
          </table:table-cell>
          <table:table-cell office:value-type="float" office:value="0.18568999999999999" table:style-name="ce1">
            <text:p>0.185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25E-3" table:style-name="ce1">
            <text:p>0.00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9" table:style-name="ce1">
            <text:p>1.0199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7080000000000003E-2" table:style-name="ce1">
            <text:p>0.02708</text:p>
          </table:table-cell>
          <table:table-cell office:value-type="float" office:value="3.3530000000000004E-2" table:style-name="ce1">
            <text:p>0.03353</text:p>
          </table:table-cell>
          <table:table-cell office:value-type="float" office:value="0.53295000000000003" table:style-name="ce1">
            <text:p>0.53295</text:p>
          </table:table-cell>
          <table:table-cell office:value-type="float" office:value="-0.53295000000000003" table:style-name="ce1">
            <text:p>-0.53295</text:p>
          </table:table-cell>
          <table:table-cell office:value-type="float" office:value="1.034" table:style-name="ce1">
            <text:p>1.034</text:p>
          </table:table-cell>
          <table:table-cell office:value-type="float" office:value="1.33236" table:style-name="ce1">
            <text:p>1.332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9.5950000000000008E-2" table:style-name="ce1">
            <text:p>0.09595</text:p>
          </table:table-cell>
          <table:table-cell office:value-type="float" office:value="4.9800000000000001E-3" table:style-name="ce1">
            <text:p>0.00498</text:p>
          </table:table-cell>
          <table:table-cell office:value-type="float" office:value="7.911E-2" table:style-name="ce1">
            <text:p>0.07911</text:p>
          </table:table-cell>
          <table:table-cell office:value-type="float" office:value="-7.911E-2" table:style-name="ce1">
            <text:p>-0.07911</text:p>
          </table:table-cell>
          <table:table-cell office:value-type="float" office:value="1.034" table:style-name="ce1">
            <text:p>1.034</text:p>
          </table:table-cell>
          <table:table-cell office:value-type="float" office:value="0.19777" table:style-name="ce1">
            <text:p>0.197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-3.6999999999999999E-4" table:style-name="ce1">
            <text:p>-0.00037</text:p>
          </table:table-cell>
          <table:table-cell office:value-type="float" office:value="1.034" table:style-name="ce1">
            <text:p>1.034</text:p>
          </table:table-cell>
          <table:table-cell office:value-type="float" office:value="9.2999999999999995E-4" table:style-name="ce1">
            <text:p>0.00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0.20001000000000002" table:style-name="ce1">
            <text:p>0.20001</text:p>
          </table:table-cell>
          <table:table-cell office:value-type="float" office:value="6.1550000000000001E-2" table:style-name="ce1">
            <text:p>0.06155</text:p>
          </table:table-cell>
          <table:table-cell office:value-type="float" office:value="0.16489999999999999" table:style-name="ce1">
            <text:p>0.1649</text:p>
          </table:table-cell>
          <table:table-cell office:value-type="float" office:value="-0.16489999999999999" table:style-name="ce1">
            <text:p>-0.1649</text:p>
          </table:table-cell>
          <table:table-cell office:value-type="float" office:value="1.0268999999999999" table:style-name="ce1">
            <text:p>1.0269</text:p>
          </table:table-cell>
          <table:table-cell office:value-type="float" office:value="0.41223999999999994" table:style-name="ce1">
            <text:p>0.412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559999999999998E-2" table:style-name="ce1">
            <text:p>0.07056</text:p>
          </table:table-cell>
          <table:table-cell office:value-type="float" office:value="-7.0559999999999998E-2" table:style-name="ce1">
            <text:p>-0.07056</text:p>
          </table:table-cell>
          <table:table-cell office:value-type="float" office:value="1.0268999999999999" table:style-name="ce1">
            <text:p>1.0269</text:p>
          </table:table-cell>
          <table:table-cell office:value-type="float" office:value="0.17640999999999998" table:style-name="ce1">
            <text:p>0.176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8699999999999999E-3" table:style-name="ce1">
            <text:p>0.001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98" table:style-name="ce1">
            <text:p>1.0298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.4999999999999999E-4" table:style-name="ce1">
            <text:p>0.00045</text:p>
          </table:table-cell>
          <table:table-cell office:value-type="float" office:value="1.6000000000000001E-4" table:style-name="ce1">
            <text:p>0.00016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-3.6999999999999999E-4" table:style-name="ce1">
            <text:p>-0.00037</text:p>
          </table:table-cell>
          <table:table-cell office:value-type="float" office:value="1.0298" table:style-name="ce1">
            <text:p>1.0298</text:p>
          </table:table-cell>
          <table:table-cell office:value-type="float" office:value="9.2999999999999995E-4" table:style-name="ce1">
            <text:p>0.00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.122E-2" table:style-name="ce1">
            <text:p>0.04122</text:p>
          </table:table-cell>
          <table:table-cell office:value-type="float" office:value="0.35627000000000003" table:style-name="ce1">
            <text:p>0.35627</text:p>
          </table:table-cell>
          <table:table-cell office:value-type="float" office:value="0.81111999999999995" table:style-name="ce1">
            <text:p>0.81112</text:p>
          </table:table-cell>
          <table:table-cell office:value-type="float" office:value="-0.81111999999999995" table:style-name="ce1">
            <text:p>-0.81112</text:p>
          </table:table-cell>
          <table:table-cell office:value-type="float" office:value="1.0298" table:style-name="ce1">
            <text:p>1.0298</text:p>
          </table:table-cell>
          <table:table-cell office:value-type="float" office:value="2.02779" table:style-name="ce1">
            <text:p>2.027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3.2300000000000002E-3" table:style-name="ce1">
            <text:p>0.00323</text:p>
          </table:table-cell>
          <table:table-cell office:value-type="float" office:value="-1.4950000000000001E-2" table:style-name="ce1">
            <text:p>-0.01495</text:p>
          </table:table-cell>
          <table:table-cell office:value-type="float" office:value="6.3509999999999997E-2" table:style-name="ce1">
            <text:p>0.06351</text:p>
          </table:table-cell>
          <table:table-cell office:value-type="float" office:value="-6.3509999999999997E-2" table:style-name="ce1">
            <text:p>-0.06351</text:p>
          </table:table-cell>
          <table:table-cell office:value-type="float" office:value="1.0228999999999999" table:style-name="ce1">
            <text:p>1.0229</text:p>
          </table:table-cell>
          <table:table-cell office:value-type="float" office:value="0.15876999999999999" table:style-name="ce1">
            <text:p>0.158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.16172" table:style-name="ce1">
            <text:p>0.16172</text:p>
          </table:table-cell>
          <table:table-cell office:value-type="float" office:value="7.1199999999999996E-3" table:style-name="ce1">
            <text:p>0.00712</text:p>
          </table:table-cell>
          <table:table-cell office:value-type="float" office:value="0.13333" table:style-name="ce1">
            <text:p>0.13333</text:p>
          </table:table-cell>
          <table:table-cell office:value-type="float" office:value="-0.13333" table:style-name="ce1">
            <text:p>-0.13333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33332000000000001" table:style-name="ce1">
            <text:p>0.333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.8300000000000001E-3" table:style-name="ce1">
            <text:p>0.00383</text:p>
          </table:table-cell>
          <table:table-cell office:value-type="float" office:value="4.0300000000000006E-3" table:style-name="ce1">
            <text:p>0.00403</text:p>
          </table:table-cell>
          <table:table-cell office:value-type="float" office:value="7.5389999999999999E-2" table:style-name="ce1">
            <text:p>0.07539</text:p>
          </table:table-cell>
          <table:table-cell office:value-type="float" office:value="-7.5389999999999999E-2" table:style-name="ce1">
            <text:p>-0.07539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18847999999999998" table:style-name="ce1">
            <text:p>0.188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080000000000003E-2" table:style-name="ce1">
            <text:p>0.06908</text:p>
          </table:table-cell>
          <table:table-cell office:value-type="float" office:value="-6.9080000000000003E-2" table:style-name="ce1">
            <text:p>-0.06908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17269999999999999" table:style-name="ce1">
            <text:p>0.17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6.3949999999999993E-2" table:style-name="ce1">
            <text:p>0.06395</text:p>
          </table:table-cell>
          <table:table-cell office:value-type="float" office:value="8.6700000000000006E-3" table:style-name="ce1">
            <text:p>0.00867</text:p>
          </table:table-cell>
          <table:table-cell office:value-type="float" office:value="1.25827" table:style-name="ce1">
            <text:p>1.25827</text:p>
          </table:table-cell>
          <table:table-cell office:value-type="float" office:value="-1.25827" table:style-name="ce1">
            <text:p>-1.25827</text:p>
          </table:table-cell>
          <table:table-cell office:value-type="float" office:value="1.0219" table:style-name="ce1">
            <text:p>1.0219</text:p>
          </table:table-cell>
          <table:table-cell office:value-type="float" office:value="3.14568" table:style-name="ce1">
            <text:p>3.14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6.2039999999999998E-2" table:style-name="ce1">
            <text:p>0.06204</text:p>
          </table:table-cell>
          <table:table-cell office:value-type="float" office:value="7.5999999999999993E-4" table:style-name="ce1">
            <text:p>0.00076</text:p>
          </table:table-cell>
          <table:table-cell office:value-type="float" office:value="0.11067" table:style-name="ce1">
            <text:p>0.11067</text:p>
          </table:table-cell>
          <table:table-cell office:value-type="float" office:value="-0.11067" table:style-name="ce1">
            <text:p>-0.11067</text:p>
          </table:table-cell>
          <table:table-cell office:value-type="float" office:value="1.0219" table:style-name="ce1">
            <text:p>1.0219</text:p>
          </table:table-cell>
          <table:table-cell office:value-type="float" office:value="0.27668999999999999" table:style-name="ce1">
            <text:p>0.276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0500000000000006E-3" table:style-name="ce1">
            <text:p>0.00405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3.3400000000000001E-3" table:style-name="ce1">
            <text:p>0.00334</text:p>
          </table:table-cell>
          <table:table-cell office:value-type="float" office:value="-3.3400000000000001E-3" table:style-name="ce1">
            <text:p>-0.00334</text:p>
          </table:table-cell>
          <table:table-cell office:value-type="float" office:value="1.0219" table:style-name="ce1">
            <text:p>1.0219</text:p>
          </table:table-cell>
          <table:table-cell office:value-type="float" office:value="8.3599999999999994E-3" table:style-name="ce1">
            <text:p>0.008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9.4719999999999999E-2" table:style-name="ce1">
            <text:p>0.094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19" table:style-name="ce1">
            <text:p>1.0219</text:p>
          </table:table-cell>
          <table:table-cell office:value-type="float" office:value="0.45500000000000002" table:style-name="ce1">
            <text:p>0.4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6600000000000002E-3" table:style-name="ce1">
            <text:p>0.00966</text:p>
          </table:table-cell>
          <table:table-cell office:value-type="float" office:value="-9.6600000000000002E-3" table:style-name="ce1">
            <text:p>-0.00966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2.4140000000000002E-2" table:style-name="ce1">
            <text:p>0.024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4.4099999999999999E-3" table:style-name="ce1">
            <text:p>0.00441</text:p>
          </table:table-cell>
          <table:table-cell office:value-type="float" office:value="8.1700000000000002E-3" table:style-name="ce1">
            <text:p>0.00817</text:p>
          </table:table-cell>
          <table:table-cell office:value-type="float" office:value="-8.1700000000000002E-3" table:style-name="ce1">
            <text:p>-0.00817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2.043E-2" table:style-name="ce1">
            <text:p>0.020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9.3679999999999999E-2" table:style-name="ce1">
            <text:p>0.093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0.45" table:style-name="ce1">
            <text:p>0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0.72798000000000007" table:style-name="ce1">
            <text:p>0.72798</text:p>
          </table:table-cell>
          <table:table-cell office:value-type="float" office:value="0.32402000000000003" table:style-name="ce1">
            <text:p>0.32402</text:p>
          </table:table-cell>
          <table:table-cell office:value-type="float" office:value="0.60016999999999998" table:style-name="ce1">
            <text:p>0.60017</text:p>
          </table:table-cell>
          <table:table-cell office:value-type="float" office:value="-0.60016999999999998" table:style-name="ce1">
            <text:p>-0.60017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1.5004200000000001" table:style-name="ce1">
            <text:p>1.500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7260000000000001E-2" table:style-name="ce1">
            <text:p>0.037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17899999999999999" table:style-name="ce1">
            <text:p>0.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6.4900000000000001E-3" table:style-name="ce1">
            <text:p>0.00649</text:p>
          </table:table-cell>
          <table:table-cell office:value-type="float" office:value="4.8039999999999999E-2" table:style-name="ce1">
            <text:p>0.04804</text:p>
          </table:table-cell>
          <table:table-cell office:value-type="float" office:value="0.12775999999999998" table:style-name="ce1">
            <text:p>0.12776</text:p>
          </table:table-cell>
          <table:table-cell office:value-type="float" office:value="-0.12775999999999998" table:style-name="ce1">
            <text:p>-0.12776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31940000000000002" table:style-name="ce1">
            <text:p>0.31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.63" table:style-name="ce1">
            <text:p>0.63</text:p>
          </table:table-cell>
          <table:table-cell office:value-type="float" office:value="0.15503999999999998" table:style-name="ce1">
            <text:p>0.15504</text:p>
          </table:table-cell>
          <table:table-cell office:value-type="float" office:value="0.375" table:style-name="ce1">
            <text:p>0.375</text:p>
          </table:table-cell>
          <table:table-cell office:value-type="float" office:value="-0.3" table:style-name="ce1">
            <text:p>-0.3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75" table:style-name="ce1">
            <text:p>0.75</text:p>
          </table:table-cell>
          <table:table-cell office:value-type="float" office:value="0.375" table:style-name="ce1">
            <text:p>0.37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.32118999999999998" table:style-name="ce1">
            <text:p>0.32119</text:p>
          </table:table-cell>
          <table:table-cell office:value-type="float" office:value="9.9570000000000006E-2" table:style-name="ce1">
            <text:p>0.09957</text:p>
          </table:table-cell>
          <table:table-cell office:value-type="float" office:value="0.26479999999999998" table:style-name="ce1">
            <text:p>0.2648</text:p>
          </table:table-cell>
          <table:table-cell office:value-type="float" office:value="-0.26479999999999998" table:style-name="ce1">
            <text:p>-0.2648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66200000000000003" table:style-name="ce1">
            <text:p>0.6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.8740000000000004E-2" table:style-name="ce1">
            <text:p>0.03874</text:p>
          </table:table-cell>
          <table:table-cell office:value-type="float" office:value="2.3949999999999999E-2" table:style-name="ce1">
            <text:p>0.02395</text:p>
          </table:table-cell>
          <table:table-cell office:value-type="float" office:value="3.1939999999999996E-2" table:style-name="ce1">
            <text:p>0.03194</text:p>
          </table:table-cell>
          <table:table-cell office:value-type="float" office:value="-3.1939999999999996E-2" table:style-name="ce1">
            <text:p>-0.03194</text:p>
          </table:table-cell>
          <table:table-cell office:value-type="float" office:value="1.0208999999999999" table:style-name="ce1">
            <text:p>1.0209</text:p>
          </table:table-cell>
          <table:table-cell office:value-type="float" office:value="7.9850000000000004E-2" table:style-name="ce1">
            <text:p>0.079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0.38020999999999999" table:style-name="ce1">
            <text:p>0.38021</text:p>
          </table:table-cell>
          <table:table-cell office:value-type="float" office:value="-5.2290000000000003E-2" table:style-name="ce1">
            <text:p>-0.05229</text:p>
          </table:table-cell>
          <table:table-cell office:value-type="float" office:value="0.31345000000000001" table:style-name="ce1">
            <text:p>0.31345</text:p>
          </table:table-cell>
          <table:table-cell office:value-type="float" office:value="-0.31345000000000001" table:style-name="ce1">
            <text:p>-0.31345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78363000000000005" table:style-name="ce1">
            <text:p>0.783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7960000000000007E-2" table:style-name="ce1">
            <text:p>0.06796</text:p>
          </table:table-cell>
          <table:table-cell office:value-type="float" office:value="-6.7960000000000007E-2" table:style-name="ce1">
            <text:p>-0.06796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16991000000000001" table:style-name="ce1">
            <text:p>0.169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.11E-2" table:style-name="ce1">
            <text:p>0.0111</text:p>
          </table:table-cell>
          <table:table-cell office:value-type="float" office:value="-3.6429999999999997E-2" table:style-name="ce1">
            <text:p>-0.03643</text:p>
          </table:table-cell>
          <table:table-cell office:value-type="float" office:value="0.21838000000000002" table:style-name="ce1">
            <text:p>0.21838</text:p>
          </table:table-cell>
          <table:table-cell office:value-type="float" office:value="-0.21838000000000002" table:style-name="ce1">
            <text:p>-0.21838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54593999999999998" table:style-name="ce1">
            <text:p>0.545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.0600000000000002E-3" table:style-name="ce1">
            <text:p>0.00406</text:p>
          </table:table-cell>
          <table:table-cell office:value-type="float" office:value="-2.5700000000000002E-3" table:style-name="ce1">
            <text:p>-0.00257</text:p>
          </table:table-cell>
          <table:table-cell office:value-type="float" office:value="7.9850000000000004E-2" table:style-name="ce1">
            <text:p>0.07985</text:p>
          </table:table-cell>
          <table:table-cell office:value-type="float" office:value="-7.9850000000000004E-2" table:style-name="ce1">
            <text:p>-0.07985</text:p>
          </table:table-cell>
          <table:table-cell office:value-type="float" office:value="1.0122" table:style-name="ce1">
            <text:p>1.0122</text:p>
          </table:table-cell>
          <table:table-cell office:value-type="float" office:value="0.19961999999999999" table:style-name="ce1">
            <text:p>0.199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.14956" table:style-name="ce1">
            <text:p>0.14956</text:p>
          </table:table-cell>
          <table:table-cell office:value-type="float" office:value="-3.9700000000000004E-3" table:style-name="ce1">
            <text:p>-0.00397</text:p>
          </table:table-cell>
          <table:table-cell office:value-type="float" office:value="0.12330000000000001" table:style-name="ce1">
            <text:p>0.1233</text:p>
          </table:table-cell>
          <table:table-cell office:value-type="float" office:value="-0.12330000000000001" table:style-name="ce1">
            <text:p>-0.1233</text:p>
          </table:table-cell>
          <table:table-cell office:value-type="float" office:value="1.0122" table:style-name="ce1">
            <text:p>1.0122</text:p>
          </table:table-cell>
          <table:table-cell office:value-type="float" office:value="0.30824999999999997" table:style-name="ce1">
            <text:p>0.30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0.61760999999999999" table:style-name="ce1">
            <text:p>0.61761</text:p>
          </table:table-cell>
          <table:table-cell office:value-type="float" office:value="7.1139999999999995E-2" table:style-name="ce1">
            <text:p>0.07114</text:p>
          </table:table-cell>
          <table:table-cell office:value-type="float" office:value="0.50917999999999997" table:style-name="ce1">
            <text:p>0.50918</text:p>
          </table:table-cell>
          <table:table-cell office:value-type="float" office:value="-0.50917999999999997" table:style-name="ce1">
            <text:p>-0.50918</text:p>
          </table:table-cell>
          <table:table-cell office:value-type="float" office:value="1.0066999999999999" table:style-name="ce1">
            <text:p>1.0067</text:p>
          </table:table-cell>
          <table:table-cell office:value-type="float" office:value="1.27294" table:style-name="ce1">
            <text:p>1.272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.3730000000000001E-2" table:style-name="ce1">
            <text:p>0.02373</text:p>
          </table:table-cell>
          <table:table-cell office:value-type="float" office:value="6.5229999999999996E-2" table:style-name="ce1">
            <text:p>0.06523</text:p>
          </table:table-cell>
          <table:table-cell office:value-type="float" office:value="0.46683999999999998" table:style-name="ce1">
            <text:p>0.46684</text:p>
          </table:table-cell>
          <table:table-cell office:value-type="float" office:value="-0.46683999999999998" table:style-name="ce1">
            <text:p>-0.46684</text:p>
          </table:table-cell>
          <table:table-cell office:value-type="float" office:value="1.0066999999999999" table:style-name="ce1">
            <text:p>1.0067</text:p>
          </table:table-cell>
          <table:table-cell office:value-type="float" office:value="1.1671" table:style-name="ce1">
            <text:p>1.16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.3929999999999995E-2" table:style-name="ce1">
            <text:p>0.0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66999999999999" table:style-name="ce1">
            <text:p>1.0067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.83609999999999995" table:style-name="ce1">
            <text:p>0.8361</text:p>
          </table:table-cell>
          <table:table-cell office:value-type="float" office:value="0.13058999999999998" table:style-name="ce1">
            <text:p>0.13059</text:p>
          </table:table-cell>
          <table:table-cell office:value-type="float" office:value="0.68930000000000002" table:style-name="ce1">
            <text:p>0.6893</text:p>
          </table:table-cell>
          <table:table-cell office:value-type="float" office:value="-0.68930000000000002" table:style-name="ce1">
            <text:p>-0.6893</text:p>
          </table:table-cell>
          <table:table-cell office:value-type="float" office:value="1.022" table:style-name="ce1">
            <text:p>1.022</text:p>
          </table:table-cell>
          <table:table-cell office:value-type="float" office:value="1.7232499999999999" table:style-name="ce1">
            <text:p>1.723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600000000000004E-3" table:style-name="ce1">
            <text:p>0.00446</text:p>
          </table:table-cell>
          <table:table-cell office:value-type="float" office:value="-4.4600000000000004E-3" table:style-name="ce1">
            <text:p>-0.00446</text:p>
          </table:table-cell>
          <table:table-cell office:value-type="float" office:value="1.022" table:style-name="ce1">
            <text:p>1.022</text:p>
          </table:table-cell>
          <table:table-cell office:value-type="float" office:value="1.1140000000000001E-2" table:style-name="ce1">
            <text:p>0.011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.4329999999999997E-2" table:style-name="ce1">
            <text:p>0.02433</text:p>
          </table:table-cell>
          <table:table-cell office:value-type="float" office:value="-1.504E-2" table:style-name="ce1">
            <text:p>-0.01504</text:p>
          </table:table-cell>
          <table:table-cell office:value-type="float" office:value="2.0059999999999998E-2" table:style-name="ce1">
            <text:p>0.02006</text:p>
          </table:table-cell>
          <table:table-cell office:value-type="float" office:value="-2.0059999999999998E-2" table:style-name="ce1">
            <text:p>-0.02006</text:p>
          </table:table-cell>
          <table:table-cell office:value-type="float" office:value="1.0281" table:style-name="ce1">
            <text:p>1.0281</text:p>
          </table:table-cell>
          <table:table-cell office:value-type="float" office:value="5.0140000000000004E-2" table:style-name="ce1">
            <text:p>0.05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86E-2" table:style-name="ce1">
            <text:p>0.01486</text:p>
          </table:table-cell>
          <table:table-cell office:value-type="float" office:value="-1.486E-2" table:style-name="ce1">
            <text:p>-0.01486</text:p>
          </table:table-cell>
          <table:table-cell office:value-type="float" office:value="1.0281" table:style-name="ce1">
            <text:p>1.0281</text:p>
          </table:table-cell>
          <table:table-cell office:value-type="float" office:value="3.7139999999999999E-2" table:style-name="ce1">
            <text:p>0.037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0.12704000000000001" table:style-name="ce1">
            <text:p>0.12704</text:p>
          </table:table-cell>
          <table:table-cell office:value-type="float" office:value="4.011E-2" table:style-name="ce1">
            <text:p>0.04011</text:p>
          </table:table-cell>
          <table:table-cell office:value-type="float" office:value="0.10473" table:style-name="ce1">
            <text:p>0.10473</text:p>
          </table:table-cell>
          <table:table-cell office:value-type="float" office:value="-0.10473" table:style-name="ce1">
            <text:p>-0.10473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26183000000000001" table:style-name="ce1">
            <text:p>0.26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9.3699999999999999E-3" table:style-name="ce1">
            <text:p>0.009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8.1499999999999993E-3" table:style-name="ce1">
            <text:p>0.00815</text:p>
          </table:table-cell>
          <table:table-cell office:value-type="float" office:value="6.1440000000000002E-2" table:style-name="ce1">
            <text:p>0.06144</text:p>
          </table:table-cell>
          <table:table-cell office:value-type="float" office:value="0.16044" table:style-name="ce1">
            <text:p>0.16044</text:p>
          </table:table-cell>
          <table:table-cell office:value-type="float" office:value="-0.16044" table:style-name="ce1">
            <text:p>-0.16044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40110000000000001" table:style-name="ce1">
            <text:p>0.4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54E-2" table:style-name="ce1">
            <text:p>0.02154</text:p>
          </table:table-cell>
          <table:table-cell office:value-type="float" office:value="-2.154E-2" table:style-name="ce1">
            <text:p>-0.02154</text:p>
          </table:table-cell>
          <table:table-cell office:value-type="float" office:value="1.0238" table:style-name="ce1">
            <text:p>1.0238</text:p>
          </table:table-cell>
          <table:table-cell office:value-type="float" office:value="5.3849999999999995E-2" table:style-name="ce1">
            <text:p>0.053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291E-2" table:style-name="ce1">
            <text:p>0.012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8" table:style-name="ce1">
            <text:p>1.0238</text:p>
          </table:table-cell>
          <table:table-cell office:value-type="float" office:value="6.2E-2" table:style-name="ce1">
            <text:p>0.0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.4329999999999997E-2" table:style-name="ce1">
            <text:p>0.02433</text:p>
          </table:table-cell>
          <table:table-cell office:value-type="float" office:value="-1.504E-2" table:style-name="ce1">
            <text:p>-0.01504</text:p>
          </table:table-cell>
          <table:table-cell office:value-type="float" office:value="2.0059999999999998E-2" table:style-name="ce1">
            <text:p>0.02006</text:p>
          </table:table-cell>
          <table:table-cell office:value-type="float" office:value="-2.0059999999999998E-2" table:style-name="ce1">
            <text:p>-0.02006</text:p>
          </table:table-cell>
          <table:table-cell office:value-type="float" office:value="1.0238" table:style-name="ce1">
            <text:p>1.0238</text:p>
          </table:table-cell>
          <table:table-cell office:value-type="float" office:value="5.0140000000000004E-2" table:style-name="ce1">
            <text:p>0.05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3.9190000000000003E-2" table:style-name="ce1">
            <text:p>0.03919</text:p>
          </table:table-cell>
          <table:table-cell office:value-type="float" office:value="9.1400000000000006E-3" table:style-name="ce1">
            <text:p>0.00914</text:p>
          </table:table-cell>
          <table:table-cell office:value-type="float" office:value="3.2309999999999998E-2" table:style-name="ce1">
            <text:p>0.03231</text:p>
          </table:table-cell>
          <table:table-cell office:value-type="float" office:value="-3.2309999999999998E-2" table:style-name="ce1">
            <text:p>-0.03231</text:p>
          </table:table-cell>
          <table:table-cell office:value-type="float" office:value="1.0225" table:style-name="ce1">
            <text:p>1.0225</text:p>
          </table:table-cell>
          <table:table-cell office:value-type="float" office:value="8.0779999999999991E-2" table:style-name="ce1">
            <text:p>0.080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.353E-2" table:style-name="ce1">
            <text:p>0.013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1" table:style-name="ce1">
            <text:p>1.0201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7064999999999998" table:style-name="ce1">
            <text:p>0.37065</text:p>
          </table:table-cell>
          <table:table-cell office:value-type="float" office:value="-0.37064999999999998" table:style-name="ce1">
            <text:p>-0.37065</text:p>
          </table:table-cell>
          <table:table-cell office:value-type="float" office:value="1.0201" table:style-name="ce1">
            <text:p>1.0201</text:p>
          </table:table-cell>
          <table:table-cell office:value-type="float" office:value="0.92662000000000011" table:style-name="ce1">
            <text:p>0.926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5.4960000000000002E-2" table:style-name="ce1">
            <text:p>0.05496</text:p>
          </table:table-cell>
          <table:table-cell office:value-type="float" office:value="2.4399999999999999E-3" table:style-name="ce1">
            <text:p>0.00244</text:p>
          </table:table-cell>
          <table:table-cell office:value-type="float" office:value="4.5309999999999996E-2" table:style-name="ce1">
            <text:p>0.04531</text:p>
          </table:table-cell>
          <table:table-cell office:value-type="float" office:value="-4.5309999999999996E-2" table:style-name="ce1">
            <text:p>-0.04531</text:p>
          </table:table-cell>
          <table:table-cell office:value-type="float" office:value="1.0189999999999999" table:style-name="ce1">
            <text:p>1.019</text:p>
          </table:table-cell>
          <table:table-cell office:value-type="float" office:value="0.11327" table:style-name="ce1">
            <text:p>0.113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.663E-2" table:style-name="ce1">
            <text:p>0.056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0.27200000000000002" table:style-name="ce1">
            <text:p>0.2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-3.6999999999999999E-4" table:style-name="ce1">
            <text:p>-0.00037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9.2999999999999995E-4" table:style-name="ce1">
            <text:p>0.00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8.4239999999999995E-2" table:style-name="ce1">
            <text:p>0.08424</text:p>
          </table:table-cell>
          <table:table-cell office:value-type="float" office:value="2.0560000000000002E-2" table:style-name="ce1">
            <text:p>0.02056</text:p>
          </table:table-cell>
          <table:table-cell office:value-type="float" office:value="6.9449999999999998E-2" table:style-name="ce1">
            <text:p>0.06945</text:p>
          </table:table-cell>
          <table:table-cell office:value-type="float" office:value="-6.9449999999999998E-2" table:style-name="ce1">
            <text:p>-0.06945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0.17362" table:style-name="ce1">
            <text:p>0.173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.1160000000000002E-2" table:style-name="ce1">
            <text:p>0.02116</text:p>
          </table:table-cell>
          <table:table-cell office:value-type="float" office:value="0.12325" table:style-name="ce1">
            <text:p>0.12325</text:p>
          </table:table-cell>
          <table:table-cell office:value-type="float" office:value="0.41633000000000003" table:style-name="ce1">
            <text:p>0.41633</text:p>
          </table:table-cell>
          <table:table-cell office:value-type="float" office:value="-0.41633000000000003" table:style-name="ce1">
            <text:p>-0.41633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0408199999999999" table:style-name="ce1">
            <text:p>1.040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4.5000000000000005E-3" table:style-name="ce1">
            <text:p>0.0045</text:p>
          </table:table-cell>
          <table:table-cell office:value-type="float" office:value="1.4000000000000001E-4" table:style-name="ce1">
            <text:p>0.00014</text:p>
          </table:table-cell>
          <table:table-cell office:value-type="float" office:value="3.7099999999999998E-3" table:style-name="ce1">
            <text:p>0.00371</text:p>
          </table:table-cell>
          <table:table-cell office:value-type="float" office:value="-3.7099999999999998E-3" table:style-name="ce1">
            <text:p>-0.00371</text:p>
          </table:table-cell>
          <table:table-cell office:value-type="float" office:value="1.0212000000000001" table:style-name="ce1">
            <text:p>1.0212</text:p>
          </table:table-cell>
          <table:table-cell office:value-type="float" office:value="9.2800000000000001E-3" table:style-name="ce1">
            <text:p>0.009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.078E-2" table:style-name="ce1">
            <text:p>0.02078</text:p>
          </table:table-cell>
          <table:table-cell office:value-type="float" office:value="1.5910000000000001E-2" table:style-name="ce1">
            <text:p>0.01591</text:p>
          </table:table-cell>
          <table:table-cell office:value-type="float" office:value="0.40889999999999999" table:style-name="ce1">
            <text:p>0.4089</text:p>
          </table:table-cell>
          <table:table-cell office:value-type="float" office:value="-0.40889999999999999" table:style-name="ce1">
            <text:p>-0.4089</text:p>
          </table:table-cell>
          <table:table-cell office:value-type="float" office:value="1.0212000000000001" table:style-name="ce1">
            <text:p>1.0212</text:p>
          </table:table-cell>
          <table:table-cell office:value-type="float" office:value="1.0222499999999999" table:style-name="ce1">
            <text:p>1.022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8163499999999999" table:style-name="ce1">
            <text:p>1.81635</text:p>
          </table:table-cell>
          <table:table-cell office:value-type="float" office:value="8.2479999999999998E-2" table:style-name="ce1">
            <text:p>0.08248</text:p>
          </table:table-cell>
          <table:table-cell office:value-type="float" office:value="1.4974499999999999" table:style-name="ce1">
            <text:p>1.49745</text:p>
          </table:table-cell>
          <table:table-cell office:value-type="float" office:value="-1.4974499999999999" table:style-name="ce1">
            <text:p>-1.49745</text:p>
          </table:table-cell>
          <table:table-cell office:value-type="float" office:value="1.0178" table:style-name="ce1">
            <text:p>1.0178</text:p>
          </table:table-cell>
          <table:table-cell office:value-type="float" office:value="3.7436200000000004" table:style-name="ce1">
            <text:p>3.743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57E-3" table:style-name="ce1">
            <text:p>0.00157</text:p>
          </table:table-cell>
          <table:table-cell office:value-type="float" office:value="1.7000000000000001E-3" table:style-name="ce1">
            <text:p>0.0017</text:p>
          </table:table-cell>
          <table:table-cell office:value-type="float" office:value="3.0830000000000003E-2" table:style-name="ce1">
            <text:p>0.03083</text:p>
          </table:table-cell>
          <table:table-cell office:value-type="float" office:value="-3.0830000000000003E-2" table:style-name="ce1">
            <text:p>-0.03083</text:p>
          </table:table-cell>
          <table:table-cell office:value-type="float" office:value="1.0178" table:style-name="ce1">
            <text:p>1.0178</text:p>
          </table:table-cell>
          <table:table-cell office:value-type="float" office:value="7.7060000000000003E-2" table:style-name="ce1">
            <text:p>0.077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2740000000000002E-2" table:style-name="ce1">
            <text:p>0.05274</text:p>
          </table:table-cell>
          <table:table-cell office:value-type="float" office:value="-5.2740000000000002E-2" table:style-name="ce1">
            <text:p>-0.05274</text:p>
          </table:table-cell>
          <table:table-cell office:value-type="float" office:value="1.0156000000000001" table:style-name="ce1">
            <text:p>1.0156</text:p>
          </table:table-cell>
          <table:table-cell office:value-type="float" office:value="0.13183999999999998" table:style-name="ce1">
            <text:p>0.131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86E-2" table:style-name="ce1">
            <text:p>0.01486</text:p>
          </table:table-cell>
          <table:table-cell office:value-type="float" office:value="-1.486E-2" table:style-name="ce1">
            <text:p>-0.01486</text:p>
          </table:table-cell>
          <table:table-cell office:value-type="float" office:value="1.0254000000000001" table:style-name="ce1">
            <text:p>1.0254</text:p>
          </table:table-cell>
          <table:table-cell office:value-type="float" office:value="3.7139999999999999E-2" table:style-name="ce1">
            <text:p>0.037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.2069999999999999E-2" table:style-name="ce1">
            <text:p>0.02207</text:p>
          </table:table-cell>
          <table:table-cell office:value-type="float" office:value="9.8999999999999999E-4" table:style-name="ce1">
            <text:p>0.00099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-1.8200000000000001E-2" table:style-name="ce1">
            <text:p>-0.0182</text:p>
          </table:table-cell>
          <table:table-cell office:value-type="float" office:value="1.0254000000000001" table:style-name="ce1">
            <text:p>1.0254</text:p>
          </table:table-cell>
          <table:table-cell office:value-type="float" office:value="4.5490000000000003E-2" table:style-name="ce1">
            <text:p>0.045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4.96E-3" table:style-name="ce1">
            <text:p>0.00496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4.0899999999999999E-3" table:style-name="ce1">
            <text:p>0.00409</text:p>
          </table:table-cell>
          <table:table-cell office:value-type="float" office:value="-4.0899999999999999E-3" table:style-name="ce1">
            <text:p>-0.00409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1.0209999999999999E-2" table:style-name="ce1">
            <text:p>0.0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8280000000000003E-2" table:style-name="ce1">
            <text:p>0.04828</text:p>
          </table:table-cell>
          <table:table-cell office:value-type="float" office:value="-4.8280000000000003E-2" table:style-name="ce1">
            <text:p>-0.04828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1207" table:style-name="ce1">
            <text:p>0.1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.157E-2" table:style-name="ce1">
            <text:p>0.01157</text:p>
          </table:table-cell>
          <table:table-cell office:value-type="float" office:value="2.8450000000000003E-2" table:style-name="ce1">
            <text:p>0.02845</text:p>
          </table:table-cell>
          <table:table-cell office:value-type="float" office:value="0.22765999999999997" table:style-name="ce1">
            <text:p>0.22766</text:p>
          </table:table-cell>
          <table:table-cell office:value-type="float" office:value="-0.22765999999999997" table:style-name="ce1">
            <text:p>-0.22766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56916" table:style-name="ce1">
            <text:p>0.569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6.7500000000000004E-2" table:style-name="ce1">
            <text:p>0.0675</text:p>
          </table:table-cell>
          <table:table-cell office:value-type="float" office:value="8.2500000000000004E-3" table:style-name="ce1">
            <text:p>0.00825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23694999999999999" table:style-name="ce1">
            <text:p>0.23695</text:p>
          </table:table-cell>
          <table:table-cell office:value-type="float" office:value="2.4409999999999998E-2" table:style-name="ce1">
            <text:p>0.02441</text:p>
          </table:table-cell>
          <table:table-cell office:value-type="float" office:value="0.19535" table:style-name="ce1">
            <text:p>0.19535</text:p>
          </table:table-cell>
          <table:table-cell office:value-type="float" office:value="-0.19535" table:style-name="ce1">
            <text:p>-0.19535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48838000000000004" table:style-name="ce1">
            <text:p>0.488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5" table:style-name="ce1">
            <text:p>0.125</text:p>
          </table:table-cell>
          <table:table-cell office:value-type="float" office:value="-0.1" table:style-name="ce1">
            <text:p>-0.1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25" table:style-name="ce1">
            <text:p>0.25</text:p>
          </table:table-cell>
          <table:table-cell office:value-type="float" office:value="0.125" table:style-name="ce1">
            <text:p>0.12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-3.2000000000000001E-2" table:style-name="ce1">
            <text:p>-0.03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08" table:style-name="ce1">
            <text:p>0.08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6.7500000000000004E-2" table:style-name="ce1">
            <text:p>0.0675</text:p>
          </table:table-cell>
          <table:table-cell office:value-type="float" office:value="8.2500000000000004E-3" table:style-name="ce1">
            <text:p>0.00825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9130000000000001E-2" table:style-name="ce1">
            <text:p>0.08913</text:p>
          </table:table-cell>
          <table:table-cell office:value-type="float" office:value="-8.9130000000000001E-2" table:style-name="ce1">
            <text:p>-0.08913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22283" table:style-name="ce1">
            <text:p>0.222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-3.2000000000000001E-2" table:style-name="ce1">
            <text:p>-0.03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08" table:style-name="ce1">
            <text:p>0.08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.0829999999999999E-2" table:style-name="ce1">
            <text:p>0.010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.2280000000000001E-2" table:style-name="ce1">
            <text:p>0.022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0.107" table:style-name="ce1">
            <text:p>0.1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0.12163" table:style-name="ce1">
            <text:p>0.12163</text:p>
          </table:table-cell>
          <table:table-cell office:value-type="float" office:value="5.6200000000000009E-3" table:style-name="ce1">
            <text:p>0.00562</text:p>
          </table:table-cell>
          <table:table-cell office:value-type="float" office:value="0.10028000000000001" table:style-name="ce1">
            <text:p>0.10028</text:p>
          </table:table-cell>
          <table:table-cell office:value-type="float" office:value="-0.10028000000000001" table:style-name="ce1">
            <text:p>-0.10028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0.25068999999999997" table:style-name="ce1">
            <text:p>0.250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6.6619999999999999E-2" table:style-name="ce1">
            <text:p>0.06662</text:p>
          </table:table-cell>
          <table:table-cell office:value-type="float" office:value="1.093E-2" table:style-name="ce1">
            <text:p>0.01093</text:p>
          </table:table-cell>
          <table:table-cell office:value-type="float" office:value="0.11885" table:style-name="ce1">
            <text:p>0.11885</text:p>
          </table:table-cell>
          <table:table-cell office:value-type="float" office:value="-0.11885" table:style-name="ce1">
            <text:p>-0.11885</text:p>
          </table:table-cell>
          <table:table-cell office:value-type="float" office:value="1.0205" table:style-name="ce1">
            <text:p>1.0205</text:p>
          </table:table-cell>
          <table:table-cell office:value-type="float" office:value="0.29710999999999999" table:style-name="ce1">
            <text:p>0.297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-3.6999999999999999E-4" table:style-name="ce1">
            <text:p>-0.00037</text:p>
          </table:table-cell>
          <table:table-cell office:value-type="float" office:value="1.0205" table:style-name="ce1">
            <text:p>1.0205</text:p>
          </table:table-cell>
          <table:table-cell office:value-type="float" office:value="9.2999999999999995E-4" table:style-name="ce1">
            <text:p>0.00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.4960000000000002E-2" table:style-name="ce1">
            <text:p>0.05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5" table:style-name="ce1">
            <text:p>1.0205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.831E-2" table:style-name="ce1">
            <text:p>0.01831</text:p>
          </table:table-cell>
          <table:table-cell office:value-type="float" office:value="3.3140000000000003E-2" table:style-name="ce1">
            <text:p>0.03314</text:p>
          </table:table-cell>
          <table:table-cell office:value-type="float" office:value="0.36024999999999996" table:style-name="ce1">
            <text:p>0.36025</text:p>
          </table:table-cell>
          <table:table-cell office:value-type="float" office:value="-0.36024999999999996" table:style-name="ce1">
            <text:p>-0.36025</text:p>
          </table:table-cell>
          <table:table-cell office:value-type="float" office:value="1.0205" table:style-name="ce1">
            <text:p>1.0205</text:p>
          </table:table-cell>
          <table:table-cell office:value-type="float" office:value="0.90061999999999998" table:style-name="ce1">
            <text:p>0.900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.11487" table:style-name="ce1">
            <text:p>0.11487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9.4700000000000006E-2" table:style-name="ce1">
            <text:p>0.0947</text:p>
          </table:table-cell>
          <table:table-cell office:value-type="float" office:value="-9.4700000000000006E-2" table:style-name="ce1">
            <text:p>-0.0947</text:p>
          </table:table-cell>
          <table:table-cell office:value-type="float" office:value="1.0205" table:style-name="ce1">
            <text:p>1.0205</text:p>
          </table:table-cell>
          <table:table-cell office:value-type="float" office:value="0.23675999999999997" table:style-name="ce1">
            <text:p>0.236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8.1000000000000006E-4" table:style-name="ce1">
            <text:p>0.00081</text:p>
          </table:table-cell>
          <table:table-cell office:value-type="float" office:value="-1.1979999999999999E-2" table:style-name="ce1">
            <text:p>-0.01198</text:p>
          </table:table-cell>
          <table:table-cell office:value-type="float" office:value="1.5969999999999998E-2" table:style-name="ce1">
            <text:p>0.01597</text:p>
          </table:table-cell>
          <table:table-cell office:value-type="float" office:value="-1.5969999999999998E-2" table:style-name="ce1">
            <text:p>-0.01597</text:p>
          </table:table-cell>
          <table:table-cell office:value-type="float" office:value="1.026" table:style-name="ce1">
            <text:p>1.026</text:p>
          </table:table-cell>
          <table:table-cell office:value-type="float" office:value="3.9919999999999997E-2" table:style-name="ce1">
            <text:p>0.03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-3.6999999999999999E-4" table:style-name="ce1">
            <text:p>-0.00037</text:p>
          </table:table-cell>
          <table:table-cell office:value-type="float" office:value="1.026" table:style-name="ce1">
            <text:p>1.026</text:p>
          </table:table-cell>
          <table:table-cell office:value-type="float" office:value="9.2999999999999995E-4" table:style-name="ce1">
            <text:p>0.00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.847E-2" table:style-name="ce1">
            <text:p>0.01847</text:p>
          </table:table-cell>
          <table:table-cell office:value-type="float" office:value="1.142E-2" table:style-name="ce1">
            <text:p>0.01142</text:p>
          </table:table-cell>
          <table:table-cell office:value-type="float" office:value="1.5229999999999999E-2" table:style-name="ce1">
            <text:p>0.01523</text:p>
          </table:table-cell>
          <table:table-cell office:value-type="float" office:value="-1.5229999999999999E-2" table:style-name="ce1">
            <text:p>-0.01523</text:p>
          </table:table-cell>
          <table:table-cell office:value-type="float" office:value="1.0176000000000001" table:style-name="ce1">
            <text:p>1.0176</text:p>
          </table:table-cell>
          <table:table-cell office:value-type="float" office:value="3.807E-2" table:style-name="ce1">
            <text:p>0.03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3099999999999996E-3" table:style-name="ce1">
            <text:p>0.00631</text:p>
          </table:table-cell>
          <table:table-cell office:value-type="float" office:value="-6.3099999999999996E-3" table:style-name="ce1">
            <text:p>-0.00631</text:p>
          </table:table-cell>
          <table:table-cell office:value-type="float" office:value="1.0176000000000001" table:style-name="ce1">
            <text:p>1.0176</text:p>
          </table:table-cell>
          <table:table-cell office:value-type="float" office:value="1.5780000000000002E-2" table:style-name="ce1">
            <text:p>0.015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4.8719999999999999E-2" table:style-name="ce1">
            <text:p>0.04872</text:p>
          </table:table-cell>
          <table:table-cell office:value-type="float" office:value="9.1069999999999998E-2" table:style-name="ce1">
            <text:p>0.09107</text:p>
          </table:table-cell>
          <table:table-cell office:value-type="float" office:value="0.95855999999999997" table:style-name="ce1">
            <text:p>0.95856</text:p>
          </table:table-cell>
          <table:table-cell office:value-type="float" office:value="-0.95855999999999997" table:style-name="ce1">
            <text:p>-0.95856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2.3963999999999999" table:style-name="ce1">
            <text:p>2.39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1.0999999999999999E-4" table:style-name="ce1">
            <text:p>0.00011</text:p>
          </table:table-cell>
          <table:table-cell office:value-type="float" office:value="1.1100000000000001E-3" table:style-name="ce1">
            <text:p>0.00111</text:p>
          </table:table-cell>
          <table:table-cell office:value-type="float" office:value="-1.1100000000000001E-3" table:style-name="ce1">
            <text:p>-0.00111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2.7800000000000004E-3" table:style-name="ce1">
            <text:p>0.002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-0.16" table:style-name="ce1">
            <text:p>-0.16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4.122E-2" table:style-name="ce1">
            <text:p>0.04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9359999999999999E-2" table:style-name="ce1">
            <text:p>0.019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5000000000001" table:style-name="ce1">
            <text:p>1.0195</text:p>
          </table:table-cell>
          <table:table-cell office:value-type="float" office:value="9.3000000000000013E-2" table:style-name="ce1">
            <text:p>0.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4.3560000000000001E-2" table:style-name="ce1">
            <text:p>0.04356</text:p>
          </table:table-cell>
          <table:table-cell office:value-type="float" office:value="-3.7859999999999998E-2" table:style-name="ce1">
            <text:p>-0.03786</text:p>
          </table:table-cell>
          <table:table-cell office:value-type="float" office:value="0.85716999999999999" table:style-name="ce1">
            <text:p>0.85717</text:p>
          </table:table-cell>
          <table:table-cell office:value-type="float" office:value="-0.85716999999999999" table:style-name="ce1">
            <text:p>-0.85717</text:p>
          </table:table-cell>
          <table:table-cell office:value-type="float" office:value="1.0195000000000001" table:style-name="ce1">
            <text:p>1.0195</text:p>
          </table:table-cell>
          <table:table-cell office:value-type="float" office:value="2.1429200000000002" table:style-name="ce1">
            <text:p>2.142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8.0189999999999997E-2" table:style-name="ce1">
            <text:p>0.08019</text:p>
          </table:table-cell>
          <table:table-cell office:value-type="float" office:value="-1.272E-2" table:style-name="ce1">
            <text:p>-0.01272</text:p>
          </table:table-cell>
          <table:table-cell office:value-type="float" office:value="6.6110000000000002E-2" table:style-name="ce1">
            <text:p>0.06611</text:p>
          </table:table-cell>
          <table:table-cell office:value-type="float" office:value="-6.6110000000000002E-2" table:style-name="ce1">
            <text:p>-0.06611</text:p>
          </table:table-cell>
          <table:table-cell office:value-type="float" office:value="1.0183" table:style-name="ce1">
            <text:p>1.0183</text:p>
          </table:table-cell>
          <table:table-cell office:value-type="float" office:value="0.16527" table:style-name="ce1">
            <text:p>0.165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.1819999999999999E-2" table:style-name="ce1">
            <text:p>0.01182</text:p>
          </table:table-cell>
          <table:table-cell office:value-type="float" office:value="5.9269999999999996E-2" table:style-name="ce1">
            <text:p>0.05927</text:p>
          </table:table-cell>
          <table:table-cell office:value-type="float" office:value="0.23248999999999997" table:style-name="ce1">
            <text:p>0.23249</text:p>
          </table:table-cell>
          <table:table-cell office:value-type="float" office:value="-0.23248999999999997" table:style-name="ce1">
            <text:p>-0.23249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58123000000000002" table:style-name="ce1">
            <text:p>0.581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.261E-2" table:style-name="ce1">
            <text:p>0.01261</text:p>
          </table:table-cell>
          <table:table-cell office:value-type="float" office:value="2.65E-3" table:style-name="ce1">
            <text:p>0.00265</text:p>
          </table:table-cell>
          <table:table-cell office:value-type="float" office:value="1.04E-2" table:style-name="ce1">
            <text:p>0.0104</text:p>
          </table:table-cell>
          <table:table-cell office:value-type="float" office:value="-1.04E-2" table:style-name="ce1">
            <text:p>-0.0104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.1629999999999998E-2" table:style-name="ce1">
            <text:p>0.03163</text:p>
          </table:table-cell>
          <table:table-cell office:value-type="float" office:value="0.37031999999999998" table:style-name="ce1">
            <text:p>0.37032</text:p>
          </table:table-cell>
          <table:table-cell office:value-type="float" office:value="0.62244999999999995" table:style-name="ce1">
            <text:p>0.62245</text:p>
          </table:table-cell>
          <table:table-cell office:value-type="float" office:value="-0.62244999999999995" table:style-name="ce1">
            <text:p>-0.62245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1.55613" table:style-name="ce1">
            <text:p>1.556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4.79E-3" table:style-name="ce1">
            <text:p>0.004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2.3E-2" table:style-name="ce1">
            <text:p>0.0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.1980000000000001E-2" table:style-name="ce1">
            <text:p>0.03198</text:p>
          </table:table-cell>
          <table:table-cell office:value-type="float" office:value="1.5689999999999999E-2" table:style-name="ce1">
            <text:p>0.01569</text:p>
          </table:table-cell>
          <table:table-cell office:value-type="float" office:value="2.6370000000000001E-2" table:style-name="ce1">
            <text:p>0.02637</text:p>
          </table:table-cell>
          <table:table-cell office:value-type="float" office:value="-2.6370000000000001E-2" table:style-name="ce1">
            <text:p>-0.02637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6.5919999999999992E-2" table:style-name="ce1">
            <text:p>0.06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34E-2" table:style-name="ce1">
            <text:p>0.01634</text:p>
          </table:table-cell>
          <table:table-cell office:value-type="float" office:value="-1.634E-2" table:style-name="ce1">
            <text:p>-0.01634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4.0849999999999997E-2" table:style-name="ce1">
            <text:p>0.040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.6389999999999999E-2" table:style-name="ce1">
            <text:p>0.03639</text:p>
          </table:table-cell>
          <table:table-cell office:value-type="float" office:value="8.4920000000000009E-2" table:style-name="ce1">
            <text:p>0.08492</text:p>
          </table:table-cell>
          <table:table-cell office:value-type="float" office:value="0.71604000000000001" table:style-name="ce1">
            <text:p>0.71604</text:p>
          </table:table-cell>
          <table:table-cell office:value-type="float" office:value="-0.71604000000000001" table:style-name="ce1">
            <text:p>-0.71604</text:p>
          </table:table-cell>
          <table:table-cell office:value-type="float" office:value="1.0282" table:style-name="ce1">
            <text:p>1.0282</text:p>
          </table:table-cell>
          <table:table-cell office:value-type="float" office:value="1.7900999999999998" table:style-name="ce1">
            <text:p>1.79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11848" table:style-name="ce1">
            <text:p>0.11848</text:p>
          </table:table-cell>
          <table:table-cell office:value-type="float" office:value="1.158E-2" table:style-name="ce1">
            <text:p>0.01158</text:p>
          </table:table-cell>
          <table:table-cell office:value-type="float" office:value="9.7680000000000003E-2" table:style-name="ce1">
            <text:p>0.09768</text:p>
          </table:table-cell>
          <table:table-cell office:value-type="float" office:value="-9.7680000000000003E-2" table:style-name="ce1">
            <text:p>-0.09768</text:p>
          </table:table-cell>
          <table:table-cell office:value-type="float" office:value="1.0282" table:style-name="ce1">
            <text:p>1.0282</text:p>
          </table:table-cell>
          <table:table-cell office:value-type="float" office:value="0.24419000000000002" table:style-name="ce1">
            <text:p>0.244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11429" table:style-name="ce1">
            <text:p>0.114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2" table:style-name="ce1">
            <text:p>1.0282</text:p>
          </table:table-cell>
          <table:table-cell office:value-type="float" office:value="0.54899999999999993" table:style-name="ce1">
            <text:p>0.5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4.2199999999999994E-2" table:style-name="ce1">
            <text:p>0.0422</text:p>
          </table:table-cell>
          <table:table-cell office:value-type="float" office:value="8.8219999999999993E-2" table:style-name="ce1">
            <text:p>0.08822</text:p>
          </table:table-cell>
          <table:table-cell office:value-type="float" office:value="0.83043000000000011" table:style-name="ce1">
            <text:p>0.83043</text:p>
          </table:table-cell>
          <table:table-cell office:value-type="float" office:value="-0.83043000000000011" table:style-name="ce1">
            <text:p>-0.83043</text:p>
          </table:table-cell>
          <table:table-cell office:value-type="float" office:value="1.0185" table:style-name="ce1">
            <text:p>1.0185</text:p>
          </table:table-cell>
          <table:table-cell office:value-type="float" office:value="2.0760700000000001" table:style-name="ce1">
            <text:p>2.076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7.980000000000001E-3" table:style-name="ce1">
            <text:p>0.00798</text:p>
          </table:table-cell>
          <table:table-cell office:value-type="float" office:value="6.3090000000000007E-2" table:style-name="ce1">
            <text:p>0.06309</text:p>
          </table:table-cell>
          <table:table-cell office:value-type="float" office:value="0.15710000000000002" table:style-name="ce1">
            <text:p>0.1571</text:p>
          </table:table-cell>
          <table:table-cell office:value-type="float" office:value="-0.15710000000000002" table:style-name="ce1">
            <text:p>-0.1571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39274999999999999" table:style-name="ce1">
            <text:p>0.392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5.8299999999999992E-3" table:style-name="ce1">
            <text:p>0.005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.26443" table:style-name="ce1">
            <text:p>0.26443</text:p>
          </table:table-cell>
          <table:table-cell office:value-type="float" office:value="8.7550000000000003E-2" table:style-name="ce1">
            <text:p>0.08755</text:p>
          </table:table-cell>
          <table:table-cell office:value-type="float" office:value="0.21800999999999998" table:style-name="ce1">
            <text:p>0.21801</text:p>
          </table:table-cell>
          <table:table-cell office:value-type="float" office:value="-0.21800999999999998" table:style-name="ce1">
            <text:p>-0.21801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54502000000000006" table:style-name="ce1">
            <text:p>0.545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.3950000000000001E-2" table:style-name="ce1">
            <text:p>0.013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26999999999999" table:style-name="ce1">
            <text:p>1.0227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4.0730000000000002E-2" table:style-name="ce1">
            <text:p>0.04073</text:p>
          </table:table-cell>
          <table:table-cell office:value-type="float" office:value="-2.6339999999999999E-2" table:style-name="ce1">
            <text:p>-0.02634</text:p>
          </table:table-cell>
          <table:table-cell office:value-type="float" office:value="0.80146000000000006" table:style-name="ce1">
            <text:p>0.80146</text:p>
          </table:table-cell>
          <table:table-cell office:value-type="float" office:value="-0.80146000000000006" table:style-name="ce1">
            <text:p>-0.80146</text:p>
          </table:table-cell>
          <table:table-cell office:value-type="float" office:value="1.0226999999999999" table:style-name="ce1">
            <text:p>1.0227</text:p>
          </table:table-cell>
          <table:table-cell office:value-type="float" office:value="2.0036499999999999" table:style-name="ce1">
            <text:p>2.003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083999999999999" table:style-name="ce1">
            <text:p>0.17084</text:p>
          </table:table-cell>
          <table:table-cell office:value-type="float" office:value="-0.17083999999999999" table:style-name="ce1">
            <text:p>-0.17084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42710000000000004" table:style-name="ce1">
            <text:p>0.42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.4079999999999999E-2" table:style-name="ce1">
            <text:p>0.01408</text:p>
          </table:table-cell>
          <table:table-cell office:value-type="float" office:value="-2.0889999999999999E-2" table:style-name="ce1">
            <text:p>-0.02089</text:p>
          </table:table-cell>
          <table:table-cell office:value-type="float" office:value="0.27705999999999997" table:style-name="ce1">
            <text:p>0.27706</text:p>
          </table:table-cell>
          <table:table-cell office:value-type="float" office:value="-0.27705999999999997" table:style-name="ce1">
            <text:p>-0.27706</text:p>
          </table:table-cell>
          <table:table-cell office:value-type="float" office:value="1.0098" table:style-name="ce1">
            <text:p>1.0098</text:p>
          </table:table-cell>
          <table:table-cell office:value-type="float" office:value="0.69263999999999992" table:style-name="ce1">
            <text:p>0.692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4.3090000000000003E-2" table:style-name="ce1">
            <text:p>0.043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98" table:style-name="ce1">
            <text:p>1.0098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4.4219999999999995E-2" table:style-name="ce1">
            <text:p>0.04422</text:p>
          </table:table-cell>
          <table:table-cell office:value-type="float" office:value="9.3520000000000006E-2" table:style-name="ce1">
            <text:p>0.09352</text:p>
          </table:table-cell>
          <table:table-cell office:value-type="float" office:value="0.87017" table:style-name="ce1">
            <text:p>0.87017</text:p>
          </table:table-cell>
          <table:table-cell office:value-type="float" office:value="-0.87017" table:style-name="ce1">
            <text:p>-0.87017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2.1754199999999999" table:style-name="ce1">
            <text:p>2.17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8.6039999999999991E-2" table:style-name="ce1">
            <text:p>0.08604</text:p>
          </table:table-cell>
          <table:table-cell office:value-type="float" office:value="7.62E-3" table:style-name="ce1">
            <text:p>0.00762</text:p>
          </table:table-cell>
          <table:table-cell office:value-type="float" office:value="7.0940000000000003E-2" table:style-name="ce1">
            <text:p>0.07094</text:p>
          </table:table-cell>
          <table:table-cell office:value-type="float" office:value="-7.0940000000000003E-2" table:style-name="ce1">
            <text:p>-0.07094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17734000000000003" table:style-name="ce1">
            <text:p>0.177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3999999999999999E-4" table:style-name="ce1">
            <text:p>0.00074</text:p>
          </table:table-cell>
          <table:table-cell office:value-type="float" office:value="-7.3999999999999999E-4" table:style-name="ce1">
            <text:p>-0.00074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1.8599999999999999E-3" table:style-name="ce1">
            <text:p>0.001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7.6819999999999999E-2" table:style-name="ce1">
            <text:p>0.076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97" table:style-name="ce1">
            <text:p>1.0097</text:p>
          </table:table-cell>
          <table:table-cell office:value-type="float" office:value="0.36899999999999999" table:style-name="ce1">
            <text:p>0.3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.197E-2" table:style-name="ce1">
            <text:p>0.02197</text:p>
          </table:table-cell>
          <table:table-cell office:value-type="float" office:value="-1.401E-2" table:style-name="ce1">
            <text:p>-0.01401</text:p>
          </table:table-cell>
          <table:table-cell office:value-type="float" office:value="0.43229999999999996" table:style-name="ce1">
            <text:p>0.4323</text:p>
          </table:table-cell>
          <table:table-cell office:value-type="float" office:value="-0.43229999999999996" table:style-name="ce1">
            <text:p>-0.4323</text:p>
          </table:table-cell>
          <table:table-cell office:value-type="float" office:value="1.0097" table:style-name="ce1">
            <text:p>1.0097</text:p>
          </table:table-cell>
          <table:table-cell office:value-type="float" office:value="1.0807500000000001" table:style-name="ce1">
            <text:p>1.080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4.0500000000000006E-3" table:style-name="ce1">
            <text:p>0.00405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3.3400000000000001E-3" table:style-name="ce1">
            <text:p>0.00334</text:p>
          </table:table-cell>
          <table:table-cell office:value-type="float" office:value="-3.3400000000000001E-3" table:style-name="ce1">
            <text:p>-0.00334</text:p>
          </table:table-cell>
          <table:table-cell office:value-type="float" office:value="1.0097" table:style-name="ce1">
            <text:p>1.0097</text:p>
          </table:table-cell>
          <table:table-cell office:value-type="float" office:value="8.3599999999999994E-3" table:style-name="ce1">
            <text:p>0.008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.0720000000000002E-2" table:style-name="ce1">
            <text:p>0.02072</text:p>
          </table:table-cell>
          <table:table-cell office:value-type="float" office:value="-1.2809999999999998E-2" table:style-name="ce1">
            <text:p>-0.01281</text:p>
          </table:table-cell>
          <table:table-cell office:value-type="float" office:value="1.7079999999999998E-2" table:style-name="ce1">
            <text:p>0.01708</text:p>
          </table:table-cell>
          <table:table-cell office:value-type="float" office:value="-1.7079999999999998E-2" table:style-name="ce1">
            <text:p>-0.01708</text:p>
          </table:table-cell>
          <table:table-cell office:value-type="float" office:value="1.03" table:style-name="ce1">
            <text:p>1.03</text:p>
          </table:table-cell>
          <table:table-cell office:value-type="float" office:value="4.2709999999999998E-2" table:style-name="ce1">
            <text:p>0.042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4510000000000001E-2" table:style-name="ce1">
            <text:p>0.02451</text:p>
          </table:table-cell>
          <table:table-cell office:value-type="float" office:value="-2.4510000000000001E-2" table:style-name="ce1">
            <text:p>-0.02451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6.1280000000000001E-2" table:style-name="ce1">
            <text:p>0.06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.8799999999999999E-2" table:style-name="ce1">
            <text:p>0.0288</text:p>
          </table:table-cell>
          <table:table-cell office:value-type="float" office:value="0.33445999999999998" table:style-name="ce1">
            <text:p>0.33446</text:p>
          </table:table-cell>
          <table:table-cell office:value-type="float" office:value="0.56674000000000002" table:style-name="ce1">
            <text:p>0.56674</text:p>
          </table:table-cell>
          <table:table-cell office:value-type="float" office:value="-0.56674000000000002" table:style-name="ce1">
            <text:p>-0.56674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1.41686" table:style-name="ce1">
            <text:p>1.416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7.4900000000000001E-3" table:style-name="ce1">
            <text:p>0.007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1" table:style-name="ce1">
            <text:p>1.0201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.7589999999999998E-2" table:style-name="ce1">
            <text:p>0.01759</text:p>
          </table:table-cell>
          <table:table-cell office:value-type="float" office:value="0.13805999999999999" table:style-name="ce1">
            <text:p>0.13806</text:p>
          </table:table-cell>
          <table:table-cell office:value-type="float" office:value="0.34613999999999995" table:style-name="ce1">
            <text:p>0.34614</text:p>
          </table:table-cell>
          <table:table-cell office:value-type="float" office:value="-0.34613999999999995" table:style-name="ce1">
            <text:p>-0.34614</text:p>
          </table:table-cell>
          <table:table-cell office:value-type="float" office:value="1.0201" table:style-name="ce1">
            <text:p>1.0201</text:p>
          </table:table-cell>
          <table:table-cell office:value-type="float" office:value="0.86534000000000011" table:style-name="ce1">
            <text:p>0.865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569999999999999E-2" table:style-name="ce1">
            <text:p>0.04457</text:p>
          </table:table-cell>
          <table:table-cell office:value-type="float" office:value="-4.4569999999999999E-2" table:style-name="ce1">
            <text:p>-0.04457</text:p>
          </table:table-cell>
          <table:table-cell office:value-type="float" office:value="1.0161" table:style-name="ce1">
            <text:p>1.0161</text:p>
          </table:table-cell>
          <table:table-cell office:value-type="float" office:value="0.11141999999999999" table:style-name="ce1">
            <text:p>0.111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.25E-3" table:style-name="ce1">
            <text:p>0.00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61" table:style-name="ce1">
            <text:p>1.016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6.8699999999999997E-2" table:style-name="ce1">
            <text:p>0.06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89999999999999" table:style-name="ce1">
            <text:p>1.009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.0120000000000001E-2" table:style-name="ce1">
            <text:p>0.01012</text:p>
          </table:table-cell>
          <table:table-cell office:value-type="float" office:value="-2.35E-2" table:style-name="ce1">
            <text:p>-0.0235</text:p>
          </table:table-cell>
          <table:table-cell office:value-type="float" office:value="0.19907" table:style-name="ce1">
            <text:p>0.19907</text:p>
          </table:table-cell>
          <table:table-cell office:value-type="float" office:value="-0.19907" table:style-name="ce1">
            <text:p>-0.19907</text:p>
          </table:table-cell>
          <table:table-cell office:value-type="float" office:value="1.0089999999999999" table:style-name="ce1">
            <text:p>1.009</text:p>
          </table:table-cell>
          <table:table-cell office:value-type="float" office:value="0.49765999999999999" table:style-name="ce1">
            <text:p>0.497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3" table:style-name="ro1">
          <table:table-cell office:value-type="float" office:value="173" table:style-name="ce1">
            <text:p>173</text:p>
          </table:table-cell>
          <table:table-cell office:value-type="float" office:value="0.3" table:style-name="ce1">
            <text:p>0.3</text:p>
          </table:table-cell>
          <table:table-cell office:value-type="float" office:value="4.3E-3" table:style-name="ce1">
            <text:p>0.0043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379" table:style-name="ce1">
            <text:p>1.0379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0.54" table:style-name="ce1">
            <text:p>0.54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0.27" table:style-name="ce1">
            <text:p>0.27</text:p>
          </table:table-cell>
          <table:table-cell office:value-type="float" office:value="-0.21600000000000003" table:style-name="ce1">
            <text:p>-0.216</text:p>
          </table:table-cell>
          <table:table-cell office:value-type="float" office:value="1.0379" table:style-name="ce1">
            <text:p>1.0379</text:p>
          </table:table-cell>
          <table:table-cell office:value-type="float" office:value="0.54" table:style-name="ce1">
            <text:p>0.54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74" table:style-name="ce1">
            <text:p>1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05" table:style-name="ce1">
            <text:p>0.105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367999999999999" table:style-name="ce1">
            <text:p>1.0368</text:p>
          </table:table-cell>
          <table:table-cell office:value-type="float" office:value="0.21" table:style-name="ce1">
            <text:p>0.21</text:p>
          </table:table-cell>
          <table:table-cell office:value-type="float" office:value="0.105" table:style-name="ce1">
            <text:p>0.10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75" table:style-name="ce1">
            <text:p>1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office:value-type="float" office:value="-0.21600000000000003" table:style-name="ce1">
            <text:p>-0.216</text:p>
          </table:table-cell>
          <table:table-cell office:value-type="float" office:value="1.0081" table:style-name="ce1">
            <text:p>1.0081</text:p>
          </table:table-cell>
          <table:table-cell office:value-type="float" office:value="0.54" table:style-name="ce1">
            <text:p>0.54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76" table:style-name="ce1">
            <text:p>1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1">
            <text:p>0.11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1.0081" table:style-name="ce1">
            <text:p>1.0081</text:p>
          </table:table-cell>
          <table:table-cell office:value-type="float" office:value="0.22" table:style-name="ce1">
            <text:p>0.22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0.31" table:style-name="ce1">
            <text:p>0.31</text:p>
          </table:table-cell>
          <table:table-cell office:value-type="float" office:value="-2.65E-3" table:style-name="ce1">
            <text:p>-0.00265</text:p>
          </table:table-cell>
          <table:table-cell office:value-type="float" office:value="0.17" table:style-name="ce1">
            <text:p>0.17</text:p>
          </table:table-cell>
          <table:table-cell office:value-type="float" office:value="-0.13600000000000001" table:style-name="ce1">
            <text:p>-0.136</text:p>
          </table:table-cell>
          <table:table-cell office:value-type="float" office:value="1.0396000000000001" table:style-name="ce1">
            <text:p>1.0396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" table:style-name="ce1">
            <text:p>0.17</text:p>
          </table:table-cell>
          <table:table-cell office:value-type="float" office:value="-0.13600000000000001" table:style-name="ce1">
            <text:p>-0.136</text:p>
          </table:table-cell>
          <table:table-cell office:value-type="float" office:value="1.0396000000000001" table:style-name="ce1">
            <text:p>1.0396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78" table:style-name="ce1">
            <text:p>178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4.7299999999999998E-3" table:style-name="ce1">
            <text:p>0.0047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-0.11599999999999999" table:style-name="ce1">
            <text:p>-0.116</text:p>
          </table:table-cell>
          <table:table-cell office:value-type="float" office:value="1.0266999999999999" table:style-name="ce1">
            <text:p>1.0267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125" table:style-name="ce1">
            <text:p>0.3125</text:p>
          </table:table-cell>
          <table:table-cell office:value-type="float" office:value="-0.25" table:style-name="ce1">
            <text:p>-0.25</text:p>
          </table:table-cell>
          <table:table-cell office:value-type="float" office:value="1.0348999999999999" table:style-name="ce1">
            <text:p>1.0349</text:p>
          </table:table-cell>
          <table:table-cell office:value-type="float" office:value="0.625" table:style-name="ce1">
            <text:p>0.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125" table:style-name="ce1">
            <text:p>0.3125</text:p>
          </table:table-cell>
          <table:table-cell office:value-type="float" office:value="-0.25" table:style-name="ce1">
            <text:p>-0.25</text:p>
          </table:table-cell>
          <table:table-cell office:value-type="float" office:value="1.0348999999999999" table:style-name="ce1">
            <text:p>1.0349</text:p>
          </table:table-cell>
          <table:table-cell office:value-type="float" office:value="0.625" table:style-name="ce1">
            <text:p>0.625</text:p>
          </table:table-cell>
          <table:table-cell office:value-type="float" office:value="0.3125" table:style-name="ce1">
            <text:p>0.312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3" table:style-name="ro1">
          <table:table-cell office:value-type="float" office:value="181" table:style-name="ce1">
            <text:p>181</text:p>
          </table:table-cell>
          <table:table-cell office:value-type="float" office:value="0.41" table:style-name="ce1">
            <text:p>0.41</text:p>
          </table:table-cell>
          <table:table-cell office:value-type="float" office:value="2.0400000000000001E-2" table:style-name="ce1">
            <text:p>0.0204</text:p>
          </table:table-cell>
          <table:table-cell office:value-type="float" office:value="0.22" table:style-name="ce1">
            <text:p>0.22</text:p>
          </table:table-cell>
          <table:table-cell office:value-type="float" office:value="-0.17600000000000002" table:style-name="ce1">
            <text:p>-0.176</text:p>
          </table:table-cell>
          <table:table-cell office:value-type="float" office:value="1.0359" table:style-name="ce1">
            <text:p>1.0359</text:p>
          </table:table-cell>
          <table:table-cell office:value-type="float" office:value="0.44" table:style-name="ce1">
            <text:p>0.44</text:p>
          </table:table-cell>
          <table:table-cell office:value-type="float" office:value="0.22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0.86" table:style-name="ce1">
            <text:p>0.86</text:p>
          </table:table-cell>
          <table:table-cell office:value-type="float" office:value="1.057E-2" table:style-name="ce1">
            <text:p>0.01057</text:p>
          </table:table-cell>
          <table:table-cell office:value-type="float" office:value="0.47749999999999998" table:style-name="ce1">
            <text:p>0.4775</text:p>
          </table:table-cell>
          <table:table-cell office:value-type="float" office:value="-0.38200000000000001" table:style-name="ce1">
            <text:p>-0.382</text:p>
          </table:table-cell>
          <table:table-cell office:value-type="float" office:value="1.0373000000000001" table:style-name="ce1">
            <text:p>1.0373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7749999999999998" table:style-name="ce1">
            <text:p>0.4775</text:p>
          </table:table-cell>
          <table:table-cell office:value-type="float" office:value="-0.38200000000000001" table:style-name="ce1">
            <text:p>-0.382</text:p>
          </table:table-cell>
          <table:table-cell office:value-type="float" office:value="1.0373000000000001" table:style-name="ce1">
            <text:p>1.0373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.95" table:style-name="ce1">
            <text:p>2.95</text:p>
          </table:table-cell>
          <table:table-cell office:value-type="float" office:value="3.5159999999999997E-2" table:style-name="ce1">
            <text:p>0.03516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164" table:style-name="ce1">
            <text:p>1.0164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164" table:style-name="ce1">
            <text:p>1.0164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164" table:style-name="ce1">
            <text:p>1.0164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.59" table:style-name="ce1">
            <text:p>0.59</text:p>
          </table:table-cell>
          <table:table-cell office:value-type="float" office:value="-1.4710000000000001E-2" table:style-name="ce1">
            <text:p>-0.01471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54000000000001" table:style-name="ce1">
            <text:p>1.0454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4499999999999995" table:style-name="ce1">
            <text:p>0.945</text:p>
          </table:table-cell>
          <table:table-cell office:value-type="float" office:value="-0.75599999999999989" table:style-name="ce1">
            <text:p>-0.756</text:p>
          </table:table-cell>
          <table:table-cell office:value-type="float" office:value="1.0454000000000001" table:style-name="ce1">
            <text:p>1.0454</text:p>
          </table:table-cell>
          <table:table-cell office:value-type="float" office:value="1.89" table:style-name="ce1">
            <text:p>1.89</text:p>
          </table:table-cell>
          <table:table-cell office:value-type="float" office:value="0.94499999999999995" table:style-name="ce1">
            <text:p>0.94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91" table:style-name="ce1">
            <text:p>191</text:p>
          </table:table-cell>
          <table:table-cell office:value-type="float" office:value="0.6" table:style-name="ce1">
            <text:p>0.6</text:p>
          </table:table-cell>
          <table:table-cell office:value-type="float" office:value="-1.4710000000000001E-2" table:style-name="ce1">
            <text:p>-0.01471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54000000000001" table:style-name="ce1">
            <text:p>1.0454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6" table:style-name="ce1">
            <text:p>0.6</text:p>
          </table:table-cell>
          <table:table-cell office:value-type="float" office:value="9.7199999999999995E-3" table:style-name="ce1">
            <text:p>0.0097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1" table:style-name="ce1">
            <text:p>1.042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9.7199999999999995E-3" table:style-name="ce1">
            <text:p>0.0097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1" table:style-name="ce1">
            <text:p>1.042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6" table:style-name="ce1">
            <text:p>0.6</text:p>
          </table:table-cell>
          <table:table-cell office:value-type="float" office:value="9.7199999999999995E-3" table:style-name="ce1">
            <text:p>0.0097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1" table:style-name="ce1">
            <text:p>1.042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.79" table:style-name="ce1">
            <text:p>0.79</text:p>
          </table:table-cell>
          <table:table-cell office:value-type="float" office:value="5.5549999999999995E-2" table:style-name="ce1">
            <text:p>0.05555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390999999999999" table:style-name="ce1">
            <text:p>1.039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.78" table:style-name="ce1">
            <text:p>0.78</text:p>
          </table:table-cell>
          <table:table-cell office:value-type="float" office:value="5.5549999999999995E-2" table:style-name="ce1">
            <text:p>0.05555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390999999999999" table:style-name="ce1">
            <text:p>1.039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390999999999999" table:style-name="ce1">
            <text:p>1.039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0.7" table:style-name="ce1">
            <text:p>0.7</text:p>
          </table:table-cell>
          <table:table-cell office:value-type="float" office:value="2.6269999999999998E-2" table:style-name="ce1">
            <text:p>0.02627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307999999999999" table:style-name="ce1">
            <text:p>1.0308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95" table:style-name="ce1">
            <text:p>195</text:p>
          </table:table-cell>
          <table:table-cell office:value-type="float" office:value="0.71" table:style-name="ce1">
            <text:p>0.71</text:p>
          </table:table-cell>
          <table:table-cell office:value-type="float" office:value="2.6269999999999998E-2" table:style-name="ce1">
            <text:p>0.02627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307999999999999" table:style-name="ce1">
            <text:p>1.0308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399" table:style-name="ce1">
            <text:p>1.0399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.4" table:style-name="ce1">
            <text:p>0.4</text:p>
          </table:table-cell>
          <table:table-cell office:value-type="float" office:value="2.8699999999999997E-3" table:style-name="ce1">
            <text:p>0.00287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399" table:style-name="ce1">
            <text:p>1.0399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.42" table:style-name="ce1">
            <text:p>0.42</text:p>
          </table:table-cell>
          <table:table-cell office:value-type="float" office:value="2.8699999999999997E-3" table:style-name="ce1">
            <text:p>0.00287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399" table:style-name="ce1">
            <text:p>1.0399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98" table:style-name="ce1">
            <text:p>198</text:p>
          </table:table-cell>
          <table:table-cell office:value-type="float" office:value="0.75" table:style-name="ce1">
            <text:p>0.75</text:p>
          </table:table-cell>
          <table:table-cell office:value-type="float" office:value="-4.3400000000000001E-3" table:style-name="ce1">
            <text:p>-0.00434</text:p>
          </table:table-cell>
          <table:table-cell office:value-type="float" office:value="0.38250000000000001" table:style-name="ce1">
            <text:p>0.3825</text:p>
          </table:table-cell>
          <table:table-cell office:value-type="float" office:value="-0.30599999999999999" table:style-name="ce1">
            <text:p>-0.306</text:p>
          </table:table-cell>
          <table:table-cell office:value-type="float" office:value="1.0427" table:style-name="ce1">
            <text:p>1.0427</text:p>
          </table:table-cell>
          <table:table-cell office:value-type="float" office:value="0.76500000000000001" table:style-name="ce1">
            <text:p>0.7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45" table:style-name="ce1">
            <text:p>0.45</text:p>
          </table:table-cell>
          <table:table-cell office:value-type="float" office:value="-1.0160000000000001E-2" table:style-name="ce1">
            <text:p>-0.01016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0.44" table:style-name="ce1">
            <text:p>0.44</text:p>
          </table:table-cell>
          <table:table-cell office:value-type="float" office:value="-8.4499999999999992E-3" table:style-name="ce1">
            <text:p>-0.0084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.5" table:style-name="ce1">
            <text:p>1.5</text:p>
          </table:table-cell>
          <table:table-cell office:value-type="float" office:value="-0.15130000000000002" table:style-name="ce1">
            <text:p>-0.1513</text:p>
          </table:table-cell>
          <table:table-cell office:value-type="float" office:value="1.2250000000000001" table:style-name="ce1">
            <text:p>1.225</text:p>
          </table:table-cell>
          <table:table-cell office:value-type="float" office:value="-0.98" table:style-name="ce1">
            <text:p>-0.98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2.4500000000000002" table:style-name="ce1">
            <text:p>2.45</text:p>
          </table:table-cell>
          <table:table-cell office:value-type="float" office:value="1.2250000000000001" table:style-name="ce1">
            <text:p>1.22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1.0295000000000001" table:style-name="ce1">
            <text:p>1.0295</text:p>
          </table:table-cell>
          <table:table-cell office:value-type="float" office:value="0.7" table:style-name="ce1">
            <text:p>0.7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0.63" table:style-name="ce1">
            <text:p>0.63</text:p>
          </table:table-cell>
          <table:table-cell office:value-type="float" office:value="4.2359999999999995E-2" table:style-name="ce1">
            <text:p>0.04236</text:p>
          </table:table-cell>
          <table:table-cell office:value-type="float" office:value="0.35" table:style-name="ce1">
            <text:p>0.35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1.0296000000000001" table:style-name="ce1">
            <text:p>1.0296</text:p>
          </table:table-cell>
          <table:table-cell office:value-type="float" office:value="0.7" table:style-name="ce1">
            <text:p>0.7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0.49" table:style-name="ce1">
            <text:p>0.49</text:p>
          </table:table-cell>
          <table:table-cell office:value-type="float" office:value="1.261E-2" table:style-name="ce1">
            <text:p>0.01261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218" table:style-name="ce1">
            <text:p>218</text:p>
          </table:table-cell>
          <table:table-cell office:value-type="float" office:value="0.51" table:style-name="ce1">
            <text:p>0.51</text:p>
          </table:table-cell>
          <table:table-cell office:value-type="float" office:value="1.261E-2" table:style-name="ce1">
            <text:p>0.01261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3" table:style-name="ro1">
          <table:table-cell office:value-type="float" office:value="220" table:style-name="ce1">
            <text:p>220</text:p>
          </table:table-cell>
          <table:table-cell office:value-type="float" office:value="2.8" table:style-name="ce1">
            <text:p>2.8</text:p>
          </table:table-cell>
          <table:table-cell office:value-type="float" office:value="0.26377" table:style-name="ce1">
            <text:p>0.26377</text:p>
          </table:table-cell>
          <table:table-cell office:value-type="float" office:value="1.98" table:style-name="ce1">
            <text:p>1.98</text:p>
          </table:table-cell>
          <table:table-cell office:value-type="float" office:value="-0.99" table:style-name="ce1">
            <text:p>-0.99</text:p>
          </table:table-cell>
          <table:table-cell office:value-type="float" office:value="1.0305" table:style-name="ce1">
            <text:p>1.0305</text:p>
          </table:table-cell>
          <table:table-cell office:value-type="float" office:value="3.3" table:style-name="ce1">
            <text:p>3.3</text:p>
          </table:table-cell>
          <table:table-cell office:value-type="float" office:value="1.98" table:style-name="ce1">
            <text:p>1.98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.37" table:style-name="ce1">
            <text:p>2.37</text:p>
          </table:table-cell>
          <table:table-cell office:value-type="float" office:value="0.26257999999999998" table:style-name="ce1">
            <text:p>0.26258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24" table:style-name="ce1">
            <text:p>1.024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1.91" table:style-name="ce1">
            <text:p>1.91</text:p>
          </table:table-cell>
          <table:table-cell office:value-type="float" office:value="-0.24568000000000001" table:style-name="ce1">
            <text:p>-0.24568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-0.76400000000000001" table:style-name="ce1">
            <text:p>-0.764</text:p>
          </table:table-cell>
          <table:table-cell office:value-type="float" office:value="1.0483" table:style-name="ce1">
            <text:p>1.0483</text:p>
          </table:table-cell>
          <table:table-cell office:value-type="float" office:value="1.91" table:style-name="ce1">
            <text:p>1.91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.04" table:style-name="ce1">
            <text:p>1.04</text:p>
          </table:table-cell>
          <table:table-cell office:value-type="float" office:value="-8.6120000000000002E-2" table:style-name="ce1">
            <text:p>-0.08612</text:p>
          </table:table-cell>
          <table:table-cell office:value-type="float" office:value="0.6" table:style-name="ce1">
            <text:p>0.6</text:p>
          </table:table-cell>
          <table:table-cell office:value-type="float" office:value="-0.48" table:style-name="ce1">
            <text:p>-0.48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.06" table:style-name="ce1">
            <text:p>1.06</text:p>
          </table:table-cell>
          <table:table-cell office:value-type="float" office:value="-8.6120000000000002E-2" table:style-name="ce1">
            <text:p>-0.08612</text:p>
          </table:table-cell>
          <table:table-cell office:value-type="float" office:value="0.6" table:style-name="ce1">
            <text:p>0.6</text:p>
          </table:table-cell>
          <table:table-cell office:value-type="float" office:value="-0.48" table:style-name="ce1">
            <text:p>-0.48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.05" table:style-name="ce1">
            <text:p>1.05</text:p>
          </table:table-cell>
          <table:table-cell office:value-type="float" office:value="-0.13239000000000001" table:style-name="ce1">
            <text:p>-0.13239</text:p>
          </table:table-cell>
          <table:table-cell office:value-type="float" office:value="0.64" table:style-name="ce1">
            <text:p>0.64</text:p>
          </table:table-cell>
          <table:table-cell office:value-type="float" office:value="-0.51200000000000001" table:style-name="ce1">
            <text:p>-0.512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8" table:style-name="ce1">
            <text:p>1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.04" table:style-name="ce1">
            <text:p>1.04</text:p>
          </table:table-cell>
          <table:table-cell office:value-type="float" office:value="-0.13239000000000001" table:style-name="ce1">
            <text:p>-0.13239</text:p>
          </table:table-cell>
          <table:table-cell office:value-type="float" office:value="0.64" table:style-name="ce1">
            <text:p>0.64</text:p>
          </table:table-cell>
          <table:table-cell office:value-type="float" office:value="-0.51200000000000001" table:style-name="ce1">
            <text:p>-0.512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8" table:style-name="ce1">
            <text:p>1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229" table:style-name="ce1">
            <text:p>2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5" table:style-name="ce1">
            <text:p>1.95</text:p>
          </table:table-cell>
          <table:table-cell office:value-type="float" office:value="-1.56" table:style-name="ce1">
            <text:p>-1.56</text:p>
          </table:table-cell>
          <table:table-cell office:value-type="float" office:value="1.0385" table:style-name="ce1">
            <text:p>1.0385</text:p>
          </table:table-cell>
          <table:table-cell office:value-type="float" office:value="3.9" table:style-name="ce1">
            <text:p>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385" table:style-name="ce1">
            <text:p>1.0385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231" table:style-name="ce1">
            <text:p>2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5249999999999997" table:style-name="ce1">
            <text:p>0.6525</text:p>
          </table:table-cell>
          <table:table-cell office:value-type="float" office:value="-0.52200000000000002" table:style-name="ce1">
            <text:p>-0.522</text:p>
          </table:table-cell>
          <table:table-cell office:value-type="float" office:value="1.0429999999999999" table:style-name="ce1">
            <text:p>1.043</text:p>
          </table:table-cell>
          <table:table-cell office:value-type="float" office:value="1.3049999999999999" table:style-name="ce1">
            <text:p>1.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75" table:style-name="ce1">
            <text:p>1.575</text:p>
          </table:table-cell>
          <table:table-cell office:value-type="float" office:value="-1.26" table:style-name="ce1">
            <text:p>-1.26</text:p>
          </table:table-cell>
          <table:table-cell office:value-type="float" office:value="1.0424" table:style-name="ce1">
            <text:p>1.0424</text:p>
          </table:table-cell>
          <table:table-cell office:value-type="float" office:value="3.15" table:style-name="ce1">
            <text:p>3.15</text:p>
          </table:table-cell>
          <table:table-cell office:value-type="float" office:value="1.575" table:style-name="ce1">
            <text:p>1.57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1.91" table:style-name="ce1">
            <text:p>1.91</text:p>
          </table:table-cell>
          <table:table-cell office:value-type="float" office:value="3.7989999999999996E-2" table:style-name="ce1">
            <text:p>0.03799</text:p>
          </table:table-cell>
          <table:table-cell office:value-type="float" office:value="1.575" table:style-name="ce1">
            <text:p>1.575</text:p>
          </table:table-cell>
          <table:table-cell office:value-type="float" office:value="-1.26" table:style-name="ce1">
            <text:p>-1.26</text:p>
          </table:table-cell>
          <table:table-cell office:value-type="float" office:value="1.0424" table:style-name="ce1">
            <text:p>1.0424</text:p>
          </table:table-cell>
          <table:table-cell office:value-type="float" office:value="3.15" table:style-name="ce1">
            <text:p>3.15</text:p>
          </table:table-cell>
          <table:table-cell office:value-type="float" office:value="1.575" table:style-name="ce1">
            <text:p>1.57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.95" table:style-name="ce1">
            <text:p>2.95</text:p>
          </table:table-cell>
          <table:table-cell office:value-type="float" office:value="-0.11541" table:style-name="ce1">
            <text:p>-0.11541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2.95" table:style-name="ce1">
            <text:p>2.95</text:p>
          </table:table-cell>
          <table:table-cell office:value-type="float" office:value="-0.11603999999999999" table:style-name="ce1">
            <text:p>-0.11604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.95" table:style-name="ce1">
            <text:p>2.95</text:p>
          </table:table-cell>
          <table:table-cell office:value-type="float" office:value="-0.11603999999999999" table:style-name="ce1">
            <text:p>-0.11604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.88" table:style-name="ce1">
            <text:p>2.88</text:p>
          </table:table-cell>
          <table:table-cell office:value-type="float" office:value="-7.1429999999999993E-2" table:style-name="ce1">
            <text:p>-0.07143</text:p>
          </table:table-cell>
          <table:table-cell office:value-type="float" office:value="1.7280000000000002" table:style-name="ce1">
            <text:p>1.728</text:p>
          </table:table-cell>
          <table:table-cell office:value-type="float" office:value="-0.8640000000000001" table:style-name="ce1">
            <text:p>-0.864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2.88" table:style-name="ce1">
            <text:p>2.88</text:p>
          </table:table-cell>
          <table:table-cell office:value-type="float" office:value="1.1520000000000001" table:style-name="ce1">
            <text:p>1.152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.88" table:style-name="ce1">
            <text:p>2.88</text:p>
          </table:table-cell>
          <table:table-cell office:value-type="float" office:value="-7.1390000000000009E-2" table:style-name="ce1">
            <text:p>-0.07139</text:p>
          </table:table-cell>
          <table:table-cell office:value-type="float" office:value="1.7280000000000002" table:style-name="ce1">
            <text:p>1.728</text:p>
          </table:table-cell>
          <table:table-cell office:value-type="float" office:value="-0.8640000000000001" table:style-name="ce1">
            <text:p>-0.864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2.88" table:style-name="ce1">
            <text:p>2.88</text:p>
          </table:table-cell>
          <table:table-cell office:value-type="float" office:value="1.1520000000000001" table:style-name="ce1">
            <text:p>1.152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2.3755600000000001" table:style-name="ce1">
            <text:p>2.37556</text:p>
          </table:table-cell>
          <table:table-cell office:value-type="float" office:value="-0.61407999999999996" table:style-name="ce1">
            <text:p>-0.61408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414000000000001" table:style-name="ce1">
            <text:p>1.0414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.38" table:style-name="ce1">
            <text:p>2.38</text:p>
          </table:table-cell>
          <table:table-cell office:value-type="float" office:value="-0.26143" table:style-name="ce1">
            <text:p>-0.26143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414000000000001" table:style-name="ce1">
            <text:p>1.0414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.73" table:style-name="ce1">
            <text:p>2.73</text:p>
          </table:table-cell>
          <table:table-cell office:value-type="float" office:value="-7.9199999999999993E-2" table:style-name="ce1">
            <text:p>-0.0792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-1.2390000000000001" table:style-name="ce1">
            <text:p>-1.239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4.13" table:style-name="ce1">
            <text:p>4.1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.73" table:style-name="ce1">
            <text:p>2.73</text:p>
          </table:table-cell>
          <table:table-cell office:value-type="float" office:value="-0.11333" table:style-name="ce1">
            <text:p>-0.1133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-1.2390000000000001" table:style-name="ce1">
            <text:p>-1.239</text:p>
          </table:table-cell>
          <table:table-cell office:value-type="float" office:value="1.0436000000000001" table:style-name="ce1">
            <text:p>1.0436</text:p>
          </table:table-cell>
          <table:table-cell office:value-type="float" office:value="4.13" table:style-name="ce1">
            <text:p>4.1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-1.2555000000000001" table:style-name="ce1">
            <text:p>-1.2555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4.1849999999999996" table:style-name="ce1">
            <text:p>4.185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-1.2555000000000001" table:style-name="ce1">
            <text:p>-1.2555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4.1849999999999996" table:style-name="ce1">
            <text:p>4.185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22704000000000002" table:style-name="ce1">
            <text:p>0.22704</text:p>
          </table:table-cell>
          <table:table-cell office:value-type="float" office:value="1.6070000000000001E-2" table:style-name="ce1">
            <text:p>0.01607</text:p>
          </table:table-cell>
          <table:table-cell office:value-type="float" office:value="0.18718000000000001" table:style-name="ce1">
            <text:p>0.18718</text:p>
          </table:table-cell>
          <table:table-cell office:value-type="float" office:value="-0.18718000000000001" table:style-name="ce1">
            <text:p>-0.18718</text:p>
          </table:table-cell>
          <table:table-cell office:value-type="float" office:value="1.0407" table:style-name="ce1">
            <text:p>1.0407</text:p>
          </table:table-cell>
          <table:table-cell office:value-type="float" office:value="0.46795000000000003" table:style-name="ce1">
            <text:p>0.46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.1520000000000001E-2" table:style-name="ce1">
            <text:p>0.02152</text:p>
          </table:table-cell>
          <table:table-cell office:value-type="float" office:value="2.3959999999999999E-2" table:style-name="ce1">
            <text:p>0.02396</text:p>
          </table:table-cell>
          <table:table-cell office:value-type="float" office:value="0.42338999999999999" table:style-name="ce1">
            <text:p>0.42339</text:p>
          </table:table-cell>
          <table:table-cell office:value-type="float" office:value="-0.42338999999999999" table:style-name="ce1">
            <text:p>-0.42339</text:p>
          </table:table-cell>
          <table:table-cell office:value-type="float" office:value="1.0261" table:style-name="ce1">
            <text:p>1.0261</text:p>
          </table:table-cell>
          <table:table-cell office:value-type="float" office:value="1.05846" table:style-name="ce1">
            <text:p>1.058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3.4089999999999995E-2" table:style-name="ce1">
            <text:p>0.03409</text:p>
          </table:table-cell>
          <table:table-cell office:value-type="float" office:value="-1.0249999999999999E-2" table:style-name="ce1">
            <text:p>-0.01025</text:p>
          </table:table-cell>
          <table:table-cell office:value-type="float" office:value="0.67072999999999994" table:style-name="ce1">
            <text:p>0.67073</text:p>
          </table:table-cell>
          <table:table-cell office:value-type="float" office:value="-0.67072999999999994" table:style-name="ce1">
            <text:p>-0.67073</text:p>
          </table:table-cell>
          <table:table-cell office:value-type="float" office:value="1.0305" table:style-name="ce1">
            <text:p>1.0305</text:p>
          </table:table-cell>
          <table:table-cell office:value-type="float" office:value="1.6768299999999998" table:style-name="ce1">
            <text:p>1.676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2.3140000000000001E-2" table:style-name="ce1">
            <text:p>0.02314</text:p>
          </table:table-cell>
          <table:table-cell office:value-type="float" office:value="4.3150000000000001E-2" table:style-name="ce1">
            <text:p>0.04315</text:p>
          </table:table-cell>
          <table:table-cell office:value-type="float" office:value="0.45531999999999995" table:style-name="ce1">
            <text:p>0.45532</text:p>
          </table:table-cell>
          <table:table-cell office:value-type="float" office:value="-0.45531999999999995" table:style-name="ce1">
            <text:p>-0.45532</text:p>
          </table:table-cell>
          <table:table-cell office:value-type="float" office:value="1.0275000000000001" table:style-name="ce1">
            <text:p>1.0275</text:p>
          </table:table-cell>
          <table:table-cell office:value-type="float" office:value="1.1383099999999999" table:style-name="ce1">
            <text:p>1.138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4.87E-2" table:style-name="ce1">
            <text:p>0.0487</text:p>
          </table:table-cell>
          <table:table-cell office:value-type="float" office:value="-2.1080000000000002E-2" table:style-name="ce1">
            <text:p>-0.02108</text:p>
          </table:table-cell>
          <table:table-cell office:value-type="float" office:value="0.95818999999999999" table:style-name="ce1">
            <text:p>0.95819</text:p>
          </table:table-cell>
          <table:table-cell office:value-type="float" office:value="-0.95818999999999999" table:style-name="ce1">
            <text:p>-0.95819</text:p>
          </table:table-cell>
          <table:table-cell office:value-type="float" office:value="1.0327" table:style-name="ce1">
            <text:p>1.0327</text:p>
          </table:table-cell>
          <table:table-cell office:value-type="float" office:value="2.39547" table:style-name="ce1">
            <text:p>2.395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.91358000000000006" table:style-name="ce1">
            <text:p>0.91358</text:p>
          </table:table-cell>
          <table:table-cell office:value-type="float" office:value="8.3239999999999995E-2" table:style-name="ce1">
            <text:p>0.08324</text:p>
          </table:table-cell>
          <table:table-cell office:value-type="float" office:value="0.75317999999999996" table:style-name="ce1">
            <text:p>0.75318</text:p>
          </table:table-cell>
          <table:table-cell office:value-type="float" office:value="-0.75317999999999996" table:style-name="ce1">
            <text:p>-0.75318</text:p>
          </table:table-cell>
          <table:table-cell office:value-type="float" office:value="1.0398000000000001" table:style-name="ce1">
            <text:p>1.0398</text:p>
          </table:table-cell>
          <table:table-cell office:value-type="float" office:value="1.8829499999999999" table:style-name="ce1">
            <text:p>1.882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4.5019999999999998E-2" table:style-name="ce1">
            <text:p>0.04502</text:p>
          </table:table-cell>
          <table:table-cell office:value-type="float" office:value="2.8319999999999998E-2" table:style-name="ce1">
            <text:p>0.02832</text:p>
          </table:table-cell>
          <table:table-cell office:value-type="float" office:value="0.88576999999999995" table:style-name="ce1">
            <text:p>0.88577</text:p>
          </table:table-cell>
          <table:table-cell office:value-type="float" office:value="-0.88576999999999995" table:style-name="ce1">
            <text:p>-0.88577</text:p>
          </table:table-cell>
          <table:table-cell office:value-type="float" office:value="1.0261" table:style-name="ce1">
            <text:p>1.0261</text:p>
          </table:table-cell>
          <table:table-cell office:value-type="float" office:value="2.2144200000000001" table:style-name="ce1">
            <text:p>2.214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.5099999999999997E-2" table:style-name="ce1">
            <text:p>0.0251</text:p>
          </table:table-cell>
          <table:table-cell office:value-type="float" office:value="-1.3560000000000001E-2" table:style-name="ce1">
            <text:p>-0.01356</text:p>
          </table:table-cell>
          <table:table-cell office:value-type="float" office:value="0.49395000000000006" table:style-name="ce1">
            <text:p>0.49395</text:p>
          </table:table-cell>
          <table:table-cell office:value-type="float" office:value="-0.49395000000000006" table:style-name="ce1">
            <text:p>-0.49395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2348699999999999" table:style-name="ce1">
            <text:p>1.23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5.1920000000000001E-2" table:style-name="ce1">
            <text:p>0.05192</text:p>
          </table:table-cell>
          <table:table-cell office:value-type="float" office:value="-6.6529999999999992E-2" table:style-name="ce1">
            <text:p>-0.06653</text:p>
          </table:table-cell>
          <table:table-cell office:value-type="float" office:value="1.0217000000000001" table:style-name="ce1">
            <text:p>1.0217</text:p>
          </table:table-cell>
          <table:table-cell office:value-type="float" office:value="-1.0217000000000001" table:style-name="ce1">
            <text:p>-1.0217</text:p>
          </table:table-cell>
          <table:table-cell office:value-type="float" office:value="1.0289999999999999" table:style-name="ce1">
            <text:p>1.029</text:p>
          </table:table-cell>
          <table:table-cell office:value-type="float" office:value="2.5542400000000001" table:style-name="ce1">
            <text:p>2.554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.0649999999999998E-2" table:style-name="ce1">
            <text:p>0.02065</text:p>
          </table:table-cell>
          <table:table-cell office:value-type="float" office:value="8.5169999999999996E-2" table:style-name="ce1">
            <text:p>0.08517</text:p>
          </table:table-cell>
          <table:table-cell office:value-type="float" office:value="0.40630000000000005" table:style-name="ce1">
            <text:p>0.4063</text:p>
          </table:table-cell>
          <table:table-cell office:value-type="float" office:value="-0.40630000000000005" table:style-name="ce1">
            <text:p>-0.4063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0157499999999999" table:style-name="ce1">
            <text:p>1.01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.6419999999999999E-2" table:style-name="ce1">
            <text:p>0.02642</text:p>
          </table:table-cell>
          <table:table-cell office:value-type="float" office:value="-1.805E-2" table:style-name="ce1">
            <text:p>-0.01805</text:p>
          </table:table-cell>
          <table:table-cell office:value-type="float" office:value="0.51995000000000002" table:style-name="ce1">
            <text:p>0.51995</text:p>
          </table:table-cell>
          <table:table-cell office:value-type="float" office:value="-0.51995000000000002" table:style-name="ce1">
            <text:p>-0.51995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2998699999999999" table:style-name="ce1">
            <text:p>1.299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3.397E-2" table:style-name="ce1">
            <text:p>0.03397</text:p>
          </table:table-cell>
          <table:table-cell office:value-type="float" office:value="-5.178E-2" table:style-name="ce1">
            <text:p>-0.05178</text:p>
          </table:table-cell>
          <table:table-cell office:value-type="float" office:value="0.66849999999999998" table:style-name="ce1">
            <text:p>0.6685</text:p>
          </table:table-cell>
          <table:table-cell office:value-type="float" office:value="-0.66849999999999998" table:style-name="ce1">
            <text:p>-0.6685</text:p>
          </table:table-cell>
          <table:table-cell office:value-type="float" office:value="1.0305" table:style-name="ce1">
            <text:p>1.0305</text:p>
          </table:table-cell>
          <table:table-cell office:value-type="float" office:value="1.67126" table:style-name="ce1">
            <text:p>1.671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.9520000000000001E-2" table:style-name="ce1">
            <text:p>0.02952</text:p>
          </table:table-cell>
          <table:table-cell office:value-type="float" office:value="0.30864999999999998" table:style-name="ce1">
            <text:p>0.30865</text:p>
          </table:table-cell>
          <table:table-cell office:value-type="float" office:value="0.58085999999999993" table:style-name="ce1">
            <text:p>0.58086</text:p>
          </table:table-cell>
          <table:table-cell office:value-type="float" office:value="-0.58085999999999993" table:style-name="ce1">
            <text:p>-0.58086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1.45214" table:style-name="ce1">
            <text:p>1.452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0.32" table:style-name="ce1">
            <text:p>0.32</text:p>
          </table:table-cell>
          <table:table-cell office:value-type="float" office:value="1.0840000000000001E-2" table:style-name="ce1">
            <text:p>0.01084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0.39" table:style-name="ce1">
            <text:p>0.3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1.0840000000000001E-2" table:style-name="ce1">
            <text:p>0.01084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0.39" table:style-name="ce1">
            <text:p>0.3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0.31" table:style-name="ce1">
            <text:p>0.31</text:p>
          </table:table-cell>
          <table:table-cell office:value-type="float" office:value="1.0840000000000001E-2" table:style-name="ce1">
            <text:p>0.01084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0.39" table:style-name="ce1">
            <text:p>0.3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22" table:style-name="ce1">
            <text:p>1.0122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-0.1" table:style-name="ce1">
            <text:p>-0.1</text:p>
          </table:table-cell>
          <table:table-cell office:value-type="float" office:value="1.0122" table:style-name="ce1">
            <text:p>1.0122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298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-9.7000000000000005E-4" table:style-name="ce1">
            <text:p>-0.0009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1.1610000000000001E-2" table:style-name="ce1">
            <text:p>0.01161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8700000000000002E-3" table:style-name="ce1">
            <text:p>0.00387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-3.0000000000000001E-3" table:style-name="ce1">
            <text:p>-0.003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-1.9300000000000001E-3" table:style-name="ce1">
            <text:p>-0.00193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-9.7000000000000005E-4" table:style-name="ce1">
            <text:p>-0.00097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1.651E-2" table:style-name="ce1">
            <text:p>0.01651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0.28803999999999996" table:style-name="ce1">
            <text:p>0.28804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0.18056999999999998" table:style-name="ce1">
            <text:p>0.18057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0.17140999999999998" table:style-name="ce1">
            <text:p>0.17141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0.22744" table:style-name="ce1">
            <text:p>0.22744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7.8739999999999991E-2" table:style-name="ce1">
            <text:p>0.07874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0.1759" table:style-name="ce1">
            <text:p>0.1759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6.4579999999999999E-2" table:style-name="ce1">
            <text:p>0.06458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0.34799999999999998" table:style-name="ce1">
            <text:p>0.348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5.7950000000000002E-2" table:style-name="ce1">
            <text:p>0.05795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0.13042999999999999" table:style-name="ce1">
            <text:p>0.13043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0.26338" table:style-name="ce1">
            <text:p>0.26338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0.15092" table:style-name="ce1">
            <text:p>0.15092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0.12881999999999999" table:style-name="ce1">
            <text:p>0.12882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0.24042000000000002" table:style-name="ce1">
            <text:p>0.24042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0.20829999999999999" table:style-name="ce1">
            <text:p>0.2083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0.14198" table:style-name="ce1">
            <text:p>0.14198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0.13575999999999999" table:style-name="ce1">
            <text:p>0.13576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0.10067" table:style-name="ce1">
            <text:p>0.10067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8.8989999999999986E-2" table:style-name="ce1">
            <text:p>0.08899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0.33756000000000003" table:style-name="ce1">
            <text:p>0.33756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0.30524000000000001" table:style-name="ce1">
            <text:p>0.30524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0.36839" table:style-name="ce1">
            <text:p>0.36839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0.15928" table:style-name="ce1">
            <text:p>0.15928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.11766" table:style-name="ce1">
            <text:p>0.11766</text:p>
          </table:table-cell>
          <table:table-cell office:value-type="float" office:value="1.1770000000000001E-2" table:style-name="ce1">
            <text:p>0.01177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0.14108000000000001" table:style-name="ce1">
            <text:p>0.14108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0.19611999999999999" table:style-name="ce1">
            <text:p>0.19612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.1391" table:style-name="ce1">
            <text:p>2.1391</text:p>
          </table:table-cell>
          <table:table-cell office:value-type="float" office:value="0.12576999999999999" table:style-name="ce1">
            <text:p>0.12577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0.24257999999999999" table:style-name="ce1">
            <text:p>0.24258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0.13589000000000001" table:style-name="ce1">
            <text:p>0.13589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0.1376" table:style-name="ce1">
            <text:p>0.1376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0.16933000000000001" table:style-name="ce1">
            <text:p>0.16933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9.3320000000000014E-2" table:style-name="ce1">
            <text:p>0.09332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0.12229" table:style-name="ce1">
            <text:p>0.12229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0.14793000000000001" table:style-name="ce1">
            <text:p>0.14793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0.48568" table:style-name="ce1">
            <text:p>0.48568</text:p>
          </table:table-cell>
          <table:table-cell office:value-type="float" office:value="3.9670000000000004E-2" table:style-name="ce1">
            <text:p>0.03967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7.356E-2" table:style-name="ce1">
            <text:p>0.07356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0.21379999999999999" table:style-name="ce1">
            <text:p>0.2138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1.5480000000000001E-2" table:style-name="ce1">
            <text:p>0.01548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8.0500000000000002E-2" table:style-name="ce1">
            <text:p>0.0805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0.15362999999999999" table:style-name="ce1">
            <text:p>0.15363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8.7110000000000007E-2" table:style-name="ce1">
            <text:p>0.08711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0.20896999999999999" table:style-name="ce1">
            <text:p>0.20897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9.3820000000000001E-2" table:style-name="ce1">
            <text:p>0.09382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.1014" table:style-name="ce1">
            <text:p>0.1014</text:p>
          </table:table-cell>
          <table:table-cell office:value-type="float" office:value="1.014E-2" table:style-name="ce1">
            <text:p>0.01014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9.7180000000000002E-2" table:style-name="ce1">
            <text:p>0.09718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5.4109999999999998E-2" table:style-name="ce1">
            <text:p>0.05411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0.18858" table:style-name="ce1">
            <text:p>0.18858</text:p>
          </table:table-cell>
          <table:table-cell office:value-type="float" office:value="1.8859999999999998E-2" table:style-name="ce1">
            <text:p>0.01886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9.2119999999999994E-2" table:style-name="ce1">
            <text:p>0.09212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9.8430000000000004E-2" table:style-name="ce1">
            <text:p>0.09843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9.1950000000000004E-2" table:style-name="ce1">
            <text:p>0.09195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9.3569999999999987E-2" table:style-name="ce1">
            <text:p>0.09357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2.0819999999999998E-2" table:style-name="ce1">
            <text:p>0.02082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7.152E-2" table:style-name="ce1">
            <text:p>0.07152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3200000000000001E-3" table:style-name="ce1">
            <text:p>0.00732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.32921" table:style-name="ce1">
            <text:p>0.32921</text:p>
          </table:table-cell>
          <table:table-cell office:value-type="float" office:value="3.2919999999999998E-2" table:style-name="ce1">
            <text:p>0.03292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.41619" table:style-name="ce1">
            <text:p>0.41619</text:p>
          </table:table-cell>
          <table:table-cell office:value-type="float" office:value="4.1619999999999997E-2" table:style-name="ce1">
            <text:p>0.04162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.3141" table:style-name="ce1">
            <text:p>1.3141</text:p>
          </table:table-cell>
          <table:table-cell office:value-type="float" office:value="0.13141" table:style-name="ce1">
            <text:p>0.13141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0.13433" table:style-name="ce1">
            <text:p>0.13433</text:p>
          </table:table-cell>
          <table:table-cell office:value-type="float" office:value="1.3429999999999999E-2" table:style-name="ce1">
            <text:p>0.01343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0.15873999999999999" table:style-name="ce1">
            <text:p>0.15874</text:p>
          </table:table-cell>
          <table:table-cell table:number-columns-repeated="1638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2.862E-2" table:style-name="ce1">
            <text:p>0.02862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3.1549999999999995E-2" table:style-name="ce1">
            <text:p>0.03155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6.4259999999999998E-2" table:style-name="ce1">
            <text:p>0.06426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2.92E-2" table:style-name="ce1">
            <text:p>0.0292</text:p>
          </table:table-cell>
          <table:table-cell table:number-columns-repeated="16381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11029" table:style-name="ce1">
            <text:p>0.11029</text:p>
          </table:table-cell>
          <table:table-cell table:number-columns-repeated="1638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3.5799999999999998E-2" table:style-name="ce1">
            <text:p>0.0358</text:p>
          </table:table-cell>
          <table:table-cell table:number-columns-repeated="16381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-9.7000000000000005E-4" table:style-name="ce1">
            <text:p>-0.00097</text:p>
          </table:table-cell>
          <table:table-cell table:number-columns-repeated="1638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-1.9300000000000001E-3" table:style-name="ce1">
            <text:p>-0.00193</text:p>
          </table:table-cell>
          <table:table-cell table:number-columns-repeated="16381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-7.7400000000000004E-3" table:style-name="ce1">
            <text:p>-0.00774</text:p>
          </table:table-cell>
          <table:table-cell table:number-columns-repeated="1638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3.3869999999999997E-2" table:style-name="ce1">
            <text:p>0.03387</text:p>
          </table:table-cell>
          <table:table-cell table:number-columns-repeated="1638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1.20991" table:style-name="ce1">
            <text:p>1.20991</text:p>
          </table:table-cell>
          <table:table-cell office:value-type="float" office:value="0.12099" table:style-name="ce1">
            <text:p>0.12099</text:p>
          </table:table-cell>
          <table:table-cell table:number-columns-repeated="1638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3.8700000000000002E-3" table:style-name="ce1">
            <text:p>0.00387</text:p>
          </table:table-cell>
          <table:table-cell table:number-columns-repeated="16381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-4.8399999999999997E-3" table:style-name="ce1">
            <text:p>-0.00484</text:p>
          </table:table-cell>
          <table:table-cell table:number-columns-repeated="1638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-3.8700000000000002E-3" table:style-name="ce1">
            <text:p>-0.00387</text:p>
          </table:table-cell>
          <table:table-cell table:number-columns-repeated="16381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-4.8399999999999997E-3" table:style-name="ce1">
            <text:p>-0.00484</text:p>
          </table:table-cell>
          <table:table-cell table:number-columns-repeated="16381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.06036" table:style-name="ce1">
            <text:p>1.06036</text:p>
          </table:table-cell>
          <table:table-cell office:value-type="float" office:value="0.33667999999999998" table:style-name="ce1">
            <text:p>0.33668</text:p>
          </table:table-cell>
          <table:table-cell table:number-columns-repeated="16381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-3.8700000000000002E-3" table:style-name="ce1">
            <text:p>-0.00387</text:p>
          </table:table-cell>
          <table:table-cell table:number-columns-repeated="16381"/>
        </table:table-row>
        <table:table-row table:number-rows-repeated="1048492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9" table:style-name="ce1">
            <text:p>109</text:p>
          </table:table-cell>
          <table:table-cell office:value-type="float" office:value="0.17432324844995808" table:style-name="ce1">
            <text:p>0.174323248</text:p>
          </table:table-cell>
          <table:table-cell office:value-type="float" office:value="-10.308456484559107" table:style-name="ce1">
            <text:p>-10.30845648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office:value-type="float" office:value="16.62104028157998" table:style-name="ce1">
            <text:p>16.62104028</text:p>
          </table:table-cell>
          <table:table-cell office:value-type="float" office:value="-155.45561204536568" table:style-name="ce1">
            <text:p>-155.45561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24431045513066532" table:style-name="ce1">
            <text:p>0.244310455</text:p>
          </table:table-cell>
          <table:table-cell office:value-type="float" office:value="-10.236922632792641" table:style-name="ce1">
            <text:p>-10.2369226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24861745494573384" table:style-name="ce1">
            <text:p>0.248617455</text:p>
          </table:table-cell>
          <table:table-cell office:value-type="float" office:value="-10.700861885682738" table:style-name="ce1">
            <text:p>-10.7008618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25027233523198456" table:style-name="ce1">
            <text:p>0.250272335</text:p>
          </table:table-cell>
          <table:table-cell office:value-type="float" office:value="-10.543695402951029" table:style-name="ce1">
            <text:p>-10.543695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31698171209896764" table:style-name="ce1">
            <text:p>0.316981712</text:p>
          </table:table-cell>
          <table:table-cell office:value-type="float" office:value="-9.9789431440967462" table:style-name="ce1">
            <text:p>-9.97894314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0.27245193002921492" table:style-name="ce1">
            <text:p>0.27245193</text:p>
          </table:table-cell>
          <table:table-cell office:value-type="float" office:value="-6.0905829815262162" table:style-name="ce1">
            <text:p>-6.090582982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float" office:value="0.38825142464279777" table:style-name="ce1">
            <text:p>0.388251425</text:p>
          </table:table-cell>
          <table:table-cell office:value-type="float" office:value="-20.882691795113182" table:style-name="ce1">
            <text:p>-20.8826918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0.24986937593712458" table:style-name="ce1">
            <text:p>0.249869376</text:p>
          </table:table-cell>
          <table:table-cell office:value-type="float" office:value="-10.374964217251383" table:style-name="ce1">
            <text:p>-10.3749642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float" office:value="0.39085895955452965" table:style-name="ce1">
            <text:p>0.39085896</text:p>
          </table:table-cell>
          <table:table-cell office:value-type="float" office:value="-20.952675236344508" table:style-name="ce1">
            <text:p>-20.9526752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0.1674066438913914" table:style-name="ce1">
            <text:p>0.167406644</text:p>
          </table:table-cell>
          <table:table-cell office:value-type="float" office:value="-4.3884455934386164" table:style-name="ce1">
            <text:p>-4.38844559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7" table:style-name="ce1">
            <text:p>117</text:p>
          </table:table-cell>
          <table:table-cell office:value-type="float" office:value="0.25878787911078704" table:style-name="ce1">
            <text:p>0.258787879</text:p>
          </table:table-cell>
          <table:table-cell office:value-type="float" office:value="-10.424367214433255" table:style-name="ce1">
            <text:p>-10.424367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7" table:style-name="ce1">
            <text:p>117</text:p>
          </table:table-cell>
          <table:table-cell office:value-type="float" office:value="0.21186419702974316" table:style-name="ce1">
            <text:p>0.211864197</text:p>
          </table:table-cell>
          <table:table-cell office:value-type="float" office:value="-9.947717064275043" table:style-name="ce1">
            <text:p>-9.9477170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23030352902210488" table:style-name="ce1">
            <text:p>0.230303529</text:p>
          </table:table-cell>
          <table:table-cell office:value-type="float" office:value="-6.1101470370263966" table:style-name="ce1">
            <text:p>-6.110147037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33991226971659327" table:style-name="ce1">
            <text:p>0.33991227</text:p>
          </table:table-cell>
          <table:table-cell office:value-type="float" office:value="-13.371075283483254" table:style-name="ce1">
            <text:p>-13.3710752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2146645412556385" table:style-name="ce1">
            <text:p>0.214664541</text:p>
          </table:table-cell>
          <table:table-cell office:value-type="float" office:value="-9.8310558150724159" table:style-name="ce1">
            <text:p>-9.831055815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22376832801190213" table:style-name="ce1">
            <text:p>0.223768328</text:p>
          </table:table-cell>
          <table:table-cell office:value-type="float" office:value="-10.082797434463572" table:style-name="ce1">
            <text:p>-10.0827974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33836917698334523" table:style-name="ce1">
            <text:p>0.338369177</text:p>
          </table:table-cell>
          <table:table-cell office:value-type="float" office:value="-10.425252263197473" table:style-name="ce1">
            <text:p>-10.4252522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32831283695042057" table:style-name="ce1">
            <text:p>0.328312837</text:p>
          </table:table-cell>
          <table:table-cell office:value-type="float" office:value="-10.709197398288367" table:style-name="ce1">
            <text:p>-10.709197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23846328914894738" table:style-name="ce1">
            <text:p>0.238463289</text:p>
          </table:table-cell>
          <table:table-cell office:value-type="float" office:value="-10.29207555966857" table:style-name="ce1">
            <text:p>-10.2920755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24964537662686281" table:style-name="ce1">
            <text:p>0.249645377</text:p>
          </table:table-cell>
          <table:table-cell office:value-type="float" office:value="-10.282004494970788" table:style-name="ce1">
            <text:p>-10.2820044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4" table:style-name="ce1">
            <text:p>84</text:p>
          </table:table-cell>
          <table:table-cell office:value-type="float" office:value="0.55403321006973838" table:style-name="ce1">
            <text:p>0.55403321</text:p>
          </table:table-cell>
          <table:table-cell office:value-type="float" office:value="-36.315557793380705" table:style-name="ce1">
            <text:p>-36.3155577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6" table:style-name="ce1">
            <text:p>86</text:p>
          </table:table-cell>
          <table:table-cell office:value-type="float" office:value="0.53375749262080274" table:style-name="ce1">
            <text:p>0.533757493</text:p>
          </table:table-cell>
          <table:table-cell office:value-type="float" office:value="-35.227994512972977" table:style-name="ce1">
            <text:p>-35.2279945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6" table:style-name="ce1">
            <text:p>86</text:p>
          </table:table-cell>
          <table:table-cell office:value-type="float" office:value="0.53263108608433152" table:style-name="ce1">
            <text:p>0.532631086</text:p>
          </table:table-cell>
          <table:table-cell office:value-type="float" office:value="-35.190811989897348" table:style-name="ce1">
            <text:p>-35.1908119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6" table:style-name="ce1">
            <text:p>126</text:p>
          </table:table-cell>
          <table:table-cell office:value-type="float" office:value="0.33410621806049295" table:style-name="ce1">
            <text:p>0.334106218</text:p>
          </table:table-cell>
          <table:table-cell office:value-type="float" office:value="-10.359441352917472" table:style-name="ce1">
            <text:p>-10.3594413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6" table:style-name="ce1">
            <text:p>126</text:p>
          </table:table-cell>
          <table:table-cell office:value-type="float" office:value="3.4601841801306943" table:style-name="ce1">
            <text:p>3.46018418</text:p>
          </table:table-cell>
          <table:table-cell office:value-type="float" office:value="-30.260377468059858" table:style-name="ce1">
            <text:p>-30.2603774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7" table:style-name="ce1">
            <text:p>87</text:p>
          </table:table-cell>
          <table:table-cell office:value-type="float" office:value="0.48344440324615651" table:style-name="ce1">
            <text:p>0.483444403</text:p>
          </table:table-cell>
          <table:table-cell office:value-type="float" office:value="-29.377880432976262" table:style-name="ce1">
            <text:p>-29.3778804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6" table:style-name="ce1">
            <text:p>126</text:p>
          </table:table-cell>
          <table:table-cell office:value-type="float" office:value="0.33992310722802965" table:style-name="ce1">
            <text:p>0.339923107</text:p>
          </table:table-cell>
          <table:table-cell office:value-type="float" office:value="-10.399048942778514" table:style-name="ce1">
            <text:p>-10.3990489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7" table:style-name="ce1">
            <text:p>87</text:p>
          </table:table-cell>
          <table:table-cell office:value-type="float" office:value="0.45304978010306046" table:style-name="ce1">
            <text:p>0.45304978</text:p>
          </table:table-cell>
          <table:table-cell office:value-type="float" office:value="-28.961626683625273" table:style-name="ce1">
            <text:p>-28.9616266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0.27133141355591123" table:style-name="ce1">
            <text:p>0.271331414</text:p>
          </table:table-cell>
          <table:table-cell office:value-type="float" office:value="-11.363618010591615" table:style-name="ce1">
            <text:p>-11.3636180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8" table:style-name="ce1">
            <text:p>128</text:p>
          </table:table-cell>
          <table:table-cell office:value-type="float" office:value="0.31509819247422977" table:style-name="ce1">
            <text:p>0.315098192</text:p>
          </table:table-cell>
          <table:table-cell office:value-type="float" office:value="-10.455133080846318" table:style-name="ce1">
            <text:p>-10.4551330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float" office:value="0.30185088928290488" table:style-name="ce1">
            <text:p>0.301850889</text:p>
          </table:table-cell>
          <table:table-cell office:value-type="float" office:value="-22.427521073719834" table:style-name="ce1">
            <text:p>-22.42752107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8" table:style-name="ce1">
            <text:p>128</text:p>
          </table:table-cell>
          <table:table-cell office:value-type="float" office:value="0.34229667376227535" table:style-name="ce1">
            <text:p>0.342296674</text:p>
          </table:table-cell>
          <table:table-cell office:value-type="float" office:value="-10.570926689717327" table:style-name="ce1">
            <text:p>-10.5709266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float" office:value="0.30185088928290488" table:style-name="ce1">
            <text:p>0.301850889</text:p>
          </table:table-cell>
          <table:table-cell office:value-type="float" office:value="-22.427521073719834" table:style-name="ce1">
            <text:p>-22.42752107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3" table:style-name="ce1">
            <text:p>133</text:p>
          </table:table-cell>
          <table:table-cell office:value-type="float" office:value="0.20584554325861049" table:style-name="ce1">
            <text:p>0.205845543</text:p>
          </table:table-cell>
          <table:table-cell office:value-type="float" office:value="-10.812738905828716" table:style-name="ce1">
            <text:p>-10.8127389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3" table:style-name="ce1">
            <text:p>133</text:p>
          </table:table-cell>
          <table:table-cell office:value-type="float" office:value="0.34676158239614485" table:style-name="ce1">
            <text:p>0.346761582</text:p>
          </table:table-cell>
          <table:table-cell office:value-type="float" office:value="-10.570635334334094" table:style-name="ce1">
            <text:p>-10.57063533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3" table:style-name="ce1">
            <text:p>133</text:p>
          </table:table-cell>
          <table:table-cell office:value-type="float" office:value="0.34348555039084061" table:style-name="ce1">
            <text:p>0.34348555</text:p>
          </table:table-cell>
          <table:table-cell office:value-type="float" office:value="-10.571970572127208" table:style-name="ce1">
            <text:p>-10.57197057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0" table:style-name="ce1">
            <text:p>140</text:p>
          </table:table-cell>
          <table:table-cell office:value-type="float" office:value="0.2626258561839207" table:style-name="ce1">
            <text:p>0.262625856</text:p>
          </table:table-cell>
          <table:table-cell office:value-type="float" office:value="-5.8040989347382173" table:style-name="ce1">
            <text:p>-5.80409893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0" table:style-name="ce1">
            <text:p>140</text:p>
          </table:table-cell>
          <table:table-cell office:value-type="float" office:value="0.26064749104046719" table:style-name="ce1">
            <text:p>0.260647491</text:p>
          </table:table-cell>
          <table:table-cell office:value-type="float" office:value="-6.2457703887553029" table:style-name="ce1">
            <text:p>-6.24577038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0" table:style-name="ce1">
            <text:p>140</text:p>
          </table:table-cell>
          <table:table-cell office:value-type="float" office:value="0.23067538754146777" table:style-name="ce1">
            <text:p>0.230675388</text:p>
          </table:table-cell>
          <table:table-cell office:value-type="float" office:value="-5.2166448161269035" table:style-name="ce1">
            <text:p>-5.21664481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1" table:style-name="ce1">
            <text:p>141</text:p>
          </table:table-cell>
          <table:table-cell office:value-type="float" office:value="0.19016316130386879" table:style-name="ce1">
            <text:p>0.190163161</text:p>
          </table:table-cell>
          <table:table-cell office:value-type="float" office:value="-10.452416521322995" table:style-name="ce1">
            <text:p>-10.4524165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1" table:style-name="ce1">
            <text:p>141</text:p>
          </table:table-cell>
          <table:table-cell office:value-type="float" office:value="0.19441242903765815" table:style-name="ce1">
            <text:p>0.194412429</text:p>
          </table:table-cell>
          <table:table-cell office:value-type="float" office:value="-10.538264582007001" table:style-name="ce1">
            <text:p>-10.5382645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2" table:style-name="ce1">
            <text:p>142</text:p>
          </table:table-cell>
          <table:table-cell office:value-type="float" office:value="0.19806904412977178" table:style-name="ce1">
            <text:p>0.198069044</text:p>
          </table:table-cell>
          <table:table-cell office:value-type="float" office:value="-10.6368735813234" table:style-name="ce1">
            <text:p>-10.6368735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2" table:style-name="ce1">
            <text:p>142</text:p>
          </table:table-cell>
          <table:table-cell office:value-type="float" office:value="0.16288805082466662" table:style-name="ce1">
            <text:p>0.162888051</text:p>
          </table:table-cell>
          <table:table-cell office:value-type="float" office:value="-9.6740523978281896" table:style-name="ce1">
            <text:p>-9.67405239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46" table:style-name="ce1">
            <text:p>146</text:p>
          </table:table-cell>
          <table:table-cell office:value-type="float" office:value="0.18828334746555897" table:style-name="ce1">
            <text:p>0.188283347</text:p>
          </table:table-cell>
          <table:table-cell office:value-type="float" office:value="-10.141578994360737" table:style-name="ce1">
            <text:p>-10.14157899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0.30642521154031993" table:style-name="ce1">
            <text:p>0.306425212</text:p>
          </table:table-cell>
          <table:table-cell office:value-type="float" office:value="-10.401132798785559" table:style-name="ce1">
            <text:p>-10.401132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0.24057085846125509" table:style-name="ce1">
            <text:p>0.240570858</text:p>
          </table:table-cell>
          <table:table-cell office:value-type="float" office:value="-10.526360834514364" table:style-name="ce1">
            <text:p>-10.52636083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0.25074533765378626" table:style-name="ce1">
            <text:p>0.250745338</text:p>
          </table:table-cell>
          <table:table-cell office:value-type="float" office:value="-10.697322784015181" table:style-name="ce1">
            <text:p>-10.6973227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0" table:style-name="ce1">
            <text:p>150</text:p>
          </table:table-cell>
          <table:table-cell office:value-type="float" office:value="0.40432451664049696" table:style-name="ce1">
            <text:p>0.404324517</text:p>
          </table:table-cell>
          <table:table-cell office:value-type="float" office:value="-7.1745655609234547" table:style-name="ce1">
            <text:p>-7.17456556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8" table:style-name="ce1">
            <text:p>98</text:p>
          </table:table-cell>
          <table:table-cell office:value-type="float" office:value="0.23807143095214287" table:style-name="ce1">
            <text:p>0.238071431</text:p>
          </table:table-cell>
          <table:table-cell office:value-type="float" office:value="-23.807143095214286" table:style-name="ce1">
            <text:p>-23.807143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0" table:style-name="ce1">
            <text:p>150</text:p>
          </table:table-cell>
          <table:table-cell office:value-type="float" office:value="0.24730485026918955" table:style-name="ce1">
            <text:p>0.24730485</text:p>
          </table:table-cell>
          <table:table-cell office:value-type="float" office:value="-5.4365602772949027" table:style-name="ce1">
            <text:p>-5.43656027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8" table:style-name="ce1">
            <text:p>98</text:p>
          </table:table-cell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0.19693799893789304" table:style-name="ce1">
            <text:p>0.196937999</text:p>
          </table:table-cell>
          <table:table-cell office:value-type="float" office:value="-10.636915597806428" table:style-name="ce1">
            <text:p>-10.636915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0.22216880077408743" table:style-name="ce1">
            <text:p>0.222168801</text:p>
          </table:table-cell>
          <table:table-cell office:value-type="float" office:value="-9.9344013537248621" table:style-name="ce1">
            <text:p>-9.934401354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0.25617538911889354" table:style-name="ce1">
            <text:p>0.256175389</text:p>
          </table:table-cell>
          <table:table-cell office:value-type="float" office:value="-10.349914465824419" table:style-name="ce1">
            <text:p>-10.3499144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2" table:style-name="ce1">
            <text:p>102</text:p>
          </table:table-cell>
          <table:table-cell office:value-type="float" office:value="0.35338613360477766" table:style-name="ce1">
            <text:p>0.353386134</text:p>
          </table:table-cell>
          <table:table-cell office:value-type="float" office:value="-28.66536823287127" table:style-name="ce1">
            <text:p>-28.66536823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9" table:style-name="ce1">
            <text:p>159</text:p>
          </table:table-cell>
          <table:table-cell office:value-type="float" office:value="0.20371772289588111" table:style-name="ce1">
            <text:p>0.203717723</text:p>
          </table:table-cell>
          <table:table-cell office:value-type="float" office:value="-10.881132094444533" table:style-name="ce1">
            <text:p>-10.8811320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9" table:style-name="ce1">
            <text:p>159</text:p>
          </table:table-cell>
          <table:table-cell office:value-type="float" office:value="0.19983014437727936" table:style-name="ce1">
            <text:p>0.199830144</text:p>
          </table:table-cell>
          <table:table-cell office:value-type="float" office:value="-10.391167507618526" table:style-name="ce1">
            <text:p>-10.3911675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2" table:style-name="ce1">
            <text:p>162</text:p>
          </table:table-cell>
          <table:table-cell office:value-type="float" office:value="0.19154693091545139" table:style-name="ce1">
            <text:p>0.191546931</text:p>
          </table:table-cell>
          <table:table-cell office:value-type="float" office:value="-6.1741451974958546" table:style-name="ce1">
            <text:p>-6.17414519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2" table:style-name="ce1">
            <text:p>72</text:p>
          </table:table-cell>
          <table:table-cell office:value-type="float" office:value="0.30629559975741388" table:style-name="ce1">
            <text:p>0.3062956</text:p>
          </table:table-cell>
          <table:table-cell office:value-type="float" office:value="-24.748684460399041" table:style-name="ce1">
            <text:p>-24.7486844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2" table:style-name="ce1">
            <text:p>72</text:p>
          </table:table-cell>
          <table:table-cell office:value-type="float" office:value="0.41486363676297033" table:style-name="ce1">
            <text:p>0.414863637</text:p>
          </table:table-cell>
          <table:table-cell office:value-type="float" office:value="-24.696588259066232" table:style-name="ce1">
            <text:p>-24.6965882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2" table:style-name="ce1">
            <text:p>162</text:p>
          </table:table-cell>
          <table:table-cell office:value-type="float" office:value="0.27155683662227004" table:style-name="ce1">
            <text:p>0.271556837</text:p>
          </table:table-cell>
          <table:table-cell office:value-type="float" office:value="-10.315965005333057" table:style-name="ce1">
            <text:p>-10.3159650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32" table:style-name="ce1">
            <text:p>32</text:p>
          </table:table-cell>
          <table:table-cell office:value-type="float" office:value="104" table:style-name="ce1">
            <text:p>104</text:p>
          </table:table-cell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-8.5888516705316498" table:style-name="ce1">
            <text:p>-8.588851671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63" table:style-name="ce1">
            <text:p>163</text:p>
          </table:table-cell>
          <table:table-cell office:value-type="float" office:value="0.19133531153636366" table:style-name="ce1">
            <text:p>0.191335312</text:p>
          </table:table-cell>
          <table:table-cell office:value-type="float" office:value="-10.454561422346909" table:style-name="ce1">
            <text:p>-10.4545614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63" table:style-name="ce1">
            <text:p>163</text:p>
          </table:table-cell>
          <table:table-cell office:value-type="float" office:value="0.18458638178471001" table:style-name="ce1">
            <text:p>0.184586382</text:p>
          </table:table-cell>
          <table:table-cell office:value-type="float" office:value="-10.44933677239243" table:style-name="ce1">
            <text:p>-10.4493367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7" table:style-name="ce1">
            <text:p>107</text:p>
          </table:table-cell>
          <table:table-cell office:value-type="float" office:value="0.63197117213605847" table:style-name="ce1">
            <text:p>0.631971172</text:p>
          </table:table-cell>
          <table:table-cell office:value-type="float" office:value="-28.829527023627822" table:style-name="ce1">
            <text:p>-28.8295270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9" table:style-name="ce1">
            <text:p>169</text:p>
          </table:table-cell>
          <table:table-cell office:value-type="float" office:value="0.26434950243023059" table:style-name="ce1">
            <text:p>0.264349502</text:p>
          </table:table-cell>
          <table:table-cell office:value-type="float" office:value="-10.198270765015076" table:style-name="ce1">
            <text:p>-10.1982707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9" table:style-name="ce1">
            <text:p>169</text:p>
          </table:table-cell>
          <table:table-cell office:value-type="float" office:value="0.26505595716695729" table:style-name="ce1">
            <text:p>0.265055957</text:p>
          </table:table-cell>
          <table:table-cell office:value-type="float" office:value="-10.272766339920958" table:style-name="ce1">
            <text:p>-10.27276634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7" table:style-name="ce1">
            <text:p>107</text:p>
          </table:table-cell>
          <table:table-cell office:value-type="float" office:value="0.36368385293286232" table:style-name="ce1">
            <text:p>0.363683853</text:p>
          </table:table-cell>
          <table:table-cell office:value-type="float" office:value="-28.747555465920342" table:style-name="ce1">
            <text:p>-28.7475554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71" table:style-name="ce1">
            <text:p>171</text:p>
          </table:table-cell>
          <table:table-cell office:value-type="float" office:value="0.27924746861411909" table:style-name="ce1">
            <text:p>0.279247469</text:p>
          </table:table-cell>
          <table:table-cell office:value-type="float" office:value="-6.1491277722368229" table:style-name="ce1">
            <text:p>-6.14912777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71" table:style-name="ce1">
            <text:p>171</text:p>
          </table:table-cell>
          <table:table-cell office:value-type="float" office:value="0.28098265383633819" table:style-name="ce1">
            <text:p>0.280982654</text:p>
          </table:table-cell>
          <table:table-cell office:value-type="float" office:value="-6.3659624954423553" table:style-name="ce1">
            <text:p>-6.36596249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9" table:style-name="ce1">
            <text:p>109</text:p>
          </table:table-cell>
          <table:table-cell office:value-type="float" office:value="0.20629983758258552" table:style-name="ce1">
            <text:p>0.206299838</text:p>
          </table:table-cell>
          <table:table-cell office:value-type="float" office:value="-10.794027095210872" table:style-name="ce1">
            <text:p>-10.794027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9" table:style-name="ce1">
            <text:p>109</text:p>
          </table:table-cell>
          <table:table-cell office:value-type="float" office:value="0.17288869149193842" table:style-name="ce1">
            <text:p>0.172888691</text:p>
          </table:table-cell>
          <table:table-cell office:value-type="float" office:value="-10.628699556687405" table:style-name="ce1">
            <text:p>-10.6286995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0.21609130430500112" table:style-name="ce1">
            <text:p>0.216091304</text:p>
          </table:table-cell>
          <table:table-cell office:value-type="float" office:value="-11.206595548840756" table:style-name="ce1">
            <text:p>-11.20659555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0.21626915815365802" table:style-name="ce1">
            <text:p>0.216269158</text:p>
          </table:table-cell>
          <table:table-cell office:value-type="float" office:value="-11.146562128287385" table:style-name="ce1">
            <text:p>-11.1465621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0.15272882464074988" table:style-name="ce1">
            <text:p>0.152728825</text:p>
          </table:table-cell>
          <table:table-cell office:value-type="float" office:value="-9.7996193017920135" table:style-name="ce1">
            <text:p>-9.79961930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1" table:style-name="ce1">
            <text:p>111</text:p>
          </table:table-cell>
          <table:table-cell office:value-type="float" office:value="0.17368561546210518" table:style-name="ce1">
            <text:p>0.173685615</text:p>
          </table:table-cell>
          <table:table-cell office:value-type="float" office:value="-9.7141231995680677" table:style-name="ce1">
            <text:p>-9.714123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1" table:style-name="ce1">
            <text:p>111</text:p>
          </table:table-cell>
          <table:table-cell office:value-type="float" office:value="0.17462895076526466" table:style-name="ce1">
            <text:p>0.174628951</text:p>
          </table:table-cell>
          <table:table-cell office:value-type="float" office:value="-9.7140893639207491" table:style-name="ce1">
            <text:p>-9.71408936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1" table:style-name="ce1">
            <text:p>111</text:p>
          </table:table-cell>
          <table:table-cell office:value-type="float" office:value="0.17425634855203195" table:style-name="ce1">
            <text:p>0.174256349</text:p>
          </table:table-cell>
          <table:table-cell office:value-type="float" office:value="-9.7037237988272071" table:style-name="ce1">
            <text:p>-9.70372379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4" table:style-name="ce1">
            <text:p>114</text:p>
          </table:table-cell>
          <table:table-cell office:value-type="float" office:value="0.26345066654946325" table:style-name="ce1">
            <text:p>0.263450667</text:p>
          </table:table-cell>
          <table:table-cell office:value-type="float" office:value="-10.345257881576485" table:style-name="ce1">
            <text:p>-10.3452578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4" table:style-name="ce1">
            <text:p>114</text:p>
          </table:table-cell>
          <table:table-cell office:value-type="float" office:value="0.17532324086179554" table:style-name="ce1">
            <text:p>0.175323241</text:p>
          </table:table-cell>
          <table:table-cell office:value-type="float" office:value="-9.6297913406682518" table:style-name="ce1">
            <text:p>-9.62979134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4" table:style-name="ce1">
            <text:p>114</text:p>
          </table:table-cell>
          <table:table-cell office:value-type="float" office:value="0.36628859766097854" table:style-name="ce1">
            <text:p>0.366288598</text:p>
          </table:table-cell>
          <table:table-cell office:value-type="float" office:value="-11.174927557991424" table:style-name="ce1">
            <text:p>-11.1749275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5" table:style-name="ce1">
            <text:p>115</text:p>
          </table:table-cell>
          <table:table-cell office:value-type="float" office:value="0.18093743665251102" table:style-name="ce1">
            <text:p>0.180937437</text:p>
          </table:table-cell>
          <table:table-cell office:value-type="float" office:value="-10.166616083452233" table:style-name="ce1">
            <text:p>-10.16661608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5" table:style-name="ce1">
            <text:p>115</text:p>
          </table:table-cell>
          <table:table-cell office:value-type="float" office:value="0.45808452254355897" table:style-name="ce1">
            <text:p>0.458084523</text:p>
          </table:table-cell>
          <table:table-cell office:value-type="float" office:value="-12.186833044551696" table:style-name="ce1">
            <text:p>-12.18683304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office:value-type="float" office:value="0.27459325873549806" table:style-name="ce1">
            <text:p>0.274593259</text:p>
          </table:table-cell>
          <table:table-cell office:value-type="float" office:value="-28.008512391020801" table:style-name="ce1">
            <text:p>-28.0085123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6" table:style-name="ce1">
            <text:p>116</text:p>
          </table:table-cell>
          <table:table-cell office:value-type="float" office:value="0.16942795983267511" table:style-name="ce1">
            <text:p>0.16942796</text:p>
          </table:table-cell>
          <table:table-cell office:value-type="float" office:value="-9.5426199312209921" table:style-name="ce1">
            <text:p>-9.54261993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6" table:style-name="ce1">
            <text:p>116</text:p>
          </table:table-cell>
          <table:table-cell office:value-type="float" office:value="0.1717989154107922" table:style-name="ce1">
            <text:p>0.171798915</text:p>
          </table:table-cell>
          <table:table-cell office:value-type="float" office:value="-9.7141903213871572" table:style-name="ce1">
            <text:p>-9.71419032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office:value-type="float" office:value="0.30081473295567884" table:style-name="ce1">
            <text:p>0.300814733</text:p>
          </table:table-cell>
          <table:table-cell office:value-type="float" office:value="-28.134093708539019" table:style-name="ce1">
            <text:p>-28.1340937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0210890790010339" table:style-name="ce1">
            <text:p>0.202108908</text:p>
          </table:table-cell>
          <table:table-cell office:value-type="float" office:value="-5.4201666945436742" table:style-name="ce1">
            <text:p>-5.42016669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0702657635854949" table:style-name="ce1">
            <text:p>0.207026576</text:p>
          </table:table-cell>
          <table:table-cell office:value-type="float" office:value="-5.5673698652823127" table:style-name="ce1">
            <text:p>-5.56736986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8214772093617863" table:style-name="ce1">
            <text:p>0.282147721</text:p>
          </table:table-cell>
          <table:table-cell office:value-type="float" office:value="-11.169803801840665" table:style-name="ce1">
            <text:p>-11.169803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8132530185663879" table:style-name="ce1">
            <text:p>0.281325302</text:p>
          </table:table-cell>
          <table:table-cell office:value-type="float" office:value="-10.398215964778073" table:style-name="ce1">
            <text:p>-10.3982159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2" table:style-name="ce1">
            <text:p>82</text:p>
          </table:table-cell>
          <table:table-cell office:value-type="float" office:value="0.49981856586059253" table:style-name="ce1">
            <text:p>0.499818566</text:p>
          </table:table-cell>
          <table:table-cell office:value-type="float" office:value="-37.786283579060793" table:style-name="ce1">
            <text:p>-37.78628358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19" table:style-name="ce1">
            <text:p>119</text:p>
          </table:table-cell>
          <table:table-cell office:value-type="float" office:value="0.15062550794663235" table:style-name="ce1">
            <text:p>0.150625508</text:p>
          </table:table-cell>
          <table:table-cell office:value-type="float" office:value="-9.731923541734302" table:style-name="ce1">
            <text:p>-9.73192354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2" table:style-name="ce1">
            <text:p>82</text:p>
          </table:table-cell>
          <table:table-cell office:value-type="float" office:value="0.26809911498116562" table:style-name="ce1">
            <text:p>0.268099115</text:p>
          </table:table-cell>
          <table:table-cell office:value-type="float" office:value="-28.079439660233263" table:style-name="ce1">
            <text:p>-28.07943966</text:p>
          </table:table-cell>
          <table:table-cell office:value-type="float" office:value="0" table:style-name="ce1">
            <text:p>0</text:p>
          </table:table-cell>
          <table:table-cell office:value-type="float" office:value="0.97083333299999997" table:style-name="ce1">
            <text:p>0.97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26204482340264107" table:style-name="ce1">
            <text:p>0.262044823</text:p>
          </table:table-cell>
          <table:table-cell office:value-type="float" office:value="-10.556503587884267" table:style-name="ce1">
            <text:p>-10.5565035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1458462961108544" table:style-name="ce1">
            <text:p>0.145846296</text:p>
          </table:table-cell>
          <table:table-cell office:value-type="float" office:value="-9.5763228389768553" table:style-name="ce1">
            <text:p>-9.5763228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24284259086913224" table:style-name="ce1">
            <text:p>0.242842591</text:p>
          </table:table-cell>
          <table:table-cell office:value-type="float" office:value="-10.674813043698054" table:style-name="ce1">
            <text:p>-10.6748130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37884635483477275" table:style-name="ce1">
            <text:p>0.378846355</text:p>
          </table:table-cell>
          <table:table-cell office:value-type="float" office:value="-11.175342308624417" table:style-name="ce1">
            <text:p>-11.1753423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4" table:style-name="ce1">
            <text:p>124</text:p>
          </table:table-cell>
          <table:table-cell office:value-type="float" office:value="0.25624998457754722" table:style-name="ce1">
            <text:p>0.256249985</text:p>
          </table:table-cell>
          <table:table-cell office:value-type="float" office:value="-10.265817283384454" table:style-name="ce1">
            <text:p>-10.2658172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4" table:style-name="ce1">
            <text:p>124</text:p>
          </table:table-cell>
          <table:table-cell office:value-type="float" office:value="0.21540869643597427" table:style-name="ce1">
            <text:p>0.215408696</text:p>
          </table:table-cell>
          <table:table-cell office:value-type="float" office:value="-10.223547694439418" table:style-name="ce1">
            <text:p>-10.2235476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4" table:style-name="ce1">
            <text:p>124</text:p>
          </table:table-cell>
          <table:table-cell office:value-type="float" office:value="0.37225489135531448" table:style-name="ce1">
            <text:p>0.372254891</text:p>
          </table:table-cell>
          <table:table-cell office:value-type="float" office:value="-11.096154079405764" table:style-name="ce1">
            <text:p>-11.0961540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0.53384568630550411" table:style-name="ce1">
            <text:p>0.533845686</text:p>
          </table:table-cell>
          <table:table-cell office:value-type="float" office:value="-36.08015601835492" table:style-name="ce1">
            <text:p>-36.0801560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0.53866678431833259" table:style-name="ce1">
            <text:p>0.538666784</text:p>
          </table:table-cell>
          <table:table-cell office:value-type="float" office:value="-35.808515757542487" table:style-name="ce1">
            <text:p>-35.80851576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5" table:style-name="ce1">
            <text:p>125</text:p>
          </table:table-cell>
          <table:table-cell office:value-type="float" office:value="0.34252854759704343" table:style-name="ce1">
            <text:p>0.342528548</text:p>
          </table:table-cell>
          <table:table-cell office:value-type="float" office:value="-11.517190505443224" table:style-name="ce1">
            <text:p>-11.5171905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5" table:style-name="ce1">
            <text:p>125</text:p>
          </table:table-cell>
          <table:table-cell office:value-type="float" office:value="0.13809668821386112" table:style-name="ce1">
            <text:p>0.138096688</text:p>
          </table:table-cell>
          <table:table-cell office:value-type="float" office:value="-9.318486590229659" table:style-name="ce1">
            <text:p>-9.3184865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5" table:style-name="ce1">
            <text:p>125</text:p>
          </table:table-cell>
          <table:table-cell office:value-type="float" office:value="0.42271453472993925" table:style-name="ce1">
            <text:p>0.422714535</text:p>
          </table:table-cell>
          <table:table-cell office:value-type="float" office:value="-11.823409519416545" table:style-name="ce1">
            <text:p>-11.8234095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33388138546653817" table:style-name="ce1">
            <text:p>0.333881385</text:p>
          </table:table-cell>
          <table:table-cell office:value-type="float" office:value="-10.934316197160429" table:style-name="ce1">
            <text:p>-10.934316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3593213665903594" table:style-name="ce1">
            <text:p>0.359321367</text:p>
          </table:table-cell>
          <table:table-cell office:value-type="float" office:value="-11.425112834422192" table:style-name="ce1">
            <text:p>-11.425112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13952077404530916" table:style-name="ce1">
            <text:p>0.139520774</text:p>
          </table:table-cell>
          <table:table-cell office:value-type="float" office:value="-9.308028782737054" table:style-name="ce1">
            <text:p>-9.3080287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9" table:style-name="ce1">
            <text:p>129</text:p>
          </table:table-cell>
          <table:table-cell office:value-type="float" office:value="0.16507723519066894" table:style-name="ce1">
            <text:p>0.165077235</text:p>
          </table:table-cell>
          <table:table-cell office:value-type="float" office:value="-9.2468911380638428" table:style-name="ce1">
            <text:p>-9.24689113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9" table:style-name="ce1">
            <text:p>129</text:p>
          </table:table-cell>
          <table:table-cell office:value-type="float" office:value="0.30248993202092955" table:style-name="ce1">
            <text:p>0.302489932</text:p>
          </table:table-cell>
          <table:table-cell office:value-type="float" office:value="-10.740701670193541" table:style-name="ce1">
            <text:p>-10.7407016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9" table:style-name="ce1">
            <text:p>129</text:p>
          </table:table-cell>
          <table:table-cell office:value-type="float" office:value="0.37626729888906651" table:style-name="ce1">
            <text:p>0.376267299</text:p>
          </table:table-cell>
          <table:table-cell office:value-type="float" office:value="-11.1742637367753" table:style-name="ce1">
            <text:p>-11.1742637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8506245166582217" table:style-name="ce1">
            <text:p>0.285062452</text:p>
          </table:table-cell>
          <table:table-cell office:value-type="float" office:value="-10.717428626339217" table:style-name="ce1">
            <text:p>-10.7174286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5904022218893491" table:style-name="ce1">
            <text:p>0.259040222</text:p>
          </table:table-cell>
          <table:table-cell office:value-type="float" office:value="-10.609386491390293" table:style-name="ce1">
            <text:p>-10.6093864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4956347469923812" table:style-name="ce1">
            <text:p>0.249563475</text:p>
          </table:table-cell>
          <table:table-cell office:value-type="float" office:value="-10.599702715941964" table:style-name="ce1">
            <text:p>-10.5997027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8952645696091606" table:style-name="ce1">
            <text:p>0.289526457</text:p>
          </table:table-cell>
          <table:table-cell office:value-type="float" office:value="-10.528335643739672" table:style-name="ce1">
            <text:p>-10.5283356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office:value-type="float" office:value="0.55472154711839494" table:style-name="ce1">
            <text:p>0.554721547</text:p>
          </table:table-cell>
          <table:table-cell office:value-type="float" office:value="-37.235683850322253" table:style-name="ce1">
            <text:p>-37.23568385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office:value-type="float" office:value="0.58660307107238807" table:style-name="ce1">
            <text:p>0.586603071</text:p>
          </table:table-cell>
          <table:table-cell office:value-type="float" office:value="-38.290515464250134" table:style-name="ce1">
            <text:p>-38.29051546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6666666700000003" table:style-name="ce1">
            <text:p>0.96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90" table:style-name="ce1">
            <text:p>90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32" table:style-name="ce1">
            <text:p>132</text:p>
          </table:table-cell>
          <table:table-cell office:value-type="float" office:value="0.28482240991552915" table:style-name="ce1">
            <text:p>0.28482241</text:p>
          </table:table-cell>
          <table:table-cell office:value-type="float" office:value="-10.503102356342421" table:style-name="ce1">
            <text:p>-10.50310236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34" table:style-name="ce1">
            <text:p>134</text:p>
          </table:table-cell>
          <table:table-cell office:value-type="float" office:value="0.25394941847026065" table:style-name="ce1">
            <text:p>0.253949418</text:p>
          </table:table-cell>
          <table:table-cell office:value-type="float" office:value="-10.740906085753524" table:style-name="ce1">
            <text:p>-10.7409060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34" table:style-name="ce1">
            <text:p>134</text:p>
          </table:table-cell>
          <table:table-cell office:value-type="float" office:value="0.16784210231042535" table:style-name="ce1">
            <text:p>0.167842102</text:p>
          </table:table-cell>
          <table:table-cell office:value-type="float" office:value="-9.6282019242494279" table:style-name="ce1">
            <text:p>-9.62820192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34" table:style-name="ce1">
            <text:p>134</text:p>
          </table:table-cell>
          <table:table-cell office:value-type="float" office:value="0.17095802404215785" table:style-name="ce1">
            <text:p>0.170958024</text:p>
          </table:table-cell>
          <table:table-cell office:value-type="float" office:value="-9.5855980254605591" table:style-name="ce1">
            <text:p>-9.5855980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35447778373644512" table:style-name="ce1">
            <text:p>0.354477784</text:p>
          </table:table-cell>
          <table:table-cell office:value-type="float" office:value="-14.268749409712999" table:style-name="ce1">
            <text:p>-14.2687494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34331507519706744" table:style-name="ce1">
            <text:p>0.343315075</text:p>
          </table:table-cell>
          <table:table-cell office:value-type="float" office:value="-10.384741221133936" table:style-name="ce1">
            <text:p>-10.3847412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32372315803669166" table:style-name="ce1">
            <text:p>0.323723158</text:p>
          </table:table-cell>
          <table:table-cell office:value-type="float" office:value="-10.164700310493949" table:style-name="ce1">
            <text:p>-10.1647003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14342954163804661" table:style-name="ce1">
            <text:p>0.143429542</text:p>
          </table:table-cell>
          <table:table-cell office:value-type="float" office:value="-9.8433368541732378" table:style-name="ce1">
            <text:p>-9.84333685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0.20784273529947203" table:style-name="ce1">
            <text:p>0.207842735</text:p>
          </table:table-cell>
          <table:table-cell office:value-type="float" office:value="-11.120823497660441" table:style-name="ce1">
            <text:p>-11.120823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0.21643073430682452" table:style-name="ce1">
            <text:p>0.216430734</text:p>
          </table:table-cell>
          <table:table-cell office:value-type="float" office:value="-11.215390319050739" table:style-name="ce1">
            <text:p>-11.2153903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0.21161295324708557" table:style-name="ce1">
            <text:p>0.211612953</text:p>
          </table:table-cell>
          <table:table-cell office:value-type="float" office:value="-11.187939273743842" table:style-name="ce1">
            <text:p>-11.1879392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8" table:style-name="ce1">
            <text:p>138</text:p>
          </table:table-cell>
          <table:table-cell office:value-type="float" office:value="1.4534823703324427" table:style-name="ce1">
            <text:p>1.45348237</text:p>
          </table:table-cell>
          <table:table-cell office:value-type="float" office:value="-40.614922143721323" table:style-name="ce1">
            <text:p>-40.614922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office:value-type="float" office:value="0.52274886911994656" table:style-name="ce1">
            <text:p>0.522748869</text:p>
          </table:table-cell>
          <table:table-cell office:value-type="float" office:value="-38.102584238076098" table:style-name="ce1">
            <text:p>-38.10258424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8" table:style-name="ce1">
            <text:p>138</text:p>
          </table:table-cell>
          <table:table-cell office:value-type="float" office:value="0.33388138546653817" table:style-name="ce1">
            <text:p>0.333881385</text:p>
          </table:table-cell>
          <table:table-cell office:value-type="float" office:value="-10.934316197160429" table:style-name="ce1">
            <text:p>-10.934316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office:value-type="float" office:value="0.54554689970857473" table:style-name="ce1">
            <text:p>0.5455469</text:p>
          </table:table-cell>
          <table:table-cell office:value-type="float" office:value="-38.394706130841314" table:style-name="ce1">
            <text:p>-38.39470613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8" table:style-name="ce1">
            <text:p>138</text:p>
          </table:table-cell>
          <table:table-cell office:value-type="float" office:value="0.17027376831651064" table:style-name="ce1">
            <text:p>0.170273768</text:p>
          </table:table-cell>
          <table:table-cell office:value-type="float" office:value="-9.6709886982844537" table:style-name="ce1">
            <text:p>-9.67098869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9" table:style-name="ce1">
            <text:p>139</text:p>
          </table:table-cell>
          <table:table-cell office:value-type="float" office:value="0.21484041975238186" table:style-name="ce1">
            <text:p>0.21484042</text:p>
          </table:table-cell>
          <table:table-cell office:value-type="float" office:value="-11.340229342019438" table:style-name="ce1">
            <text:p>-11.3402293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9" table:style-name="ce1">
            <text:p>139</text:p>
          </table:table-cell>
          <table:table-cell office:value-type="float" office:value="0.218406243948327" table:style-name="ce1">
            <text:p>0.218406244</text:p>
          </table:table-cell>
          <table:table-cell office:value-type="float" office:value="-11.201478856292358" table:style-name="ce1">
            <text:p>-11.2014788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9" table:style-name="ce1">
            <text:p>139</text:p>
          </table:table-cell>
          <table:table-cell office:value-type="float" office:value="0.21445394663837206" table:style-name="ce1">
            <text:p>0.214453947</text:p>
          </table:table-cell>
          <table:table-cell office:value-type="float" office:value="-11.16407347790688" table:style-name="ce1">
            <text:p>-11.1640734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3" table:style-name="ce1">
            <text:p>143</text:p>
          </table:table-cell>
          <table:table-cell office:value-type="float" office:value="0.13713391780525064" table:style-name="ce1">
            <text:p>0.137133918</text:p>
          </table:table-cell>
          <table:table-cell office:value-type="float" office:value="-9.0880134323829047" table:style-name="ce1">
            <text:p>-9.08801343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3" table:style-name="ce1">
            <text:p>143</text:p>
          </table:table-cell>
          <table:table-cell office:value-type="float" office:value="0.13613491957301588" table:style-name="ce1">
            <text:p>0.13613492</text:p>
          </table:table-cell>
          <table:table-cell office:value-type="float" office:value="-9.0822617858167192" table:style-name="ce1">
            <text:p>-9.082261786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44" table:style-name="ce1">
            <text:p>144</text:p>
          </table:table-cell>
          <table:table-cell office:value-type="float" office:value="0.17108919826415109" table:style-name="ce1">
            <text:p>0.171089198</text:p>
          </table:table-cell>
          <table:table-cell office:value-type="float" office:value="-9.5892736123858864" table:style-name="ce1">
            <text:p>-9.58927361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44" table:style-name="ce1">
            <text:p>144</text:p>
          </table:table-cell>
          <table:table-cell office:value-type="float" office:value="0.25786057562002351" table:style-name="ce1">
            <text:p>0.257860576</text:p>
          </table:table-cell>
          <table:table-cell office:value-type="float" office:value="-10.608316519284898" table:style-name="ce1">
            <text:p>-10.6083165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2" table:style-name="ce1">
            <text:p>152</text:p>
          </table:table-cell>
          <table:table-cell office:value-type="float" office:value="0.20104469290829621" table:style-name="ce1">
            <text:p>0.201044693</text:p>
          </table:table-cell>
          <table:table-cell office:value-type="float" office:value="-5.3941165214656346" table:style-name="ce1">
            <text:p>-5.39411652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2" table:style-name="ce1">
            <text:p>152</text:p>
          </table:table-cell>
          <table:table-cell office:value-type="float" office:value="0.20767962300770612" table:style-name="ce1">
            <text:p>0.207679623</text:p>
          </table:table-cell>
          <table:table-cell office:value-type="float" office:value="-10.452843341172073" table:style-name="ce1">
            <text:p>-10.4528433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2" table:style-name="ce1">
            <text:p>152</text:p>
          </table:table-cell>
          <table:table-cell office:value-type="float" office:value="0.26128772581695647" table:style-name="ce1">
            <text:p>0.261287726</text:p>
          </table:table-cell>
          <table:table-cell office:value-type="float" office:value="-10.474563832015047" table:style-name="ce1">
            <text:p>-10.474563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53" table:style-name="ce1">
            <text:p>153</text:p>
          </table:table-cell>
          <table:table-cell office:value-type="float" office:value="0.2029890126224923" table:style-name="ce1">
            <text:p>0.202989013</text:p>
          </table:table-cell>
          <table:table-cell office:value-type="float" office:value="-5.4201008239953596" table:style-name="ce1">
            <text:p>-5.420100824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53" table:style-name="ce1">
            <text:p>153</text:p>
          </table:table-cell>
          <table:table-cell office:value-type="float" office:value="0.15120080730905194" table:style-name="ce1">
            <text:p>0.151200807</text:p>
          </table:table-cell>
          <table:table-cell office:value-type="float" office:value="-5.5415710516195631" table:style-name="ce1">
            <text:p>-5.54157105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54" table:style-name="ce1">
            <text:p>154</text:p>
          </table:table-cell>
          <table:table-cell office:value-type="float" office:value="0.23933998133884568" table:style-name="ce1">
            <text:p>0.239339981</text:p>
          </table:table-cell>
          <table:table-cell office:value-type="float" office:value="-10.724272240759818" table:style-name="ce1">
            <text:p>-10.7242722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54" table:style-name="ce1">
            <text:p>154</text:p>
          </table:table-cell>
          <table:table-cell office:value-type="float" office:value="0.26635738984492618" table:style-name="ce1">
            <text:p>0.26635739</text:p>
          </table:table-cell>
          <table:table-cell office:value-type="float" office:value="-10.642961236782369" table:style-name="ce1">
            <text:p>-10.6429612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5" table:style-name="ce1">
            <text:p>155</text:p>
          </table:table-cell>
          <table:table-cell office:value-type="float" office:value="0.21261725054374025" table:style-name="ce1">
            <text:p>0.212617251</text:p>
          </table:table-cell>
          <table:table-cell office:value-type="float" office:value="-10.157118265053144" table:style-name="ce1">
            <text:p>-10.1571182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5" table:style-name="ce1">
            <text:p>155</text:p>
          </table:table-cell>
          <table:table-cell office:value-type="float" office:value="0.22173952890776127" table:style-name="ce1">
            <text:p>0.221739529</text:p>
          </table:table-cell>
          <table:table-cell office:value-type="float" office:value="-10.322614703912752" table:style-name="ce1">
            <text:p>-10.322614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5" table:style-name="ce1">
            <text:p>155</text:p>
          </table:table-cell>
          <table:table-cell office:value-type="float" office:value="0.16565406558926563" table:style-name="ce1">
            <text:p>0.165654066</text:p>
          </table:table-cell>
          <table:table-cell office:value-type="float" office:value="-8.3411694202594919" table:style-name="ce1">
            <text:p>-8.3411694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56" table:style-name="ce1">
            <text:p>156</text:p>
          </table:table-cell>
          <table:table-cell office:value-type="float" office:value="0.1735352482256656" table:style-name="ce1">
            <text:p>0.173535248</text:p>
          </table:table-cell>
          <table:table-cell office:value-type="float" office:value="-10.285137882643108" table:style-name="ce1">
            <text:p>-10.28513788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56" table:style-name="ce1">
            <text:p>156</text:p>
          </table:table-cell>
          <table:table-cell office:value-type="float" office:value="0.24671002272243359" table:style-name="ce1">
            <text:p>0.246710023</text:p>
          </table:table-cell>
          <table:table-cell office:value-type="float" office:value="-10.491784269883494" table:style-name="ce1">
            <text:p>-10.4917842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57" table:style-name="ce1">
            <text:p>157</text:p>
          </table:table-cell>
          <table:table-cell office:value-type="float" office:value="0.15691961890811743" table:style-name="ce1">
            <text:p>0.156919619</text:p>
          </table:table-cell>
          <table:table-cell office:value-type="float" office:value="-9.2841233868275186" table:style-name="ce1">
            <text:p>-9.28412338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57" table:style-name="ce1">
            <text:p>157</text:p>
          </table:table-cell>
          <table:table-cell office:value-type="float" office:value="0.15803409143881578" table:style-name="ce1">
            <text:p>0.158034091</text:p>
          </table:table-cell>
          <table:table-cell office:value-type="float" office:value="-9.2411502766762652" table:style-name="ce1">
            <text:p>-9.24115027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01" table:style-name="ce1">
            <text:p>101</text:p>
          </table:table-cell>
          <table:table-cell office:value-type="float" office:value="0.28180805795519592" table:style-name="ce1">
            <text:p>0.281808058</text:p>
          </table:table-cell>
          <table:table-cell office:value-type="float" office:value="-28.374045606688867" table:style-name="ce1">
            <text:p>-28.3740456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61" table:style-name="ce1">
            <text:p>161</text:p>
          </table:table-cell>
          <table:table-cell office:value-type="float" office:value="0.24216634836747067" table:style-name="ce1">
            <text:p>0.242166348</text:p>
          </table:table-cell>
          <table:table-cell office:value-type="float" office:value="-10.39477428371978" table:style-name="ce1">
            <text:p>-10.39477428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61" table:style-name="ce1">
            <text:p>161</text:p>
          </table:table-cell>
          <table:table-cell office:value-type="float" office:value="0.15685461333920275" table:style-name="ce1">
            <text:p>0.156854613</text:p>
          </table:table-cell>
          <table:table-cell office:value-type="float" office:value="-9.8691753610318251" table:style-name="ce1">
            <text:p>-9.86917536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5" table:style-name="ce1">
            <text:p>165</text:p>
          </table:table-cell>
          <table:table-cell office:value-type="float" office:value="0.22852061566661164" table:style-name="ce1">
            <text:p>0.228520616</text:p>
          </table:table-cell>
          <table:table-cell office:value-type="float" office:value="-10.008802052836772" table:style-name="ce1">
            <text:p>-10.00880205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5" table:style-name="ce1">
            <text:p>165</text:p>
          </table:table-cell>
          <table:table-cell office:value-type="float" office:value="0.23197959789866826" table:style-name="ce1">
            <text:p>0.231979598</text:p>
          </table:table-cell>
          <table:table-cell office:value-type="float" office:value="-10.583648901231996" table:style-name="ce1">
            <text:p>-10.5836489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66" table:style-name="ce1">
            <text:p>166</text:p>
          </table:table-cell>
          <table:table-cell office:value-type="float" office:value="0.15568469864543191" table:style-name="ce1">
            <text:p>0.155684699</text:p>
          </table:table-cell>
          <table:table-cell office:value-type="float" office:value="-9.8323106573090158" table:style-name="ce1">
            <text:p>-9.832310657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66" table:style-name="ce1">
            <text:p>166</text:p>
          </table:table-cell>
          <table:table-cell office:value-type="float" office:value="0.15728896044375104" table:style-name="ce1">
            <text:p>0.15728896</text:p>
          </table:table-cell>
          <table:table-cell office:value-type="float" office:value="-9.8828268562048773" table:style-name="ce1">
            <text:p>-9.88282685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7" table:style-name="ce1">
            <text:p>167</text:p>
          </table:table-cell>
          <table:table-cell office:value-type="float" office:value="0.46181605471979226" table:style-name="ce1">
            <text:p>0.461816055</text:p>
          </table:table-cell>
          <table:table-cell office:value-type="float" office:value="-12.216454470160459" table:style-name="ce1">
            <text:p>-12.21645447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7" table:style-name="ce1">
            <text:p>167</text:p>
          </table:table-cell>
          <table:table-cell office:value-type="float" office:value="0.1754760218783131" table:style-name="ce1">
            <text:p>0.175476022</text:p>
          </table:table-cell>
          <table:table-cell office:value-type="float" office:value="-9.6595816511630961" table:style-name="ce1">
            <text:p>-9.65958165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7" table:style-name="ce1">
            <text:p>167</text:p>
          </table:table-cell>
          <table:table-cell office:value-type="float" office:value="0.49429261299398014" table:style-name="ce1">
            <text:p>0.494292613</text:p>
          </table:table-cell>
          <table:table-cell office:value-type="float" office:value="-12.597309487428573" table:style-name="ce1">
            <text:p>-12.59730949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float" office:value="9.8017710753542087" table:style-name="ce1">
            <text:p>9.801771075</text:p>
          </table:table-cell>
          <table:table-cell office:value-type="float" office:value="-68.279327636569363" table:style-name="ce1">
            <text:p>-68.2793276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float" office:value="0.16367993084081248" table:style-name="ce1">
            <text:p>0.163679931</text:p>
          </table:table-cell>
          <table:table-cell office:value-type="float" office:value="-9.3046411479031175" table:style-name="ce1">
            <text:p>-9.30464114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float" office:value="0.16427769653735383" table:style-name="ce1">
            <text:p>0.164277697</text:p>
          </table:table-cell>
          <table:table-cell office:value-type="float" office:value="-9.3965075992521889" table:style-name="ce1">
            <text:p>-9.39650759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6" table:style-name="ce1">
            <text:p>106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6" table:style-name="ce1">
            <text:p>106</text:p>
          </table:table-cell>
          <table:table-cell office:value-type="float" office:value="0.27169386218724745" table:style-name="ce1">
            <text:p>0.271693862</text:p>
          </table:table-cell>
          <table:table-cell office:value-type="float" office:value="-27.860264896858027" table:style-name="ce1">
            <text:p>-27.86026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6" table:style-name="ce1">
            <text:p>106</text:p>
          </table:table-cell>
          <table:table-cell office:value-type="float" office:value="0.27033646617252771" table:style-name="ce1">
            <text:p>0.270336466</text:p>
          </table:table-cell>
          <table:table-cell office:value-type="float" office:value="-27.790588722535844" table:style-name="ce1">
            <text:p>-27.7905887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70" table:style-name="ce1">
            <text:p>170</text:p>
          </table:table-cell>
          <table:table-cell office:value-type="float" office:value="0.24551988922314141" table:style-name="ce1">
            <text:p>0.245519889</text:p>
          </table:table-cell>
          <table:table-cell office:value-type="float" office:value="-10.351504499779173" table:style-name="ce1">
            <text:p>-10.3515045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70" table:style-name="ce1">
            <text:p>170</text:p>
          </table:table-cell>
          <table:table-cell office:value-type="float" office:value="0.24560915585526297" table:style-name="ce1">
            <text:p>0.245609156</text:p>
          </table:table-cell>
          <table:table-cell office:value-type="float" office:value="-10.155629003242195" table:style-name="ce1">
            <text:p>-10.15562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72" table:style-name="ce1">
            <text:p>172</text:p>
          </table:table-cell>
          <table:table-cell office:value-type="float" office:value="0.23196023798111895" table:style-name="ce1">
            <text:p>0.231960238</text:p>
          </table:table-cell>
          <table:table-cell office:value-type="float" office:value="-10.039844213487127" table:style-name="ce1">
            <text:p>-10.0398442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72" table:style-name="ce1">
            <text:p>172</text:p>
          </table:table-cell>
          <table:table-cell office:value-type="float" office:value="0.26748939755901874" table:style-name="ce1">
            <text:p>0.267489398</text:p>
          </table:table-cell>
          <table:table-cell office:value-type="float" office:value="-10.642904419827058" table:style-name="ce1">
            <text:p>-10.64290442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16" table:style-name="ce1">
            <text:p>116</text:p>
          </table:table-cell>
          <table:table-cell office:value-type="float" office:value="0.19500820775617289" table:style-name="ce1">
            <text:p>0.195008208</text:p>
          </table:table-cell>
          <table:table-cell office:value-type="float" office:value="-10.349364168774033" table:style-name="ce1">
            <text:p>-10.3493641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16" table:style-name="ce1">
            <text:p>116</text:p>
          </table:table-cell>
          <table:table-cell office:value-type="float" office:value="0.19573679874939243" table:style-name="ce1">
            <text:p>0.195736799</text:p>
          </table:table-cell>
          <table:table-cell office:value-type="float" office:value="-10.368672949136771" table:style-name="ce1">
            <text:p>-10.3686729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9" table:style-name="ce1">
            <text:p>119</text:p>
          </table:table-cell>
          <table:table-cell office:value-type="float" office:value="0.17338313509363987" table:style-name="ce1">
            <text:p>0.173383135</text:p>
          </table:table-cell>
          <table:table-cell office:value-type="float" office:value="-10.714159162640751" table:style-name="ce1">
            <text:p>-10.7141591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9" table:style-name="ce1">
            <text:p>119</text:p>
          </table:table-cell>
          <table:table-cell office:value-type="float" office:value="0.17927613303243656" table:style-name="ce1">
            <text:p>0.179276133</text:p>
          </table:table-cell>
          <table:table-cell office:value-type="float" office:value="-10.787999511763569" table:style-name="ce1">
            <text:p>-10.7879995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9" table:style-name="ce1">
            <text:p>119</text:p>
          </table:table-cell>
          <table:table-cell office:value-type="float" office:value="0.17504118108108863" table:style-name="ce1">
            <text:p>0.175041181</text:p>
          </table:table-cell>
          <table:table-cell office:value-type="float" office:value="-10.837281177671427" table:style-name="ce1">
            <text:p>-10.8372811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2" table:style-name="ce1">
            <text:p>122</text:p>
          </table:table-cell>
          <table:table-cell office:value-type="float" office:value="0.17821832502837914" table:style-name="ce1">
            <text:p>0.178218325</text:p>
          </table:table-cell>
          <table:table-cell office:value-type="float" office:value="-10.898644636568815" table:style-name="ce1">
            <text:p>-10.898644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2" table:style-name="ce1">
            <text:p>122</text:p>
          </table:table-cell>
          <table:table-cell office:value-type="float" office:value="0.17462459257826499" table:style-name="ce1">
            <text:p>0.174624593</text:p>
          </table:table-cell>
          <table:table-cell office:value-type="float" office:value="-10.824380785589632" table:style-name="ce1">
            <text:p>-10.8243807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2" table:style-name="ce1">
            <text:p>122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28" table:style-name="ce1">
            <text:p>128</text:p>
          </table:table-cell>
          <table:table-cell office:value-type="float" office:value="0.22362286871374329" table:style-name="ce1">
            <text:p>0.223622869</text:p>
          </table:table-cell>
          <table:table-cell office:value-type="float" office:value="-10.467523398762426" table:style-name="ce1">
            <text:p>-10.467523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28" table:style-name="ce1">
            <text:p>128</text:p>
          </table:table-cell>
          <table:table-cell office:value-type="float" office:value="0.22248109181971112" table:style-name="ce1">
            <text:p>0.222481092</text:p>
          </table:table-cell>
          <table:table-cell office:value-type="float" office:value="-10.46647500925242" table:style-name="ce1">
            <text:p>-10.4664750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1" table:style-name="ce1">
            <text:p>131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1" table:style-name="ce1">
            <text:p>131</text:p>
          </table:table-cell>
          <table:table-cell office:value-type="float" office:value="0.22362286871374329" table:style-name="ce1">
            <text:p>0.223622869</text:p>
          </table:table-cell>
          <table:table-cell office:value-type="float" office:value="-10.467523398762426" table:style-name="ce1">
            <text:p>-10.467523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1" table:style-name="ce1">
            <text:p>131</text:p>
          </table:table-cell>
          <table:table-cell office:value-type="float" office:value="0.17536914770071596" table:style-name="ce1">
            <text:p>0.175369148</text:p>
          </table:table-cell>
          <table:table-cell office:value-type="float" office:value="-10.77533081037909" table:style-name="ce1">
            <text:p>-10.7753308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37" table:style-name="ce1">
            <text:p>137</text:p>
          </table:table-cell>
          <table:table-cell office:value-type="float" office:value="0.17888995183852691" table:style-name="ce1">
            <text:p>0.178889952</text:p>
          </table:table-cell>
          <table:table-cell office:value-type="float" office:value="-10.776377163675418" table:style-name="ce1">
            <text:p>-10.77637716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37" table:style-name="ce1">
            <text:p>137</text:p>
          </table:table-cell>
          <table:table-cell office:value-type="float" office:value="0.17579595368343856" table:style-name="ce1">
            <text:p>0.175795954</text:p>
          </table:table-cell>
          <table:table-cell office:value-type="float" office:value="-10.824342854801591" table:style-name="ce1">
            <text:p>-10.8243428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0.23284605973152514" table:style-name="ce1">
            <text:p>0.23284606</text:p>
          </table:table-cell>
          <table:table-cell office:value-type="float" office:value="-10.502350476137085" table:style-name="ce1">
            <text:p>-10.50235048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0.18043961469553305" table:style-name="ce1">
            <text:p>0.180439615</text:p>
          </table:table-cell>
          <table:table-cell office:value-type="float" office:value="-10.78796070570003" table:style-name="ce1">
            <text:p>-10.7879607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47" table:style-name="ce1">
            <text:p>147</text:p>
          </table:table-cell>
          <table:table-cell office:value-type="float" office:value="0.20918275477288106" table:style-name="ce1">
            <text:p>0.209182755</text:p>
          </table:table-cell>
          <table:table-cell office:value-type="float" office:value="-10.224853053298427" table:style-name="ce1">
            <text:p>-10.2248530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58" table:style-name="ce1">
            <text:p>158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58" table:style-name="ce1">
            <text:p>158</text:p>
          </table:table-cell>
          <table:table-cell office:value-type="float" office:value="0.1768892260703272" table:style-name="ce1">
            <text:p>0.176889226</text:p>
          </table:table-cell>
          <table:table-cell office:value-type="float" office:value="-10.750934073385443" table:style-name="ce1">
            <text:p>-10.7509340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60" table:style-name="ce1">
            <text:p>160</text:p>
          </table:table-cell>
          <table:table-cell office:value-type="float" office:value="0.1768892260703272" table:style-name="ce1">
            <text:p>0.176889226</text:p>
          </table:table-cell>
          <table:table-cell office:value-type="float" office:value="-10.750934073385443" table:style-name="ce1">
            <text:p>-10.7509340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60" table:style-name="ce1">
            <text:p>160</text:p>
          </table:table-cell>
          <table:table-cell office:value-type="float" office:value="0.17578561326303616" table:style-name="ce1">
            <text:p>0.175785613</text:p>
          </table:table-cell>
          <table:table-cell office:value-type="float" office:value="-10.788114424559973" table:style-name="ce1">
            <text:p>-10.7881144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64" table:style-name="ce1">
            <text:p>164</text:p>
          </table:table-cell>
          <table:table-cell office:value-type="float" office:value="0.22166608396997983" table:style-name="ce1">
            <text:p>0.221666084</text:p>
          </table:table-cell>
          <table:table-cell office:value-type="float" office:value="-10.973675863492099" table:style-name="ce1">
            <text:p>-10.97367586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64" table:style-name="ce1">
            <text:p>164</text:p>
          </table:table-cell>
          <table:table-cell office:value-type="float" office:value="0.22519939674278519" table:style-name="ce1">
            <text:p>0.225199397</text:p>
          </table:table-cell>
          <table:table-cell office:value-type="float" office:value="-11.121385592989853" table:style-name="ce1">
            <text:p>-11.12138559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370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0.75" table:style-name="ce1">
            <text:p>-0.75</text:p>
          </table:table-cell>
          <table:table-cell office:value-type="float" office:value="-0.75" table:style-name="ce1">
            <text:p>-0.75</text:p>
          </table:table-cell>
          <table:table-cell office:value-type="float" office:value="-0.75" table:style-name="ce1">
            <text:p>-0.7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  <table:table table:name="WORKING_GEN" table:style-name="ta2">
        <table:table-column table:style-name="co1" table:number-columns-repeated="16384" table:default-cell-style-name="ce1"/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53.56700000000001" table:style-name="ce1">
            <text:p>253.567</text:p>
          </table:table-cell>
          <table:table-cell office:value-type="float" office:value="-38.482999999999997" table:style-name="ce1">
            <text:p>-38.483</text:p>
          </table:table-cell>
          <table:table-cell office:value-type="float" office:value="9999" table:style-name="ce1">
            <text:p>9999</text:p>
          </table:table-cell>
          <table:table-cell office:value-type="float" office:value="-9999" table:style-name="ce1">
            <text:p>-9999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9999" table:style-name="ce1">
            <text:p>9999</text:p>
          </table:table-cell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23.128" table:style-name="ce1">
            <text:p>23.128</text:p>
          </table:table-cell>
          <table:table-cell office:value-type="float" office:value="-20.795999999999999" table:style-name="ce1">
            <text:p>-20.796</text:p>
          </table:table-cell>
          <table:table-cell office:value-type="float" office:value="9999" table:style-name="ce1">
            <text:p>9999</text:p>
          </table:table-cell>
          <table:table-cell office:value-type="float" office:value="-9999" table:style-name="ce1">
            <text:p>-9999</text:p>
          </table:table-cell>
          <table:table-cell office:value-type="float" office:value="1.048" table:style-name="ce1">
            <text:p>1.048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9999" table:style-name="ce1">
            <text:p>9999</text:p>
          </table:table-cell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7.069" table:style-name="ce1">
            <text:p>7.069</text:p>
          </table:table-cell>
          <table:table-cell office:value-type="float" office:value="-22.469000000000001" table:style-name="ce1">
            <text:p>-22.469</text:p>
          </table:table-cell>
          <table:table-cell office:value-type="float" office:value="9999" table:style-name="ce1">
            <text:p>9999</text:p>
          </table:table-cell>
          <table:table-cell office:value-type="float" office:value="-9999" table:style-name="ce1">
            <text:p>-9999</text:p>
          </table:table-cell>
          <table:table-cell office:value-type="float" office:value="1.0427999999999999" table:style-name="ce1">
            <text:p>1.0428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9999" table:style-name="ce1">
            <text:p>9999</text:p>
          </table:table-cell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0.859" table:style-name="ce1">
            <text:p>10.859</text:p>
          </table:table-cell>
          <table:table-cell office:value-type="float" office:value="-40.018999999999998" table:style-name="ce1">
            <text:p>-40.019</text:p>
          </table:table-cell>
          <table:table-cell office:value-type="float" office:value="9999" table:style-name="ce1">
            <text:p>9999</text:p>
          </table:table-cell>
          <table:table-cell office:value-type="float" office:value="-9999" table:style-name="ce1">
            <text:p>-9999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9999" table:style-name="ce1">
            <text:p>9999</text:p>
          </table:table-cell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61.064999999999998" table:style-name="ce1">
            <text:p>61.065</text:p>
          </table:table-cell>
          <table:table-cell office:value-type="float" office:value="-8.6639999999999997" table:style-name="ce1">
            <text:p>-8.664</text:p>
          </table:table-cell>
          <table:table-cell office:value-type="float" office:value="9999" table:style-name="ce1">
            <text:p>9999</text:p>
          </table:table-cell>
          <table:table-cell office:value-type="float" office:value="-9999" table:style-name="ce1">
            <text:p>-9999</text:p>
          </table:table-cell>
          <table:table-cell office:value-type="float" office:value="1.0410999999999999" table:style-name="ce1">
            <text:p>1.0411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9999" table:style-name="ce1">
            <text:p>9999</text:p>
          </table:table-cell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39.311" table:style-name="ce1">
            <text:p>39.311</text:p>
          </table:table-cell>
          <table:table-cell office:value-type="float" office:value="-4.968" table:style-name="ce1">
            <text:p>-4.968</text:p>
          </table:table-cell>
          <table:table-cell office:value-type="float" office:value="9999" table:style-name="ce1">
            <text:p>9999</text:p>
          </table:table-cell>
          <table:table-cell office:value-type="float" office:value="-9999" table:style-name="ce1">
            <text:p>-9999</text:p>
          </table:table-cell>
          <table:table-cell office:value-type="float" office:value="1.0407999999999999" table:style-name="ce1">
            <text:p>1.0408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9999" table:style-name="ce1">
            <text:p>9999</text:p>
          </table:table-cell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6.618000000000002" table:style-name="ce1">
            <text:p>36.618</text:p>
          </table:table-cell>
          <table:table-cell office:value-type="float" office:value="9999" table:style-name="ce1">
            <text:p>9999</text:p>
          </table:table-cell>
          <table:table-cell office:value-type="float" office:value="-9999" table:style-name="ce1">
            <text:p>-9999</text:p>
          </table:table-cell>
          <table:table-cell office:value-type="float" office:value="1.0371999999999999" table:style-name="ce1">
            <text:p>1.0372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9999" table:style-name="ce1">
            <text:p>9999</text:p>
          </table:table-cell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120999999999999" table:style-name="ce1">
            <text:p>17.121</text:p>
          </table:table-cell>
          <table:table-cell office:value-type="float" office:value="-17.120999999999999" table:style-name="ce1">
            <text:p>-17.121</text:p>
          </table:table-cell>
          <table:table-cell office:value-type="float" office:value="1.0306999999999999" table:style-name="ce1">
            <text:p>1.0307</text:p>
          </table:table-cell>
          <table:table-cell office:value-type="float" office:value="46.1" table:style-name="ce1">
            <text:p>46.1</text:p>
          </table:table-cell>
          <table:table-cell office:value-type="float" office:value="0" table:style-name="ce1">
            <text:p>0</text:p>
          </table:table-cell>
          <table:table-cell office:value-type="float" office:value="42.802999999999997" table:style-name="ce1">
            <text:p>42.8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062999999999999" table:style-name="ce1">
            <text:p>23.063</text:p>
          </table:table-cell>
          <table:table-cell office:value-type="float" office:value="-23.062999999999999" table:style-name="ce1">
            <text:p>-23.063</text:p>
          </table:table-cell>
          <table:table-cell office:value-type="float" office:value="1.0306999999999999" table:style-name="ce1">
            <text:p>1.0307</text:p>
          </table:table-cell>
          <table:table-cell office:value-type="float" office:value="62.1" table:style-name="ce1">
            <text:p>62.1</text:p>
          </table:table-cell>
          <table:table-cell office:value-type="float" office:value="0" table:style-name="ce1">
            <text:p>0</text:p>
          </table:table-cell>
          <table:table-cell office:value-type="float" office:value="57.658000000000001" table:style-name="ce1">
            <text:p>57.6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number-rows-repeated="2"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1.512" table:style-name="ce1">
            <text:p>1.512</text:p>
          </table:table-cell>
          <table:table-cell office:value-type="float" office:value="15.5" table:style-name="ce1">
            <text:p>15.5</text:p>
          </table:table-cell>
          <table:table-cell office:value-type="float" office:value="-12.4" table:style-name="ce1">
            <text:p>-12.4</text:p>
          </table:table-cell>
          <table:table-cell office:value-type="float" office:value="1.0348999999999999" table:style-name="ce1">
            <text:p>1.0349</text:p>
          </table:table-cell>
          <table:table-cell office:value-type="float" office:value="34.659999999999997" table:style-name="ce1">
            <text:p>34.66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15.5" table:style-name="ce1">
            <text:p>1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number-rows-repeated="2" table:style-name="ro1">
          <table:table-cell/>
          <table:table-cell office:value-type="float" office:value="61" table:style-name="ce1">
            <text:p>61</text:p>
          </table:table-cell>
          <table:table-cell office:value-type="float" office:value="49" table:style-name="ce1">
            <text:p>49</text:p>
          </table:table-cell>
          <table:table-cell office:value-type="float" office:value="0.1" table:style-name="ce1">
            <text:p>0.1</text:p>
          </table:table-cell>
          <table:table-cell office:value-type="float" office:value="30" table:style-name="ce1">
            <text:p>30</text:p>
          </table:table-cell>
          <table:table-cell office:value-type="float" office:value="-24" table:style-name="ce1">
            <text:p>-24</text:p>
          </table:table-cell>
          <table:table-cell office:value-type="float" office:value="1.0297000000000001" table:style-name="ce1">
            <text:p>1.0297</text:p>
          </table:table-cell>
          <table:table-cell office:value-type="float" office:value="67.08" table:style-name="ce1">
            <text:p>67.08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-24" table:style-name="ce1">
            <text:p>-24</text:p>
          </table:table-cell>
          <table:table-cell office:value-type="float" office:value="1.0297000000000001" table:style-name="ce1">
            <text:p>1.0297</text:p>
          </table:table-cell>
          <table:table-cell office:value-type="float" office:value="67.08" table:style-name="ce1">
            <text:p>67.08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08" table:style-name="ce1">
            <text:p>108</text:p>
          </table:table-cell>
          <table:table-cell office:value-type="float" office:value="0.27400000000000002" table:style-name="ce1">
            <text:p>0.274</text:p>
          </table:table-cell>
          <table:table-cell office:value-type="float" office:value="-0.245" table:style-name="ce1">
            <text:p>-0.245</text:p>
          </table:table-cell>
          <table:table-cell office:value-type="float" office:value="5.3849999999999998" table:style-name="ce1">
            <text:p>5.385</text:p>
          </table:table-cell>
          <table:table-cell office:value-type="float" office:value="-5.3849999999999998" table:style-name="ce1">
            <text:p>-5.385</text:p>
          </table:table-cell>
          <table:table-cell office:value-type="float" office:value="1.0161" table:style-name="ce1">
            <text:p>1.0161</text:p>
          </table:table-cell>
          <table:table-cell office:value-type="float" office:value="14.5" table:style-name="ce1">
            <text:p>14.5</text:p>
          </table:table-cell>
          <table:table-cell office:value-type="float" office:value="1" table:style-name="ce1">
            <text:p>1</text:p>
          </table:table-cell>
          <table:table-cell office:value-type="float" office:value="13.462999999999999" table:style-name="ce1">
            <text:p>13.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08" table:style-name="ce1">
            <text:p>108</text:p>
          </table:table-cell>
          <table:table-cell office:value-type="float" office:value="4.9960000000000004" table:style-name="ce1">
            <text:p>4.996</text:p>
          </table:table-cell>
          <table:table-cell office:value-type="float" office:value="-0.40600000000000003" table:style-name="ce1">
            <text:p>-0.406</text:p>
          </table:table-cell>
          <table:table-cell office:value-type="float" office:value="8.9130000000000003" table:style-name="ce1">
            <text:p>8.913</text:p>
          </table:table-cell>
          <table:table-cell office:value-type="float" office:value="-8.9130000000000003" table:style-name="ce1">
            <text:p>-8.913</text:p>
          </table:table-cell>
          <table:table-cell office:value-type="float" office:value="1.0161" table:style-name="ce1">
            <text:p>1.0161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2.283000000000001" table:style-name="ce1">
            <text:p>22.2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09" table:style-name="ce1">
            <text:p>109</text:p>
          </table:table-cell>
          <table:table-cell office:value-type="float" office:value="15.5" table:style-name="ce1">
            <text:p>15.5</text:p>
          </table:table-cell>
          <table:table-cell office:value-type="float" office:value="2.6160000000000001" table:style-name="ce1">
            <text:p>2.616</text:p>
          </table:table-cell>
          <table:table-cell office:value-type="float" office:value="7.75" table:style-name="ce1">
            <text:p>7.75</text:p>
          </table:table-cell>
          <table:table-cell office:value-type="float" office:value="-6.2" table:style-name="ce1">
            <text:p>-6.2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17.329999999999998" table:style-name="ce1">
            <text:p>17.33</text:p>
          </table:table-cell>
          <table:table-cell office:value-type="float" office:value="1" table:style-name="ce1">
            <text:p>1</text:p>
          </table:table-cell>
          <table:table-cell office:value-type="float" office:value="15.5" table:style-name="ce1">
            <text:p>15.5</text:p>
          </table:table-cell>
          <table:table-cell office:value-type="float" office:value="7.75" table:style-name="ce1">
            <text:p>7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09" table:style-name="ce1">
            <text:p>109</text:p>
          </table:table-cell>
          <table:table-cell office:value-type="float" office:value="30" table:style-name="ce1">
            <text:p>30</text:p>
          </table:table-cell>
          <table:table-cell office:value-type="float" office:value="5.0620000000000003" table:style-name="ce1">
            <text:p>5.062</text:p>
          </table:table-cell>
          <table:table-cell office:value-type="float" office:value="15" table:style-name="ce1">
            <text:p>15</text:p>
          </table:table-cell>
          <table:table-cell office:value-type="float" office:value="-12" table:style-name="ce1">
            <text:p>-12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33.54" table:style-name="ce1">
            <text:p>33.54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09" table:style-name="ce1">
            <text:p>109</text:p>
          </table:table-cell>
          <table:table-cell office:value-type="float" office:value="28.561" table:style-name="ce1">
            <text:p>28.561</text:p>
          </table:table-cell>
          <table:table-cell office:value-type="float" office:value="6.8659999999999997" table:style-name="ce1">
            <text:p>6.866</text:p>
          </table:table-cell>
          <table:table-cell office:value-type="float" office:value="23.545999999999999" table:style-name="ce1">
            <text:p>23.546</text:p>
          </table:table-cell>
          <table:table-cell office:value-type="float" office:value="-23.545999999999999" table:style-name="ce1">
            <text:p>-23.546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63.4" table:style-name="ce1">
            <text:p>63.4</text:p>
          </table:table-cell>
          <table:table-cell office:value-type="float" office:value="1" table:style-name="ce1">
            <text:p>1</text:p>
          </table:table-cell>
          <table:table-cell office:value-type="float" office:value="58.865000000000002" table:style-name="ce1">
            <text:p>58.8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09" table:style-name="ce1">
            <text:p>109</text:p>
          </table:table-cell>
          <table:table-cell office:value-type="float" office:value="0.77400000000000002" table:style-name="ce1">
            <text:p>0.774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15.227" table:style-name="ce1">
            <text:p>15.227</text:p>
          </table:table-cell>
          <table:table-cell office:value-type="float" office:value="-15.227" table:style-name="ce1">
            <text:p>-15.227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38.07" table:style-name="ce1">
            <text:p>38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09" table:style-name="ce1">
            <text:p>109</text:p>
          </table:table-cell>
          <table:table-cell office:value-type="float" office:value="3.1850000000000001" table:style-name="ce1">
            <text:p>3.1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15.3" table:style-name="ce1">
            <text:p>15.3</text:p>
          </table:table-cell>
          <table:table-cell office:value-type="float" office:value="1" table:style-name="ce1">
            <text:p>1</text:p>
          </table:table-cell>
          <table:table-cell office:value-type="float" office:value="15.3" table:style-name="ce1">
            <text:p>15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09" table:style-name="ce1">
            <text:p>1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740000000000001" table:style-name="ce1">
            <text:p>1.374</text:p>
          </table:table-cell>
          <table:table-cell office:value-type="float" office:value="-1.3740000000000001" table:style-name="ce1">
            <text:p>-1.374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3.7" table:style-name="ce1">
            <text:p>3.7</text:p>
          </table:table-cell>
          <table:table-cell office:value-type="float" office:value="0" table:style-name="ce1">
            <text:p>0</text:p>
          </table:table-cell>
          <table:table-cell office:value-type="float" office:value="3.44" table:style-name="ce1">
            <text:p>3.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10" table:style-name="ce1">
            <text:p>110</text:p>
          </table:table-cell>
          <table:table-cell office:value-type="float" office:value="7.8380000000000001" table:style-name="ce1">
            <text:p>7.838</text:p>
          </table:table-cell>
          <table:table-cell office:value-type="float" office:value="-2.5670000000000002" table:style-name="ce1">
            <text:p>-2.567</text:p>
          </table:table-cell>
          <table:table-cell office:value-type="float" office:value="6.4619999999999997" table:style-name="ce1">
            <text:p>6.462</text:p>
          </table:table-cell>
          <table:table-cell office:value-type="float" office:value="-6.4619999999999997" table:style-name="ce1">
            <text:p>-6.462</text:p>
          </table:table-cell>
          <table:table-cell office:value-type="float" office:value="1.0230999999999999" table:style-name="ce1">
            <text:p>1.0231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1" table:style-name="ce1">
            <text:p>1</text:p>
          </table:table-cell>
          <table:table-cell office:value-type="float" office:value="16.155999999999999" table:style-name="ce1">
            <text:p>16.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11" table:style-name="ce1">
            <text:p>111</text:p>
          </table:table-cell>
          <table:table-cell office:value-type="float" office:value="2.5680000000000001" table:style-name="ce1">
            <text:p>2.568</text:p>
          </table:table-cell>
          <table:table-cell office:value-type="float" office:value="1.5880000000000001" table:style-name="ce1">
            <text:p>1.588</text:p>
          </table:table-cell>
          <table:table-cell office:value-type="float" office:value="2.117" table:style-name="ce1">
            <text:p>2.117</text:p>
          </table:table-cell>
          <table:table-cell office:value-type="float" office:value="-2.117" table:style-name="ce1">
            <text:p>-2.117</text:p>
          </table:table-cell>
          <table:table-cell office:value-type="float" office:value="1.0239" table:style-name="ce1">
            <text:p>1.0239</text:p>
          </table:table-cell>
          <table:table-cell office:value-type="float" office:value="5.7" table:style-name="ce1">
            <text:p>5.7</text:p>
          </table:table-cell>
          <table:table-cell office:value-type="float" office:value="1" table:style-name="ce1">
            <text:p>1</text:p>
          </table:table-cell>
          <table:table-cell office:value-type="float" office:value="5.2919999999999998" table:style-name="ce1">
            <text:p>5.2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12" table:style-name="ce1">
            <text:p>112</text:p>
          </table:table-cell>
          <table:table-cell office:value-type="float" office:value="93.881" table:style-name="ce1">
            <text:p>93.881</text:p>
          </table:table-cell>
          <table:table-cell office:value-type="float" office:value="18.129000000000001" table:style-name="ce1">
            <text:p>18.129</text:p>
          </table:table-cell>
          <table:table-cell office:value-type="float" office:value="77.397999999999996" table:style-name="ce1">
            <text:p>77.398</text:p>
          </table:table-cell>
          <table:table-cell office:value-type="float" office:value="-77.397999999999996" table:style-name="ce1">
            <text:p>-77.398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208.4" table:style-name="ce1">
            <text:p>208.4</text:p>
          </table:table-cell>
          <table:table-cell office:value-type="float" office:value="1" table:style-name="ce1">
            <text:p>1</text:p>
          </table:table-cell>
          <table:table-cell office:value-type="float" office:value="193.495" table:style-name="ce1">
            <text:p>193.4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6929999999999996" table:style-name="ce1">
            <text:p>9.693</text:p>
          </table:table-cell>
          <table:table-cell office:value-type="float" office:value="-9.6929999999999996" table:style-name="ce1">
            <text:p>-9.693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26.1" table:style-name="ce1">
            <text:p>26.1</text:p>
          </table:table-cell>
          <table:table-cell office:value-type="float" office:value="0" table:style-name="ce1">
            <text:p>0</text:p>
          </table:table-cell>
          <table:table-cell office:value-type="float" office:value="24.233000000000001" table:style-name="ce1">
            <text:p>24.2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13" table:style-name="ce1">
            <text:p>113</text:p>
          </table:table-cell>
          <table:table-cell office:value-type="float" office:value="0.27" table:style-name="ce1">
            <text:p>0.27</text:p>
          </table:table-cell>
          <table:table-cell office:value-type="float" office:value="-0.16700000000000001" table:style-name="ce1">
            <text:p>-0.167</text:p>
          </table:table-cell>
          <table:table-cell office:value-type="float" office:value="0.223" table:style-name="ce1">
            <text:p>0.223</text:p>
          </table:table-cell>
          <table:table-cell office:value-type="float" office:value="-0.223" table:style-name="ce1">
            <text:p>-0.223</text:p>
          </table:table-cell>
          <table:table-cell office:value-type="float" office:value="1.0298" table:style-name="ce1">
            <text:p>1.0298</text:p>
          </table:table-cell>
          <table:table-cell office:value-type="float" office:value="0.6" table:style-name="ce1">
            <text:p>0.6</text:p>
          </table:table-cell>
          <table:table-cell office:value-type="float" office:value="1" table:style-name="ce1">
            <text:p>1</text:p>
          </table:table-cell>
          <table:table-cell office:value-type="float" office:value="0.55700000000000005" table:style-name="ce1">
            <text:p>0.5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13" table:style-name="ce1">
            <text:p>113</text:p>
          </table:table-cell>
          <table:table-cell office:value-type="float" office:value="1.3120000000000001" table:style-name="ce1">
            <text:p>1.3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98" table:style-name="ce1">
            <text:p>1.0298</text:p>
          </table:table-cell>
          <table:table-cell office:value-type="float" office:value="6.3" table:style-name="ce1">
            <text:p>6.3</text:p>
          </table:table-cell>
          <table:table-cell office:value-type="float" office:value="1" table:style-name="ce1">
            <text:p>1</text:p>
          </table:table-cell>
          <table:table-cell office:value-type="float" office:value="6.3" table:style-name="ce1">
            <text:p>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13" table:style-name="ce1">
            <text:p>1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.934999999999999" table:style-name="ce1">
            <text:p>16.935</text:p>
          </table:table-cell>
          <table:table-cell office:value-type="float" office:value="-16.934999999999999" table:style-name="ce1">
            <text:p>-16.935</text:p>
          </table:table-cell>
          <table:table-cell office:value-type="float" office:value="1.0298" table:style-name="ce1">
            <text:p>1.0298</text:p>
          </table:table-cell>
          <table:table-cell office:value-type="float" office:value="45.6" table:style-name="ce1">
            <text:p>45.6</text:p>
          </table:table-cell>
          <table:table-cell office:value-type="float" office:value="0" table:style-name="ce1">
            <text:p>0</text:p>
          </table:table-cell>
          <table:table-cell office:value-type="float" office:value="42.338999999999999" table:style-name="ce1">
            <text:p>42.3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14" table:style-name="ce1">
            <text:p>114</text:p>
          </table:table-cell>
          <table:table-cell office:value-type="float" office:value="12.568" table:style-name="ce1">
            <text:p>12.568</text:p>
          </table:table-cell>
          <table:table-cell office:value-type="float" office:value="2.4390000000000001" table:style-name="ce1">
            <text:p>2.439</text:p>
          </table:table-cell>
          <table:table-cell office:value-type="float" office:value="10.362" table:style-name="ce1">
            <text:p>10.362</text:p>
          </table:table-cell>
          <table:table-cell office:value-type="float" office:value="-10.362" table:style-name="ce1">
            <text:p>-10.362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27.9" table:style-name="ce1">
            <text:p>27.9</text:p>
          </table:table-cell>
          <table:table-cell office:value-type="float" office:value="1" table:style-name="ce1">
            <text:p>1</text:p>
          </table:table-cell>
          <table:table-cell office:value-type="float" office:value="25.905000000000001" table:style-name="ce1">
            <text:p>25.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14" table:style-name="ce1">
            <text:p>114</text:p>
          </table:table-cell>
          <table:table-cell office:value-type="float" office:value="2.4009999999999998" table:style-name="ce1">
            <text:p>2.401</text:p>
          </table:table-cell>
          <table:table-cell office:value-type="float" office:value="11.122" table:style-name="ce1">
            <text:p>11.122</text:p>
          </table:table-cell>
          <table:table-cell office:value-type="float" office:value="47.241" table:style-name="ce1">
            <text:p>47.241</text:p>
          </table:table-cell>
          <table:table-cell office:value-type="float" office:value="-47.241" table:style-name="ce1">
            <text:p>-47.241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127.2" table:style-name="ce1">
            <text:p>127.2</text:p>
          </table:table-cell>
          <table:table-cell office:value-type="float" office:value="1" table:style-name="ce1">
            <text:p>1</text:p>
          </table:table-cell>
          <table:table-cell office:value-type="float" office:value="118.102" table:style-name="ce1">
            <text:p>118.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14" table:style-name="ce1">
            <text:p>114</text:p>
          </table:table-cell>
          <table:table-cell office:value-type="float" office:value="2.7269999999999999" table:style-name="ce1">
            <text:p>2.7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13.1" table:style-name="ce1">
            <text:p>13.1</text:p>
          </table:table-cell>
          <table:table-cell office:value-type="float" office:value="1" table:style-name="ce1">
            <text:p>1</text:p>
          </table:table-cell>
          <table:table-cell office:value-type="float" office:value="13.1" table:style-name="ce1">
            <text:p>1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14" table:style-name="ce1">
            <text:p>114</text:p>
          </table:table-cell>
          <table:table-cell office:value-type="float" office:value="5.4130000000000003" table:style-name="ce1">
            <text:p>5.413</text:p>
          </table:table-cell>
          <table:table-cell office:value-type="float" office:value="2.2730000000000001" table:style-name="ce1">
            <text:p>2.273</text:p>
          </table:table-cell>
          <table:table-cell office:value-type="float" office:value="9.6560000000000006" table:style-name="ce1">
            <text:p>9.656</text:p>
          </table:table-cell>
          <table:table-cell office:value-type="float" office:value="-9.6560000000000006" table:style-name="ce1">
            <text:p>-9.656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24.14" table:style-name="ce1">
            <text:p>24.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14" table:style-name="ce1">
            <text:p>1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229999999999999" table:style-name="ce1">
            <text:p>1.523</text:p>
          </table:table-cell>
          <table:table-cell office:value-type="float" office:value="-1.5229999999999999" table:style-name="ce1">
            <text:p>-1.523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" table:style-name="ce1">
            <text:p>0</text:p>
          </table:table-cell>
          <table:table-cell office:value-type="float" office:value="3.8069999999999999" table:style-name="ce1">
            <text:p>3.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number-rows-repeated="2" table:style-name="ro1">
          <table:table-cell/>
          <table:table-cell office:value-type="float" office:value="115" table:style-name="ce1">
            <text:p>115</text:p>
          </table:table-cell>
          <table:table-cell office:value-type="float" office:value="15" table:style-name="ce1">
            <text:p>15</text:p>
          </table:table-cell>
          <table:table-cell office:value-type="float" office:value="0.99" table:style-name="ce1">
            <text:p>0.99</text:p>
          </table:table-cell>
          <table:table-cell office:value-type="float" office:value="9" table:style-name="ce1">
            <text:p>9</text:p>
          </table:table-cell>
          <table:table-cell office:value-type="float" office:value="-7.2" table:style-name="ce1">
            <text:p>-7.2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20.12" table:style-name="ce1">
            <text:p>20.12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-18" table:style-name="ce1">
            <text:p>-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15" table:style-name="ce1">
            <text:p>115</text:p>
          </table:table-cell>
          <table:table-cell office:value-type="float" office:value="0.45" table:style-name="ce1">
            <text:p>0.45</text:p>
          </table:table-cell>
          <table:table-cell office:value-type="float" office:value="1.4E-2" table:style-name="ce1">
            <text:p>0.014</text:p>
          </table:table-cell>
          <table:table-cell office:value-type="float" office:value="0.371" table:style-name="ce1">
            <text:p>0.371</text:p>
          </table:table-cell>
          <table:table-cell office:value-type="float" office:value="-0.371" table:style-name="ce1">
            <text:p>-0.371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2800000000000005" table:style-name="ce1">
            <text:p>0.9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15" table:style-name="ce1">
            <text:p>115</text:p>
          </table:table-cell>
          <table:table-cell office:value-type="float" office:value="0.157" table:style-name="ce1">
            <text:p>0.157</text:p>
          </table:table-cell>
          <table:table-cell office:value-type="float" office:value="0.12" table:style-name="ce1">
            <text:p>0.12</text:p>
          </table:table-cell>
          <table:table-cell office:value-type="float" office:value="3.0830000000000002" table:style-name="ce1">
            <text:p>3.083</text:p>
          </table:table-cell>
          <table:table-cell office:value-type="float" office:value="-3.0830000000000002" table:style-name="ce1">
            <text:p>-3.083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" table:style-name="ce1">
            <text:p>1</text:p>
          </table:table-cell>
          <table:table-cell office:value-type="float" office:value="7.7060000000000004" table:style-name="ce1">
            <text:p>7.7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15" table:style-name="ce1">
            <text:p>115</text:p>
          </table:table-cell>
          <table:table-cell office:value-type="float" office:value="2.04" table:style-name="ce1">
            <text:p>2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1" table:style-name="ce1">
            <text:p>1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16" table:style-name="ce1">
            <text:p>116</text:p>
          </table:table-cell>
          <table:table-cell office:value-type="float" office:value="30.902999999999999" table:style-name="ce1">
            <text:p>30.903</text:p>
          </table:table-cell>
          <table:table-cell office:value-type="float" office:value="1.948" table:style-name="ce1">
            <text:p>1.948</text:p>
          </table:table-cell>
          <table:table-cell office:value-type="float" office:value="25.477" table:style-name="ce1">
            <text:p>25.477</text:p>
          </table:table-cell>
          <table:table-cell office:value-type="float" office:value="-25.477" table:style-name="ce1">
            <text:p>-25.477</text:p>
          </table:table-cell>
          <table:table-cell office:value-type="float" office:value="1.0206" table:style-name="ce1">
            <text:p>1.0206</text:p>
          </table:table-cell>
          <table:table-cell office:value-type="float" office:value="68.599999999999994" table:style-name="ce1">
            <text:p>68.6</text:p>
          </table:table-cell>
          <table:table-cell office:value-type="float" office:value="1" table:style-name="ce1">
            <text:p>1</text:p>
          </table:table-cell>
          <table:table-cell office:value-type="float" office:value="63.694000000000003" table:style-name="ce1">
            <text:p>63.6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16" table:style-name="ce1">
            <text:p>116</text:p>
          </table:table-cell>
          <table:table-cell office:value-type="float" office:value="0.29099999999999998" table:style-name="ce1">
            <text:p>0.2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6" table:style-name="ce1">
            <text:p>1.0206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4299999999999999" table:style-name="ce1">
            <text:p>0.743</text:p>
          </table:table-cell>
          <table:table-cell office:value-type="float" office:value="-0.74299999999999999" table:style-name="ce1">
            <text:p>-0.743</text:p>
          </table:table-cell>
          <table:table-cell office:value-type="float" office:value="1.0206" table:style-name="ce1">
            <text:p>1.020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.857" table:style-name="ce1">
            <text:p>1.8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17" table:style-name="ce1">
            <text:p>1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9790000000000001" table:style-name="ce1">
            <text:p>5.979</text:p>
          </table:table-cell>
          <table:table-cell office:value-type="float" office:value="-5.9790000000000001" table:style-name="ce1">
            <text:p>-5.979</text:p>
          </table:table-cell>
          <table:table-cell office:value-type="float" office:value="1.0157" table:style-name="ce1">
            <text:p>1.0157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0" table:style-name="ce1">
            <text:p>0</text:p>
          </table:table-cell>
          <table:table-cell office:value-type="float" office:value="14.948" table:style-name="ce1">
            <text:p>14.9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18" table:style-name="ce1">
            <text:p>118</text:p>
          </table:table-cell>
          <table:table-cell office:value-type="float" office:value="17.434000000000001" table:style-name="ce1">
            <text:p>17.434</text:p>
          </table:table-cell>
          <table:table-cell office:value-type="float" office:value="3.3340000000000001" table:style-name="ce1">
            <text:p>3.334</text:p>
          </table:table-cell>
          <table:table-cell office:value-type="float" office:value="14.372999999999999" table:style-name="ce1">
            <text:p>14.373</text:p>
          </table:table-cell>
          <table:table-cell office:value-type="float" office:value="-14.372999999999999" table:style-name="ce1">
            <text:p>-14.373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38.700000000000003" table:style-name="ce1">
            <text:p>38.7</text:p>
          </table:table-cell>
          <table:table-cell office:value-type="float" office:value="1" table:style-name="ce1">
            <text:p>1</text:p>
          </table:table-cell>
          <table:table-cell office:value-type="float" office:value="35.932000000000002" table:style-name="ce1">
            <text:p>35.9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18" table:style-name="ce1">
            <text:p>118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0.112" table:style-name="ce1">
            <text:p>0.112</text:p>
          </table:table-cell>
          <table:table-cell office:value-type="float" office:value="0.48299999999999998" table:style-name="ce1">
            <text:p>0.483</text:p>
          </table:table-cell>
          <table:table-cell office:value-type="float" office:value="-0.48299999999999998" table:style-name="ce1">
            <text:p>-0.483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office:value-type="float" office:value="1.2070000000000001" table:style-name="ce1">
            <text:p>1.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18" table:style-name="ce1">
            <text:p>118</text:p>
          </table:table-cell>
          <table:table-cell office:value-type="float" office:value="5.0170000000000003" table:style-name="ce1">
            <text:p>5.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24.1" table:style-name="ce1">
            <text:p>24.1</text:p>
          </table:table-cell>
          <table:table-cell office:value-type="float" office:value="1" table:style-name="ce1">
            <text:p>1</text:p>
          </table:table-cell>
          <table:table-cell office:value-type="float" office:value="24.1" table:style-name="ce1">
            <text:p>24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18" table:style-name="ce1">
            <text:p>118</text:p>
          </table:table-cell>
          <table:table-cell office:value-type="float" office:value="16.341999999999999" table:style-name="ce1">
            <text:p>16.342</text:p>
          </table:table-cell>
          <table:table-cell office:value-type="float" office:value="6.7629999999999999" table:style-name="ce1">
            <text:p>6.763</text:p>
          </table:table-cell>
          <table:table-cell office:value-type="float" office:value="29.154" table:style-name="ce1">
            <text:p>29.154</text:p>
          </table:table-cell>
          <table:table-cell office:value-type="float" office:value="-29.154" table:style-name="ce1">
            <text:p>-29.154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78.5" table:style-name="ce1">
            <text:p>78.5</text:p>
          </table:table-cell>
          <table:table-cell office:value-type="float" office:value="1" table:style-name="ce1">
            <text:p>1</text:p>
          </table:table-cell>
          <table:table-cell office:value-type="float" office:value="72.885000000000005" table:style-name="ce1">
            <text:p>72.8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19" table:style-name="ce1">
            <text:p>119</text:p>
          </table:table-cell>
          <table:table-cell office:value-type="float" office:value="2.343" table:style-name="ce1">
            <text:p>2.343</text:p>
          </table:table-cell>
          <table:table-cell office:value-type="float" office:value="-0.45100000000000001" table:style-name="ce1">
            <text:p>-0.451</text:p>
          </table:table-cell>
          <table:table-cell office:value-type="float" office:value="1.931" table:style-name="ce1">
            <text:p>1.931</text:p>
          </table:table-cell>
          <table:table-cell office:value-type="float" office:value="-1.931" table:style-name="ce1">
            <text:p>-1.931</text:p>
          </table:table-cell>
          <table:table-cell office:value-type="float" office:value="1.0347999999999999" table:style-name="ce1">
            <text:p>1.0348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 office:value-type="float" office:value="4.8280000000000003" table:style-name="ce1">
            <text:p>4.8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19" table:style-name="ce1">
            <text:p>119</text:p>
          </table:table-cell>
          <table:table-cell office:value-type="float" office:value="0.68700000000000006" table:style-name="ce1">
            <text:p>0.687</text:p>
          </table:table-cell>
          <table:table-cell office:value-type="float" office:value="-3.1549999999999998" table:style-name="ce1">
            <text:p>-3.155</text:p>
          </table:table-cell>
          <table:table-cell office:value-type="float" office:value="13.519" table:style-name="ce1">
            <text:p>13.519</text:p>
          </table:table-cell>
          <table:table-cell office:value-type="float" office:value="-13.519" table:style-name="ce1">
            <text:p>-13.519</text:p>
          </table:table-cell>
          <table:table-cell office:value-type="float" office:value="1.0347999999999999" table:style-name="ce1">
            <text:p>1.0348</text:p>
          </table:table-cell>
          <table:table-cell office:value-type="float" office:value="36.4" table:style-name="ce1">
            <text:p>36.4</text:p>
          </table:table-cell>
          <table:table-cell office:value-type="float" office:value="1" table:style-name="ce1">
            <text:p>1</text:p>
          </table:table-cell>
          <table:table-cell office:value-type="float" office:value="33.796999999999997" table:style-name="ce1">
            <text:p>33.7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19" table:style-name="ce1">
            <text:p>1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4299999999999999" table:style-name="ce1">
            <text:p>0.743</text:p>
          </table:table-cell>
          <table:table-cell office:value-type="float" office:value="-0.74299999999999999" table:style-name="ce1">
            <text:p>-0.743</text:p>
          </table:table-cell>
          <table:table-cell office:value-type="float" office:value="1.0347999999999999" table:style-name="ce1">
            <text:p>1.034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.857" table:style-name="ce1">
            <text:p>1.8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20" table:style-name="ce1">
            <text:p>120</text:p>
          </table:table-cell>
          <table:table-cell office:value-type="float" office:value="12.388" table:style-name="ce1">
            <text:p>12.388</text:p>
          </table:table-cell>
          <table:table-cell office:value-type="float" office:value="2.6840000000000002" table:style-name="ce1">
            <text:p>2.684</text:p>
          </table:table-cell>
          <table:table-cell office:value-type="float" office:value="10.212999999999999" table:style-name="ce1">
            <text:p>10.213</text:p>
          </table:table-cell>
          <table:table-cell office:value-type="float" office:value="-10.212999999999999" table:style-name="ce1">
            <text:p>-10.213</text:p>
          </table:table-cell>
          <table:table-cell office:value-type="float" office:value="1.0239" table:style-name="ce1">
            <text:p>1.0239</text:p>
          </table:table-cell>
          <table:table-cell office:value-type="float" office:value="27.5" table:style-name="ce1">
            <text:p>27.5</text:p>
          </table:table-cell>
          <table:table-cell office:value-type="float" office:value="1" table:style-name="ce1">
            <text:p>1</text:p>
          </table:table-cell>
          <table:table-cell office:value-type="float" office:value="25.533000000000001" table:style-name="ce1">
            <text:p>25.5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20" table:style-name="ce1">
            <text:p>120</text:p>
          </table:table-cell>
          <table:table-cell office:value-type="float" office:value="0.82899999999999996" table:style-name="ce1">
            <text:p>0.829</text:p>
          </table:table-cell>
          <table:table-cell office:value-type="float" office:value="4.2839999999999998" table:style-name="ce1">
            <text:p>4.284</text:p>
          </table:table-cell>
          <table:table-cell office:value-type="float" office:value="16.303999999999998" table:style-name="ce1">
            <text:p>16.304</text:p>
          </table:table-cell>
          <table:table-cell office:value-type="float" office:value="-16.303999999999998" table:style-name="ce1">
            <text:p>-16.304</text:p>
          </table:table-cell>
          <table:table-cell office:value-type="float" office:value="1.0239" table:style-name="ce1">
            <text:p>1.0239</text:p>
          </table:table-cell>
          <table:table-cell office:value-type="float" office:value="43.9" table:style-name="ce1">
            <text:p>43.9</text:p>
          </table:table-cell>
          <table:table-cell office:value-type="float" office:value="1" table:style-name="ce1">
            <text:p>1</text:p>
          </table:table-cell>
          <table:table-cell office:value-type="float" office:value="40.76" table:style-name="ce1">
            <text:p>40.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20" table:style-name="ce1">
            <text:p>120</text:p>
          </table:table-cell>
          <table:table-cell office:value-type="float" office:value="4.08" table:style-name="ce1">
            <text:p>4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9" table:style-name="ce1">
            <text:p>1.0239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1" table:style-name="ce1">
            <text:p>1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339999999999999" table:style-name="ce1">
            <text:p>1.634</text:p>
          </table:table-cell>
          <table:table-cell office:value-type="float" office:value="-1.6339999999999999" table:style-name="ce1">
            <text:p>-1.634</text:p>
          </table:table-cell>
          <table:table-cell office:value-type="float" office:value="1.0239" table:style-name="ce1">
            <text:p>1.0239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" table:style-name="ce1">
            <text:p>0</text:p>
          </table:table-cell>
          <table:table-cell office:value-type="float" office:value="4.085" table:style-name="ce1">
            <text:p>4.0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21" table:style-name="ce1">
            <text:p>121</text:p>
          </table:table-cell>
          <table:table-cell office:value-type="float" office:value="0.123" table:style-name="ce1">
            <text:p>0.123</text:p>
          </table:table-cell>
          <table:table-cell office:value-type="float" office:value="-5.2999999999999999E-2" table:style-name="ce1">
            <text:p>-0.053</text:p>
          </table:table-cell>
          <table:table-cell office:value-type="float" office:value="2.4140000000000001" table:style-name="ce1">
            <text:p>2.414</text:p>
          </table:table-cell>
          <table:table-cell office:value-type="float" office:value="-2.4140000000000001" table:style-name="ce1">
            <text:p>-2.414</text:p>
          </table:table-cell>
          <table:table-cell office:value-type="float" office:value="1.0199" table:style-name="ce1">
            <text:p>1.0199</text:p>
          </table:table-cell>
          <table:table-cell office:value-type="float" office:value="6.5" table:style-name="ce1">
            <text:p>6.5</text:p>
          </table:table-cell>
          <table:table-cell office:value-type="float" office:value="1" table:style-name="ce1">
            <text:p>1</text:p>
          </table:table-cell>
          <table:table-cell office:value-type="float" office:value="6.0350000000000001" table:style-name="ce1">
            <text:p>6.0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21" table:style-name="ce1">
            <text:p>121</text:p>
          </table:table-cell>
          <table:table-cell office:value-type="float" office:value="0.125" table:style-name="ce1">
            <text:p>0.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9" table:style-name="ce1">
            <text:p>1.0199</text:p>
          </table:table-cell>
          <table:table-cell office:value-type="float" office:value="0.6" table:style-name="ce1">
            <text:p>0.6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21" table:style-name="ce1">
            <text:p>1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4279999999999999" table:style-name="ce1">
            <text:p>7.428</text:p>
          </table:table-cell>
          <table:table-cell office:value-type="float" office:value="-7.4279999999999999" table:style-name="ce1">
            <text:p>-7.428</text:p>
          </table:table-cell>
          <table:table-cell office:value-type="float" office:value="1.0199" table:style-name="ce1">
            <text:p>1.0199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8.568999999999999" table:style-name="ce1">
            <text:p>18.5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22" table:style-name="ce1">
            <text:p>122</text:p>
          </table:table-cell>
          <table:table-cell office:value-type="float" office:value="9.5950000000000006" table:style-name="ce1">
            <text:p>9.595</text:p>
          </table:table-cell>
          <table:table-cell office:value-type="float" office:value="0.498" table:style-name="ce1">
            <text:p>0.498</text:p>
          </table:table-cell>
          <table:table-cell office:value-type="float" office:value="7.9109999999999996" table:style-name="ce1">
            <text:p>7.911</text:p>
          </table:table-cell>
          <table:table-cell office:value-type="float" office:value="-7.9109999999999996" table:style-name="ce1">
            <text:p>-7.911</text:p>
          </table:table-cell>
          <table:table-cell office:value-type="float" office:value="1.034" table:style-name="ce1">
            <text:p>1.034</text:p>
          </table:table-cell>
          <table:table-cell office:value-type="float" office:value="21.3" table:style-name="ce1">
            <text:p>21.3</text:p>
          </table:table-cell>
          <table:table-cell office:value-type="float" office:value="1" table:style-name="ce1">
            <text:p>1</text:p>
          </table:table-cell>
          <table:table-cell office:value-type="float" office:value="19.777000000000001" table:style-name="ce1">
            <text:p>19.7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22" table:style-name="ce1">
            <text:p>122</text:p>
          </table:table-cell>
          <table:table-cell office:value-type="float" office:value="2.7080000000000002" table:style-name="ce1">
            <text:p>2.708</text:p>
          </table:table-cell>
          <table:table-cell office:value-type="float" office:value="3.3530000000000002" table:style-name="ce1">
            <text:p>3.353</text:p>
          </table:table-cell>
          <table:table-cell office:value-type="float" office:value="53.295000000000002" table:style-name="ce1">
            <text:p>53.295</text:p>
          </table:table-cell>
          <table:table-cell office:value-type="float" office:value="-53.295000000000002" table:style-name="ce1">
            <text:p>-53.295</text:p>
          </table:table-cell>
          <table:table-cell office:value-type="float" office:value="1.034" table:style-name="ce1">
            <text:p>1.034</text:p>
          </table:table-cell>
          <table:table-cell office:value-type="float" office:value="143.5" table:style-name="ce1">
            <text:p>143.5</text:p>
          </table:table-cell>
          <table:table-cell office:value-type="float" office:value="1" table:style-name="ce1">
            <text:p>1</text:p>
          </table:table-cell>
          <table:table-cell office:value-type="float" office:value="133.23599999999999" table:style-name="ce1">
            <text:p>133.2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22" table:style-name="ce1">
            <text:p>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1.034" table:style-name="ce1">
            <text:p>1.03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.2999999999999999E-2" table:style-name="ce1">
            <text:p>0.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23" table:style-name="ce1">
            <text:p>123</text:p>
          </table:table-cell>
          <table:table-cell office:value-type="float" office:value="20.001000000000001" table:style-name="ce1">
            <text:p>20.001</text:p>
          </table:table-cell>
          <table:table-cell office:value-type="float" office:value="6.1550000000000002" table:style-name="ce1">
            <text:p>6.155</text:p>
          </table:table-cell>
          <table:table-cell office:value-type="float" office:value="16.489999999999998" table:style-name="ce1">
            <text:p>16.49</text:p>
          </table:table-cell>
          <table:table-cell office:value-type="float" office:value="-16.489999999999998" table:style-name="ce1">
            <text:p>-16.49</text:p>
          </table:table-cell>
          <table:table-cell office:value-type="float" office:value="1.0268999999999999" table:style-name="ce1">
            <text:p>1.0269</text:p>
          </table:table-cell>
          <table:table-cell office:value-type="float" office:value="44.4" table:style-name="ce1">
            <text:p>44.4</text:p>
          </table:table-cell>
          <table:table-cell office:value-type="float" office:value="1" table:style-name="ce1">
            <text:p>1</text:p>
          </table:table-cell>
          <table:table-cell office:value-type="float" office:value="41.223999999999997" table:style-name="ce1">
            <text:p>41.2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23" table:style-name="ce1">
            <text:p>1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56" table:style-name="ce1">
            <text:p>7.056</text:p>
          </table:table-cell>
          <table:table-cell office:value-type="float" office:value="-7.056" table:style-name="ce1">
            <text:p>-7.056</text:p>
          </table:table-cell>
          <table:table-cell office:value-type="float" office:value="1.0268999999999999" table:style-name="ce1">
            <text:p>1.0269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7.640999999999998" table:style-name="ce1">
            <text:p>17.6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24" table:style-name="ce1">
            <text:p>124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1.6E-2" table:style-name="ce1">
            <text:p>0.016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1.0298" table:style-name="ce1">
            <text:p>1.0298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9.2999999999999999E-2" table:style-name="ce1">
            <text:p>0.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24" table:style-name="ce1">
            <text:p>124</text:p>
          </table:table-cell>
          <table:table-cell office:value-type="float" office:value="4.1219999999999999" table:style-name="ce1">
            <text:p>4.122</text:p>
          </table:table-cell>
          <table:table-cell office:value-type="float" office:value="35.627000000000002" table:style-name="ce1">
            <text:p>35.627</text:p>
          </table:table-cell>
          <table:table-cell office:value-type="float" office:value="81.111999999999995" table:style-name="ce1">
            <text:p>81.112</text:p>
          </table:table-cell>
          <table:table-cell office:value-type="float" office:value="-81.111999999999995" table:style-name="ce1">
            <text:p>-81.112</text:p>
          </table:table-cell>
          <table:table-cell office:value-type="float" office:value="1.0298" table:style-name="ce1">
            <text:p>1.0298</text:p>
          </table:table-cell>
          <table:table-cell office:value-type="float" office:value="218.4" table:style-name="ce1">
            <text:p>218.4</text:p>
          </table:table-cell>
          <table:table-cell office:value-type="float" office:value="1" table:style-name="ce1">
            <text:p>1</text:p>
          </table:table-cell>
          <table:table-cell office:value-type="float" office:value="202.779" table:style-name="ce1">
            <text:p>202.7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24" table:style-name="ce1">
            <text:p>124</text:p>
          </table:table-cell>
          <table:table-cell office:value-type="float" office:value="0.187" table:style-name="ce1">
            <text:p>0.1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98" table:style-name="ce1">
            <text:p>1.0298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25" table:style-name="ce1">
            <text:p>125</text:p>
          </table:table-cell>
          <table:table-cell office:value-type="float" office:value="0.32300000000000001" table:style-name="ce1">
            <text:p>0.323</text:p>
          </table:table-cell>
          <table:table-cell office:value-type="float" office:value="-1.4950000000000001" table:style-name="ce1">
            <text:p>-1.495</text:p>
          </table:table-cell>
          <table:table-cell office:value-type="float" office:value="6.351" table:style-name="ce1">
            <text:p>6.351</text:p>
          </table:table-cell>
          <table:table-cell office:value-type="float" office:value="-6.351" table:style-name="ce1">
            <text:p>-6.351</text:p>
          </table:table-cell>
          <table:table-cell office:value-type="float" office:value="1.0228999999999999" table:style-name="ce1">
            <text:p>1.0229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1" table:style-name="ce1">
            <text:p>1</text:p>
          </table:table-cell>
          <table:table-cell office:value-type="float" office:value="15.877000000000001" table:style-name="ce1">
            <text:p>15.8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26" table:style-name="ce1">
            <text:p>126</text:p>
          </table:table-cell>
          <table:table-cell office:value-type="float" office:value="16.172000000000001" table:style-name="ce1">
            <text:p>16.172</text:p>
          </table:table-cell>
          <table:table-cell office:value-type="float" office:value="0.71199999999999997" table:style-name="ce1">
            <text:p>0.712</text:p>
          </table:table-cell>
          <table:table-cell office:value-type="float" office:value="13.333" table:style-name="ce1">
            <text:p>13.333</text:p>
          </table:table-cell>
          <table:table-cell office:value-type="float" office:value="-13.333" table:style-name="ce1">
            <text:p>-13.333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35.9" table:style-name="ce1">
            <text:p>35.9</text:p>
          </table:table-cell>
          <table:table-cell office:value-type="float" office:value="1" table:style-name="ce1">
            <text:p>1</text:p>
          </table:table-cell>
          <table:table-cell office:value-type="float" office:value="33.332000000000001" table:style-name="ce1">
            <text:p>33.3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26" table:style-name="ce1">
            <text:p>126</text:p>
          </table:table-cell>
          <table:table-cell office:value-type="float" office:value="0.38300000000000001" table:style-name="ce1">
            <text:p>0.383</text:p>
          </table:table-cell>
          <table:table-cell office:value-type="float" office:value="0.40300000000000002" table:style-name="ce1">
            <text:p>0.403</text:p>
          </table:table-cell>
          <table:table-cell office:value-type="float" office:value="7.5389999999999997" table:style-name="ce1">
            <text:p>7.539</text:p>
          </table:table-cell>
          <table:table-cell office:value-type="float" office:value="-7.5389999999999997" table:style-name="ce1">
            <text:p>-7.539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20.3" table:style-name="ce1">
            <text:p>20.3</text:p>
          </table:table-cell>
          <table:table-cell office:value-type="float" office:value="1" table:style-name="ce1">
            <text:p>1</text:p>
          </table:table-cell>
          <table:table-cell office:value-type="float" office:value="18.847999999999999" table:style-name="ce1">
            <text:p>18.8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26" table:style-name="ce1">
            <text:p>1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080000000000004" table:style-name="ce1">
            <text:p>6.908</text:p>
          </table:table-cell>
          <table:table-cell office:value-type="float" office:value="-6.9080000000000004" table:style-name="ce1">
            <text:p>-6.908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0" table:style-name="ce1">
            <text:p>0</text:p>
          </table:table-cell>
          <table:table-cell office:value-type="float" office:value="17.27" table:style-name="ce1">
            <text:p>17.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27" table:style-name="ce1">
            <text:p>127</text:p>
          </table:table-cell>
          <table:table-cell office:value-type="float" office:value="0.40500000000000003" table:style-name="ce1">
            <text:p>0.405</text:p>
          </table:table-cell>
          <table:table-cell office:value-type="float" office:value="2E-3" table:style-name="ce1">
            <text:p>0.002</text:p>
          </table:table-cell>
          <table:table-cell office:value-type="float" office:value="0.33400000000000002" table:style-name="ce1">
            <text:p>0.334</text:p>
          </table:table-cell>
          <table:table-cell office:value-type="float" office:value="-0.33400000000000002" table:style-name="ce1">
            <text:p>-0.334</text:p>
          </table:table-cell>
          <table:table-cell office:value-type="float" office:value="1.0219" table:style-name="ce1">
            <text:p>1.0219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office:value-type="float" office:value="0.83599999999999997" table:style-name="ce1">
            <text:p>0.8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27" table:style-name="ce1">
            <text:p>127</text:p>
          </table:table-cell>
          <table:table-cell office:value-type="float" office:value="6.3949999999999996" table:style-name="ce1">
            <text:p>6.395</text:p>
          </table:table-cell>
          <table:table-cell office:value-type="float" office:value="0.86699999999999999" table:style-name="ce1">
            <text:p>0.867</text:p>
          </table:table-cell>
          <table:table-cell office:value-type="float" office:value="125.827" table:style-name="ce1">
            <text:p>125.827</text:p>
          </table:table-cell>
          <table:table-cell office:value-type="float" office:value="-125.827" table:style-name="ce1">
            <text:p>-125.827</text:p>
          </table:table-cell>
          <table:table-cell office:value-type="float" office:value="1.0219" table:style-name="ce1">
            <text:p>1.0219</text:p>
          </table:table-cell>
          <table:table-cell office:value-type="float" office:value="338.8" table:style-name="ce1">
            <text:p>338.8</text:p>
          </table:table-cell>
          <table:table-cell office:value-type="float" office:value="1" table:style-name="ce1">
            <text:p>1</text:p>
          </table:table-cell>
          <table:table-cell office:value-type="float" office:value="314.56799999999998" table:style-name="ce1">
            <text:p>314.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27" table:style-name="ce1">
            <text:p>127</text:p>
          </table:table-cell>
          <table:table-cell office:value-type="float" office:value="9.4719999999999995" table:style-name="ce1">
            <text:p>9.4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19" table:style-name="ce1">
            <text:p>1.0219</text:p>
          </table:table-cell>
          <table:table-cell office:value-type="float" office:value="45.5" table:style-name="ce1">
            <text:p>45.5</text:p>
          </table:table-cell>
          <table:table-cell office:value-type="float" office:value="1" table:style-name="ce1">
            <text:p>1</text:p>
          </table:table-cell>
          <table:table-cell office:value-type="float" office:value="45.5" table:style-name="ce1">
            <text:p>4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27" table:style-name="ce1">
            <text:p>127</text:p>
          </table:table-cell>
          <table:table-cell office:value-type="float" office:value="6.2039999999999997" table:style-name="ce1">
            <text:p>6.204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11.067" table:style-name="ce1">
            <text:p>11.067</text:p>
          </table:table-cell>
          <table:table-cell office:value-type="float" office:value="-11.067" table:style-name="ce1">
            <text:p>-11.067</text:p>
          </table:table-cell>
          <table:table-cell office:value-type="float" office:value="1.0219" table:style-name="ce1">
            <text:p>1.0219</text:p>
          </table:table-cell>
          <table:table-cell office:value-type="float" office:value="29.8" table:style-name="ce1">
            <text:p>29.8</text:p>
          </table:table-cell>
          <table:table-cell office:value-type="float" office:value="1" table:style-name="ce1">
            <text:p>1</text:p>
          </table:table-cell>
          <table:table-cell office:value-type="float" office:value="27.669" table:style-name="ce1">
            <text:p>27.6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28" table:style-name="ce1">
            <text:p>128</text:p>
          </table:table-cell>
          <table:table-cell office:value-type="float" office:value="72.798000000000002" table:style-name="ce1">
            <text:p>72.798</text:p>
          </table:table-cell>
          <table:table-cell office:value-type="float" office:value="32.402000000000001" table:style-name="ce1">
            <text:p>32.402</text:p>
          </table:table-cell>
          <table:table-cell office:value-type="float" office:value="60.017000000000003" table:style-name="ce1">
            <text:p>60.017</text:p>
          </table:table-cell>
          <table:table-cell office:value-type="float" office:value="-60.017000000000003" table:style-name="ce1">
            <text:p>-60.017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161.6" table:style-name="ce1">
            <text:p>161.6</text:p>
          </table:table-cell>
          <table:table-cell office:value-type="float" office:value="1" table:style-name="ce1">
            <text:p>1</text:p>
          </table:table-cell>
          <table:table-cell office:value-type="float" office:value="150.042" table:style-name="ce1">
            <text:p>150.0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28" table:style-name="ce1">
            <text:p>128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0.441" table:style-name="ce1">
            <text:p>0.441</text:p>
          </table:table-cell>
          <table:table-cell office:value-type="float" office:value="0.81699999999999995" table:style-name="ce1">
            <text:p>0.817</text:p>
          </table:table-cell>
          <table:table-cell office:value-type="float" office:value="-0.81699999999999995" table:style-name="ce1">
            <text:p>-0.817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" table:style-name="ce1">
            <text:p>1</text:p>
          </table:table-cell>
          <table:table-cell office:value-type="float" office:value="2.0430000000000001" table:style-name="ce1">
            <text:p>2.0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28" table:style-name="ce1">
            <text:p>128</text:p>
          </table:table-cell>
          <table:table-cell office:value-type="float" office:value="9.3680000000000003" table:style-name="ce1">
            <text:p>9.3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28" table:style-name="ce1">
            <text:p>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6599999999999997" table:style-name="ce1">
            <text:p>0.966</text:p>
          </table:table-cell>
          <table:table-cell office:value-type="float" office:value="-0.96599999999999997" table:style-name="ce1">
            <text:p>-0.966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2.6" table:style-name="ce1">
            <text:p>2.6</text:p>
          </table:table-cell>
          <table:table-cell office:value-type="float" office:value="0" table:style-name="ce1">
            <text:p>0</text:p>
          </table:table-cell>
          <table:table-cell office:value-type="float" office:value="2.4140000000000001" table:style-name="ce1">
            <text:p>2.4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29" table:style-name="ce1">
            <text:p>129</text:p>
          </table:table-cell>
          <table:table-cell office:value-type="float" office:value="63" table:style-name="ce1">
            <text:p>63</text:p>
          </table:table-cell>
          <table:table-cell office:value-type="float" office:value="15.504" table:style-name="ce1">
            <text:p>15.504</text:p>
          </table:table-cell>
          <table:table-cell office:value-type="float" office:value="37.5" table:style-name="ce1">
            <text:p>37.5</text:p>
          </table:table-cell>
          <table:table-cell office:value-type="float" office:value="-30" table:style-name="ce1">
            <text:p>-30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83.85" table:style-name="ce1">
            <text:p>83.85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37.5" table:style-name="ce1">
            <text:p>3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29" table:style-name="ce1">
            <text:p>129</text:p>
          </table:table-cell>
          <table:table-cell office:value-type="float" office:value="32.119" table:style-name="ce1">
            <text:p>32.119</text:p>
          </table:table-cell>
          <table:table-cell office:value-type="float" office:value="9.9570000000000007" table:style-name="ce1">
            <text:p>9.957</text:p>
          </table:table-cell>
          <table:table-cell office:value-type="float" office:value="26.48" table:style-name="ce1">
            <text:p>26.48</text:p>
          </table:table-cell>
          <table:table-cell office:value-type="float" office:value="-26.48" table:style-name="ce1">
            <text:p>-26.48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71.3" table:style-name="ce1">
            <text:p>71.3</text:p>
          </table:table-cell>
          <table:table-cell office:value-type="float" office:value="1" table:style-name="ce1">
            <text:p>1</text:p>
          </table:table-cell>
          <table:table-cell office:value-type="float" office:value="66.2" table:style-name="ce1">
            <text:p>66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29" table:style-name="ce1">
            <text:p>129</text:p>
          </table:table-cell>
          <table:table-cell office:value-type="float" office:value="0.64900000000000002" table:style-name="ce1">
            <text:p>0.649</text:p>
          </table:table-cell>
          <table:table-cell office:value-type="float" office:value="4.8040000000000003" table:style-name="ce1">
            <text:p>4.804</text:p>
          </table:table-cell>
          <table:table-cell office:value-type="float" office:value="12.776" table:style-name="ce1">
            <text:p>12.776</text:p>
          </table:table-cell>
          <table:table-cell office:value-type="float" office:value="-12.776" table:style-name="ce1">
            <text:p>-12.776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34.4" table:style-name="ce1">
            <text:p>34.4</text:p>
          </table:table-cell>
          <table:table-cell office:value-type="float" office:value="1" table:style-name="ce1">
            <text:p>1</text:p>
          </table:table-cell>
          <table:table-cell office:value-type="float" office:value="31.94" table:style-name="ce1">
            <text:p>31.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29" table:style-name="ce1">
            <text:p>129</text:p>
          </table:table-cell>
          <table:table-cell office:value-type="float" office:value="3.726" table:style-name="ce1">
            <text:p>3.7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1" table:style-name="ce1">
            <text:p>1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30" table:style-name="ce1">
            <text:p>130</text:p>
          </table:table-cell>
          <table:table-cell office:value-type="float" office:value="3.8740000000000001" table:style-name="ce1">
            <text:p>3.874</text:p>
          </table:table-cell>
          <table:table-cell office:value-type="float" office:value="2.395" table:style-name="ce1">
            <text:p>2.395</text:p>
          </table:table-cell>
          <table:table-cell office:value-type="float" office:value="3.194" table:style-name="ce1">
            <text:p>3.194</text:p>
          </table:table-cell>
          <table:table-cell office:value-type="float" office:value="-3.194" table:style-name="ce1">
            <text:p>-3.194</text:p>
          </table:table-cell>
          <table:table-cell office:value-type="float" office:value="1.0208999999999999" table:style-name="ce1">
            <text:p>1.0209</text:p>
          </table:table-cell>
          <table:table-cell office:value-type="float" office:value="8.6" table:style-name="ce1">
            <text:p>8.6</text:p>
          </table:table-cell>
          <table:table-cell office:value-type="float" office:value="1" table:style-name="ce1">
            <text:p>1</text:p>
          </table:table-cell>
          <table:table-cell office:value-type="float" office:value="7.9850000000000003" table:style-name="ce1">
            <text:p>7.9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31" table:style-name="ce1">
            <text:p>131</text:p>
          </table:table-cell>
          <table:table-cell office:value-type="float" office:value="38.021000000000001" table:style-name="ce1">
            <text:p>38.021</text:p>
          </table:table-cell>
          <table:table-cell office:value-type="float" office:value="-5.2290000000000001" table:style-name="ce1">
            <text:p>-5.229</text:p>
          </table:table-cell>
          <table:table-cell office:value-type="float" office:value="31.344999999999999" table:style-name="ce1">
            <text:p>31.345</text:p>
          </table:table-cell>
          <table:table-cell office:value-type="float" office:value="-31.344999999999999" table:style-name="ce1">
            <text:p>-31.345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84.4" table:style-name="ce1">
            <text:p>84.4</text:p>
          </table:table-cell>
          <table:table-cell office:value-type="float" office:value="1" table:style-name="ce1">
            <text:p>1</text:p>
          </table:table-cell>
          <table:table-cell office:value-type="float" office:value="78.363" table:style-name="ce1">
            <text:p>78.3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31" table:style-name="ce1">
            <text:p>131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-3.6429999999999998" table:style-name="ce1">
            <text:p>-3.643</text:p>
          </table:table-cell>
          <table:table-cell office:value-type="float" office:value="21.838000000000001" table:style-name="ce1">
            <text:p>21.838</text:p>
          </table:table-cell>
          <table:table-cell office:value-type="float" office:value="-21.838000000000001" table:style-name="ce1">
            <text:p>-21.838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58.8" table:style-name="ce1">
            <text:p>58.8</text:p>
          </table:table-cell>
          <table:table-cell office:value-type="float" office:value="1" table:style-name="ce1">
            <text:p>1</text:p>
          </table:table-cell>
          <table:table-cell office:value-type="float" office:value="54.594000000000001" table:style-name="ce1">
            <text:p>54.5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31" table:style-name="ce1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7960000000000003" table:style-name="ce1">
            <text:p>6.796</text:p>
          </table:table-cell>
          <table:table-cell office:value-type="float" office:value="-6.7960000000000003" table:style-name="ce1">
            <text:p>-6.796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18.3" table:style-name="ce1">
            <text:p>18.3</text:p>
          </table:table-cell>
          <table:table-cell office:value-type="float" office:value="0" table:style-name="ce1">
            <text:p>0</text:p>
          </table:table-cell>
          <table:table-cell office:value-type="float" office:value="16.991" table:style-name="ce1">
            <text:p>16.9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32" table:style-name="ce1">
            <text:p>132</text:p>
          </table:table-cell>
          <table:table-cell office:value-type="float" office:value="14.956" table:style-name="ce1">
            <text:p>14.956</text:p>
          </table:table-cell>
          <table:table-cell office:value-type="float" office:value="-0.39700000000000002" table:style-name="ce1">
            <text:p>-0.397</text:p>
          </table:table-cell>
          <table:table-cell office:value-type="float" office:value="12.33" table:style-name="ce1">
            <text:p>12.33</text:p>
          </table:table-cell>
          <table:table-cell office:value-type="float" office:value="-12.33" table:style-name="ce1">
            <text:p>-12.33</text:p>
          </table:table-cell>
          <table:table-cell office:value-type="float" office:value="1.0122" table:style-name="ce1">
            <text:p>1.0122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1" table:style-name="ce1">
            <text:p>1</text:p>
          </table:table-cell>
          <table:table-cell office:value-type="float" office:value="30.824999999999999" table:style-name="ce1">
            <text:p>30.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32" table:style-name="ce1">
            <text:p>132</text:p>
          </table:table-cell>
          <table:table-cell office:value-type="float" office:value="0.40600000000000003" table:style-name="ce1">
            <text:p>0.406</text:p>
          </table:table-cell>
          <table:table-cell office:value-type="float" office:value="-0.25700000000000001" table:style-name="ce1">
            <text:p>-0.257</text:p>
          </table:table-cell>
          <table:table-cell office:value-type="float" office:value="7.9850000000000003" table:style-name="ce1">
            <text:p>7.985</text:p>
          </table:table-cell>
          <table:table-cell office:value-type="float" office:value="-7.9850000000000003" table:style-name="ce1">
            <text:p>-7.985</text:p>
          </table:table-cell>
          <table:table-cell office:value-type="float" office:value="1.0122" table:style-name="ce1">
            <text:p>1.0122</text:p>
          </table:table-cell>
          <table:table-cell office:value-type="float" office:value="21.5" table:style-name="ce1">
            <text:p>21.5</text:p>
          </table:table-cell>
          <table:table-cell office:value-type="float" office:value="1" table:style-name="ce1">
            <text:p>1</text:p>
          </table:table-cell>
          <table:table-cell office:value-type="float" office:value="19.962" table:style-name="ce1">
            <text:p>19.9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33" table:style-name="ce1">
            <text:p>133</text:p>
          </table:table-cell>
          <table:table-cell office:value-type="float" office:value="61.761000000000003" table:style-name="ce1">
            <text:p>61.761</text:p>
          </table:table-cell>
          <table:table-cell office:value-type="float" office:value="7.1139999999999999" table:style-name="ce1">
            <text:p>7.114</text:p>
          </table:table-cell>
          <table:table-cell office:value-type="float" office:value="50.917999999999999" table:style-name="ce1">
            <text:p>50.918</text:p>
          </table:table-cell>
          <table:table-cell office:value-type="float" office:value="-50.917999999999999" table:style-name="ce1">
            <text:p>-50.918</text:p>
          </table:table-cell>
          <table:table-cell office:value-type="float" office:value="1.0066999999999999" table:style-name="ce1">
            <text:p>1.0067</text:p>
          </table:table-cell>
          <table:table-cell office:value-type="float" office:value="137.1" table:style-name="ce1">
            <text:p>137.1</text:p>
          </table:table-cell>
          <table:table-cell office:value-type="float" office:value="1" table:style-name="ce1">
            <text:p>1</text:p>
          </table:table-cell>
          <table:table-cell office:value-type="float" office:value="127.294" table:style-name="ce1">
            <text:p>127.2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33" table:style-name="ce1">
            <text:p>133</text:p>
          </table:table-cell>
          <table:table-cell office:value-type="float" office:value="2.3730000000000002" table:style-name="ce1">
            <text:p>2.373</text:p>
          </table:table-cell>
          <table:table-cell office:value-type="float" office:value="6.5229999999999997" table:style-name="ce1">
            <text:p>6.523</text:p>
          </table:table-cell>
          <table:table-cell office:value-type="float" office:value="46.683999999999997" table:style-name="ce1">
            <text:p>46.684</text:p>
          </table:table-cell>
          <table:table-cell office:value-type="float" office:value="-46.683999999999997" table:style-name="ce1">
            <text:p>-46.684</text:p>
          </table:table-cell>
          <table:table-cell office:value-type="float" office:value="1.0066999999999999" table:style-name="ce1">
            <text:p>1.0067</text:p>
          </table:table-cell>
          <table:table-cell office:value-type="float" office:value="125.7" table:style-name="ce1">
            <text:p>125.7</text:p>
          </table:table-cell>
          <table:table-cell office:value-type="float" office:value="1" table:style-name="ce1">
            <text:p>1</text:p>
          </table:table-cell>
          <table:table-cell office:value-type="float" office:value="116.71" table:style-name="ce1">
            <text:p>116.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33" table:style-name="ce1">
            <text:p>133</text:p>
          </table:table-cell>
          <table:table-cell office:value-type="float" office:value="3.3929999999999998" table:style-name="ce1">
            <text:p>3.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66999999999999" table:style-name="ce1">
            <text:p>1.0067</text:p>
          </table:table-cell>
          <table:table-cell office:value-type="float" office:value="16.3" table:style-name="ce1">
            <text:p>16.3</text:p>
          </table:table-cell>
          <table:table-cell office:value-type="float" office:value="1" table:style-name="ce1">
            <text:p>1</text:p>
          </table:table-cell>
          <table:table-cell office:value-type="float" office:value="16.3" table:style-name="ce1">
            <text:p>1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34" table:style-name="ce1">
            <text:p>134</text:p>
          </table:table-cell>
          <table:table-cell office:value-type="float" office:value="83.61" table:style-name="ce1">
            <text:p>83.61</text:p>
          </table:table-cell>
          <table:table-cell office:value-type="float" office:value="13.058999999999999" table:style-name="ce1">
            <text:p>13.059</text:p>
          </table:table-cell>
          <table:table-cell office:value-type="float" office:value="68.930000000000007" table:style-name="ce1">
            <text:p>68.93</text:p>
          </table:table-cell>
          <table:table-cell office:value-type="float" office:value="-68.930000000000007" table:style-name="ce1">
            <text:p>-68.93</text:p>
          </table:table-cell>
          <table:table-cell office:value-type="float" office:value="1.022" table:style-name="ce1">
            <text:p>1.022</text:p>
          </table:table-cell>
          <table:table-cell office:value-type="float" office:value="185.6" table:style-name="ce1">
            <text:p>185.6</text:p>
          </table:table-cell>
          <table:table-cell office:value-type="float" office:value="1" table:style-name="ce1">
            <text:p>1</text:p>
          </table:table-cell>
          <table:table-cell office:value-type="float" office:value="172.32499999999999" table:style-name="ce1">
            <text:p>172.3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4600000000000001" table:style-name="ce1">
            <text:p>0.446</text:p>
          </table:table-cell>
          <table:table-cell office:value-type="float" office:value="-0.44600000000000001" table:style-name="ce1">
            <text:p>-0.446</text:p>
          </table:table-cell>
          <table:table-cell office:value-type="float" office:value="1.022" table:style-name="ce1">
            <text:p>1.022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1.1140000000000001" table:style-name="ce1">
            <text:p>1.1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36" table:style-name="ce1">
            <text:p>136</text:p>
          </table:table-cell>
          <table:table-cell office:value-type="float" office:value="2.4329999999999998" table:style-name="ce1">
            <text:p>2.433</text:p>
          </table:table-cell>
          <table:table-cell office:value-type="float" office:value="-1.504" table:style-name="ce1">
            <text:p>-1.504</text:p>
          </table:table-cell>
          <table:table-cell office:value-type="float" office:value="2.0059999999999998" table:style-name="ce1">
            <text:p>2.006</text:p>
          </table:table-cell>
          <table:table-cell office:value-type="float" office:value="-2.0059999999999998" table:style-name="ce1">
            <text:p>-2.006</text:p>
          </table:table-cell>
          <table:table-cell office:value-type="float" office:value="1.0281" table:style-name="ce1">
            <text:p>1.0281</text:p>
          </table:table-cell>
          <table:table-cell office:value-type="float" office:value="5.4" table:style-name="ce1">
            <text:p>5.4</text:p>
          </table:table-cell>
          <table:table-cell office:value-type="float" office:value="1" table:style-name="ce1">
            <text:p>1</text:p>
          </table:table-cell>
          <table:table-cell office:value-type="float" office:value="5.0140000000000002" table:style-name="ce1">
            <text:p>5.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36" table:style-name="ce1">
            <text:p>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86" table:style-name="ce1">
            <text:p>1.486</text:p>
          </table:table-cell>
          <table:table-cell office:value-type="float" office:value="-1.486" table:style-name="ce1">
            <text:p>-1.486</text:p>
          </table:table-cell>
          <table:table-cell office:value-type="float" office:value="1.0281" table:style-name="ce1">
            <text:p>1.028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.714" table:style-name="ce1">
            <text:p>3.7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37" table:style-name="ce1">
            <text:p>137</text:p>
          </table:table-cell>
          <table:table-cell office:value-type="float" office:value="12.704000000000001" table:style-name="ce1">
            <text:p>12.704</text:p>
          </table:table-cell>
          <table:table-cell office:value-type="float" office:value="4.0110000000000001" table:style-name="ce1">
            <text:p>4.011</text:p>
          </table:table-cell>
          <table:table-cell office:value-type="float" office:value="10.473000000000001" table:style-name="ce1">
            <text:p>10.473</text:p>
          </table:table-cell>
          <table:table-cell office:value-type="float" office:value="-10.473000000000001" table:style-name="ce1">
            <text:p>-10.473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28.2" table:style-name="ce1">
            <text:p>28.2</text:p>
          </table:table-cell>
          <table:table-cell office:value-type="float" office:value="1" table:style-name="ce1">
            <text:p>1</text:p>
          </table:table-cell>
          <table:table-cell office:value-type="float" office:value="26.183" table:style-name="ce1">
            <text:p>26.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37" table:style-name="ce1">
            <text:p>137</text:p>
          </table:table-cell>
          <table:table-cell office:value-type="float" office:value="0.81499999999999995" table:style-name="ce1">
            <text:p>0.815</text:p>
          </table:table-cell>
          <table:table-cell office:value-type="float" office:value="6.1440000000000001" table:style-name="ce1">
            <text:p>6.144</text:p>
          </table:table-cell>
          <table:table-cell office:value-type="float" office:value="16.044" table:style-name="ce1">
            <text:p>16.044</text:p>
          </table:table-cell>
          <table:table-cell office:value-type="float" office:value="-16.044" table:style-name="ce1">
            <text:p>-16.044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43.2" table:style-name="ce1">
            <text:p>43.2</text:p>
          </table:table-cell>
          <table:table-cell office:value-type="float" office:value="1" table:style-name="ce1">
            <text:p>1</text:p>
          </table:table-cell>
          <table:table-cell office:value-type="float" office:value="40.11" table:style-name="ce1">
            <text:p>40.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37" table:style-name="ce1">
            <text:p>137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38" table:style-name="ce1">
            <text:p>138</text:p>
          </table:table-cell>
          <table:table-cell office:value-type="float" office:value="2.4329999999999998" table:style-name="ce1">
            <text:p>2.433</text:p>
          </table:table-cell>
          <table:table-cell office:value-type="float" office:value="-1.504" table:style-name="ce1">
            <text:p>-1.504</text:p>
          </table:table-cell>
          <table:table-cell office:value-type="float" office:value="2.0059999999999998" table:style-name="ce1">
            <text:p>2.006</text:p>
          </table:table-cell>
          <table:table-cell office:value-type="float" office:value="-2.0059999999999998" table:style-name="ce1">
            <text:p>-2.006</text:p>
          </table:table-cell>
          <table:table-cell office:value-type="float" office:value="1.0238" table:style-name="ce1">
            <text:p>1.0238</text:p>
          </table:table-cell>
          <table:table-cell office:value-type="float" office:value="5.4" table:style-name="ce1">
            <text:p>5.4</text:p>
          </table:table-cell>
          <table:table-cell office:value-type="float" office:value="1" table:style-name="ce1">
            <text:p>1</text:p>
          </table:table-cell>
          <table:table-cell office:value-type="float" office:value="5.0140000000000002" table:style-name="ce1">
            <text:p>5.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38" table:style-name="ce1">
            <text:p>138</text:p>
          </table:table-cell>
          <table:table-cell office:value-type="float" office:value="1.2909999999999999" table:style-name="ce1">
            <text:p>1.2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8" table:style-name="ce1">
            <text:p>1.0238</text:p>
          </table:table-cell>
          <table:table-cell office:value-type="float" office:value="6.2" table:style-name="ce1">
            <text:p>6.2</text:p>
          </table:table-cell>
          <table:table-cell office:value-type="float" office:value="1" table:style-name="ce1">
            <text:p>1</text:p>
          </table:table-cell>
          <table:table-cell office:value-type="float" office:value="6.2" table:style-name="ce1">
            <text:p>6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38" table:style-name="ce1">
            <text:p>1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539999999999999" table:style-name="ce1">
            <text:p>2.154</text:p>
          </table:table-cell>
          <table:table-cell office:value-type="float" office:value="-2.1539999999999999" table:style-name="ce1">
            <text:p>-2.154</text:p>
          </table:table-cell>
          <table:table-cell office:value-type="float" office:value="1.0238" table:style-name="ce1">
            <text:p>1.0238</text:p>
          </table:table-cell>
          <table:table-cell office:value-type="float" office:value="5.8" table:style-name="ce1">
            <text:p>5.8</text:p>
          </table:table-cell>
          <table:table-cell office:value-type="float" office:value="0" table:style-name="ce1">
            <text:p>0</text:p>
          </table:table-cell>
          <table:table-cell office:value-type="float" office:value="5.3849999999999998" table:style-name="ce1">
            <text:p>5.3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39" table:style-name="ce1">
            <text:p>139</text:p>
          </table:table-cell>
          <table:table-cell office:value-type="float" office:value="3.919" table:style-name="ce1">
            <text:p>3.919</text:p>
          </table:table-cell>
          <table:table-cell office:value-type="float" office:value="0.91400000000000003" table:style-name="ce1">
            <text:p>0.914</text:p>
          </table:table-cell>
          <table:table-cell office:value-type="float" office:value="3.2309999999999999" table:style-name="ce1">
            <text:p>3.231</text:p>
          </table:table-cell>
          <table:table-cell office:value-type="float" office:value="-3.2309999999999999" table:style-name="ce1">
            <text:p>-3.231</text:p>
          </table:table-cell>
          <table:table-cell office:value-type="float" office:value="1.0225" table:style-name="ce1">
            <text:p>1.0225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1" table:style-name="ce1">
            <text:p>1</text:p>
          </table:table-cell>
          <table:table-cell office:value-type="float" office:value="8.0779999999999994" table:style-name="ce1">
            <text:p>8.0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40" table:style-name="ce1">
            <text:p>140</text:p>
          </table:table-cell>
          <table:table-cell office:value-type="float" office:value="1.353" table:style-name="ce1">
            <text:p>1.3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1" table:style-name="ce1">
            <text:p>1.0201</text:p>
          </table:table-cell>
          <table:table-cell office:value-type="float" office:value="6.5" table:style-name="ce1">
            <text:p>6.5</text:p>
          </table:table-cell>
          <table:table-cell office:value-type="float" office:value="1" table:style-name="ce1">
            <text:p>1</text:p>
          </table:table-cell>
          <table:table-cell office:value-type="float" office:value="6.5" table:style-name="ce1">
            <text:p>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.064999999999998" table:style-name="ce1">
            <text:p>37.065</text:p>
          </table:table-cell>
          <table:table-cell office:value-type="float" office:value="-37.064999999999998" table:style-name="ce1">
            <text:p>-37.065</text:p>
          </table:table-cell>
          <table:table-cell office:value-type="float" office:value="1.0201" table:style-name="ce1">
            <text:p>1.0201</text:p>
          </table:table-cell>
          <table:table-cell office:value-type="float" office:value="99.8" table:style-name="ce1">
            <text:p>99.8</text:p>
          </table:table-cell>
          <table:table-cell office:value-type="float" office:value="0" table:style-name="ce1">
            <text:p>0</text:p>
          </table:table-cell>
          <table:table-cell office:value-type="float" office:value="92.662000000000006" table:style-name="ce1">
            <text:p>92.6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41" table:style-name="ce1">
            <text:p>141</text:p>
          </table:table-cell>
          <table:table-cell office:value-type="float" office:value="5.4960000000000004" table:style-name="ce1">
            <text:p>5.496</text:p>
          </table:table-cell>
          <table:table-cell office:value-type="float" office:value="0.24399999999999999" table:style-name="ce1">
            <text:p>0.244</text:p>
          </table:table-cell>
          <table:table-cell office:value-type="float" office:value="4.5309999999999997" table:style-name="ce1">
            <text:p>4.531</text:p>
          </table:table-cell>
          <table:table-cell office:value-type="float" office:value="-4.5309999999999997" table:style-name="ce1">
            <text:p>-4.531</text:p>
          </table:table-cell>
          <table:table-cell office:value-type="float" office:value="1.0189999999999999" table:style-name="ce1">
            <text:p>1.019</text:p>
          </table:table-cell>
          <table:table-cell office:value-type="float" office:value="12.2" table:style-name="ce1">
            <text:p>12.2</text:p>
          </table:table-cell>
          <table:table-cell office:value-type="float" office:value="1" table:style-name="ce1">
            <text:p>1</text:p>
          </table:table-cell>
          <table:table-cell office:value-type="float" office:value="11.327" table:style-name="ce1">
            <text:p>11.3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42" table:style-name="ce1">
            <text:p>142</text:p>
          </table:table-cell>
          <table:table-cell office:value-type="float" office:value="8.4239999999999995" table:style-name="ce1">
            <text:p>8.424</text:p>
          </table:table-cell>
          <table:table-cell office:value-type="float" office:value="2.056" table:style-name="ce1">
            <text:p>2.056</text:p>
          </table:table-cell>
          <table:table-cell office:value-type="float" office:value="6.9450000000000003" table:style-name="ce1">
            <text:p>6.945</text:p>
          </table:table-cell>
          <table:table-cell office:value-type="float" office:value="-6.9450000000000003" table:style-name="ce1">
            <text:p>-6.945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8.7" table:style-name="ce1">
            <text:p>18.7</text:p>
          </table:table-cell>
          <table:table-cell office:value-type="float" office:value="1" table:style-name="ce1">
            <text:p>1</text:p>
          </table:table-cell>
          <table:table-cell office:value-type="float" office:value="17.361999999999998" table:style-name="ce1">
            <text:p>17.3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42" table:style-name="ce1">
            <text:p>142</text:p>
          </table:table-cell>
          <table:table-cell office:value-type="float" office:value="2.1160000000000001" table:style-name="ce1">
            <text:p>2.116</text:p>
          </table:table-cell>
          <table:table-cell office:value-type="float" office:value="12.324999999999999" table:style-name="ce1">
            <text:p>12.325</text:p>
          </table:table-cell>
          <table:table-cell office:value-type="float" office:value="41.633000000000003" table:style-name="ce1">
            <text:p>41.633</text:p>
          </table:table-cell>
          <table:table-cell office:value-type="float" office:value="-41.633000000000003" table:style-name="ce1">
            <text:p>-41.633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12.1" table:style-name="ce1">
            <text:p>112.1</text:p>
          </table:table-cell>
          <table:table-cell office:value-type="float" office:value="1" table:style-name="ce1">
            <text:p>1</text:p>
          </table:table-cell>
          <table:table-cell office:value-type="float" office:value="104.08199999999999" table:style-name="ce1">
            <text:p>104.0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42" table:style-name="ce1">
            <text:p>142</text:p>
          </table:table-cell>
          <table:table-cell office:value-type="float" office:value="5.6630000000000003" table:style-name="ce1">
            <text:p>5.6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27.2" table:style-name="ce1">
            <text:p>27.2</text:p>
          </table:table-cell>
          <table:table-cell office:value-type="float" office:value="1" table:style-name="ce1">
            <text:p>1</text:p>
          </table:table-cell>
          <table:table-cell office:value-type="float" office:value="27.2" table:style-name="ce1">
            <text:p>2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42" table:style-name="ce1">
            <text:p>1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.2999999999999999E-2" table:style-name="ce1">
            <text:p>0.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44" table:style-name="ce1">
            <text:p>144</text:p>
          </table:table-cell>
          <table:table-cell office:value-type="float" office:value="0.45" table:style-name="ce1">
            <text:p>0.45</text:p>
          </table:table-cell>
          <table:table-cell office:value-type="float" office:value="1.4E-2" table:style-name="ce1">
            <text:p>0.014</text:p>
          </table:table-cell>
          <table:table-cell office:value-type="float" office:value="0.371" table:style-name="ce1">
            <text:p>0.371</text:p>
          </table:table-cell>
          <table:table-cell office:value-type="float" office:value="-0.371" table:style-name="ce1">
            <text:p>-0.371</text:p>
          </table:table-cell>
          <table:table-cell office:value-type="float" office:value="1.0212000000000001" table:style-name="ce1">
            <text:p>1.02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2800000000000005" table:style-name="ce1">
            <text:p>0.9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44" table:style-name="ce1">
            <text:p>144</text:p>
          </table:table-cell>
          <table:table-cell office:value-type="float" office:value="2.0779999999999998" table:style-name="ce1">
            <text:p>2.078</text:p>
          </table:table-cell>
          <table:table-cell office:value-type="float" office:value="1.591" table:style-name="ce1">
            <text:p>1.591</text:p>
          </table:table-cell>
          <table:table-cell office:value-type="float" office:value="40.89" table:style-name="ce1">
            <text:p>40.89</text:p>
          </table:table-cell>
          <table:table-cell office:value-type="float" office:value="-40.89" table:style-name="ce1">
            <text:p>-40.89</text:p>
          </table:table-cell>
          <table:table-cell office:value-type="float" office:value="1.0212000000000001" table:style-name="ce1">
            <text:p>1.0212</text:p>
          </table:table-cell>
          <table:table-cell office:value-type="float" office:value="110.1" table:style-name="ce1">
            <text:p>110.1</text:p>
          </table:table-cell>
          <table:table-cell office:value-type="float" office:value="1" table:style-name="ce1">
            <text:p>1</text:p>
          </table:table-cell>
          <table:table-cell office:value-type="float" office:value="102.22499999999999" table:style-name="ce1">
            <text:p>102.2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45" table:style-name="ce1">
            <text:p>145</text:p>
          </table:table-cell>
          <table:table-cell office:value-type="float" office:value="181.63499999999999" table:style-name="ce1">
            <text:p>181.635</text:p>
          </table:table-cell>
          <table:table-cell office:value-type="float" office:value="8.2479999999999993" table:style-name="ce1">
            <text:p>8.248</text:p>
          </table:table-cell>
          <table:table-cell office:value-type="float" office:value="149.745" table:style-name="ce1">
            <text:p>149.745</text:p>
          </table:table-cell>
          <table:table-cell office:value-type="float" office:value="-149.745" table:style-name="ce1">
            <text:p>-149.745</text:p>
          </table:table-cell>
          <table:table-cell office:value-type="float" office:value="1.0178" table:style-name="ce1">
            <text:p>1.0178</text:p>
          </table:table-cell>
          <table:table-cell office:value-type="float" office:value="403.2" table:style-name="ce1">
            <text:p>403.2</text:p>
          </table:table-cell>
          <table:table-cell office:value-type="float" office:value="1" table:style-name="ce1">
            <text:p>1</text:p>
          </table:table-cell>
          <table:table-cell office:value-type="float" office:value="374.36200000000002" table:style-name="ce1">
            <text:p>374.3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45" table:style-name="ce1">
            <text:p>145</text:p>
          </table:table-cell>
          <table:table-cell office:value-type="float" office:value="0.157" table:style-name="ce1">
            <text:p>0.157</text:p>
          </table:table-cell>
          <table:table-cell office:value-type="float" office:value="0.17" table:style-name="ce1">
            <text:p>0.17</text:p>
          </table:table-cell>
          <table:table-cell office:value-type="float" office:value="3.0830000000000002" table:style-name="ce1">
            <text:p>3.083</text:p>
          </table:table-cell>
          <table:table-cell office:value-type="float" office:value="-3.0830000000000002" table:style-name="ce1">
            <text:p>-3.083</text:p>
          </table:table-cell>
          <table:table-cell office:value-type="float" office:value="1.0178" table:style-name="ce1">
            <text:p>1.0178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" table:style-name="ce1">
            <text:p>1</text:p>
          </table:table-cell>
          <table:table-cell office:value-type="float" office:value="7.7060000000000004" table:style-name="ce1">
            <text:p>7.7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46" table:style-name="ce1">
            <text:p>1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274" table:style-name="ce1">
            <text:p>5.274</text:p>
          </table:table-cell>
          <table:table-cell office:value-type="float" office:value="-5.274" table:style-name="ce1">
            <text:p>-5.274</text:p>
          </table:table-cell>
          <table:table-cell office:value-type="float" office:value="1.0156000000000001" table:style-name="ce1">
            <text:p>1.0156</text:p>
          </table:table-cell>
          <table:table-cell office:value-type="float" office:value="14.2" table:style-name="ce1">
            <text:p>14.2</text:p>
          </table:table-cell>
          <table:table-cell office:value-type="float" office:value="0" table:style-name="ce1">
            <text:p>0</text:p>
          </table:table-cell>
          <table:table-cell office:value-type="float" office:value="13.183999999999999" table:style-name="ce1">
            <text:p>13.1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47" table:style-name="ce1">
            <text:p>147</text:p>
          </table:table-cell>
          <table:table-cell office:value-type="float" office:value="2.2069999999999999" table:style-name="ce1">
            <text:p>2.207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1.82" table:style-name="ce1">
            <text:p>1.82</text:p>
          </table:table-cell>
          <table:table-cell office:value-type="float" office:value="-1.82" table:style-name="ce1">
            <text:p>-1.82</text:p>
          </table:table-cell>
          <table:table-cell office:value-type="float" office:value="1.0254000000000001" table:style-name="ce1">
            <text:p>1.0254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1" table:style-name="ce1">
            <text:p>1</text:p>
          </table:table-cell>
          <table:table-cell office:value-type="float" office:value="4.5490000000000004" table:style-name="ce1">
            <text:p>4.5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47" table:style-name="ce1">
            <text:p>1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86" table:style-name="ce1">
            <text:p>1.486</text:p>
          </table:table-cell>
          <table:table-cell office:value-type="float" office:value="-1.486" table:style-name="ce1">
            <text:p>-1.486</text:p>
          </table:table-cell>
          <table:table-cell office:value-type="float" office:value="1.0254000000000001" table:style-name="ce1">
            <text:p>1.025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.714" table:style-name="ce1">
            <text:p>3.7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49" table:style-name="ce1">
            <text:p>149</text:p>
          </table:table-cell>
          <table:table-cell office:value-type="float" office:value="0.496" table:style-name="ce1">
            <text:p>0.496</text:p>
          </table:table-cell>
          <table:table-cell office:value-type="float" office:value="0.30599999999999999" table:style-name="ce1">
            <text:p>0.306</text:p>
          </table:table-cell>
          <table:table-cell office:value-type="float" office:value="0.40899999999999997" table:style-name="ce1">
            <text:p>0.409</text:p>
          </table:table-cell>
          <table:table-cell office:value-type="float" office:value="-0.40899999999999997" table:style-name="ce1">
            <text:p>-0.409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" table:style-name="ce1">
            <text:p>1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49" table:style-name="ce1">
            <text:p>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8280000000000003" table:style-name="ce1">
            <text:p>4.828</text:p>
          </table:table-cell>
          <table:table-cell office:value-type="float" office:value="-4.8280000000000003" table:style-name="ce1">
            <text:p>-4.828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2.07" table:style-name="ce1">
            <text:p>12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-3.2" table:style-name="ce1">
            <text:p>-3.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8.94" table:style-name="ce1">
            <text:p>8.94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number-rows-repeated="2" table:style-name="ro1">
          <table:table-cell/>
          <table:table-cell office:value-type="float" office:value="150" table:style-name="ce1">
            <text:p>150</text:p>
          </table:table-cell>
          <table:table-cell office:value-type="float" office:value="6.75" table:style-name="ce1">
            <text:p>6.75</text:p>
          </table:table-cell>
          <table:table-cell office:value-type="float" office:value="0.82499999999999996" table:style-name="ce1">
            <text:p>0.825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-3.52" table:style-name="ce1">
            <text:p>-3.5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9.84" table:style-name="ce1">
            <text:p>9.84</text:p>
          </table:table-cell>
          <table:table-cell office:value-type="float" office:value="1" table:style-name="ce1">
            <text:p>1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number-rows-repeated="2" table:style-name="ro1">
          <table:table-cell/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-3.52" table:style-name="ce1">
            <text:p>-3.5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9.84" table:style-name="ce1">
            <text:p>9.84</text:p>
          </table:table-cell>
          <table:table-cell office:value-type="float" office:value="0" table:style-name="ce1">
            <text:p>0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-3.2" table:style-name="ce1">
            <text:p>-3.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8.94" table:style-name="ce1">
            <text:p>8.94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5" table:style-name="ce1">
            <text:p>12.5</text:p>
          </table:table-cell>
          <table:table-cell office:value-type="float" office:value="-10" table:style-name="ce1">
            <text:p>-10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27.95" table:style-name="ce1">
            <text:p>27.95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2.5" table:style-name="ce1">
            <text:p>1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50" table:style-name="ce1">
            <text:p>150</text:p>
          </table:table-cell>
          <table:table-cell office:value-type="float" office:value="23.695" table:style-name="ce1">
            <text:p>23.695</text:p>
          </table:table-cell>
          <table:table-cell office:value-type="float" office:value="2.4409999999999998" table:style-name="ce1">
            <text:p>2.441</text:p>
          </table:table-cell>
          <table:table-cell office:value-type="float" office:value="19.535" table:style-name="ce1">
            <text:p>19.535</text:p>
          </table:table-cell>
          <table:table-cell office:value-type="float" office:value="-19.535" table:style-name="ce1">
            <text:p>-19.535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52.6" table:style-name="ce1">
            <text:p>52.6</text:p>
          </table:table-cell>
          <table:table-cell office:value-type="float" office:value="1" table:style-name="ce1">
            <text:p>1</text:p>
          </table:table-cell>
          <table:table-cell office:value-type="float" office:value="48.838000000000001" table:style-name="ce1">
            <text:p>48.8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50" table:style-name="ce1">
            <text:p>150</text:p>
          </table:table-cell>
          <table:table-cell office:value-type="float" office:value="1.157" table:style-name="ce1">
            <text:p>1.157</text:p>
          </table:table-cell>
          <table:table-cell office:value-type="float" office:value="2.8450000000000002" table:style-name="ce1">
            <text:p>2.845</text:p>
          </table:table-cell>
          <table:table-cell office:value-type="float" office:value="22.765999999999998" table:style-name="ce1">
            <text:p>22.766</text:p>
          </table:table-cell>
          <table:table-cell office:value-type="float" office:value="-22.765999999999998" table:style-name="ce1">
            <text:p>-22.766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61.3" table:style-name="ce1">
            <text:p>61.3</text:p>
          </table:table-cell>
          <table:table-cell office:value-type="float" office:value="1" table:style-name="ce1">
            <text:p>1</text:p>
          </table:table-cell>
          <table:table-cell office:value-type="float" office:value="56.915999999999997" table:style-name="ce1">
            <text:p>56.9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50" table:style-name="ce1">
            <text:p>150</text:p>
          </table:table-cell>
          <table:table-cell office:value-type="float" office:value="1.083" table:style-name="ce1">
            <text:p>1.0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 office:value-type="float" office:value="5.2" table:style-name="ce1">
            <text:p>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9130000000000003" table:style-name="ce1">
            <text:p>8.913</text:p>
          </table:table-cell>
          <table:table-cell office:value-type="float" office:value="-8.9130000000000003" table:style-name="ce1">
            <text:p>-8.913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2.283000000000001" table:style-name="ce1">
            <text:p>22.2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51" table:style-name="ce1">
            <text:p>151</text:p>
          </table:table-cell>
          <table:table-cell office:value-type="float" office:value="12.163" table:style-name="ce1">
            <text:p>12.163</text:p>
          </table:table-cell>
          <table:table-cell office:value-type="float" office:value="0.56200000000000006" table:style-name="ce1">
            <text:p>0.562</text:p>
          </table:table-cell>
          <table:table-cell office:value-type="float" office:value="10.028" table:style-name="ce1">
            <text:p>10.028</text:p>
          </table:table-cell>
          <table:table-cell office:value-type="float" office:value="-10.028" table:style-name="ce1">
            <text:p>-10.028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25.068999999999999" table:style-name="ce1">
            <text:p>25.0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51" table:style-name="ce1">
            <text:p>151</text:p>
          </table:table-cell>
          <table:table-cell office:value-type="float" office:value="2.2280000000000002" table:style-name="ce1">
            <text:p>2.2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10.7" table:style-name="ce1">
            <text:p>10.7</text:p>
          </table:table-cell>
          <table:table-cell office:value-type="float" office:value="1" table:style-name="ce1">
            <text:p>1</text:p>
          </table:table-cell>
          <table:table-cell office:value-type="float" office:value="10.7" table:style-name="ce1">
            <text:p>1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52" table:style-name="ce1">
            <text:p>152</text:p>
          </table:table-cell>
          <table:table-cell office:value-type="float" office:value="11.487" table:style-name="ce1">
            <text:p>11.487</text:p>
          </table:table-cell>
          <table:table-cell office:value-type="float" office:value="0.871" table:style-name="ce1">
            <text:p>0.871</text:p>
          </table:table-cell>
          <table:table-cell office:value-type="float" office:value="9.4700000000000006" table:style-name="ce1">
            <text:p>9.47</text:p>
          </table:table-cell>
          <table:table-cell office:value-type="float" office:value="-9.4700000000000006" table:style-name="ce1">
            <text:p>-9.47</text:p>
          </table:table-cell>
          <table:table-cell office:value-type="float" office:value="1.0205" table:style-name="ce1">
            <text:p>1.0205</text:p>
          </table:table-cell>
          <table:table-cell office:value-type="float" office:value="25.5" table:style-name="ce1">
            <text:p>25.5</text:p>
          </table:table-cell>
          <table:table-cell office:value-type="float" office:value="1" table:style-name="ce1">
            <text:p>1</text:p>
          </table:table-cell>
          <table:table-cell office:value-type="float" office:value="23.675999999999998" table:style-name="ce1">
            <text:p>23.6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52" table:style-name="ce1">
            <text:p>152</text:p>
          </table:table-cell>
          <table:table-cell office:value-type="float" office:value="1.831" table:style-name="ce1">
            <text:p>1.831</text:p>
          </table:table-cell>
          <table:table-cell office:value-type="float" office:value="3.3140000000000001" table:style-name="ce1">
            <text:p>3.314</text:p>
          </table:table-cell>
          <table:table-cell office:value-type="float" office:value="36.024999999999999" table:style-name="ce1">
            <text:p>36.025</text:p>
          </table:table-cell>
          <table:table-cell office:value-type="float" office:value="-36.024999999999999" table:style-name="ce1">
            <text:p>-36.025</text:p>
          </table:table-cell>
          <table:table-cell office:value-type="float" office:value="1.0205" table:style-name="ce1">
            <text:p>1.0205</text:p>
          </table:table-cell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90.061999999999998" table:style-name="ce1">
            <text:p>90.0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52" table:style-name="ce1">
            <text:p>152</text:p>
          </table:table-cell>
          <table:table-cell office:value-type="float" office:value="5.4960000000000004" table:style-name="ce1">
            <text:p>5.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5" table:style-name="ce1">
            <text:p>1.0205</text:p>
          </table:table-cell>
          <table:table-cell office:value-type="float" office:value="26.4" table:style-name="ce1">
            <text:p>26.4</text:p>
          </table:table-cell>
          <table:table-cell office:value-type="float" office:value="1" table:style-name="ce1">
            <text:p>1</text:p>
          </table:table-cell>
          <table:table-cell office:value-type="float" office:value="26.4" table:style-name="ce1">
            <text:p>2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52" table:style-name="ce1">
            <text:p>152</text:p>
          </table:table-cell>
          <table:table-cell office:value-type="float" office:value="6.6619999999999999" table:style-name="ce1">
            <text:p>6.662</text:p>
          </table:table-cell>
          <table:table-cell office:value-type="float" office:value="1.093" table:style-name="ce1">
            <text:p>1.093</text:p>
          </table:table-cell>
          <table:table-cell office:value-type="float" office:value="11.885" table:style-name="ce1">
            <text:p>11.885</text:p>
          </table:table-cell>
          <table:table-cell office:value-type="float" office:value="-11.885" table:style-name="ce1">
            <text:p>-11.885</text:p>
          </table:table-cell>
          <table:table-cell office:value-type="float" office:value="1.0205" table:style-name="ce1">
            <text:p>1.0205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29.710999999999999" table:style-name="ce1">
            <text:p>29.7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52" table:style-name="ce1">
            <text:p>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1.0205" table:style-name="ce1">
            <text:p>1.0205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.2999999999999999E-2" table:style-name="ce1">
            <text:p>0.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53" table:style-name="ce1">
            <text:p>153</text:p>
          </table:table-cell>
          <table:table-cell office:value-type="float" office:value="8.1000000000000003E-2" table:style-name="ce1">
            <text:p>0.081</text:p>
          </table:table-cell>
          <table:table-cell office:value-type="float" office:value="-1.198" table:style-name="ce1">
            <text:p>-1.198</text:p>
          </table:table-cell>
          <table:table-cell office:value-type="float" office:value="1.597" table:style-name="ce1">
            <text:p>1.597</text:p>
          </table:table-cell>
          <table:table-cell office:value-type="float" office:value="-1.597" table:style-name="ce1">
            <text:p>-1.597</text:p>
          </table:table-cell>
          <table:table-cell office:value-type="float" office:value="1.026" table:style-name="ce1">
            <text:p>1.026</text:p>
          </table:table-cell>
          <table:table-cell office:value-type="float" office:value="4.3" table:style-name="ce1">
            <text:p>4.3</text:p>
          </table:table-cell>
          <table:table-cell office:value-type="float" office:value="1" table:style-name="ce1">
            <text:p>1</text:p>
          </table:table-cell>
          <table:table-cell office:value-type="float" office:value="3.992" table:style-name="ce1">
            <text:p>3.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1.026" table:style-name="ce1">
            <text:p>1.02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.2999999999999999E-2" table:style-name="ce1">
            <text:p>0.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54" table:style-name="ce1">
            <text:p>154</text:p>
          </table:table-cell>
          <table:table-cell office:value-type="float" office:value="1.847" table:style-name="ce1">
            <text:p>1.847</text:p>
          </table:table-cell>
          <table:table-cell office:value-type="float" office:value="1.1419999999999999" table:style-name="ce1">
            <text:p>1.142</text:p>
          </table:table-cell>
          <table:table-cell office:value-type="float" office:value="1.5229999999999999" table:style-name="ce1">
            <text:p>1.523</text:p>
          </table:table-cell>
          <table:table-cell office:value-type="float" office:value="-1.5229999999999999" table:style-name="ce1">
            <text:p>-1.523</text:p>
          </table:table-cell>
          <table:table-cell office:value-type="float" office:value="1.0176000000000001" table:style-name="ce1">
            <text:p>1.0176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1" table:style-name="ce1">
            <text:p>1</text:p>
          </table:table-cell>
          <table:table-cell office:value-type="float" office:value="3.8069999999999999" table:style-name="ce1">
            <text:p>3.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54" table:style-name="ce1">
            <text:p>1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100000000000001" table:style-name="ce1">
            <text:p>0.631</text:p>
          </table:table-cell>
          <table:table-cell office:value-type="float" office:value="-0.63100000000000001" table:style-name="ce1">
            <text:p>-0.631</text:p>
          </table:table-cell>
          <table:table-cell office:value-type="float" office:value="1.0176000000000001" table:style-name="ce1">
            <text:p>1.0176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office:value-type="float" office:value="1.5780000000000001" table:style-name="ce1">
            <text:p>1.5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55" table:style-name="ce1">
            <text:p>1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-16" table:style-name="ce1">
            <text:p>-16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44.72" table:style-name="ce1">
            <text:p>44.72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55" table:style-name="ce1">
            <text:p>155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0.111" table:style-name="ce1">
            <text:p>0.111</text:p>
          </table:table-cell>
          <table:table-cell office:value-type="float" office:value="-0.111" table:style-name="ce1">
            <text:p>-0.111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0.3" table:style-name="ce1">
            <text:p>0.3</text:p>
          </table:table-cell>
          <table:table-cell office:value-type="float" office:value="1" table:style-name="ce1">
            <text:p>1</text:p>
          </table:table-cell>
          <table:table-cell office:value-type="float" office:value="0.27800000000000002" table:style-name="ce1">
            <text:p>0.2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55" table:style-name="ce1">
            <text:p>155</text:p>
          </table:table-cell>
          <table:table-cell office:value-type="float" office:value="4.8719999999999999" table:style-name="ce1">
            <text:p>4.872</text:p>
          </table:table-cell>
          <table:table-cell office:value-type="float" office:value="9.1069999999999993" table:style-name="ce1">
            <text:p>9.107</text:p>
          </table:table-cell>
          <table:table-cell office:value-type="float" office:value="95.855999999999995" table:style-name="ce1">
            <text:p>95.856</text:p>
          </table:table-cell>
          <table:table-cell office:value-type="float" office:value="-95.855999999999995" table:style-name="ce1">
            <text:p>-95.856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258.10000000000002" table:style-name="ce1">
            <text:p>258.1</text:p>
          </table:table-cell>
          <table:table-cell office:value-type="float" office:value="1" table:style-name="ce1">
            <text:p>1</text:p>
          </table:table-cell>
          <table:table-cell office:value-type="float" office:value="239.64" table:style-name="ce1">
            <text:p>239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55" table:style-name="ce1">
            <text:p>155</text:p>
          </table:table-cell>
          <table:table-cell office:value-type="float" office:value="4.1219999999999999" table:style-name="ce1">
            <text:p>4.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19.8" table:style-name="ce1">
            <text:p>19.8</text:p>
          </table:table-cell>
          <table:table-cell office:value-type="float" office:value="1" table:style-name="ce1">
            <text:p>1</text:p>
          </table:table-cell>
          <table:table-cell office:value-type="float" office:value="19.8" table:style-name="ce1">
            <text:p>1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56" table:style-name="ce1">
            <text:p>156</text:p>
          </table:table-cell>
          <table:table-cell office:value-type="float" office:value="4.3559999999999999" table:style-name="ce1">
            <text:p>4.356</text:p>
          </table:table-cell>
          <table:table-cell office:value-type="float" office:value="-3.786" table:style-name="ce1">
            <text:p>-3.786</text:p>
          </table:table-cell>
          <table:table-cell office:value-type="float" office:value="85.716999999999999" table:style-name="ce1">
            <text:p>85.717</text:p>
          </table:table-cell>
          <table:table-cell office:value-type="float" office:value="-85.716999999999999" table:style-name="ce1">
            <text:p>-85.717</text:p>
          </table:table-cell>
          <table:table-cell office:value-type="float" office:value="1.0195000000000001" table:style-name="ce1">
            <text:p>1.0195</text:p>
          </table:table-cell>
          <table:table-cell office:value-type="float" office:value="230.8" table:style-name="ce1">
            <text:p>230.8</text:p>
          </table:table-cell>
          <table:table-cell office:value-type="float" office:value="1" table:style-name="ce1">
            <text:p>1</text:p>
          </table:table-cell>
          <table:table-cell office:value-type="float" office:value="214.292" table:style-name="ce1">
            <text:p>214.2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56" table:style-name="ce1">
            <text:p>156</text:p>
          </table:table-cell>
          <table:table-cell office:value-type="float" office:value="1.9359999999999999" table:style-name="ce1">
            <text:p>1.9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5000000000001" table:style-name="ce1">
            <text:p>1.0195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1" table:style-name="ce1">
            <text:p>1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57" table:style-name="ce1">
            <text:p>157</text:p>
          </table:table-cell>
          <table:table-cell office:value-type="float" office:value="8.0190000000000001" table:style-name="ce1">
            <text:p>8.019</text:p>
          </table:table-cell>
          <table:table-cell office:value-type="float" office:value="-1.272" table:style-name="ce1">
            <text:p>-1.272</text:p>
          </table:table-cell>
          <table:table-cell office:value-type="float" office:value="6.6109999999999998" table:style-name="ce1">
            <text:p>6.611</text:p>
          </table:table-cell>
          <table:table-cell office:value-type="float" office:value="-6.6109999999999998" table:style-name="ce1">
            <text:p>-6.611</text:p>
          </table:table-cell>
          <table:table-cell office:value-type="float" office:value="1.0183" table:style-name="ce1">
            <text:p>1.0183</text:p>
          </table:table-cell>
          <table:table-cell office:value-type="float" office:value="17.8" table:style-name="ce1">
            <text:p>17.8</text:p>
          </table:table-cell>
          <table:table-cell office:value-type="float" office:value="1" table:style-name="ce1">
            <text:p>1</text:p>
          </table:table-cell>
          <table:table-cell office:value-type="float" office:value="16.527000000000001" table:style-name="ce1">
            <text:p>16.5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58" table:style-name="ce1">
            <text:p>158</text:p>
          </table:table-cell>
          <table:table-cell office:value-type="float" office:value="1.2609999999999999" table:style-name="ce1">
            <text:p>1.261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1.04" table:style-name="ce1">
            <text:p>1.04</text:p>
          </table:table-cell>
          <table:table-cell office:value-type="float" office:value="-1.04" table:style-name="ce1">
            <text:p>-1.04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2.8" table:style-name="ce1">
            <text:p>2.8</text:p>
          </table:table-cell>
          <table:table-cell office:value-type="float" office:value="1" table:style-name="ce1">
            <text:p>1</text:p>
          </table:table-cell>
          <table:table-cell office:value-type="float" office:value="2.6" table:style-name="ce1">
            <text:p>2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58" table:style-name="ce1">
            <text:p>158</text:p>
          </table:table-cell>
          <table:table-cell office:value-type="float" office:value="1.1819999999999999" table:style-name="ce1">
            <text:p>1.182</text:p>
          </table:table-cell>
          <table:table-cell office:value-type="float" office:value="5.9269999999999996" table:style-name="ce1">
            <text:p>5.927</text:p>
          </table:table-cell>
          <table:table-cell office:value-type="float" office:value="23.248999999999999" table:style-name="ce1">
            <text:p>23.249</text:p>
          </table:table-cell>
          <table:table-cell office:value-type="float" office:value="-23.248999999999999" table:style-name="ce1">
            <text:p>-23.249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62.6" table:style-name="ce1">
            <text:p>62.6</text:p>
          </table:table-cell>
          <table:table-cell office:value-type="float" office:value="1" table:style-name="ce1">
            <text:p>1</text:p>
          </table:table-cell>
          <table:table-cell office:value-type="float" office:value="58.122999999999998" table:style-name="ce1">
            <text:p>58.1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59" table:style-name="ce1">
            <text:p>159</text:p>
          </table:table-cell>
          <table:table-cell office:value-type="float" office:value="3.198" table:style-name="ce1">
            <text:p>3.198</text:p>
          </table:table-cell>
          <table:table-cell office:value-type="float" office:value="1.569" table:style-name="ce1">
            <text:p>1.569</text:p>
          </table:table-cell>
          <table:table-cell office:value-type="float" office:value="2.637" table:style-name="ce1">
            <text:p>2.637</text:p>
          </table:table-cell>
          <table:table-cell office:value-type="float" office:value="-2.637" table:style-name="ce1">
            <text:p>-2.637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7.1" table:style-name="ce1">
            <text:p>7.1</text:p>
          </table:table-cell>
          <table:table-cell office:value-type="float" office:value="1" table:style-name="ce1">
            <text:p>1</text:p>
          </table:table-cell>
          <table:table-cell office:value-type="float" office:value="6.5919999999999996" table:style-name="ce1">
            <text:p>6.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59" table:style-name="ce1">
            <text:p>159</text:p>
          </table:table-cell>
          <table:table-cell office:value-type="float" office:value="3.1629999999999998" table:style-name="ce1">
            <text:p>3.163</text:p>
          </table:table-cell>
          <table:table-cell office:value-type="float" office:value="37.031999999999996" table:style-name="ce1">
            <text:p>37.032</text:p>
          </table:table-cell>
          <table:table-cell office:value-type="float" office:value="62.244999999999997" table:style-name="ce1">
            <text:p>62.245</text:p>
          </table:table-cell>
          <table:table-cell office:value-type="float" office:value="-62.244999999999997" table:style-name="ce1">
            <text:p>-62.245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167.6" table:style-name="ce1">
            <text:p>167.6</text:p>
          </table:table-cell>
          <table:table-cell office:value-type="float" office:value="1" table:style-name="ce1">
            <text:p>1</text:p>
          </table:table-cell>
          <table:table-cell office:value-type="float" office:value="155.613" table:style-name="ce1">
            <text:p>155.6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59" table:style-name="ce1">
            <text:p>159</text:p>
          </table:table-cell>
          <table:table-cell office:value-type="float" office:value="0.47899999999999998" table:style-name="ce1">
            <text:p>0.4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" table:style-name="ce1">
            <text:p>1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59" table:style-name="ce1">
            <text:p>1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339999999999999" table:style-name="ce1">
            <text:p>1.634</text:p>
          </table:table-cell>
          <table:table-cell office:value-type="float" office:value="-1.6339999999999999" table:style-name="ce1">
            <text:p>-1.634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" table:style-name="ce1">
            <text:p>0</text:p>
          </table:table-cell>
          <table:table-cell office:value-type="float" office:value="4.085" table:style-name="ce1">
            <text:p>4.0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60" table:style-name="ce1">
            <text:p>160</text:p>
          </table:table-cell>
          <table:table-cell office:value-type="float" office:value="11.848000000000001" table:style-name="ce1">
            <text:p>11.848</text:p>
          </table:table-cell>
          <table:table-cell office:value-type="float" office:value="1.1579999999999999" table:style-name="ce1">
            <text:p>1.158</text:p>
          </table:table-cell>
          <table:table-cell office:value-type="float" office:value="9.7680000000000007" table:style-name="ce1">
            <text:p>9.768</text:p>
          </table:table-cell>
          <table:table-cell office:value-type="float" office:value="-9.7680000000000007" table:style-name="ce1">
            <text:p>-9.768</text:p>
          </table:table-cell>
          <table:table-cell office:value-type="float" office:value="1.0282" table:style-name="ce1">
            <text:p>1.0282</text:p>
          </table:table-cell>
          <table:table-cell office:value-type="float" office:value="26.3" table:style-name="ce1">
            <text:p>26.3</text:p>
          </table:table-cell>
          <table:table-cell office:value-type="float" office:value="1" table:style-name="ce1">
            <text:p>1</text:p>
          </table:table-cell>
          <table:table-cell office:value-type="float" office:value="24.419" table:style-name="ce1">
            <text:p>24.4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60" table:style-name="ce1">
            <text:p>160</text:p>
          </table:table-cell>
          <table:table-cell office:value-type="float" office:value="3.6389999999999998" table:style-name="ce1">
            <text:p>3.639</text:p>
          </table:table-cell>
          <table:table-cell office:value-type="float" office:value="8.4920000000000009" table:style-name="ce1">
            <text:p>8.492</text:p>
          </table:table-cell>
          <table:table-cell office:value-type="float" office:value="71.603999999999999" table:style-name="ce1">
            <text:p>71.604</text:p>
          </table:table-cell>
          <table:table-cell office:value-type="float" office:value="-71.603999999999999" table:style-name="ce1">
            <text:p>-71.604</text:p>
          </table:table-cell>
          <table:table-cell office:value-type="float" office:value="1.0282" table:style-name="ce1">
            <text:p>1.0282</text:p>
          </table:table-cell>
          <table:table-cell office:value-type="float" office:value="192.8" table:style-name="ce1">
            <text:p>192.8</text:p>
          </table:table-cell>
          <table:table-cell office:value-type="float" office:value="1" table:style-name="ce1">
            <text:p>1</text:p>
          </table:table-cell>
          <table:table-cell office:value-type="float" office:value="179.01" table:style-name="ce1">
            <text:p>179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60" table:style-name="ce1">
            <text:p>160</text:p>
          </table:table-cell>
          <table:table-cell office:value-type="float" office:value="11.429" table:style-name="ce1">
            <text:p>11.4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2" table:style-name="ce1">
            <text:p>1.0282</text:p>
          </table:table-cell>
          <table:table-cell office:value-type="float" office:value="54.9" table:style-name="ce1">
            <text:p>54.9</text:p>
          </table:table-cell>
          <table:table-cell office:value-type="float" office:value="1" table:style-name="ce1">
            <text:p>1</text:p>
          </table:table-cell>
          <table:table-cell office:value-type="float" office:value="54.9" table:style-name="ce1">
            <text:p>5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61" table:style-name="ce1">
            <text:p>161</text:p>
          </table:table-cell>
          <table:table-cell office:value-type="float" office:value="4.22" table:style-name="ce1">
            <text:p>4.22</text:p>
          </table:table-cell>
          <table:table-cell office:value-type="float" office:value="8.8219999999999992" table:style-name="ce1">
            <text:p>8.822</text:p>
          </table:table-cell>
          <table:table-cell office:value-type="float" office:value="83.043000000000006" table:style-name="ce1">
            <text:p>83.043</text:p>
          </table:table-cell>
          <table:table-cell office:value-type="float" office:value="-83.043000000000006" table:style-name="ce1">
            <text:p>-83.043</text:p>
          </table:table-cell>
          <table:table-cell office:value-type="float" office:value="1.0185" table:style-name="ce1">
            <text:p>1.0185</text:p>
          </table:table-cell>
          <table:table-cell office:value-type="float" office:value="223.6" table:style-name="ce1">
            <text:p>223.6</text:p>
          </table:table-cell>
          <table:table-cell office:value-type="float" office:value="1" table:style-name="ce1">
            <text:p>1</text:p>
          </table:table-cell>
          <table:table-cell office:value-type="float" office:value="207.607" table:style-name="ce1">
            <text:p>207.6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62" table:style-name="ce1">
            <text:p>162</text:p>
          </table:table-cell>
          <table:table-cell office:value-type="float" office:value="26.443000000000001" table:style-name="ce1">
            <text:p>26.443</text:p>
          </table:table-cell>
          <table:table-cell office:value-type="float" office:value="8.7550000000000008" table:style-name="ce1">
            <text:p>8.755</text:p>
          </table:table-cell>
          <table:table-cell office:value-type="float" office:value="21.800999999999998" table:style-name="ce1">
            <text:p>21.801</text:p>
          </table:table-cell>
          <table:table-cell office:value-type="float" office:value="-21.800999999999998" table:style-name="ce1">
            <text:p>-21.801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58.7" table:style-name="ce1">
            <text:p>58.7</text:p>
          </table:table-cell>
          <table:table-cell office:value-type="float" office:value="1" table:style-name="ce1">
            <text:p>1</text:p>
          </table:table-cell>
          <table:table-cell office:value-type="float" office:value="54.502000000000002" table:style-name="ce1">
            <text:p>54.5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62" table:style-name="ce1">
            <text:p>162</text:p>
          </table:table-cell>
          <table:table-cell office:value-type="float" office:value="0.79800000000000004" table:style-name="ce1">
            <text:p>0.798</text:p>
          </table:table-cell>
          <table:table-cell office:value-type="float" office:value="6.3090000000000002" table:style-name="ce1">
            <text:p>6.309</text:p>
          </table:table-cell>
          <table:table-cell office:value-type="float" office:value="15.71" table:style-name="ce1">
            <text:p>15.71</text:p>
          </table:table-cell>
          <table:table-cell office:value-type="float" office:value="-15.71" table:style-name="ce1">
            <text:p>-15.71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42.3" table:style-name="ce1">
            <text:p>42.3</text:p>
          </table:table-cell>
          <table:table-cell office:value-type="float" office:value="1" table:style-name="ce1">
            <text:p>1</text:p>
          </table:table-cell>
          <table:table-cell office:value-type="float" office:value="39.274999999999999" table:style-name="ce1">
            <text:p>39.2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62" table:style-name="ce1">
            <text:p>162</text:p>
          </table:table-cell>
          <table:table-cell office:value-type="float" office:value="0.58299999999999996" table:style-name="ce1">
            <text:p>0.5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2.8" table:style-name="ce1">
            <text:p>2.8</text:p>
          </table:table-cell>
          <table:table-cell office:value-type="float" office:value="1" table:style-name="ce1">
            <text:p>1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63" table:style-name="ce1">
            <text:p>163</text:p>
          </table:table-cell>
          <table:table-cell office:value-type="float" office:value="4.0730000000000004" table:style-name="ce1">
            <text:p>4.073</text:p>
          </table:table-cell>
          <table:table-cell office:value-type="float" office:value="-2.6339999999999999" table:style-name="ce1">
            <text:p>-2.634</text:p>
          </table:table-cell>
          <table:table-cell office:value-type="float" office:value="80.146000000000001" table:style-name="ce1">
            <text:p>80.146</text:p>
          </table:table-cell>
          <table:table-cell office:value-type="float" office:value="-80.146000000000001" table:style-name="ce1">
            <text:p>-80.146</text:p>
          </table:table-cell>
          <table:table-cell office:value-type="float" office:value="1.0226999999999999" table:style-name="ce1">
            <text:p>1.0227</text:p>
          </table:table-cell>
          <table:table-cell office:value-type="float" office:value="215.8" table:style-name="ce1">
            <text:p>215.8</text:p>
          </table:table-cell>
          <table:table-cell office:value-type="float" office:value="1" table:style-name="ce1">
            <text:p>1</text:p>
          </table:table-cell>
          <table:table-cell office:value-type="float" office:value="200.36500000000001" table:style-name="ce1">
            <text:p>200.3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63" table:style-name="ce1">
            <text:p>163</text:p>
          </table:table-cell>
          <table:table-cell office:value-type="float" office:value="1.395" table:style-name="ce1">
            <text:p>1.3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26999999999999" table:style-name="ce1">
            <text:p>1.0227</text:p>
          </table:table-cell>
          <table:table-cell office:value-type="float" office:value="6.7" table:style-name="ce1">
            <text:p>6.7</text:p>
          </table:table-cell>
          <table:table-cell office:value-type="float" office:value="1" table:style-name="ce1">
            <text:p>1</text:p>
          </table:table-cell>
          <table:table-cell office:value-type="float" office:value="6.7" table:style-name="ce1">
            <text:p>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64" table:style-name="ce1">
            <text:p>164</text:p>
          </table:table-cell>
          <table:table-cell office:value-type="float" office:value="2.7269999999999999" table:style-name="ce1">
            <text:p>2.7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13.1" table:style-name="ce1">
            <text:p>13.1</text:p>
          </table:table-cell>
          <table:table-cell office:value-type="float" office:value="1" table:style-name="ce1">
            <text:p>1</text:p>
          </table:table-cell>
          <table:table-cell office:value-type="float" office:value="13.1" table:style-name="ce1">
            <text:p>1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64" table:style-name="ce1">
            <text:p>1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084" table:style-name="ce1">
            <text:p>17.084</text:p>
          </table:table-cell>
          <table:table-cell office:value-type="float" office:value="-17.084" table:style-name="ce1">
            <text:p>-17.084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42.71" table:style-name="ce1">
            <text:p>42.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65" table:style-name="ce1">
            <text:p>165</text:p>
          </table:table-cell>
          <table:table-cell office:value-type="float" office:value="1.4079999999999999" table:style-name="ce1">
            <text:p>1.408</text:p>
          </table:table-cell>
          <table:table-cell office:value-type="float" office:value="-2.089" table:style-name="ce1">
            <text:p>-2.089</text:p>
          </table:table-cell>
          <table:table-cell office:value-type="float" office:value="27.706" table:style-name="ce1">
            <text:p>27.706</text:p>
          </table:table-cell>
          <table:table-cell office:value-type="float" office:value="-27.706" table:style-name="ce1">
            <text:p>-27.706</text:p>
          </table:table-cell>
          <table:table-cell office:value-type="float" office:value="1.0098" table:style-name="ce1">
            <text:p>1.0098</text:p>
          </table:table-cell>
          <table:table-cell office:value-type="float" office:value="74.599999999999994" table:style-name="ce1">
            <text:p>74.6</text:p>
          </table:table-cell>
          <table:table-cell office:value-type="float" office:value="1" table:style-name="ce1">
            <text:p>1</text:p>
          </table:table-cell>
          <table:table-cell office:value-type="float" office:value="69.263999999999996" table:style-name="ce1">
            <text:p>69.2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65" table:style-name="ce1">
            <text:p>165</text:p>
          </table:table-cell>
          <table:table-cell office:value-type="float" office:value="4.3090000000000002" table:style-name="ce1">
            <text:p>4.3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98" table:style-name="ce1">
            <text:p>1.0098</text:p>
          </table:table-cell>
          <table:table-cell office:value-type="float" office:value="20.7" table:style-name="ce1">
            <text:p>20.7</text:p>
          </table:table-cell>
          <table:table-cell office:value-type="float" office:value="1" table:style-name="ce1">
            <text:p>1</text:p>
          </table:table-cell>
          <table:table-cell office:value-type="float" office:value="20.7" table:style-name="ce1">
            <text:p>2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66" table:style-name="ce1">
            <text:p>166</text:p>
          </table:table-cell>
          <table:table-cell office:value-type="float" office:value="8.6039999999999992" table:style-name="ce1">
            <text:p>8.604</text:p>
          </table:table-cell>
          <table:table-cell office:value-type="float" office:value="0.76200000000000001" table:style-name="ce1">
            <text:p>0.762</text:p>
          </table:table-cell>
          <table:table-cell office:value-type="float" office:value="7.0940000000000003" table:style-name="ce1">
            <text:p>7.094</text:p>
          </table:table-cell>
          <table:table-cell office:value-type="float" office:value="-7.0940000000000003" table:style-name="ce1">
            <text:p>-7.094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1" table:style-name="ce1">
            <text:p>1</text:p>
          </table:table-cell>
          <table:table-cell office:value-type="float" office:value="17.734000000000002" table:style-name="ce1">
            <text:p>17.7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66" table:style-name="ce1">
            <text:p>166</text:p>
          </table:table-cell>
          <table:table-cell office:value-type="float" office:value="4.4219999999999997" table:style-name="ce1">
            <text:p>4.422</text:p>
          </table:table-cell>
          <table:table-cell office:value-type="float" office:value="9.3520000000000003" table:style-name="ce1">
            <text:p>9.352</text:p>
          </table:table-cell>
          <table:table-cell office:value-type="float" office:value="87.016999999999996" table:style-name="ce1">
            <text:p>87.017</text:p>
          </table:table-cell>
          <table:table-cell office:value-type="float" office:value="-87.016999999999996" table:style-name="ce1">
            <text:p>-87.017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234.3" table:style-name="ce1">
            <text:p>234.3</text:p>
          </table:table-cell>
          <table:table-cell office:value-type="float" office:value="1" table:style-name="ce1">
            <text:p>1</text:p>
          </table:table-cell>
          <table:table-cell office:value-type="float" office:value="217.542" table:style-name="ce1">
            <text:p>217.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3999999999999996E-2" table:style-name="ce1">
            <text:p>0.074</text:p>
          </table:table-cell>
          <table:table-cell office:value-type="float" office:value="-7.3999999999999996E-2" table:style-name="ce1">
            <text:p>-0.074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186" table:style-name="ce1">
            <text:p>0.1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67" table:style-name="ce1">
            <text:p>167</text:p>
          </table:table-cell>
          <table:table-cell office:value-type="float" office:value="0.40500000000000003" table:style-name="ce1">
            <text:p>0.405</text:p>
          </table:table-cell>
          <table:table-cell office:value-type="float" office:value="-1.0999999999999999E-2" table:style-name="ce1">
            <text:p>-0.011</text:p>
          </table:table-cell>
          <table:table-cell office:value-type="float" office:value="0.33400000000000002" table:style-name="ce1">
            <text:p>0.334</text:p>
          </table:table-cell>
          <table:table-cell office:value-type="float" office:value="-0.33400000000000002" table:style-name="ce1">
            <text:p>-0.334</text:p>
          </table:table-cell>
          <table:table-cell office:value-type="float" office:value="1.0097" table:style-name="ce1">
            <text:p>1.0097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office:value-type="float" office:value="0.83599999999999997" table:style-name="ce1">
            <text:p>0.8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67" table:style-name="ce1">
            <text:p>167</text:p>
          </table:table-cell>
          <table:table-cell office:value-type="float" office:value="2.1970000000000001" table:style-name="ce1">
            <text:p>2.197</text:p>
          </table:table-cell>
          <table:table-cell office:value-type="float" office:value="-1.401" table:style-name="ce1">
            <text:p>-1.401</text:p>
          </table:table-cell>
          <table:table-cell office:value-type="float" office:value="43.23" table:style-name="ce1">
            <text:p>43.23</text:p>
          </table:table-cell>
          <table:table-cell office:value-type="float" office:value="-43.23" table:style-name="ce1">
            <text:p>-43.23</text:p>
          </table:table-cell>
          <table:table-cell office:value-type="float" office:value="1.0097" table:style-name="ce1">
            <text:p>1.0097</text:p>
          </table:table-cell>
          <table:table-cell office:value-type="float" office:value="116.4" table:style-name="ce1">
            <text:p>116.4</text:p>
          </table:table-cell>
          <table:table-cell office:value-type="float" office:value="1" table:style-name="ce1">
            <text:p>1</text:p>
          </table:table-cell>
          <table:table-cell office:value-type="float" office:value="108.075" table:style-name="ce1">
            <text:p>108.0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67" table:style-name="ce1">
            <text:p>167</text:p>
          </table:table-cell>
          <table:table-cell office:value-type="float" office:value="7.6820000000000004" table:style-name="ce1">
            <text:p>7.6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97" table:style-name="ce1">
            <text:p>1.0097</text:p>
          </table:table-cell>
          <table:table-cell office:value-type="float" office:value="36.9" table:style-name="ce1">
            <text:p>36.9</text:p>
          </table:table-cell>
          <table:table-cell office:value-type="float" office:value="1" table:style-name="ce1">
            <text:p>1</text:p>
          </table:table-cell>
          <table:table-cell office:value-type="float" office:value="36.9" table:style-name="ce1">
            <text:p>3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68" table:style-name="ce1">
            <text:p>168</text:p>
          </table:table-cell>
          <table:table-cell office:value-type="float" office:value="2.0720000000000001" table:style-name="ce1">
            <text:p>2.072</text:p>
          </table:table-cell>
          <table:table-cell office:value-type="float" office:value="-1.2809999999999999" table:style-name="ce1">
            <text:p>-1.281</text:p>
          </table:table-cell>
          <table:table-cell office:value-type="float" office:value="1.708" table:style-name="ce1">
            <text:p>1.708</text:p>
          </table:table-cell>
          <table:table-cell office:value-type="float" office:value="-1.708" table:style-name="ce1">
            <text:p>-1.708</text:p>
          </table:table-cell>
          <table:table-cell office:value-type="float" office:value="1.03" table:style-name="ce1">
            <text:p>1.03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1" table:style-name="ce1">
            <text:p>1</text:p>
          </table:table-cell>
          <table:table-cell office:value-type="float" office:value="4.2709999999999999" table:style-name="ce1">
            <text:p>4.2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69" table:style-name="ce1">
            <text:p>169</text:p>
          </table:table-cell>
          <table:table-cell office:value-type="float" office:value="2.88" table:style-name="ce1">
            <text:p>2.88</text:p>
          </table:table-cell>
          <table:table-cell office:value-type="float" office:value="33.445999999999998" table:style-name="ce1">
            <text:p>33.446</text:p>
          </table:table-cell>
          <table:table-cell office:value-type="float" office:value="56.673999999999999" table:style-name="ce1">
            <text:p>56.674</text:p>
          </table:table-cell>
          <table:table-cell office:value-type="float" office:value="-56.673999999999999" table:style-name="ce1">
            <text:p>-56.674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152.6" table:style-name="ce1">
            <text:p>152.6</text:p>
          </table:table-cell>
          <table:table-cell office:value-type="float" office:value="1" table:style-name="ce1">
            <text:p>1</text:p>
          </table:table-cell>
          <table:table-cell office:value-type="float" office:value="141.68600000000001" table:style-name="ce1">
            <text:p>141.6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69" table:style-name="ce1">
            <text:p>1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4510000000000001" table:style-name="ce1">
            <text:p>2.451</text:p>
          </table:table-cell>
          <table:table-cell office:value-type="float" office:value="-2.4510000000000001" table:style-name="ce1">
            <text:p>-2.451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6.6" table:style-name="ce1">
            <text:p>6.6</text:p>
          </table:table-cell>
          <table:table-cell office:value-type="float" office:value="0" table:style-name="ce1">
            <text:p>0</text:p>
          </table:table-cell>
          <table:table-cell office:value-type="float" office:value="6.1280000000000001" table:style-name="ce1">
            <text:p>6.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70" table:style-name="ce1">
            <text:p>170</text:p>
          </table:table-cell>
          <table:table-cell office:value-type="float" office:value="1.7589999999999999" table:style-name="ce1">
            <text:p>1.759</text:p>
          </table:table-cell>
          <table:table-cell office:value-type="float" office:value="13.805999999999999" table:style-name="ce1">
            <text:p>13.806</text:p>
          </table:table-cell>
          <table:table-cell office:value-type="float" office:value="34.613999999999997" table:style-name="ce1">
            <text:p>34.614</text:p>
          </table:table-cell>
          <table:table-cell office:value-type="float" office:value="-34.613999999999997" table:style-name="ce1">
            <text:p>-34.614</text:p>
          </table:table-cell>
          <table:table-cell office:value-type="float" office:value="1.0201" table:style-name="ce1">
            <text:p>1.0201</text:p>
          </table:table-cell>
          <table:table-cell office:value-type="float" office:value="93.2" table:style-name="ce1">
            <text:p>93.2</text:p>
          </table:table-cell>
          <table:table-cell office:value-type="float" office:value="1" table:style-name="ce1">
            <text:p>1</text:p>
          </table:table-cell>
          <table:table-cell office:value-type="float" office:value="86.534000000000006" table:style-name="ce1">
            <text:p>86.5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70" table:style-name="ce1">
            <text:p>170</text:p>
          </table:table-cell>
          <table:table-cell office:value-type="float" office:value="0.749" table:style-name="ce1">
            <text:p>0.7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1" table:style-name="ce1">
            <text:p>1.020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71" table:style-name="ce1">
            <text:p>171</text:p>
          </table:table-cell>
          <table:table-cell office:value-type="float" office:value="0.125" table:style-name="ce1">
            <text:p>0.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61" table:style-name="ce1">
            <text:p>1.0161</text:p>
          </table:table-cell>
          <table:table-cell office:value-type="float" office:value="0.6" table:style-name="ce1">
            <text:p>0.6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71" table:style-name="ce1">
            <text:p>1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569999999999999" table:style-name="ce1">
            <text:p>4.457</text:p>
          </table:table-cell>
          <table:table-cell office:value-type="float" office:value="-4.4569999999999999" table:style-name="ce1">
            <text:p>-4.457</text:p>
          </table:table-cell>
          <table:table-cell office:value-type="float" office:value="1.0161" table:style-name="ce1">
            <text:p>1.016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1.141999999999999" table:style-name="ce1">
            <text:p>11.1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72" table:style-name="ce1">
            <text:p>172</text:p>
          </table:table-cell>
          <table:table-cell office:value-type="float" office:value="1.012" table:style-name="ce1">
            <text:p>1.012</text:p>
          </table:table-cell>
          <table:table-cell office:value-type="float" office:value="-2.35" table:style-name="ce1">
            <text:p>-2.35</text:p>
          </table:table-cell>
          <table:table-cell office:value-type="float" office:value="19.907" table:style-name="ce1">
            <text:p>19.907</text:p>
          </table:table-cell>
          <table:table-cell office:value-type="float" office:value="-19.907" table:style-name="ce1">
            <text:p>-19.907</text:p>
          </table:table-cell>
          <table:table-cell office:value-type="float" office:value="1.0089999999999999" table:style-name="ce1">
            <text:p>1.009</text:p>
          </table:table-cell>
          <table:table-cell office:value-type="float" office:value="53.6" table:style-name="ce1">
            <text:p>53.6</text:p>
          </table:table-cell>
          <table:table-cell office:value-type="float" office:value="1" table:style-name="ce1">
            <text:p>1</text:p>
          </table:table-cell>
          <table:table-cell office:value-type="float" office:value="49.765999999999998" table:style-name="ce1">
            <text:p>49.7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72" table:style-name="ce1">
            <text:p>172</text:p>
          </table:table-cell>
          <table:table-cell office:value-type="float" office:value="6.87" table:style-name="ce1">
            <text:p>6.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89999999999999" table:style-name="ce1">
            <text:p>1.009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number-rows-repeated="3" table:style-name="ro1">
          <table:table-cell/>
          <table:table-cell office:value-type="float" office:value="173" table:style-name="ce1">
            <text:p>173</text:p>
          </table:table-cell>
          <table:table-cell office:value-type="float" office:value="30" table:style-name="ce1">
            <text:p>30</text:p>
          </table:table-cell>
          <table:table-cell office:value-type="float" office:value="0.43" table:style-name="ce1">
            <text:p>0.43</text:p>
          </table:table-cell>
          <table:table-cell office:value-type="float" office:value="15" table:style-name="ce1">
            <text:p>15</text:p>
          </table:table-cell>
          <table:table-cell office:value-type="float" office:value="-12" table:style-name="ce1">
            <text:p>-12</text:p>
          </table:table-cell>
          <table:table-cell office:value-type="float" office:value="1.0379" table:style-name="ce1">
            <text:p>1.0379</text:p>
          </table:table-cell>
          <table:table-cell office:value-type="float" office:value="33.54" table:style-name="ce1">
            <text:p>33.54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73" table:style-name="ce1">
            <text:p>173</text:p>
          </table:table-cell>
          <table:table-cell office:value-type="float" office:value="54" table:style-name="ce1">
            <text:p>54</text:p>
          </table:table-cell>
          <table:table-cell office:value-type="float" office:value="0.77400000000000002" table:style-name="ce1">
            <text:p>0.774</text:p>
          </table:table-cell>
          <table:table-cell office:value-type="float" office:value="27" table:style-name="ce1">
            <text:p>27</text:p>
          </table:table-cell>
          <table:table-cell office:value-type="float" office:value="-21.6" table:style-name="ce1">
            <text:p>-21.6</text:p>
          </table:table-cell>
          <table:table-cell office:value-type="float" office:value="1.0379" table:style-name="ce1">
            <text:p>1.0379</text:p>
          </table:table-cell>
          <table:table-cell office:value-type="float" office:value="60.37" table:style-name="ce1">
            <text:p>60.37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number-rows-repeated="2" table:style-name="ro1">
          <table:table-cell/>
          <table:table-cell office:value-type="float" office:value="174" table:style-name="ce1">
            <text:p>1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.5" table:style-name="ce1">
            <text:p>10.5</text:p>
          </table:table-cell>
          <table:table-cell office:value-type="float" office:value="-8.4" table:style-name="ce1">
            <text:p>-8.4</text:p>
          </table:table-cell>
          <table:table-cell office:value-type="float" office:value="1.0367999999999999" table:style-name="ce1">
            <text:p>1.0368</text:p>
          </table:table-cell>
          <table:table-cell office:value-type="float" office:value="23.48" table:style-name="ce1">
            <text:p>23.48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0.5" table:style-name="ce1">
            <text:p>1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number-rows-repeated="2" table:style-name="ro1">
          <table:table-cell/>
          <table:table-cell office:value-type="float" office:value="175" table:style-name="ce1">
            <text:p>1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-21.6" table:style-name="ce1">
            <text:p>-21.6</text:p>
          </table:table-cell>
          <table:table-cell office:value-type="float" office:value="1.0081" table:style-name="ce1">
            <text:p>1.0081</text:p>
          </table:table-cell>
          <table:table-cell office:value-type="float" office:value="60.37" table:style-name="ce1">
            <text:p>60.37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number-rows-repeated="2" table:style-name="ro1">
          <table:table-cell/>
          <table:table-cell office:value-type="float" office:value="176" table:style-name="ce1">
            <text:p>1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-8.8000000000000007" table:style-name="ce1">
            <text:p>-8.8</text:p>
          </table:table-cell>
          <table:table-cell office:value-type="float" office:value="1.0081" table:style-name="ce1">
            <text:p>1.0081</text:p>
          </table:table-cell>
          <table:table-cell office:value-type="float" office:value="24.6" table:style-name="ce1">
            <text:p>24.6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77" table:style-name="ce1">
            <text:p>177</text:p>
          </table:table-cell>
          <table:table-cell office:value-type="float" office:value="31" table:style-name="ce1">
            <text:p>31</text:p>
          </table:table-cell>
          <table:table-cell office:value-type="float" office:value="-0.26500000000000001" table:style-name="ce1">
            <text:p>-0.265</text:p>
          </table:table-cell>
          <table:table-cell office:value-type="float" office:value="17" table:style-name="ce1">
            <text:p>17</text:p>
          </table:table-cell>
          <table:table-cell office:value-type="float" office:value="-13.6" table:style-name="ce1">
            <text:p>-13.6</text:p>
          </table:table-cell>
          <table:table-cell office:value-type="float" office:value="1.0396000000000001" table:style-name="ce1">
            <text:p>1.0396</text:p>
          </table:table-cell>
          <table:table-cell office:value-type="float" office:value="38.01" table:style-name="ce1">
            <text:p>38.01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-34" table:style-name="ce1">
            <text:p>-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77" table:style-name="ce1">
            <text:p>1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-13.6" table:style-name="ce1">
            <text:p>-13.6</text:p>
          </table:table-cell>
          <table:table-cell office:value-type="float" office:value="1.0396000000000001" table:style-name="ce1">
            <text:p>1.0396</text:p>
          </table:table-cell>
          <table:table-cell office:value-type="float" office:value="38.01" table:style-name="ce1">
            <text:p>38.01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-34" table:style-name="ce1">
            <text:p>-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number-rows-repeated="2" table:style-name="ro1">
          <table:table-cell/>
          <table:table-cell office:value-type="float" office:value="178" table:style-name="ce1">
            <text:p>178</text:p>
          </table:table-cell>
          <table:table-cell office:value-type="float" office:value="28" table:style-name="ce1">
            <text:p>28</text:p>
          </table:table-cell>
          <table:table-cell office:value-type="float" office:value="0.47299999999999998" table:style-name="ce1">
            <text:p>0.473</text:p>
          </table:table-cell>
          <table:table-cell office:value-type="float" office:value="14.5" table:style-name="ce1">
            <text:p>14.5</text:p>
          </table:table-cell>
          <table:table-cell office:value-type="float" office:value="-11.6" table:style-name="ce1">
            <text:p>-11.6</text:p>
          </table:table-cell>
          <table:table-cell office:value-type="float" office:value="1.0266999999999999" table:style-name="ce1">
            <text:p>1.0267</text:p>
          </table:table-cell>
          <table:table-cell office:value-type="float" office:value="32.42" table:style-name="ce1">
            <text:p>32.42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14.5" table:style-name="ce1">
            <text:p>1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79" table:style-name="ce1">
            <text:p>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.25" table:style-name="ce1">
            <text:p>31.25</text:p>
          </table:table-cell>
          <table:table-cell office:value-type="float" office:value="-25" table:style-name="ce1">
            <text:p>-25</text:p>
          </table:table-cell>
          <table:table-cell office:value-type="float" office:value="1.0348999999999999" table:style-name="ce1">
            <text:p>1.0349</text:p>
          </table:table-cell>
          <table:table-cell office:value-type="float" office:value="69.88" table:style-name="ce1">
            <text:p>69.88</text:p>
          </table:table-cell>
          <table:table-cell office:value-type="float" office:value="0" table:style-name="ce1">
            <text:p>0</text:p>
          </table:table-cell>
          <table:table-cell office:value-type="float" office:value="62.5" table:style-name="ce1">
            <text:p>62.5</text:p>
          </table:table-cell>
          <table:table-cell office:value-type="float" office:value="31.25" table:style-name="ce1">
            <text:p>31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79" table:style-name="ce1">
            <text:p>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.25" table:style-name="ce1">
            <text:p>31.25</text:p>
          </table:table-cell>
          <table:table-cell office:value-type="float" office:value="-25" table:style-name="ce1">
            <text:p>-25</text:p>
          </table:table-cell>
          <table:table-cell office:value-type="float" office:value="1.0348999999999999" table:style-name="ce1">
            <text:p>1.0349</text:p>
          </table:table-cell>
          <table:table-cell office:value-type="float" office:value="69.88" table:style-name="ce1">
            <text:p>69.88</text:p>
          </table:table-cell>
          <table:table-cell office:value-type="float" office:value="0" table:style-name="ce1">
            <text:p>0</text:p>
          </table:table-cell>
          <table:table-cell office:value-type="float" office:value="62.5" table:style-name="ce1">
            <text:p>62.5</text:p>
          </table:table-cell>
          <table:table-cell office:value-type="float" office:value="-62.5" table:style-name="ce1">
            <text:p>-6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number-rows-repeated="3" table:style-name="ro1">
          <table:table-cell/>
          <table:table-cell office:value-type="float" office:value="181" table:style-name="ce1">
            <text:p>181</text:p>
          </table:table-cell>
          <table:table-cell office:value-type="float" office:value="41" table:style-name="ce1">
            <text:p>41</text:p>
          </table:table-cell>
          <table:table-cell office:value-type="float" office:value="2.04" table:style-name="ce1">
            <text:p>2.04</text:p>
          </table:table-cell>
          <table:table-cell office:value-type="float" office:value="22" table:style-name="ce1">
            <text:p>22</text:p>
          </table:table-cell>
          <table:table-cell office:value-type="float" office:value="-17.600000000000001" table:style-name="ce1">
            <text:p>-17.6</text:p>
          </table:table-cell>
          <table:table-cell office:value-type="float" office:value="1.0359" table:style-name="ce1">
            <text:p>1.0359</text:p>
          </table:table-cell>
          <table:table-cell office:value-type="float" office:value="49.19" table:style-name="ce1">
            <text:p>49.19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82" table:style-name="ce1">
            <text:p>1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.75" table:style-name="ce1">
            <text:p>47.75</text:p>
          </table:table-cell>
          <table:table-cell office:value-type="float" office:value="-38.200000000000003" table:style-name="ce1">
            <text:p>-38.2</text:p>
          </table:table-cell>
          <table:table-cell office:value-type="float" office:value="1.0373000000000001" table:style-name="ce1">
            <text:p>1.0373</text:p>
          </table:table-cell>
          <table:table-cell office:value-type="float" office:value="106.77" table:style-name="ce1">
            <text:p>106.77</text:p>
          </table:table-cell>
          <table:table-cell office:value-type="float" office:value="0" table:style-name="ce1">
            <text:p>0</text:p>
          </table:table-cell>
          <table:table-cell office:value-type="float" office:value="95.5" table:style-name="ce1">
            <text:p>95.5</text:p>
          </table:table-cell>
          <table:table-cell office:value-type="float" office:value="-95.5" table:style-name="ce1">
            <text:p>-9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82" table:style-name="ce1">
            <text:p>182</text:p>
          </table:table-cell>
          <table:table-cell office:value-type="float" office:value="86" table:style-name="ce1">
            <text:p>86</text:p>
          </table:table-cell>
          <table:table-cell office:value-type="float" office:value="1.0569999999999999" table:style-name="ce1">
            <text:p>1.057</text:p>
          </table:table-cell>
          <table:table-cell office:value-type="float" office:value="47.75" table:style-name="ce1">
            <text:p>47.75</text:p>
          </table:table-cell>
          <table:table-cell office:value-type="float" office:value="-38.200000000000003" table:style-name="ce1">
            <text:p>-38.2</text:p>
          </table:table-cell>
          <table:table-cell office:value-type="float" office:value="1.0373000000000001" table:style-name="ce1">
            <text:p>1.0373</text:p>
          </table:table-cell>
          <table:table-cell office:value-type="float" office:value="106.77" table:style-name="ce1">
            <text:p>106.77</text:p>
          </table:table-cell>
          <table:table-cell office:value-type="float" office:value="1" table:style-name="ce1">
            <text:p>1</text:p>
          </table:table-cell>
          <table:table-cell office:value-type="float" office:value="95.5" table:style-name="ce1">
            <text:p>95.5</text:p>
          </table:table-cell>
          <table:table-cell office:value-type="float" office:value="-95.5" table:style-name="ce1">
            <text:p>-9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83" table:style-name="ce1">
            <text:p>183</text:p>
          </table:table-cell>
          <table:table-cell office:value-type="float" office:value="295" table:style-name="ce1">
            <text:p>295</text:p>
          </table:table-cell>
          <table:table-cell office:value-type="float" office:value="3.516" table:style-name="ce1">
            <text:p>3.516</text:p>
          </table:table-cell>
          <table:table-cell office:value-type="float" office:value="177" table:style-name="ce1">
            <text:p>177</text:p>
          </table:table-cell>
          <table:table-cell office:value-type="float" office:value="-88.5" table:style-name="ce1">
            <text:p>-88.5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344.03" table:style-name="ce1">
            <text:p>344.03</text:p>
          </table:table-cell>
          <table:table-cell office:value-type="float" office:value="1" table:style-name="ce1">
            <text:p>1</text:p>
          </table:table-cell>
          <table:table-cell office:value-type="float" office:value="295" table:style-name="ce1">
            <text:p>295</text:p>
          </table:table-cell>
          <table:table-cell office:value-type="float" office:value="118" table:style-name="ce1">
            <text:p>1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87" table:style-name="ce1">
            <text:p>1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.5" table:style-name="ce1">
            <text:p>26.5</text:p>
          </table:table-cell>
          <table:table-cell office:value-type="float" office:value="-21.2" table:style-name="ce1">
            <text:p>-21.2</text:p>
          </table:table-cell>
          <table:table-cell office:value-type="float" office:value="1.0164" table:style-name="ce1">
            <text:p>1.0164</text:p>
          </table:table-cell>
          <table:table-cell office:value-type="float" office:value="59.26" table:style-name="ce1">
            <text:p>59.26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26.5" table:style-name="ce1">
            <text:p>2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88" table:style-name="ce1">
            <text:p>1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.5" table:style-name="ce1">
            <text:p>26.5</text:p>
          </table:table-cell>
          <table:table-cell office:value-type="float" office:value="-21.2" table:style-name="ce1">
            <text:p>-21.2</text:p>
          </table:table-cell>
          <table:table-cell office:value-type="float" office:value="1.0164" table:style-name="ce1">
            <text:p>1.0164</text:p>
          </table:table-cell>
          <table:table-cell office:value-type="float" office:value="59.26" table:style-name="ce1">
            <text:p>59.26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26.5" table:style-name="ce1">
            <text:p>2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89" table:style-name="ce1">
            <text:p>1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.5" table:style-name="ce1">
            <text:p>26.5</text:p>
          </table:table-cell>
          <table:table-cell office:value-type="float" office:value="-21.2" table:style-name="ce1">
            <text:p>-21.2</text:p>
          </table:table-cell>
          <table:table-cell office:value-type="float" office:value="1.0164" table:style-name="ce1">
            <text:p>1.0164</text:p>
          </table:table-cell>
          <table:table-cell office:value-type="float" office:value="59.26" table:style-name="ce1">
            <text:p>59.26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26.5" table:style-name="ce1">
            <text:p>2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91" table:style-name="ce1">
            <text:p>191</text:p>
          </table:table-cell>
          <table:table-cell office:value-type="float" office:value="60" table:style-name="ce1">
            <text:p>60</text:p>
          </table:table-cell>
          <table:table-cell office:value-type="float" office:value="-1.4710000000000001" table:style-name="ce1">
            <text:p>-1.471</text:p>
          </table:table-cell>
          <table:table-cell office:value-type="float" office:value="30" table:style-name="ce1">
            <text:p>30</text:p>
          </table:table-cell>
          <table:table-cell office:value-type="float" office:value="-24" table:style-name="ce1">
            <text:p>-24</text:p>
          </table:table-cell>
          <table:table-cell office:value-type="float" office:value="1.0454000000000001" table:style-name="ce1">
            <text:p>1.0454</text:p>
          </table:table-cell>
          <table:table-cell office:value-type="float" office:value="67.08" table:style-name="ce1">
            <text:p>67.08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91" table:style-name="ce1">
            <text:p>191</text:p>
          </table:table-cell>
          <table:table-cell office:value-type="float" office:value="59" table:style-name="ce1">
            <text:p>59</text:p>
          </table:table-cell>
          <table:table-cell office:value-type="float" office:value="-1.4710000000000001" table:style-name="ce1">
            <text:p>-1.471</text:p>
          </table:table-cell>
          <table:table-cell office:value-type="float" office:value="30" table:style-name="ce1">
            <text:p>30</text:p>
          </table:table-cell>
          <table:table-cell office:value-type="float" office:value="-24" table:style-name="ce1">
            <text:p>-24</text:p>
          </table:table-cell>
          <table:table-cell office:value-type="float" office:value="1.0454000000000001" table:style-name="ce1">
            <text:p>1.0454</text:p>
          </table:table-cell>
          <table:table-cell office:value-type="float" office:value="67.08" table:style-name="ce1">
            <text:p>67.08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91" table:style-name="ce1">
            <text:p>191</text:p>
          </table:table-cell>
          <table:table-cell office:value-type="float" office:value="60" table:style-name="ce1">
            <text:p>60</text:p>
          </table:table-cell>
          <table:table-cell office:value-type="float" office:value="-1.4710000000000001" table:style-name="ce1">
            <text:p>-1.471</text:p>
          </table:table-cell>
          <table:table-cell office:value-type="float" office:value="30" table:style-name="ce1">
            <text:p>30</text:p>
          </table:table-cell>
          <table:table-cell office:value-type="float" office:value="-24" table:style-name="ce1">
            <text:p>-24</text:p>
          </table:table-cell>
          <table:table-cell office:value-type="float" office:value="1.0454000000000001" table:style-name="ce1">
            <text:p>1.0454</text:p>
          </table:table-cell>
          <table:table-cell office:value-type="float" office:value="67.08" table:style-name="ce1">
            <text:p>67.08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91" table:style-name="ce1">
            <text:p>1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4.5" table:style-name="ce1">
            <text:p>94.5</text:p>
          </table:table-cell>
          <table:table-cell office:value-type="float" office:value="-75.599999999999994" table:style-name="ce1">
            <text:p>-75.6</text:p>
          </table:table-cell>
          <table:table-cell office:value-type="float" office:value="1.0454000000000001" table:style-name="ce1">
            <text:p>1.0454</text:p>
          </table:table-cell>
          <table:table-cell office:value-type="float" office:value="211.31" table:style-name="ce1">
            <text:p>211.31</text:p>
          </table:table-cell>
          <table:table-cell office:value-type="float" office:value="0" table:style-name="ce1">
            <text:p>0</text:p>
          </table:table-cell>
          <table:table-cell office:value-type="float" office:value="189" table:style-name="ce1">
            <text:p>189</text:p>
          </table:table-cell>
          <table:table-cell office:value-type="float" office:value="94.5" table:style-name="ce1">
            <text:p>9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92" table:style-name="ce1">
            <text:p>192</text:p>
          </table:table-cell>
          <table:table-cell office:value-type="float" office:value="60" table:style-name="ce1">
            <text:p>60</text:p>
          </table:table-cell>
          <table:table-cell office:value-type="float" office:value="0.97199999999999998" table:style-name="ce1">
            <text:p>0.972</text:p>
          </table:table-cell>
          <table:table-cell office:value-type="float" office:value="40" table:style-name="ce1">
            <text:p>40</text:p>
          </table:table-cell>
          <table:table-cell office:value-type="float" office:value="-32" table:style-name="ce1">
            <text:p>-32</text:p>
          </table:table-cell>
          <table:table-cell office:value-type="float" office:value="1.0421" table:style-name="ce1">
            <text:p>1.0421</text:p>
          </table:table-cell>
          <table:table-cell office:value-type="float" office:value="89.44" table:style-name="ce1">
            <text:p>89.44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92" table:style-name="ce1">
            <text:p>192</text:p>
          </table:table-cell>
          <table:table-cell office:value-type="float" office:value="58" table:style-name="ce1">
            <text:p>58</text:p>
          </table:table-cell>
          <table:table-cell office:value-type="float" office:value="0.97199999999999998" table:style-name="ce1">
            <text:p>0.972</text:p>
          </table:table-cell>
          <table:table-cell office:value-type="float" office:value="40" table:style-name="ce1">
            <text:p>40</text:p>
          </table:table-cell>
          <table:table-cell office:value-type="float" office:value="-32" table:style-name="ce1">
            <text:p>-32</text:p>
          </table:table-cell>
          <table:table-cell office:value-type="float" office:value="1.0421" table:style-name="ce1">
            <text:p>1.0421</text:p>
          </table:table-cell>
          <table:table-cell office:value-type="float" office:value="89.44" table:style-name="ce1">
            <text:p>89.44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92" table:style-name="ce1">
            <text:p>192</text:p>
          </table:table-cell>
          <table:table-cell office:value-type="float" office:value="60" table:style-name="ce1">
            <text:p>60</text:p>
          </table:table-cell>
          <table:table-cell office:value-type="float" office:value="0.97199999999999998" table:style-name="ce1">
            <text:p>0.972</text:p>
          </table:table-cell>
          <table:table-cell office:value-type="float" office:value="40" table:style-name="ce1">
            <text:p>40</text:p>
          </table:table-cell>
          <table:table-cell office:value-type="float" office:value="-32" table:style-name="ce1">
            <text:p>-32</text:p>
          </table:table-cell>
          <table:table-cell office:value-type="float" office:value="1.0421" table:style-name="ce1">
            <text:p>1.0421</text:p>
          </table:table-cell>
          <table:table-cell office:value-type="float" office:value="89.44" table:style-name="ce1">
            <text:p>89.44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94" table:style-name="ce1">
            <text:p>194</text:p>
          </table:table-cell>
          <table:table-cell office:value-type="float" office:value="79" table:style-name="ce1">
            <text:p>79</text:p>
          </table:table-cell>
          <table:table-cell office:value-type="float" office:value="5.5549999999999997" table:style-name="ce1">
            <text:p>5.555</text:p>
          </table:table-cell>
          <table:table-cell office:value-type="float" office:value="40" table:style-name="ce1">
            <text:p>40</text:p>
          </table:table-cell>
          <table:table-cell office:value-type="float" office:value="-32" table:style-name="ce1">
            <text:p>-32</text:p>
          </table:table-cell>
          <table:table-cell office:value-type="float" office:value="1.0390999999999999" table:style-name="ce1">
            <text:p>1.0391</text:p>
          </table:table-cell>
          <table:table-cell office:value-type="float" office:value="89.44" table:style-name="ce1">
            <text:p>89.44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94" table:style-name="ce1">
            <text:p>194</text:p>
          </table:table-cell>
          <table:table-cell office:value-type="float" office:value="78" table:style-name="ce1">
            <text:p>78</text:p>
          </table:table-cell>
          <table:table-cell office:value-type="float" office:value="5.5549999999999997" table:style-name="ce1">
            <text:p>5.555</text:p>
          </table:table-cell>
          <table:table-cell office:value-type="float" office:value="40" table:style-name="ce1">
            <text:p>40</text:p>
          </table:table-cell>
          <table:table-cell office:value-type="float" office:value="-32" table:style-name="ce1">
            <text:p>-32</text:p>
          </table:table-cell>
          <table:table-cell office:value-type="float" office:value="1.0390999999999999" table:style-name="ce1">
            <text:p>1.0391</text:p>
          </table:table-cell>
          <table:table-cell office:value-type="float" office:value="89.44" table:style-name="ce1">
            <text:p>89.44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94" table:style-name="ce1">
            <text:p>1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-32" table:style-name="ce1">
            <text:p>-32</text:p>
          </table:table-cell>
          <table:table-cell office:value-type="float" office:value="1.0390999999999999" table:style-name="ce1">
            <text:p>1.0391</text:p>
          </table:table-cell>
          <table:table-cell office:value-type="float" office:value="89.44" table:style-name="ce1">
            <text:p>89.44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number-rows-repeated="2" table:style-name="ro1">
          <table:table-cell/>
          <table:table-cell office:value-type="float" office:value="195" table:style-name="ce1">
            <text:p>195</text:p>
          </table:table-cell>
          <table:table-cell office:value-type="float" office:value="71" table:style-name="ce1">
            <text:p>71</text:p>
          </table:table-cell>
          <table:table-cell office:value-type="float" office:value="2.6269999999999998" table:style-name="ce1">
            <text:p>2.627</text:p>
          </table:table-cell>
          <table:table-cell office:value-type="float" office:value="56" table:style-name="ce1">
            <text:p>56</text:p>
          </table:table-cell>
          <table:table-cell office:value-type="float" office:value="-44.8" table:style-name="ce1">
            <text:p>-44.8</text:p>
          </table:table-cell>
          <table:table-cell office:value-type="float" office:value="1.0307999999999999" table:style-name="ce1">
            <text:p>1.0308</text:p>
          </table:table-cell>
          <table:table-cell office:value-type="float" office:value="125.22" table:style-name="ce1">
            <text:p>125.22</text:p>
          </table:table-cell>
          <table:table-cell office:value-type="float" office:value="1" table:style-name="ce1">
            <text:p>1</text:p>
          </table:table-cell>
          <table:table-cell office:value-type="float" office:value="112" table:style-name="ce1">
            <text:p>112</text:p>
          </table:table-cell>
          <table:table-cell office:value-type="float" office:value="-112" table:style-name="ce1">
            <text:p>-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95" table:style-name="ce1">
            <text:p>195</text:p>
          </table:table-cell>
          <table:table-cell office:value-type="float" office:value="70" table:style-name="ce1">
            <text:p>70</text:p>
          </table:table-cell>
          <table:table-cell office:value-type="float" office:value="2.6269999999999998" table:style-name="ce1">
            <text:p>2.627</text:p>
          </table:table-cell>
          <table:table-cell office:value-type="float" office:value="56" table:style-name="ce1">
            <text:p>56</text:p>
          </table:table-cell>
          <table:table-cell office:value-type="float" office:value="-44.8" table:style-name="ce1">
            <text:p>-44.8</text:p>
          </table:table-cell>
          <table:table-cell office:value-type="float" office:value="1.0307999999999999" table:style-name="ce1">
            <text:p>1.0308</text:p>
          </table:table-cell>
          <table:table-cell office:value-type="float" office:value="125.22" table:style-name="ce1">
            <text:p>125.22</text:p>
          </table:table-cell>
          <table:table-cell office:value-type="float" office:value="1" table:style-name="ce1">
            <text:p>1</text:p>
          </table:table-cell>
          <table:table-cell office:value-type="float" office:value="112" table:style-name="ce1">
            <text:p>112</text:p>
          </table:table-cell>
          <table:table-cell office:value-type="float" office:value="-112" table:style-name="ce1">
            <text:p>-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96" table:style-name="ce1">
            <text:p>196</text:p>
          </table:table-cell>
          <table:table-cell office:value-type="float" office:value="42" table:style-name="ce1">
            <text:p>42</text:p>
          </table:table-cell>
          <table:table-cell office:value-type="float" office:value="0.28699999999999998" table:style-name="ce1">
            <text:p>0.287</text:p>
          </table:table-cell>
          <table:table-cell office:value-type="float" office:value="31" table:style-name="ce1">
            <text:p>31</text:p>
          </table:table-cell>
          <table:table-cell office:value-type="float" office:value="-24.8" table:style-name="ce1">
            <text:p>-24.8</text:p>
          </table:table-cell>
          <table:table-cell office:value-type="float" office:value="1.0399" table:style-name="ce1">
            <text:p>1.0399</text:p>
          </table:table-cell>
          <table:table-cell office:value-type="float" office:value="69.319999999999993" table:style-name="ce1">
            <text:p>69.32</text:p>
          </table:table-cell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96" table:style-name="ce1">
            <text:p>1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-24.8" table:style-name="ce1">
            <text:p>-24.8</text:p>
          </table:table-cell>
          <table:table-cell office:value-type="float" office:value="1.0399" table:style-name="ce1">
            <text:p>1.0399</text:p>
          </table:table-cell>
          <table:table-cell office:value-type="float" office:value="69.319999999999993" table:style-name="ce1">
            <text:p>69.32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96" table:style-name="ce1">
            <text:p>196</text:p>
          </table:table-cell>
          <table:table-cell office:value-type="float" office:value="40" table:style-name="ce1">
            <text:p>40</text:p>
          </table:table-cell>
          <table:table-cell office:value-type="float" office:value="0.28699999999999998" table:style-name="ce1">
            <text:p>0.287</text:p>
          </table:table-cell>
          <table:table-cell office:value-type="float" office:value="31" table:style-name="ce1">
            <text:p>31</text:p>
          </table:table-cell>
          <table:table-cell office:value-type="float" office:value="-24.8" table:style-name="ce1">
            <text:p>-24.8</text:p>
          </table:table-cell>
          <table:table-cell office:value-type="float" office:value="1.0399" table:style-name="ce1">
            <text:p>1.0399</text:p>
          </table:table-cell>
          <table:table-cell office:value-type="float" office:value="69.319999999999993" table:style-name="ce1">
            <text:p>69.32</text:p>
          </table:table-cell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number-rows-repeated="2" table:style-name="ro1">
          <table:table-cell/>
          <table:table-cell office:value-type="float" office:value="198" table:style-name="ce1">
            <text:p>198</text:p>
          </table:table-cell>
          <table:table-cell office:value-type="float" office:value="75" table:style-name="ce1">
            <text:p>75</text:p>
          </table:table-cell>
          <table:table-cell office:value-type="float" office:value="-0.434" table:style-name="ce1">
            <text:p>-0.434</text:p>
          </table:table-cell>
          <table:table-cell office:value-type="float" office:value="38.25" table:style-name="ce1">
            <text:p>38.25</text:p>
          </table:table-cell>
          <table:table-cell office:value-type="float" office:value="-30.6" table:style-name="ce1">
            <text:p>-30.6</text:p>
          </table:table-cell>
          <table:table-cell office:value-type="float" office:value="1.0427" table:style-name="ce1">
            <text:p>1.0427</text:p>
          </table:table-cell>
          <table:table-cell office:value-type="float" office:value="85.53" table:style-name="ce1">
            <text:p>85.53</text:p>
          </table:table-cell>
          <table:table-cell office:value-type="float" office:value="1" table:style-name="ce1">
            <text:p>1</text:p>
          </table:table-cell>
          <table:table-cell office:value-type="float" office:value="76.5" table:style-name="ce1">
            <text:p>76.5</text:p>
          </table:table-cell>
          <table:table-cell office:value-type="float" office:value="-76.5" table:style-name="ce1">
            <text:p>-7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.5" table:style-name="ce1">
            <text:p>32.5</text:p>
          </table:table-cell>
          <table:table-cell office:value-type="float" office:value="-26" table:style-name="ce1">
            <text:p>-26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72.67" table:style-name="ce1">
            <text:p>72.67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32.5" table:style-name="ce1">
            <text:p>3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01" table:style-name="ce1">
            <text:p>201</text:p>
          </table:table-cell>
          <table:table-cell office:value-type="float" office:value="45" table:style-name="ce1">
            <text:p>45</text:p>
          </table:table-cell>
          <table:table-cell office:value-type="float" office:value="-1.016" table:style-name="ce1">
            <text:p>-1.016</text:p>
          </table:table-cell>
          <table:table-cell office:value-type="float" office:value="32.5" table:style-name="ce1">
            <text:p>32.5</text:p>
          </table:table-cell>
          <table:table-cell office:value-type="float" office:value="-26" table:style-name="ce1">
            <text:p>-26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72.67" table:style-name="ce1">
            <text:p>72.67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32.5" table:style-name="ce1">
            <text:p>3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02" table:style-name="ce1">
            <text:p>202</text:p>
          </table:table-cell>
          <table:table-cell office:value-type="float" office:value="44" table:style-name="ce1">
            <text:p>44</text:p>
          </table:table-cell>
          <table:table-cell office:value-type="float" office:value="-0.84499999999999997" table:style-name="ce1">
            <text:p>-0.845</text:p>
          </table:table-cell>
          <table:table-cell office:value-type="float" office:value="32.5" table:style-name="ce1">
            <text:p>32.5</text:p>
          </table:table-cell>
          <table:table-cell office:value-type="float" office:value="-26" table:style-name="ce1">
            <text:p>-26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72.67" table:style-name="ce1">
            <text:p>72.67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32.5" table:style-name="ce1">
            <text:p>3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03" table:style-name="ce1">
            <text:p>203</text:p>
          </table:table-cell>
          <table:table-cell office:value-type="float" office:value="150" table:style-name="ce1">
            <text:p>150</text:p>
          </table:table-cell>
          <table:table-cell office:value-type="float" office:value="-15.13" table:style-name="ce1">
            <text:p>-15.13</text:p>
          </table:table-cell>
          <table:table-cell office:value-type="float" office:value="122.5" table:style-name="ce1">
            <text:p>122.5</text:p>
          </table:table-cell>
          <table:table-cell office:value-type="float" office:value="-98" table:style-name="ce1">
            <text:p>-98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273.92" table:style-name="ce1">
            <text:p>273.92</text:p>
          </table:table-cell>
          <table:table-cell office:value-type="float" office:value="1" table:style-name="ce1">
            <text:p>1</text:p>
          </table:table-cell>
          <table:table-cell office:value-type="float" office:value="245" table:style-name="ce1">
            <text:p>245</text:p>
          </table:table-cell>
          <table:table-cell office:value-type="float" office:value="122.5" table:style-name="ce1">
            <text:p>12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06" table:style-name="ce1">
            <text:p>2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-28" table:style-name="ce1">
            <text:p>-28</text:p>
          </table:table-cell>
          <table:table-cell office:value-type="float" office:value="1.0295000000000001" table:style-name="ce1">
            <text:p>1.0295</text:p>
          </table:table-cell>
          <table:table-cell office:value-type="float" office:value="78.260000000000005" table:style-name="ce1">
            <text:p>78.26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07" table:style-name="ce1">
            <text:p>207</text:p>
          </table:table-cell>
          <table:table-cell office:value-type="float" office:value="63" table:style-name="ce1">
            <text:p>63</text:p>
          </table:table-cell>
          <table:table-cell office:value-type="float" office:value="4.2359999999999998" table:style-name="ce1">
            <text:p>4.236</text:p>
          </table:table-cell>
          <table:table-cell office:value-type="float" office:value="35" table:style-name="ce1">
            <text:p>35</text:p>
          </table:table-cell>
          <table:table-cell office:value-type="float" office:value="-28" table:style-name="ce1">
            <text:p>-28</text:p>
          </table:table-cell>
          <table:table-cell office:value-type="float" office:value="1.0296000000000001" table:style-name="ce1">
            <text:p>1.0296</text:p>
          </table:table-cell>
          <table:table-cell office:value-type="float" office:value="78.260000000000005" table:style-name="ce1">
            <text:p>78.26</text:p>
          </table:table-cell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18" table:style-name="ce1">
            <text:p>218</text:p>
          </table:table-cell>
          <table:table-cell office:value-type="float" office:value="49" table:style-name="ce1">
            <text:p>49</text:p>
          </table:table-cell>
          <table:table-cell office:value-type="float" office:value="1.2609999999999999" table:style-name="ce1">
            <text:p>1.261</text:p>
          </table:table-cell>
          <table:table-cell office:value-type="float" office:value="33.5" table:style-name="ce1">
            <text:p>33.5</text:p>
          </table:table-cell>
          <table:table-cell office:value-type="float" office:value="-26.8" table:style-name="ce1">
            <text:p>-26.8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74.91" table:style-name="ce1">
            <text:p>74.91</text:p>
          </table:table-cell>
          <table:table-cell office:value-type="float" office:value="1" table:style-name="ce1">
            <text:p>1</text:p>
          </table:table-cell>
          <table:table-cell office:value-type="float" office:value="67" table:style-name="ce1">
            <text:p>67</text:p>
          </table:table-cell>
          <table:table-cell office:value-type="float" office:value="33.5" table:style-name="ce1">
            <text:p>3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number-rows-repeated="2" table:style-name="ro1">
          <table:table-cell/>
          <table:table-cell office:value-type="float" office:value="218" table:style-name="ce1">
            <text:p>218</text:p>
          </table:table-cell>
          <table:table-cell office:value-type="float" office:value="51" table:style-name="ce1">
            <text:p>51</text:p>
          </table:table-cell>
          <table:table-cell office:value-type="float" office:value="1.2609999999999999" table:style-name="ce1">
            <text:p>1.261</text:p>
          </table:table-cell>
          <table:table-cell office:value-type="float" office:value="33.5" table:style-name="ce1">
            <text:p>33.5</text:p>
          </table:table-cell>
          <table:table-cell office:value-type="float" office:value="-26.8" table:style-name="ce1">
            <text:p>-26.8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74.91" table:style-name="ce1">
            <text:p>74.91</text:p>
          </table:table-cell>
          <table:table-cell office:value-type="float" office:value="1" table:style-name="ce1">
            <text:p>1</text:p>
          </table:table-cell>
          <table:table-cell office:value-type="float" office:value="67" table:style-name="ce1">
            <text:p>67</text:p>
          </table:table-cell>
          <table:table-cell office:value-type="float" office:value="33.5" table:style-name="ce1">
            <text:p>3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number-rows-repeated="3" table:style-name="ro1">
          <table:table-cell/>
          <table:table-cell office:value-type="float" office:value="220" table:style-name="ce1">
            <text:p>220</text:p>
          </table:table-cell>
          <table:table-cell office:value-type="float" office:value="280" table:style-name="ce1">
            <text:p>280</text:p>
          </table:table-cell>
          <table:table-cell office:value-type="float" office:value="26.376999999999999" table:style-name="ce1">
            <text:p>26.377</text:p>
          </table:table-cell>
          <table:table-cell office:value-type="float" office:value="198" table:style-name="ce1">
            <text:p>198</text:p>
          </table:table-cell>
          <table:table-cell office:value-type="float" office:value="-99" table:style-name="ce1">
            <text:p>-99</text:p>
          </table:table-cell>
          <table:table-cell office:value-type="float" office:value="1.0305" table:style-name="ce1">
            <text:p>1.0305</text:p>
          </table:table-cell>
          <table:table-cell office:value-type="float" office:value="384.84" table:style-name="ce1">
            <text:p>384.84</text:p>
          </table:table-cell>
          <table:table-cell office:value-type="float" office:value="1" table:style-name="ce1">
            <text:p>1</text:p>
          </table:table-cell>
          <table:table-cell office:value-type="float" office:value="330" table:style-name="ce1">
            <text:p>330</text:p>
          </table:table-cell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22" table:style-name="ce1">
            <text:p>222</text:p>
          </table:table-cell>
          <table:table-cell office:value-type="float" office:value="237" table:style-name="ce1">
            <text:p>237</text:p>
          </table:table-cell>
          <table:table-cell office:value-type="float" office:value="26.257999999999999" table:style-name="ce1">
            <text:p>26.258</text:p>
          </table:table-cell>
          <table:table-cell office:value-type="float" office:value="235.2" table:style-name="ce1">
            <text:p>235.2</text:p>
          </table:table-cell>
          <table:table-cell office:value-type="float" office:value="-117.6" table:style-name="ce1">
            <text:p>-117.6</text:p>
          </table:table-cell>
          <table:table-cell office:value-type="float" office:value="1.024" table:style-name="ce1">
            <text:p>1.024</text:p>
          </table:table-cell>
          <table:table-cell office:value-type="float" office:value="457.15" table:style-name="ce1">
            <text:p>457.15</text:p>
          </table:table-cell>
          <table:table-cell office:value-type="float" office:value="1" table:style-name="ce1">
            <text:p>1</text:p>
          </table:table-cell>
          <table:table-cell office:value-type="float" office:value="392" table:style-name="ce1">
            <text:p>392</text:p>
          </table:table-cell>
          <table:table-cell office:value-type="float" office:value="235.2" table:style-name="ce1">
            <text:p>23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25" table:style-name="ce1">
            <text:p>225</text:p>
          </table:table-cell>
          <table:table-cell office:value-type="float" office:value="191" table:style-name="ce1">
            <text:p>191</text:p>
          </table:table-cell>
          <table:table-cell office:value-type="float" office:value="-24.568000000000001" table:style-name="ce1">
            <text:p>-24.568</text:p>
          </table:table-cell>
          <table:table-cell office:value-type="float" office:value="95.5" table:style-name="ce1">
            <text:p>95.5</text:p>
          </table:table-cell>
          <table:table-cell office:value-type="float" office:value="-76.400000000000006" table:style-name="ce1">
            <text:p>-76.4</text:p>
          </table:table-cell>
          <table:table-cell office:value-type="float" office:value="1.0483" table:style-name="ce1">
            <text:p>1.0483</text:p>
          </table:table-cell>
          <table:table-cell office:value-type="float" office:value="213.54" table:style-name="ce1">
            <text:p>213.54</text:p>
          </table:table-cell>
          <table:table-cell office:value-type="float" office:value="1" table:style-name="ce1">
            <text:p>1</text:p>
          </table:table-cell>
          <table:table-cell office:value-type="float" office:value="191" table:style-name="ce1">
            <text:p>191</text:p>
          </table:table-cell>
          <table:table-cell office:value-type="float" office:value="95.5" table:style-name="ce1">
            <text:p>9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27" table:style-name="ce1">
            <text:p>227</text:p>
          </table:table-cell>
          <table:table-cell office:value-type="float" office:value="104" table:style-name="ce1">
            <text:p>104</text:p>
          </table:table-cell>
          <table:table-cell office:value-type="float" office:value="-8.6120000000000001" table:style-name="ce1">
            <text:p>-8.612</text:p>
          </table:table-cell>
          <table:table-cell office:value-type="float" office:value="60" table:style-name="ce1">
            <text:p>60</text:p>
          </table:table-cell>
          <table:table-cell office:value-type="float" office:value="-48" table:style-name="ce1">
            <text:p>-48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34.16" table:style-name="ce1">
            <text:p>134.16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-120" table:style-name="ce1">
            <text:p>-1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27" table:style-name="ce1">
            <text:p>227</text:p>
          </table:table-cell>
          <table:table-cell office:value-type="float" office:value="106" table:style-name="ce1">
            <text:p>106</text:p>
          </table:table-cell>
          <table:table-cell office:value-type="float" office:value="-8.6120000000000001" table:style-name="ce1">
            <text:p>-8.612</text:p>
          </table:table-cell>
          <table:table-cell office:value-type="float" office:value="60" table:style-name="ce1">
            <text:p>60</text:p>
          </table:table-cell>
          <table:table-cell office:value-type="float" office:value="-48" table:style-name="ce1">
            <text:p>-48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34.16" table:style-name="ce1">
            <text:p>134.16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-120" table:style-name="ce1">
            <text:p>-1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28" table:style-name="ce1">
            <text:p>228</text:p>
          </table:table-cell>
          <table:table-cell office:value-type="float" office:value="104" table:style-name="ce1">
            <text:p>104</text:p>
          </table:table-cell>
          <table:table-cell office:value-type="float" office:value="-13.239000000000001" table:style-name="ce1">
            <text:p>-13.239</text:p>
          </table:table-cell>
          <table:table-cell office:value-type="float" office:value="64" table:style-name="ce1">
            <text:p>64</text:p>
          </table:table-cell>
          <table:table-cell office:value-type="float" office:value="-51.2" table:style-name="ce1">
            <text:p>-51.2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43.11000000000001" table:style-name="ce1">
            <text:p>143.11</text:p>
          </table:table-cell>
          <table:table-cell office:value-type="float" office:value="1" table:style-name="ce1">
            <text:p>1</text:p>
          </table:table-cell>
          <table:table-cell office:value-type="float" office:value="128" table:style-name="ce1">
            <text:p>128</text:p>
          </table:table-cell>
          <table:table-cell office:value-type="float" office:value="-128" table:style-name="ce1">
            <text:p>-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28" table:style-name="ce1">
            <text:p>228</text:p>
          </table:table-cell>
          <table:table-cell office:value-type="float" office:value="105" table:style-name="ce1">
            <text:p>105</text:p>
          </table:table-cell>
          <table:table-cell office:value-type="float" office:value="-13.239000000000001" table:style-name="ce1">
            <text:p>-13.239</text:p>
          </table:table-cell>
          <table:table-cell office:value-type="float" office:value="64" table:style-name="ce1">
            <text:p>64</text:p>
          </table:table-cell>
          <table:table-cell office:value-type="float" office:value="-51.2" table:style-name="ce1">
            <text:p>-51.2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43.11000000000001" table:style-name="ce1">
            <text:p>143.11</text:p>
          </table:table-cell>
          <table:table-cell office:value-type="float" office:value="1" table:style-name="ce1">
            <text:p>1</text:p>
          </table:table-cell>
          <table:table-cell office:value-type="float" office:value="128" table:style-name="ce1">
            <text:p>128</text:p>
          </table:table-cell>
          <table:table-cell office:value-type="float" office:value="-128" table:style-name="ce1">
            <text:p>-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number-rows-repeated="2" table:style-name="ro1">
          <table:table-cell/>
          <table:table-cell office:value-type="float" office:value="229" table:style-name="ce1">
            <text:p>2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5" table:style-name="ce1">
            <text:p>195</text:p>
          </table:table-cell>
          <table:table-cell office:value-type="float" office:value="-156" table:style-name="ce1">
            <text:p>-156</text:p>
          </table:table-cell>
          <table:table-cell office:value-type="float" office:value="1.0385" table:style-name="ce1">
            <text:p>1.0385</text:p>
          </table:table-cell>
          <table:table-cell office:value-type="float" office:value="436.03" table:style-name="ce1">
            <text:p>436.03</text:p>
          </table:table-cell>
          <table:table-cell office:value-type="float" office:value="0" table:style-name="ce1">
            <text:p>0</text:p>
          </table:table-cell>
          <table:table-cell office:value-type="float" office:value="390" table:style-name="ce1">
            <text:p>390</text:p>
          </table:table-cell>
          <table:table-cell office:value-type="float" office:value="-390" table:style-name="ce1">
            <text:p>-3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30" table:style-name="ce1">
            <text:p>2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0" table:style-name="ce1">
            <text:p>110</text:p>
          </table:table-cell>
          <table:table-cell office:value-type="float" office:value="-88" table:style-name="ce1">
            <text:p>-88</text:p>
          </table:table-cell>
          <table:table-cell office:value-type="float" office:value="1.0385" table:style-name="ce1">
            <text:p>1.0385</text:p>
          </table:table-cell>
          <table:table-cell office:value-type="float" office:value="245.97" table:style-name="ce1">
            <text:p>245.97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-220" table:style-name="ce1">
            <text:p>-2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number-rows-repeated="2" table:style-name="ro1">
          <table:table-cell/>
          <table:table-cell office:value-type="float" office:value="231" table:style-name="ce1">
            <text:p>2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.25" table:style-name="ce1">
            <text:p>65.25</text:p>
          </table:table-cell>
          <table:table-cell office:value-type="float" office:value="-52.2" table:style-name="ce1">
            <text:p>-52.2</text:p>
          </table:table-cell>
          <table:table-cell office:value-type="float" office:value="1.0429999999999999" table:style-name="ce1">
            <text:p>1.043</text:p>
          </table:table-cell>
          <table:table-cell office:value-type="float" office:value="145.9" table:style-name="ce1">
            <text:p>145.9</text:p>
          </table:table-cell>
          <table:table-cell office:value-type="float" office:value="0" table:style-name="ce1">
            <text:p>0</text:p>
          </table:table-cell>
          <table:table-cell office:value-type="float" office:value="130.5" table:style-name="ce1">
            <text:p>130.5</text:p>
          </table:table-cell>
          <table:table-cell office:value-type="float" office:value="-130.5" table:style-name="ce1">
            <text:p>-13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32" table:style-name="ce1">
            <text:p>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.5" table:style-name="ce1">
            <text:p>157.5</text:p>
          </table:table-cell>
          <table:table-cell office:value-type="float" office:value="-126" table:style-name="ce1">
            <text:p>-126</text:p>
          </table:table-cell>
          <table:table-cell office:value-type="float" office:value="1.0424" table:style-name="ce1">
            <text:p>1.0424</text:p>
          </table:table-cell>
          <table:table-cell office:value-type="float" office:value="352.18" table:style-name="ce1">
            <text:p>352.18</text:p>
          </table:table-cell>
          <table:table-cell office:value-type="float" office:value="0" table:style-name="ce1">
            <text:p>0</text:p>
          </table:table-cell>
          <table:table-cell office:value-type="float" office:value="315" table:style-name="ce1">
            <text:p>315</text:p>
          </table:table-cell>
          <table:table-cell office:value-type="float" office:value="157.5" table:style-name="ce1">
            <text:p>15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33" table:style-name="ce1">
            <text:p>233</text:p>
          </table:table-cell>
          <table:table-cell office:value-type="float" office:value="191" table:style-name="ce1">
            <text:p>191</text:p>
          </table:table-cell>
          <table:table-cell office:value-type="float" office:value="3.7989999999999999" table:style-name="ce1">
            <text:p>3.799</text:p>
          </table:table-cell>
          <table:table-cell office:value-type="float" office:value="157.5" table:style-name="ce1">
            <text:p>157.5</text:p>
          </table:table-cell>
          <table:table-cell office:value-type="float" office:value="-126" table:style-name="ce1">
            <text:p>-126</text:p>
          </table:table-cell>
          <table:table-cell office:value-type="float" office:value="1.0424" table:style-name="ce1">
            <text:p>1.0424</text:p>
          </table:table-cell>
          <table:table-cell office:value-type="float" office:value="352.18" table:style-name="ce1">
            <text:p>352.18</text:p>
          </table:table-cell>
          <table:table-cell office:value-type="float" office:value="1" table:style-name="ce1">
            <text:p>1</text:p>
          </table:table-cell>
          <table:table-cell office:value-type="float" office:value="315" table:style-name="ce1">
            <text:p>315</text:p>
          </table:table-cell>
          <table:table-cell office:value-type="float" office:value="157.5" table:style-name="ce1">
            <text:p>15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34" table:style-name="ce1">
            <text:p>234</text:p>
          </table:table-cell>
          <table:table-cell office:value-type="float" office:value="295" table:style-name="ce1">
            <text:p>295</text:p>
          </table:table-cell>
          <table:table-cell office:value-type="float" office:value="-11.541" table:style-name="ce1">
            <text:p>-11.541</text:p>
          </table:table-cell>
          <table:table-cell office:value-type="float" office:value="177" table:style-name="ce1">
            <text:p>177</text:p>
          </table:table-cell>
          <table:table-cell office:value-type="float" office:value="-88.5" table:style-name="ce1">
            <text:p>-88.5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344.03" table:style-name="ce1">
            <text:p>344.03</text:p>
          </table:table-cell>
          <table:table-cell office:value-type="float" office:value="1" table:style-name="ce1">
            <text:p>1</text:p>
          </table:table-cell>
          <table:table-cell office:value-type="float" office:value="295" table:style-name="ce1">
            <text:p>295</text:p>
          </table:table-cell>
          <table:table-cell office:value-type="float" office:value="118" table:style-name="ce1">
            <text:p>1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35" table:style-name="ce1">
            <text:p>235</text:p>
          </table:table-cell>
          <table:table-cell office:value-type="float" office:value="295" table:style-name="ce1">
            <text:p>295</text:p>
          </table:table-cell>
          <table:table-cell office:value-type="float" office:value="-11.603999999999999" table:style-name="ce1">
            <text:p>-11.604</text:p>
          </table:table-cell>
          <table:table-cell office:value-type="float" office:value="177" table:style-name="ce1">
            <text:p>177</text:p>
          </table:table-cell>
          <table:table-cell office:value-type="float" office:value="-88.5" table:style-name="ce1">
            <text:p>-88.5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344.03" table:style-name="ce1">
            <text:p>344.03</text:p>
          </table:table-cell>
          <table:table-cell office:value-type="float" office:value="1" table:style-name="ce1">
            <text:p>1</text:p>
          </table:table-cell>
          <table:table-cell office:value-type="float" office:value="295" table:style-name="ce1">
            <text:p>295</text:p>
          </table:table-cell>
          <table:table-cell office:value-type="float" office:value="118" table:style-name="ce1">
            <text:p>1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36" table:style-name="ce1">
            <text:p>236</text:p>
          </table:table-cell>
          <table:table-cell office:value-type="float" office:value="295" table:style-name="ce1">
            <text:p>295</text:p>
          </table:table-cell>
          <table:table-cell office:value-type="float" office:value="-11.603999999999999" table:style-name="ce1">
            <text:p>-11.604</text:p>
          </table:table-cell>
          <table:table-cell office:value-type="float" office:value="177" table:style-name="ce1">
            <text:p>177</text:p>
          </table:table-cell>
          <table:table-cell office:value-type="float" office:value="-88.5" table:style-name="ce1">
            <text:p>-88.5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344.03" table:style-name="ce1">
            <text:p>344.03</text:p>
          </table:table-cell>
          <table:table-cell office:value-type="float" office:value="1" table:style-name="ce1">
            <text:p>1</text:p>
          </table:table-cell>
          <table:table-cell office:value-type="float" office:value="295" table:style-name="ce1">
            <text:p>295</text:p>
          </table:table-cell>
          <table:table-cell office:value-type="float" office:value="118" table:style-name="ce1">
            <text:p>1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37" table:style-name="ce1">
            <text:p>237</text:p>
          </table:table-cell>
          <table:table-cell office:value-type="float" office:value="288" table:style-name="ce1">
            <text:p>288</text:p>
          </table:table-cell>
          <table:table-cell office:value-type="float" office:value="-7.1429999999999998" table:style-name="ce1">
            <text:p>-7.143</text:p>
          </table:table-cell>
          <table:table-cell office:value-type="float" office:value="172.8" table:style-name="ce1">
            <text:p>172.8</text:p>
          </table:table-cell>
          <table:table-cell office:value-type="float" office:value="-86.4" table:style-name="ce1">
            <text:p>-86.4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335.86" table:style-name="ce1">
            <text:p>335.86</text:p>
          </table:table-cell>
          <table:table-cell office:value-type="float" office:value="1" table:style-name="ce1">
            <text:p>1</text:p>
          </table:table-cell>
          <table:table-cell office:value-type="float" office:value="288" table:style-name="ce1">
            <text:p>288</text:p>
          </table:table-cell>
          <table:table-cell office:value-type="float" office:value="115.2" table:style-name="ce1">
            <text:p>11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38" table:style-name="ce1">
            <text:p>238</text:p>
          </table:table-cell>
          <table:table-cell office:value-type="float" office:value="288" table:style-name="ce1">
            <text:p>288</text:p>
          </table:table-cell>
          <table:table-cell office:value-type="float" office:value="-7.1390000000000002" table:style-name="ce1">
            <text:p>-7.139</text:p>
          </table:table-cell>
          <table:table-cell office:value-type="float" office:value="172.8" table:style-name="ce1">
            <text:p>172.8</text:p>
          </table:table-cell>
          <table:table-cell office:value-type="float" office:value="-86.4" table:style-name="ce1">
            <text:p>-86.4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335.86" table:style-name="ce1">
            <text:p>335.86</text:p>
          </table:table-cell>
          <table:table-cell office:value-type="float" office:value="1" table:style-name="ce1">
            <text:p>1</text:p>
          </table:table-cell>
          <table:table-cell office:value-type="float" office:value="288" table:style-name="ce1">
            <text:p>288</text:p>
          </table:table-cell>
          <table:table-cell office:value-type="float" office:value="115.2" table:style-name="ce1">
            <text:p>11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39" table:style-name="ce1">
            <text:p>239</text:p>
          </table:table-cell>
          <table:table-cell office:value-type="float" office:value="237.55600000000001" table:style-name="ce1">
            <text:p>237.556</text:p>
          </table:table-cell>
          <table:table-cell office:value-type="float" office:value="-61.408000000000001" table:style-name="ce1">
            <text:p>-61.408</text:p>
          </table:table-cell>
          <table:table-cell office:value-type="float" office:value="235.2" table:style-name="ce1">
            <text:p>235.2</text:p>
          </table:table-cell>
          <table:table-cell office:value-type="float" office:value="-117.6" table:style-name="ce1">
            <text:p>-117.6</text:p>
          </table:table-cell>
          <table:table-cell office:value-type="float" office:value="1.0414000000000001" table:style-name="ce1">
            <text:p>1.0414</text:p>
          </table:table-cell>
          <table:table-cell office:value-type="float" office:value="457.15" table:style-name="ce1">
            <text:p>457.15</text:p>
          </table:table-cell>
          <table:table-cell office:value-type="float" office:value="1" table:style-name="ce1">
            <text:p>1</text:p>
          </table:table-cell>
          <table:table-cell office:value-type="float" office:value="392" table:style-name="ce1">
            <text:p>392</text:p>
          </table:table-cell>
          <table:table-cell office:value-type="float" office:value="235.2" table:style-name="ce1">
            <text:p>23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40" table:style-name="ce1">
            <text:p>240</text:p>
          </table:table-cell>
          <table:table-cell office:value-type="float" office:value="238" table:style-name="ce1">
            <text:p>238</text:p>
          </table:table-cell>
          <table:table-cell office:value-type="float" office:value="-26.143000000000001" table:style-name="ce1">
            <text:p>-26.143</text:p>
          </table:table-cell>
          <table:table-cell office:value-type="float" office:value="235.2" table:style-name="ce1">
            <text:p>235.2</text:p>
          </table:table-cell>
          <table:table-cell office:value-type="float" office:value="-117.6" table:style-name="ce1">
            <text:p>-117.6</text:p>
          </table:table-cell>
          <table:table-cell office:value-type="float" office:value="1.0414000000000001" table:style-name="ce1">
            <text:p>1.0414</text:p>
          </table:table-cell>
          <table:table-cell office:value-type="float" office:value="457.15" table:style-name="ce1">
            <text:p>457.15</text:p>
          </table:table-cell>
          <table:table-cell office:value-type="float" office:value="1" table:style-name="ce1">
            <text:p>1</text:p>
          </table:table-cell>
          <table:table-cell office:value-type="float" office:value="392" table:style-name="ce1">
            <text:p>392</text:p>
          </table:table-cell>
          <table:table-cell office:value-type="float" office:value="235.2" table:style-name="ce1">
            <text:p>23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41" table:style-name="ce1">
            <text:p>241</text:p>
          </table:table-cell>
          <table:table-cell office:value-type="float" office:value="273" table:style-name="ce1">
            <text:p>273</text:p>
          </table:table-cell>
          <table:table-cell office:value-type="float" office:value="-7.92" table:style-name="ce1">
            <text:p>-7.92</text:p>
          </table:table-cell>
          <table:table-cell office:value-type="float" office:value="247.8" table:style-name="ce1">
            <text:p>247.8</text:p>
          </table:table-cell>
          <table:table-cell office:value-type="float" office:value="-123.9" table:style-name="ce1">
            <text:p>-123.9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481.64" table:style-name="ce1">
            <text:p>481.64</text:p>
          </table:table-cell>
          <table:table-cell office:value-type="float" office:value="1" table:style-name="ce1">
            <text:p>1</text:p>
          </table:table-cell>
          <table:table-cell office:value-type="float" office:value="413" table:style-name="ce1">
            <text:p>413</text:p>
          </table:table-cell>
          <table:table-cell office:value-type="float" office:value="247.8" table:style-name="ce1">
            <text:p>24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42" table:style-name="ce1">
            <text:p>242</text:p>
          </table:table-cell>
          <table:table-cell office:value-type="float" office:value="273" table:style-name="ce1">
            <text:p>273</text:p>
          </table:table-cell>
          <table:table-cell office:value-type="float" office:value="-11.333" table:style-name="ce1">
            <text:p>-11.333</text:p>
          </table:table-cell>
          <table:table-cell office:value-type="float" office:value="247.8" table:style-name="ce1">
            <text:p>247.8</text:p>
          </table:table-cell>
          <table:table-cell office:value-type="float" office:value="-123.9" table:style-name="ce1">
            <text:p>-123.9</text:p>
          </table:table-cell>
          <table:table-cell office:value-type="float" office:value="1.0436000000000001" table:style-name="ce1">
            <text:p>1.0436</text:p>
          </table:table-cell>
          <table:table-cell office:value-type="float" office:value="481.64" table:style-name="ce1">
            <text:p>481.64</text:p>
          </table:table-cell>
          <table:table-cell office:value-type="float" office:value="1" table:style-name="ce1">
            <text:p>1</text:p>
          </table:table-cell>
          <table:table-cell office:value-type="float" office:value="413" table:style-name="ce1">
            <text:p>413</text:p>
          </table:table-cell>
          <table:table-cell office:value-type="float" office:value="247.8" table:style-name="ce1">
            <text:p>24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43" table:style-name="ce1">
            <text:p>2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1.1" table:style-name="ce1">
            <text:p>251.1</text:p>
          </table:table-cell>
          <table:table-cell office:value-type="float" office:value="-125.55" table:style-name="ce1">
            <text:p>-125.55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488.05" table:style-name="ce1">
            <text:p>488.05</text:p>
          </table:table-cell>
          <table:table-cell office:value-type="float" office:value="0" table:style-name="ce1">
            <text:p>0</text:p>
          </table:table-cell>
          <table:table-cell office:value-type="float" office:value="418.5" table:style-name="ce1">
            <text:p>418.5</text:p>
          </table:table-cell>
          <table:table-cell office:value-type="float" office:value="251.1" table:style-name="ce1">
            <text:p>25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44" table:style-name="ce1">
            <text:p>2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1.1" table:style-name="ce1">
            <text:p>251.1</text:p>
          </table:table-cell>
          <table:table-cell office:value-type="float" office:value="-125.55" table:style-name="ce1">
            <text:p>-125.55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488.05" table:style-name="ce1">
            <text:p>488.05</text:p>
          </table:table-cell>
          <table:table-cell office:value-type="float" office:value="0" table:style-name="ce1">
            <text:p>0</text:p>
          </table:table-cell>
          <table:table-cell office:value-type="float" office:value="418.5" table:style-name="ce1">
            <text:p>418.5</text:p>
          </table:table-cell>
          <table:table-cell office:value-type="float" office:value="251.1" table:style-name="ce1">
            <text:p>25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50" table:style-name="ce1">
            <text:p>250</text:p>
          </table:table-cell>
          <table:table-cell office:value-type="float" office:value="22.704000000000001" table:style-name="ce1">
            <text:p>22.704</text:p>
          </table:table-cell>
          <table:table-cell office:value-type="float" office:value="1.607" table:style-name="ce1">
            <text:p>1.607</text:p>
          </table:table-cell>
          <table:table-cell office:value-type="float" office:value="18.718" table:style-name="ce1">
            <text:p>18.718</text:p>
          </table:table-cell>
          <table:table-cell office:value-type="float" office:value="-18.718" table:style-name="ce1">
            <text:p>-18.718</text:p>
          </table:table-cell>
          <table:table-cell office:value-type="float" office:value="1.0407" table:style-name="ce1">
            <text:p>1.0407</text:p>
          </table:table-cell>
          <table:table-cell office:value-type="float" office:value="50.4" table:style-name="ce1">
            <text:p>50.4</text:p>
          </table:table-cell>
          <table:table-cell office:value-type="float" office:value="1" table:style-name="ce1">
            <text:p>1</text:p>
          </table:table-cell>
          <table:table-cell office:value-type="float" office:value="46.795000000000002" table:style-name="ce1">
            <text:p>46.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51" table:style-name="ce1">
            <text:p>251</text:p>
          </table:table-cell>
          <table:table-cell office:value-type="float" office:value="2.1520000000000001" table:style-name="ce1">
            <text:p>2.152</text:p>
          </table:table-cell>
          <table:table-cell office:value-type="float" office:value="2.3959999999999999" table:style-name="ce1">
            <text:p>2.396</text:p>
          </table:table-cell>
          <table:table-cell office:value-type="float" office:value="42.338999999999999" table:style-name="ce1">
            <text:p>42.339</text:p>
          </table:table-cell>
          <table:table-cell office:value-type="float" office:value="-42.338999999999999" table:style-name="ce1">
            <text:p>-42.339</text:p>
          </table:table-cell>
          <table:table-cell office:value-type="float" office:value="1.0261" table:style-name="ce1">
            <text:p>1.0261</text:p>
          </table:table-cell>
          <table:table-cell office:value-type="float" office:value="114" table:style-name="ce1">
            <text:p>114</text:p>
          </table:table-cell>
          <table:table-cell office:value-type="float" office:value="1" table:style-name="ce1">
            <text:p>1</text:p>
          </table:table-cell>
          <table:table-cell office:value-type="float" office:value="105.846" table:style-name="ce1">
            <text:p>105.8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52" table:style-name="ce1">
            <text:p>252</text:p>
          </table:table-cell>
          <table:table-cell office:value-type="float" office:value="3.4089999999999998" table:style-name="ce1">
            <text:p>3.409</text:p>
          </table:table-cell>
          <table:table-cell office:value-type="float" office:value="-1.0249999999999999" table:style-name="ce1">
            <text:p>-1.025</text:p>
          </table:table-cell>
          <table:table-cell office:value-type="float" office:value="67.072999999999993" table:style-name="ce1">
            <text:p>67.073</text:p>
          </table:table-cell>
          <table:table-cell office:value-type="float" office:value="-67.072999999999993" table:style-name="ce1">
            <text:p>-67.073</text:p>
          </table:table-cell>
          <table:table-cell office:value-type="float" office:value="1.0305" table:style-name="ce1">
            <text:p>1.0305</text:p>
          </table:table-cell>
          <table:table-cell office:value-type="float" office:value="180.6" table:style-name="ce1">
            <text:p>180.6</text:p>
          </table:table-cell>
          <table:table-cell office:value-type="float" office:value="1" table:style-name="ce1">
            <text:p>1</text:p>
          </table:table-cell>
          <table:table-cell office:value-type="float" office:value="167.68299999999999" table:style-name="ce1">
            <text:p>167.6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53" table:style-name="ce1">
            <text:p>253</text:p>
          </table:table-cell>
          <table:table-cell office:value-type="float" office:value="2.3140000000000001" table:style-name="ce1">
            <text:p>2.314</text:p>
          </table:table-cell>
          <table:table-cell office:value-type="float" office:value="4.3150000000000004" table:style-name="ce1">
            <text:p>4.315</text:p>
          </table:table-cell>
          <table:table-cell office:value-type="float" office:value="45.531999999999996" table:style-name="ce1">
            <text:p>45.532</text:p>
          </table:table-cell>
          <table:table-cell office:value-type="float" office:value="-45.531999999999996" table:style-name="ce1">
            <text:p>-45.532</text:p>
          </table:table-cell>
          <table:table-cell office:value-type="float" office:value="1.0275000000000001" table:style-name="ce1">
            <text:p>1.0275</text:p>
          </table:table-cell>
          <table:table-cell office:value-type="float" office:value="122.6" table:style-name="ce1">
            <text:p>122.6</text:p>
          </table:table-cell>
          <table:table-cell office:value-type="float" office:value="1" table:style-name="ce1">
            <text:p>1</text:p>
          </table:table-cell>
          <table:table-cell office:value-type="float" office:value="113.831" table:style-name="ce1">
            <text:p>113.8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54" table:style-name="ce1">
            <text:p>254</text:p>
          </table:table-cell>
          <table:table-cell office:value-type="float" office:value="4.87" table:style-name="ce1">
            <text:p>4.87</text:p>
          </table:table-cell>
          <table:table-cell office:value-type="float" office:value="-2.1080000000000001" table:style-name="ce1">
            <text:p>-2.108</text:p>
          </table:table-cell>
          <table:table-cell office:value-type="float" office:value="95.819000000000003" table:style-name="ce1">
            <text:p>95.819</text:p>
          </table:table-cell>
          <table:table-cell office:value-type="float" office:value="-95.819000000000003" table:style-name="ce1">
            <text:p>-95.819</text:p>
          </table:table-cell>
          <table:table-cell office:value-type="float" office:value="1.0327" table:style-name="ce1">
            <text:p>1.0327</text:p>
          </table:table-cell>
          <table:table-cell office:value-type="float" office:value="258" table:style-name="ce1">
            <text:p>258</text:p>
          </table:table-cell>
          <table:table-cell office:value-type="float" office:value="1" table:style-name="ce1">
            <text:p>1</text:p>
          </table:table-cell>
          <table:table-cell office:value-type="float" office:value="239.547" table:style-name="ce1">
            <text:p>239.5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55" table:style-name="ce1">
            <text:p>255</text:p>
          </table:table-cell>
          <table:table-cell office:value-type="float" office:value="91.358000000000004" table:style-name="ce1">
            <text:p>91.358</text:p>
          </table:table-cell>
          <table:table-cell office:value-type="float" office:value="8.3239999999999998" table:style-name="ce1">
            <text:p>8.324</text:p>
          </table:table-cell>
          <table:table-cell office:value-type="float" office:value="75.317999999999998" table:style-name="ce1">
            <text:p>75.318</text:p>
          </table:table-cell>
          <table:table-cell office:value-type="float" office:value="-75.317999999999998" table:style-name="ce1">
            <text:p>-75.318</text:p>
          </table:table-cell>
          <table:table-cell office:value-type="float" office:value="1.0398000000000001" table:style-name="ce1">
            <text:p>1.0398</text:p>
          </table:table-cell>
          <table:table-cell office:value-type="float" office:value="202.8" table:style-name="ce1">
            <text:p>202.8</text:p>
          </table:table-cell>
          <table:table-cell office:value-type="float" office:value="1" table:style-name="ce1">
            <text:p>1</text:p>
          </table:table-cell>
          <table:table-cell office:value-type="float" office:value="188.29499999999999" table:style-name="ce1">
            <text:p>188.2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62" table:style-name="ce1">
            <text:p>262</text:p>
          </table:table-cell>
          <table:table-cell office:value-type="float" office:value="4.5019999999999998" table:style-name="ce1">
            <text:p>4.502</text:p>
          </table:table-cell>
          <table:table-cell office:value-type="float" office:value="2.8319999999999999" table:style-name="ce1">
            <text:p>2.832</text:p>
          </table:table-cell>
          <table:table-cell office:value-type="float" office:value="88.576999999999998" table:style-name="ce1">
            <text:p>88.577</text:p>
          </table:table-cell>
          <table:table-cell office:value-type="float" office:value="-88.576999999999998" table:style-name="ce1">
            <text:p>-88.577</text:p>
          </table:table-cell>
          <table:table-cell office:value-type="float" office:value="1.0261" table:style-name="ce1">
            <text:p>1.0261</text:p>
          </table:table-cell>
          <table:table-cell office:value-type="float" office:value="238.5" table:style-name="ce1">
            <text:p>238.5</text:p>
          </table:table-cell>
          <table:table-cell office:value-type="float" office:value="1" table:style-name="ce1">
            <text:p>1</text:p>
          </table:table-cell>
          <table:table-cell office:value-type="float" office:value="221.44200000000001" table:style-name="ce1">
            <text:p>221.4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63" table:style-name="ce1">
            <text:p>263</text:p>
          </table:table-cell>
          <table:table-cell office:value-type="float" office:value="2.5099999999999998" table:style-name="ce1">
            <text:p>2.51</text:p>
          </table:table-cell>
          <table:table-cell office:value-type="float" office:value="-1.3560000000000001" table:style-name="ce1">
            <text:p>-1.356</text:p>
          </table:table-cell>
          <table:table-cell office:value-type="float" office:value="49.395000000000003" table:style-name="ce1">
            <text:p>49.395</text:p>
          </table:table-cell>
          <table:table-cell office:value-type="float" office:value="-49.395000000000003" table:style-name="ce1">
            <text:p>-49.395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33" table:style-name="ce1">
            <text:p>133</text:p>
          </table:table-cell>
          <table:table-cell office:value-type="float" office:value="1" table:style-name="ce1">
            <text:p>1</text:p>
          </table:table-cell>
          <table:table-cell office:value-type="float" office:value="123.48699999999999" table:style-name="ce1">
            <text:p>123.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64" table:style-name="ce1">
            <text:p>264</text:p>
          </table:table-cell>
          <table:table-cell office:value-type="float" office:value="5.1920000000000002" table:style-name="ce1">
            <text:p>5.192</text:p>
          </table:table-cell>
          <table:table-cell office:value-type="float" office:value="-6.6529999999999996" table:style-name="ce1">
            <text:p>-6.653</text:p>
          </table:table-cell>
          <table:table-cell office:value-type="float" office:value="102.17" table:style-name="ce1">
            <text:p>102.17</text:p>
          </table:table-cell>
          <table:table-cell office:value-type="float" office:value="-102.17" table:style-name="ce1">
            <text:p>-102.17</text:p>
          </table:table-cell>
          <table:table-cell office:value-type="float" office:value="1.0289999999999999" table:style-name="ce1">
            <text:p>1.029</text:p>
          </table:table-cell>
          <table:table-cell office:value-type="float" office:value="275.10000000000002" table:style-name="ce1">
            <text:p>275.1</text:p>
          </table:table-cell>
          <table:table-cell office:value-type="float" office:value="1" table:style-name="ce1">
            <text:p>1</text:p>
          </table:table-cell>
          <table:table-cell office:value-type="float" office:value="255.42400000000001" table:style-name="ce1">
            <text:p>255.4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65" table:style-name="ce1">
            <text:p>265</text:p>
          </table:table-cell>
          <table:table-cell office:value-type="float" office:value="2.0649999999999999" table:style-name="ce1">
            <text:p>2.065</text:p>
          </table:table-cell>
          <table:table-cell office:value-type="float" office:value="8.5169999999999995" table:style-name="ce1">
            <text:p>8.517</text:p>
          </table:table-cell>
          <table:table-cell office:value-type="float" office:value="40.630000000000003" table:style-name="ce1">
            <text:p>40.63</text:p>
          </table:table-cell>
          <table:table-cell office:value-type="float" office:value="-40.630000000000003" table:style-name="ce1">
            <text:p>-40.63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09.4" table:style-name="ce1">
            <text:p>109.4</text:p>
          </table:table-cell>
          <table:table-cell office:value-type="float" office:value="1" table:style-name="ce1">
            <text:p>1</text:p>
          </table:table-cell>
          <table:table-cell office:value-type="float" office:value="101.575" table:style-name="ce1">
            <text:p>101.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66" table:style-name="ce1">
            <text:p>266</text:p>
          </table:table-cell>
          <table:table-cell office:value-type="float" office:value="2.6419999999999999" table:style-name="ce1">
            <text:p>2.642</text:p>
          </table:table-cell>
          <table:table-cell office:value-type="float" office:value="-1.8049999999999999" table:style-name="ce1">
            <text:p>-1.805</text:p>
          </table:table-cell>
          <table:table-cell office:value-type="float" office:value="51.994999999999997" table:style-name="ce1">
            <text:p>51.995</text:p>
          </table:table-cell>
          <table:table-cell office:value-type="float" office:value="-51.994999999999997" table:style-name="ce1">
            <text:p>-51.995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129.98699999999999" table:style-name="ce1">
            <text:p>129.9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67" table:style-name="ce1">
            <text:p>267</text:p>
          </table:table-cell>
          <table:table-cell office:value-type="float" office:value="3.3969999999999998" table:style-name="ce1">
            <text:p>3.397</text:p>
          </table:table-cell>
          <table:table-cell office:value-type="float" office:value="-5.1779999999999999" table:style-name="ce1">
            <text:p>-5.178</text:p>
          </table:table-cell>
          <table:table-cell office:value-type="float" office:value="66.849999999999994" table:style-name="ce1">
            <text:p>66.85</text:p>
          </table:table-cell>
          <table:table-cell office:value-type="float" office:value="-66.849999999999994" table:style-name="ce1">
            <text:p>-66.85</text:p>
          </table:table-cell>
          <table:table-cell office:value-type="float" office:value="1.0305" table:style-name="ce1">
            <text:p>1.0305</text:p>
          </table:table-cell>
          <table:table-cell office:value-type="float" office:value="180" table:style-name="ce1">
            <text:p>180</text:p>
          </table:table-cell>
          <table:table-cell office:value-type="float" office:value="1" table:style-name="ce1">
            <text:p>1</text:p>
          </table:table-cell>
          <table:table-cell office:value-type="float" office:value="167.126" table:style-name="ce1">
            <text:p>167.1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68" table:style-name="ce1">
            <text:p>268</text:p>
          </table:table-cell>
          <table:table-cell office:value-type="float" office:value="2.952" table:style-name="ce1">
            <text:p>2.952</text:p>
          </table:table-cell>
          <table:table-cell office:value-type="float" office:value="30.864999999999998" table:style-name="ce1">
            <text:p>30.865</text:p>
          </table:table-cell>
          <table:table-cell office:value-type="float" office:value="58.085999999999999" table:style-name="ce1">
            <text:p>58.086</text:p>
          </table:table-cell>
          <table:table-cell office:value-type="float" office:value="-58.085999999999999" table:style-name="ce1">
            <text:p>-58.086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156.4" table:style-name="ce1">
            <text:p>156.4</text:p>
          </table:table-cell>
          <table:table-cell office:value-type="float" office:value="1" table:style-name="ce1">
            <text:p>1</text:p>
          </table:table-cell>
          <table:table-cell office:value-type="float" office:value="145.214" table:style-name="ce1">
            <text:p>145.2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73" table:style-name="ce1">
            <text:p>273</text:p>
          </table:table-cell>
          <table:table-cell office:value-type="float" office:value="31" table:style-name="ce1">
            <text:p>31</text:p>
          </table:table-cell>
          <table:table-cell office:value-type="float" office:value="1.0840000000000001" table:style-name="ce1">
            <text:p>1.084</text:p>
          </table:table-cell>
          <table:table-cell office:value-type="float" office:value="19.5" table:style-name="ce1">
            <text:p>19.5</text:p>
          </table:table-cell>
          <table:table-cell office:value-type="float" office:value="-15.6" table:style-name="ce1">
            <text:p>-15.6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43.6" table:style-name="ce1">
            <text:p>43.6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19.5" table:style-name="ce1">
            <text:p>19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73" table:style-name="ce1">
            <text:p>273</text:p>
          </table:table-cell>
          <table:table-cell office:value-type="float" office:value="28" table:style-name="ce1">
            <text:p>28</text:p>
          </table:table-cell>
          <table:table-cell office:value-type="float" office:value="1.0840000000000001" table:style-name="ce1">
            <text:p>1.084</text:p>
          </table:table-cell>
          <table:table-cell office:value-type="float" office:value="19.5" table:style-name="ce1">
            <text:p>19.5</text:p>
          </table:table-cell>
          <table:table-cell office:value-type="float" office:value="-15.6" table:style-name="ce1">
            <text:p>-15.6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43.6" table:style-name="ce1">
            <text:p>43.6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19.5" table:style-name="ce1">
            <text:p>19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73" table:style-name="ce1">
            <text:p>273</text:p>
          </table:table-cell>
          <table:table-cell office:value-type="float" office:value="32" table:style-name="ce1">
            <text:p>32</text:p>
          </table:table-cell>
          <table:table-cell office:value-type="float" office:value="1.0840000000000001" table:style-name="ce1">
            <text:p>1.084</text:p>
          </table:table-cell>
          <table:table-cell office:value-type="float" office:value="19.5" table:style-name="ce1">
            <text:p>19.5</text:p>
          </table:table-cell>
          <table:table-cell office:value-type="float" office:value="-15.6" table:style-name="ce1">
            <text:p>-15.6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43.6" table:style-name="ce1">
            <text:p>43.6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19.5" table:style-name="ce1">
            <text:p>19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93" table:style-name="ce1">
            <text:p>2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22" table:style-name="ce1">
            <text:p>1.012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293" table:style-name="ce1">
            <text:p>2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-10" table:style-name="ce1">
            <text:p>-10</text:p>
          </table:table-cell>
          <table:table-cell office:value-type="float" office:value="1.0122" table:style-name="ce1">
            <text:p>1.0122</text:p>
          </table:table-cell>
          <table:table-cell office:value-type="float" office:value="26.93" table:style-name="ce1">
            <text:p>26.93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61"/>
        </table:table-row>
        <table:table-row table:number-rows-repeated="1048299" table:style-name="ro1">
          <table:table-cell table:number-columns-repeated="16384"/>
        </table:table-row>
      </table:table>
      <table:table table:name="WORKING_BUS" table:style-name="ta1">
        <table:table-column table:style-name="co1" table:number-columns-repeated="16384" table:default-cell-style-name="ce1"/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.96699999999999997" table:style-name="ce1">
            <text:p>0.967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3.87" table:style-name="ce1">
            <text:p>3.87</text:p>
          </table:table-cell>
          <table:table-cell office:value-type="float" office:value="1.161" table:style-name="ce1">
            <text:p>1.1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3.2890000000000001" table:style-name="ce1">
            <text:p>3.289</text:p>
          </table:table-cell>
          <table:table-cell office:value-type="float" office:value="0.38700000000000001" table:style-name="ce1">
            <text:p>0.3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0.3" table:style-name="ce1">
            <text:p>-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0.193" table:style-name="ce1">
            <text:p>0.193</text:p>
          </table:table-cell>
          <table:table-cell office:value-type="float" office:value="-0.193" table:style-name="ce1">
            <text:p>-0.1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5" table:style-name="ce1">
            <text:p>-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1.161" table:style-name="ce1">
            <text:p>1.161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0" table:style-name="ce1">
            <text:p>-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0" table:style-name="ce1">
            <text:p>-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50" table:style-name="ce1">
            <text:p>-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50" table:style-name="ce1">
            <text:p>-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50" table:style-name="ce1">
            <text:p>-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50" table:style-name="ce1">
            <text:p>-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50" table:style-name="ce1">
            <text:p>-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50" table:style-name="ce1">
            <text:p>-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03" table:style-name="ce1">
            <text:p>1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50" table:style-name="ce1">
            <text:p>-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05" table:style-name="ce1">
            <text:p>10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08" table:style-name="ce1">
            <text:p>108</text:p>
          </table:table-cell>
          <table:table-cell office:value-type="float" office:value="2" table:style-name="ce1">
            <text:p>2</text:p>
          </table:table-cell>
          <table:table-cell office:value-type="float" office:value="16.515000000000001" table:style-name="ce1">
            <text:p>16.515</text:p>
          </table:table-cell>
          <table:table-cell office:value-type="float" office:value="1.651" table:style-name="ce1">
            <text:p>1.6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0" table:style-name="ce1">
            <text:p>13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09" table:style-name="ce1">
            <text:p>109</text:p>
          </table:table-cell>
          <table:table-cell office:value-type="float" office:value="2" table:style-name="ce1">
            <text:p>2</text:p>
          </table:table-cell>
          <table:table-cell office:value-type="float" office:value="288.03800000000001" table:style-name="ce1">
            <text:p>288.038</text:p>
          </table:table-cell>
          <table:table-cell office:value-type="float" office:value="28.803999999999998" table:style-name="ce1">
            <text:p>28.8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10" table:style-name="ce1">
            <text:p>110</text:p>
          </table:table-cell>
          <table:table-cell office:value-type="float" office:value="2" table:style-name="ce1">
            <text:p>2</text:p>
          </table:table-cell>
          <table:table-cell office:value-type="float" office:value="180.56899999999999" table:style-name="ce1">
            <text:p>180.569</text:p>
          </table:table-cell>
          <table:table-cell office:value-type="float" office:value="18.056999999999999" table:style-name="ce1">
            <text:p>18.0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11" table:style-name="ce1">
            <text:p>111</text:p>
          </table:table-cell>
          <table:table-cell office:value-type="float" office:value="2" table:style-name="ce1">
            <text:p>2</text:p>
          </table:table-cell>
          <table:table-cell office:value-type="float" office:value="171.40600000000001" table:style-name="ce1">
            <text:p>171.406</text:p>
          </table:table-cell>
          <table:table-cell office:value-type="float" office:value="17.140999999999998" table:style-name="ce1">
            <text:p>17.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12" table:style-name="ce1">
            <text:p>112</text:p>
          </table:table-cell>
          <table:table-cell office:value-type="float" office:value="2" table:style-name="ce1">
            <text:p>2</text:p>
          </table:table-cell>
          <table:table-cell office:value-type="float" office:value="227.43600000000001" table:style-name="ce1">
            <text:p>227.436</text:p>
          </table:table-cell>
          <table:table-cell office:value-type="float" office:value="22.744" table:style-name="ce1">
            <text:p>22.7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13" table:style-name="ce1">
            <text:p>113</text:p>
          </table:table-cell>
          <table:table-cell office:value-type="float" office:value="2" table:style-name="ce1">
            <text:p>2</text:p>
          </table:table-cell>
          <table:table-cell office:value-type="float" office:value="78.734999999999999" table:style-name="ce1">
            <text:p>78.735</text:p>
          </table:table-cell>
          <table:table-cell office:value-type="float" office:value="7.8739999999999997" table:style-name="ce1">
            <text:p>7.8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14" table:style-name="ce1">
            <text:p>114</text:p>
          </table:table-cell>
          <table:table-cell office:value-type="float" office:value="2" table:style-name="ce1">
            <text:p>2</text:p>
          </table:table-cell>
          <table:table-cell office:value-type="float" office:value="175.89699999999999" table:style-name="ce1">
            <text:p>175.897</text:p>
          </table:table-cell>
          <table:table-cell office:value-type="float" office:value="17.59" table:style-name="ce1">
            <text:p>17.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15" table:style-name="ce1">
            <text:p>115</text:p>
          </table:table-cell>
          <table:table-cell office:value-type="float" office:value="2" table:style-name="ce1">
            <text:p>2</text:p>
          </table:table-cell>
          <table:table-cell office:value-type="float" office:value="64.576999999999998" table:style-name="ce1">
            <text:p>64.577</text:p>
          </table:table-cell>
          <table:table-cell office:value-type="float" office:value="6.4580000000000002" table:style-name="ce1">
            <text:p>6.4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16" table:style-name="ce1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347.99799999999999" table:style-name="ce1">
            <text:p>347.998</text:p>
          </table:table-cell>
          <table:table-cell office:value-type="float" office:value="34.799999999999997" table:style-name="ce1">
            <text:p>3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17" table:style-name="ce1">
            <text:p>117</text:p>
          </table:table-cell>
          <table:table-cell office:value-type="float" office:value="2" table:style-name="ce1">
            <text:p>2</text:p>
          </table:table-cell>
          <table:table-cell office:value-type="float" office:value="57.951999999999998" table:style-name="ce1">
            <text:p>57.952</text:p>
          </table:table-cell>
          <table:table-cell office:value-type="float" office:value="5.7949999999999999" table:style-name="ce1">
            <text:p>5.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18" table:style-name="ce1">
            <text:p>118</text:p>
          </table:table-cell>
          <table:table-cell office:value-type="float" office:value="2" table:style-name="ce1">
            <text:p>2</text:p>
          </table:table-cell>
          <table:table-cell office:value-type="float" office:value="130.434" table:style-name="ce1">
            <text:p>130.434</text:p>
          </table:table-cell>
          <table:table-cell office:value-type="float" office:value="13.042999999999999" table:style-name="ce1">
            <text:p>13.0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19" table:style-name="ce1">
            <text:p>119</text:p>
          </table:table-cell>
          <table:table-cell office:value-type="float" office:value="2" table:style-name="ce1">
            <text:p>2</text:p>
          </table:table-cell>
          <table:table-cell office:value-type="float" office:value="263.37700000000001" table:style-name="ce1">
            <text:p>263.377</text:p>
          </table:table-cell>
          <table:table-cell office:value-type="float" office:value="26.338000000000001" table:style-name="ce1">
            <text:p>26.3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150.92400000000001" table:style-name="ce1">
            <text:p>150.924</text:p>
          </table:table-cell>
          <table:table-cell office:value-type="float" office:value="15.092000000000001" table:style-name="ce1">
            <text:p>15.0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21" table:style-name="ce1">
            <text:p>121</text:p>
          </table:table-cell>
          <table:table-cell office:value-type="float" office:value="2" table:style-name="ce1">
            <text:p>2</text:p>
          </table:table-cell>
          <table:table-cell office:value-type="float" office:value="128.81800000000001" table:style-name="ce1">
            <text:p>128.818</text:p>
          </table:table-cell>
          <table:table-cell office:value-type="float" office:value="12.882" table:style-name="ce1">
            <text:p>12.8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22" table:style-name="ce1">
            <text:p>122</text:p>
          </table:table-cell>
          <table:table-cell office:value-type="float" office:value="2" table:style-name="ce1">
            <text:p>2</text:p>
          </table:table-cell>
          <table:table-cell office:value-type="float" office:value="240.423" table:style-name="ce1">
            <text:p>240.423</text:p>
          </table:table-cell>
          <table:table-cell office:value-type="float" office:value="24.042000000000002" table:style-name="ce1">
            <text:p>24.0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23" table:style-name="ce1">
            <text:p>123</text:p>
          </table:table-cell>
          <table:table-cell office:value-type="float" office:value="2" table:style-name="ce1">
            <text:p>2</text:p>
          </table:table-cell>
          <table:table-cell office:value-type="float" office:value="208.3" table:style-name="ce1">
            <text:p>208.3</text:p>
          </table:table-cell>
          <table:table-cell office:value-type="float" office:value="20.83" table:style-name="ce1">
            <text:p>20.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24" table:style-name="ce1">
            <text:p>124</text:p>
          </table:table-cell>
          <table:table-cell office:value-type="float" office:value="2" table:style-name="ce1">
            <text:p>2</text:p>
          </table:table-cell>
          <table:table-cell office:value-type="float" office:value="141.982" table:style-name="ce1">
            <text:p>141.982</text:p>
          </table:table-cell>
          <table:table-cell office:value-type="float" office:value="14.198" table:style-name="ce1">
            <text:p>14.1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25" table:style-name="ce1">
            <text:p>125</text:p>
          </table:table-cell>
          <table:table-cell office:value-type="float" office:value="2" table:style-name="ce1">
            <text:p>2</text:p>
          </table:table-cell>
          <table:table-cell office:value-type="float" office:value="135.76" table:style-name="ce1">
            <text:p>135.76</text:p>
          </table:table-cell>
          <table:table-cell office:value-type="float" office:value="13.576000000000001" table:style-name="ce1">
            <text:p>13.5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26" table:style-name="ce1">
            <text:p>126</text:p>
          </table:table-cell>
          <table:table-cell office:value-type="float" office:value="2" table:style-name="ce1">
            <text:p>2</text:p>
          </table:table-cell>
          <table:table-cell office:value-type="float" office:value="100.672" table:style-name="ce1">
            <text:p>100.672</text:p>
          </table:table-cell>
          <table:table-cell office:value-type="float" office:value="10.067" table:style-name="ce1">
            <text:p>10.0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27" table:style-name="ce1">
            <text:p>127</text:p>
          </table:table-cell>
          <table:table-cell office:value-type="float" office:value="2" table:style-name="ce1">
            <text:p>2</text:p>
          </table:table-cell>
          <table:table-cell office:value-type="float" office:value="88.984999999999999" table:style-name="ce1">
            <text:p>88.985</text:p>
          </table:table-cell>
          <table:table-cell office:value-type="float" office:value="8.8989999999999991" table:style-name="ce1">
            <text:p>8.8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28" table:style-name="ce1">
            <text:p>128</text:p>
          </table:table-cell>
          <table:table-cell office:value-type="float" office:value="2" table:style-name="ce1">
            <text:p>2</text:p>
          </table:table-cell>
          <table:table-cell office:value-type="float" office:value="337.56200000000001" table:style-name="ce1">
            <text:p>337.562</text:p>
          </table:table-cell>
          <table:table-cell office:value-type="float" office:value="33.756" table:style-name="ce1">
            <text:p>33.7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29" table:style-name="ce1">
            <text:p>129</text:p>
          </table:table-cell>
          <table:table-cell office:value-type="float" office:value="2" table:style-name="ce1">
            <text:p>2</text:p>
          </table:table-cell>
          <table:table-cell office:value-type="float" office:value="305.23599999999999" table:style-name="ce1">
            <text:p>305.236</text:p>
          </table:table-cell>
          <table:table-cell office:value-type="float" office:value="30.524000000000001" table:style-name="ce1">
            <text:p>30.5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30" table:style-name="ce1">
            <text:p>130</text:p>
          </table:table-cell>
          <table:table-cell office:value-type="float" office:value="2" table:style-name="ce1">
            <text:p>2</text:p>
          </table:table-cell>
          <table:table-cell office:value-type="float" office:value="368.392" table:style-name="ce1">
            <text:p>368.392</text:p>
          </table:table-cell>
          <table:table-cell office:value-type="float" office:value="36.838999999999999" table:style-name="ce1">
            <text:p>36.8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159.27699999999999" table:style-name="ce1">
            <text:p>159.277</text:p>
          </table:table-cell>
          <table:table-cell office:value-type="float" office:value="15.928000000000001" table:style-name="ce1">
            <text:p>15.9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32" table:style-name="ce1">
            <text:p>132</text:p>
          </table:table-cell>
          <table:table-cell office:value-type="float" office:value="2" table:style-name="ce1">
            <text:p>2</text:p>
          </table:table-cell>
          <table:table-cell office:value-type="float" office:value="11.766" table:style-name="ce1">
            <text:p>11.766</text:p>
          </table:table-cell>
          <table:table-cell office:value-type="float" office:value="1.177" table:style-name="ce1">
            <text:p>1.1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33" table:style-name="ce1">
            <text:p>133</text:p>
          </table:table-cell>
          <table:table-cell office:value-type="float" office:value="2" table:style-name="ce1">
            <text:p>2</text:p>
          </table:table-cell>
          <table:table-cell office:value-type="float" office:value="141.08500000000001" table:style-name="ce1">
            <text:p>141.085</text:p>
          </table:table-cell>
          <table:table-cell office:value-type="float" office:value="14.108000000000001" table:style-name="ce1">
            <text:p>14.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34" table:style-name="ce1">
            <text:p>134</text:p>
          </table:table-cell>
          <table:table-cell office:value-type="float" office:value="2" table:style-name="ce1">
            <text:p>2</text:p>
          </table:table-cell>
          <table:table-cell office:value-type="float" office:value="196.11799999999999" table:style-name="ce1">
            <text:p>196.118</text:p>
          </table:table-cell>
          <table:table-cell office:value-type="float" office:value="19.611999999999998" table:style-name="ce1">
            <text:p>19.6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213.91" table:style-name="ce1">
            <text:p>213.91</text:p>
          </table:table-cell>
          <table:table-cell office:value-type="float" office:value="12.577" table:style-name="ce1">
            <text:p>12.5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36" table:style-name="ce1">
            <text:p>136</text:p>
          </table:table-cell>
          <table:table-cell office:value-type="float" office:value="2" table:style-name="ce1">
            <text:p>2</text:p>
          </table:table-cell>
          <table:table-cell office:value-type="float" office:value="242.57900000000001" table:style-name="ce1">
            <text:p>242.579</text:p>
          </table:table-cell>
          <table:table-cell office:value-type="float" office:value="24.257999999999999" table:style-name="ce1">
            <text:p>24.2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37" table:style-name="ce1">
            <text:p>137</text:p>
          </table:table-cell>
          <table:table-cell office:value-type="float" office:value="2" table:style-name="ce1">
            <text:p>2</text:p>
          </table:table-cell>
          <table:table-cell office:value-type="float" office:value="135.88800000000001" table:style-name="ce1">
            <text:p>135.888</text:p>
          </table:table-cell>
          <table:table-cell office:value-type="float" office:value="13.589" table:style-name="ce1">
            <text:p>13.5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38" table:style-name="ce1">
            <text:p>138</text:p>
          </table:table-cell>
          <table:table-cell office:value-type="float" office:value="2" table:style-name="ce1">
            <text:p>2</text:p>
          </table:table-cell>
          <table:table-cell office:value-type="float" office:value="137.59800000000001" table:style-name="ce1">
            <text:p>137.598</text:p>
          </table:table-cell>
          <table:table-cell office:value-type="float" office:value="13.76" table:style-name="ce1">
            <text:p>13.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39" table:style-name="ce1">
            <text:p>139</text:p>
          </table:table-cell>
          <table:table-cell office:value-type="float" office:value="2" table:style-name="ce1">
            <text:p>2</text:p>
          </table:table-cell>
          <table:table-cell office:value-type="float" office:value="169.328" table:style-name="ce1">
            <text:p>169.328</text:p>
          </table:table-cell>
          <table:table-cell office:value-type="float" office:value="16.933" table:style-name="ce1">
            <text:p>16.9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40" table:style-name="ce1">
            <text:p>140</text:p>
          </table:table-cell>
          <table:table-cell office:value-type="float" office:value="2" table:style-name="ce1">
            <text:p>2</text:p>
          </table:table-cell>
          <table:table-cell office:value-type="float" office:value="93.316999999999993" table:style-name="ce1">
            <text:p>93.317</text:p>
          </table:table-cell>
          <table:table-cell office:value-type="float" office:value="9.3320000000000007" table:style-name="ce1">
            <text:p>9.3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41" table:style-name="ce1">
            <text:p>141</text:p>
          </table:table-cell>
          <table:table-cell office:value-type="float" office:value="2" table:style-name="ce1">
            <text:p>2</text:p>
          </table:table-cell>
          <table:table-cell office:value-type="float" office:value="122.286" table:style-name="ce1">
            <text:p>122.286</text:p>
          </table:table-cell>
          <table:table-cell office:value-type="float" office:value="12.228999999999999" table:style-name="ce1">
            <text:p>12.2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42" table:style-name="ce1">
            <text:p>142</text:p>
          </table:table-cell>
          <table:table-cell office:value-type="float" office:value="2" table:style-name="ce1">
            <text:p>2</text:p>
          </table:table-cell>
          <table:table-cell office:value-type="float" office:value="147.93" table:style-name="ce1">
            <text:p>147.93</text:p>
          </table:table-cell>
          <table:table-cell office:value-type="float" office:value="14.792999999999999" table:style-name="ce1">
            <text:p>14.7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43" table:style-name="ce1">
            <text:p>143</text:p>
          </table:table-cell>
          <table:table-cell office:value-type="float" office:value="1" table:style-name="ce1">
            <text:p>1</text:p>
          </table:table-cell>
          <table:table-cell office:value-type="float" office:value="48.567999999999998" table:style-name="ce1">
            <text:p>48.568</text:p>
          </table:table-cell>
          <table:table-cell office:value-type="float" office:value="3.9670000000000001" table:style-name="ce1">
            <text:p>3.9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44" table:style-name="ce1">
            <text:p>144</text:p>
          </table:table-cell>
          <table:table-cell office:value-type="float" office:value="2" table:style-name="ce1">
            <text:p>2</text:p>
          </table:table-cell>
          <table:table-cell office:value-type="float" office:value="73.555999999999997" table:style-name="ce1">
            <text:p>73.556</text:p>
          </table:table-cell>
          <table:table-cell office:value-type="float" office:value="7.3559999999999999" table:style-name="ce1">
            <text:p>7.3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45" table:style-name="ce1">
            <text:p>145</text:p>
          </table:table-cell>
          <table:table-cell office:value-type="float" office:value="2" table:style-name="ce1">
            <text:p>2</text:p>
          </table:table-cell>
          <table:table-cell office:value-type="float" office:value="213.80500000000001" table:style-name="ce1">
            <text:p>213.805</text:p>
          </table:table-cell>
          <table:table-cell office:value-type="float" office:value="21.38" table:style-name="ce1">
            <text:p>21.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46" table:style-name="ce1">
            <text:p>146</text:p>
          </table:table-cell>
          <table:table-cell office:value-type="float" office:value="2" table:style-name="ce1">
            <text:p>2</text:p>
          </table:table-cell>
          <table:table-cell office:value-type="float" office:value="15.48" table:style-name="ce1">
            <text:p>15.48</text:p>
          </table:table-cell>
          <table:table-cell office:value-type="float" office:value="1.548" table:style-name="ce1">
            <text:p>1.5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47" table:style-name="ce1">
            <text:p>147</text:p>
          </table:table-cell>
          <table:table-cell office:value-type="float" office:value="2" table:style-name="ce1">
            <text:p>2</text:p>
          </table:table-cell>
          <table:table-cell office:value-type="float" office:value="80.501999999999995" table:style-name="ce1">
            <text:p>80.502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49" table:style-name="ce1">
            <text:p>149</text:p>
          </table:table-cell>
          <table:table-cell office:value-type="float" office:value="2" table:style-name="ce1">
            <text:p>2</text:p>
          </table:table-cell>
          <table:table-cell office:value-type="float" office:value="153.63200000000001" table:style-name="ce1">
            <text:p>153.632</text:p>
          </table:table-cell>
          <table:table-cell office:value-type="float" office:value="15.363" table:style-name="ce1">
            <text:p>15.3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87.106999999999999" table:style-name="ce1">
            <text:p>87.107</text:p>
          </table:table-cell>
          <table:table-cell office:value-type="float" office:value="8.7110000000000003" table:style-name="ce1">
            <text:p>8.7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51" table:style-name="ce1">
            <text:p>151</text:p>
          </table:table-cell>
          <table:table-cell office:value-type="float" office:value="2" table:style-name="ce1">
            <text:p>2</text:p>
          </table:table-cell>
          <table:table-cell office:value-type="float" office:value="208.96700000000001" table:style-name="ce1">
            <text:p>208.967</text:p>
          </table:table-cell>
          <table:table-cell office:value-type="float" office:value="20.896999999999998" table:style-name="ce1">
            <text:p>20.8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52" table:style-name="ce1">
            <text:p>152</text:p>
          </table:table-cell>
          <table:table-cell office:value-type="float" office:value="2" table:style-name="ce1">
            <text:p>2</text:p>
          </table:table-cell>
          <table:table-cell office:value-type="float" office:value="93.822999999999993" table:style-name="ce1">
            <text:p>93.823</text:p>
          </table:table-cell>
          <table:table-cell office:value-type="float" office:value="9.3819999999999997" table:style-name="ce1">
            <text:p>9.3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53" table:style-name="ce1">
            <text:p>153</text:p>
          </table:table-cell>
          <table:table-cell office:value-type="float" office:value="2" table:style-name="ce1">
            <text:p>2</text:p>
          </table:table-cell>
          <table:table-cell office:value-type="float" office:value="10.14" table:style-name="ce1">
            <text:p>10.14</text:p>
          </table:table-cell>
          <table:table-cell office:value-type="float" office:value="1.014" table:style-name="ce1">
            <text:p>1.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54" table:style-name="ce1">
            <text:p>154</text:p>
          </table:table-cell>
          <table:table-cell office:value-type="float" office:value="2" table:style-name="ce1">
            <text:p>2</text:p>
          </table:table-cell>
          <table:table-cell office:value-type="float" office:value="97.180999999999997" table:style-name="ce1">
            <text:p>97.181</text:p>
          </table:table-cell>
          <table:table-cell office:value-type="float" office:value="9.718" table:style-name="ce1">
            <text:p>9.7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55" table:style-name="ce1">
            <text:p>155</text:p>
          </table:table-cell>
          <table:table-cell office:value-type="float" office:value="2" table:style-name="ce1">
            <text:p>2</text:p>
          </table:table-cell>
          <table:table-cell office:value-type="float" office:value="54.11" table:style-name="ce1">
            <text:p>54.11</text:p>
          </table:table-cell>
          <table:table-cell office:value-type="float" office:value="5.4109999999999996" table:style-name="ce1">
            <text:p>5.4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56" table:style-name="ce1">
            <text:p>156</text:p>
          </table:table-cell>
          <table:table-cell office:value-type="float" office:value="2" table:style-name="ce1">
            <text:p>2</text:p>
          </table:table-cell>
          <table:table-cell office:value-type="float" office:value="18.858000000000001" table:style-name="ce1">
            <text:p>18.858</text:p>
          </table:table-cell>
          <table:table-cell office:value-type="float" office:value="1.8859999999999999" table:style-name="ce1">
            <text:p>1.8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57" table:style-name="ce1">
            <text:p>157</text:p>
          </table:table-cell>
          <table:table-cell office:value-type="float" office:value="2" table:style-name="ce1">
            <text:p>2</text:p>
          </table:table-cell>
          <table:table-cell office:value-type="float" office:value="92.122" table:style-name="ce1">
            <text:p>92.122</text:p>
          </table:table-cell>
          <table:table-cell office:value-type="float" office:value="9.2119999999999997" table:style-name="ce1">
            <text:p>9.2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58" table:style-name="ce1">
            <text:p>158</text:p>
          </table:table-cell>
          <table:table-cell office:value-type="float" office:value="2" table:style-name="ce1">
            <text:p>2</text:p>
          </table:table-cell>
          <table:table-cell office:value-type="float" office:value="98.433999999999997" table:style-name="ce1">
            <text:p>98.434</text:p>
          </table:table-cell>
          <table:table-cell office:value-type="float" office:value="9.843" table:style-name="ce1">
            <text:p>9.8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59" table:style-name="ce1">
            <text:p>159</text:p>
          </table:table-cell>
          <table:table-cell office:value-type="float" office:value="2" table:style-name="ce1">
            <text:p>2</text:p>
          </table:table-cell>
          <table:table-cell office:value-type="float" office:value="91.95" table:style-name="ce1">
            <text:p>91.95</text:p>
          </table:table-cell>
          <table:table-cell office:value-type="float" office:value="9.1950000000000003" table:style-name="ce1">
            <text:p>9.1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93.570999999999998" table:style-name="ce1">
            <text:p>93.571</text:p>
          </table:table-cell>
          <table:table-cell office:value-type="float" office:value="9.3569999999999993" table:style-name="ce1">
            <text:p>9.3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61" table:style-name="ce1">
            <text:p>161</text:p>
          </table:table-cell>
          <table:table-cell office:value-type="float" office:value="2" table:style-name="ce1">
            <text:p>2</text:p>
          </table:table-cell>
          <table:table-cell office:value-type="float" office:value="20.821000000000002" table:style-name="ce1">
            <text:p>20.821</text:p>
          </table:table-cell>
          <table:table-cell office:value-type="float" office:value="2.0819999999999999" table:style-name="ce1">
            <text:p>2.0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62" table:style-name="ce1">
            <text:p>162</text:p>
          </table:table-cell>
          <table:table-cell office:value-type="float" office:value="2" table:style-name="ce1">
            <text:p>2</text:p>
          </table:table-cell>
          <table:table-cell office:value-type="float" office:value="71.521000000000001" table:style-name="ce1">
            <text:p>71.521</text:p>
          </table:table-cell>
          <table:table-cell office:value-type="float" office:value="7.1520000000000001" table:style-name="ce1">
            <text:p>7.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63" table:style-name="ce1">
            <text:p>163</text:p>
          </table:table-cell>
          <table:table-cell office:value-type="float" office:value="2" table:style-name="ce1">
            <text:p>2</text:p>
          </table:table-cell>
          <table:table-cell office:value-type="float" office:value="7.3220000000000001" table:style-name="ce1">
            <text:p>7.322</text:p>
          </table:table-cell>
          <table:table-cell office:value-type="float" office:value="0.73199999999999998" table:style-name="ce1">
            <text:p>0.7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64" table:style-name="ce1">
            <text:p>164</text:p>
          </table:table-cell>
          <table:table-cell office:value-type="float" office:value="2" table:style-name="ce1">
            <text:p>2</text:p>
          </table:table-cell>
          <table:table-cell office:value-type="float" office:value="32.920999999999999" table:style-name="ce1">
            <text:p>32.921</text:p>
          </table:table-cell>
          <table:table-cell office:value-type="float" office:value="3.2919999999999998" table:style-name="ce1">
            <text:p>3.2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65" table:style-name="ce1">
            <text:p>165</text:p>
          </table:table-cell>
          <table:table-cell office:value-type="float" office:value="2" table:style-name="ce1">
            <text:p>2</text:p>
          </table:table-cell>
          <table:table-cell office:value-type="float" office:value="41.619" table:style-name="ce1">
            <text:p>41.619</text:p>
          </table:table-cell>
          <table:table-cell office:value-type="float" office:value="4.1619999999999999" table:style-name="ce1">
            <text:p>4.1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66" table:style-name="ce1">
            <text:p>166</text:p>
          </table:table-cell>
          <table:table-cell office:value-type="float" office:value="2" table:style-name="ce1">
            <text:p>2</text:p>
          </table:table-cell>
          <table:table-cell office:value-type="float" office:value="131.41" table:style-name="ce1">
            <text:p>131.41</text:p>
          </table:table-cell>
          <table:table-cell office:value-type="float" office:value="13.141" table:style-name="ce1">
            <text:p>13.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67" table:style-name="ce1">
            <text:p>167</text:p>
          </table:table-cell>
          <table:table-cell office:value-type="float" office:value="2" table:style-name="ce1">
            <text:p>2</text:p>
          </table:table-cell>
          <table:table-cell office:value-type="float" office:value="13.433" table:style-name="ce1">
            <text:p>13.433</text:p>
          </table:table-cell>
          <table:table-cell office:value-type="float" office:value="1.343" table:style-name="ce1">
            <text:p>1.3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68" table:style-name="ce1">
            <text:p>168</text:p>
          </table:table-cell>
          <table:table-cell office:value-type="float" office:value="2" table:style-name="ce1">
            <text:p>2</text:p>
          </table:table-cell>
          <table:table-cell office:value-type="float" office:value="158.73699999999999" table:style-name="ce1">
            <text:p>158.737</text:p>
          </table:table-cell>
          <table:table-cell office:value-type="float" office:value="15.874000000000001" table:style-name="ce1">
            <text:p>15.8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69" table:style-name="ce1">
            <text:p>169</text:p>
          </table:table-cell>
          <table:table-cell office:value-type="float" office:value="2" table:style-name="ce1">
            <text:p>2</text:p>
          </table:table-cell>
          <table:table-cell office:value-type="float" office:value="28.617999999999999" table:style-name="ce1">
            <text:p>28.618</text:p>
          </table:table-cell>
          <table:table-cell office:value-type="float" office:value="2.8620000000000001" table:style-name="ce1">
            <text:p>2.8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70" table:style-name="ce1">
            <text:p>170</text:p>
          </table:table-cell>
          <table:table-cell office:value-type="float" office:value="2" table:style-name="ce1">
            <text:p>2</text:p>
          </table:table-cell>
          <table:table-cell office:value-type="float" office:value="31.547999999999998" table:style-name="ce1">
            <text:p>31.548</text:p>
          </table:table-cell>
          <table:table-cell office:value-type="float" office:value="3.1549999999999998" table:style-name="ce1">
            <text:p>3.1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71" table:style-name="ce1">
            <text:p>171</text:p>
          </table:table-cell>
          <table:table-cell office:value-type="float" office:value="2" table:style-name="ce1">
            <text:p>2</text:p>
          </table:table-cell>
          <table:table-cell office:value-type="float" office:value="64.265000000000001" table:style-name="ce1">
            <text:p>64.265</text:p>
          </table:table-cell>
          <table:table-cell office:value-type="float" office:value="6.4260000000000002" table:style-name="ce1">
            <text:p>6.4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72" table:style-name="ce1">
            <text:p>172</text:p>
          </table:table-cell>
          <table:table-cell office:value-type="float" office:value="2" table:style-name="ce1">
            <text:p>2</text:p>
          </table:table-cell>
          <table:table-cell office:value-type="float" office:value="29.2" table:style-name="ce1">
            <text:p>29.2</text:p>
          </table:table-cell>
          <table:table-cell office:value-type="float" office:value="2.92" table:style-name="ce1">
            <text:p>2.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73" table:style-name="ce1">
            <text:p>17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74" table:style-name="ce1">
            <text:p>17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75" table:style-name="ce1">
            <text:p>17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76" table:style-name="ce1">
            <text:p>17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77" table:style-name="ce1">
            <text:p>17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78" table:style-name="ce1">
            <text:p>17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79" table:style-name="ce1">
            <text:p>17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80" table:style-name="ce1">
            <text:p>18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81" table:style-name="ce1">
            <text:p>18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82" table:style-name="ce1">
            <text:p>18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83" table:style-name="ce1">
            <text:p>18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84" table:style-name="ce1">
            <text:p>18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85" table:style-name="ce1">
            <text:p>18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86" table:style-name="ce1">
            <text:p>1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87" table:style-name="ce1">
            <text:p>18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88" table:style-name="ce1">
            <text:p>18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89" table:style-name="ce1">
            <text:p>18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90" table:style-name="ce1">
            <text:p>19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91" table:style-name="ce1">
            <text:p>19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92" table:style-name="ce1">
            <text:p>19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93" table:style-name="ce1">
            <text:p>19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94" table:style-name="ce1">
            <text:p>19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95" table:style-name="ce1">
            <text:p>19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96" table:style-name="ce1">
            <text:p>19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97" table:style-name="ce1">
            <text:p>19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98" table:style-name="ce1">
            <text:p>19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99" table:style-name="ce1">
            <text:p>19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0" table:style-name="ce1">
            <text:p>20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1" table:style-name="ce1">
            <text:p>20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2" table:style-name="ce1">
            <text:p>20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3" table:style-name="ce1">
            <text:p>20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4" table:style-name="ce1">
            <text:p>20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5" table:style-name="ce1">
            <text:p>20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6" table:style-name="ce1">
            <text:p>20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7" table:style-name="ce1">
            <text:p>20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8" table:style-name="ce1">
            <text:p>20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9" table:style-name="ce1">
            <text:p>20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0" table:style-name="ce1">
            <text:p>2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1" table:style-name="ce1">
            <text:p>2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2" table:style-name="ce1">
            <text:p>2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3" table:style-name="ce1">
            <text:p>2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4" table:style-name="ce1">
            <text:p>2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5" table:style-name="ce1">
            <text:p>2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6" table:style-name="ce1">
            <text:p>2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7" table:style-name="ce1">
            <text:p>2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8" table:style-name="ce1">
            <text:p>21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9" table:style-name="ce1">
            <text:p>2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21" table:style-name="ce1">
            <text:p>2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22" table:style-name="ce1">
            <text:p>22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23" table:style-name="ce1">
            <text:p>2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24" table:style-name="ce1">
            <text:p>2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25" table:style-name="ce1">
            <text:p>22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26" table:style-name="ce1">
            <text:p>2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27" table:style-name="ce1">
            <text:p>22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28" table:style-name="ce1">
            <text:p>22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29" table:style-name="ce1">
            <text:p>22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30" table:style-name="ce1">
            <text:p>23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31" table:style-name="ce1">
            <text:p>23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32" table:style-name="ce1">
            <text:p>23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33" table:style-name="ce1">
            <text:p>23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34" table:style-name="ce1">
            <text:p>23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35" table:style-name="ce1">
            <text:p>23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36" table:style-name="ce1">
            <text:p>23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37" table:style-name="ce1">
            <text:p>23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38" table:style-name="ce1">
            <text:p>23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39" table:style-name="ce1">
            <text:p>23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40" table:style-name="ce1">
            <text:p>24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41" table:style-name="ce1">
            <text:p>24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42" table:style-name="ce1">
            <text:p>24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43" table:style-name="ce1">
            <text:p>24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44" table:style-name="ce1">
            <text:p>24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45" table:style-name="ce1">
            <text:p>245</text:p>
          </table:table-cell>
          <table:table-cell office:value-type="float" office:value="1" table:style-name="ce1">
            <text:p>1</text:p>
          </table:table-cell>
          <table:table-cell office:value-type="float" office:value="35.023000000000003" table:style-name="ce1">
            <text:p>35.023</text:p>
          </table:table-cell>
          <table:table-cell office:value-type="float" office:value="11.029" table:style-name="ce1">
            <text:p>11.0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46" table:style-name="ce1">
            <text:p>246</text:p>
          </table:table-cell>
          <table:table-cell office:value-type="float" office:value="1" table:style-name="ce1">
            <text:p>1</text:p>
          </table:table-cell>
          <table:table-cell office:value-type="float" office:value="15.77" table:style-name="ce1">
            <text:p>15.77</text:p>
          </table:table-cell>
          <table:table-cell office:value-type="float" office:value="3.58" table:style-name="ce1">
            <text:p>3.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47" table:style-name="ce1">
            <text:p>247</text:p>
          </table:table-cell>
          <table:table-cell office:value-type="float" office:value="1" table:style-name="ce1">
            <text:p>1</text:p>
          </table:table-cell>
          <table:table-cell office:value-type="float" office:value="1.7410000000000001" table:style-name="ce1">
            <text:p>1.741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48" table:style-name="ce1">
            <text:p>248</text:p>
          </table:table-cell>
          <table:table-cell office:value-type="float" office:value="1" table:style-name="ce1">
            <text:p>1</text:p>
          </table:table-cell>
          <table:table-cell office:value-type="float" office:value="0.67700000000000005" table:style-name="ce1">
            <text:p>0.677</text:p>
          </table:table-cell>
          <table:table-cell office:value-type="float" office:value="-0.193" table:style-name="ce1">
            <text:p>-0.1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49" table:style-name="ce1">
            <text:p>249</text:p>
          </table:table-cell>
          <table:table-cell office:value-type="float" office:value="1" table:style-name="ce1">
            <text:p>1</text:p>
          </table:table-cell>
          <table:table-cell office:value-type="float" office:value="3.87" table:style-name="ce1">
            <text:p>3.87</text:p>
          </table:table-cell>
          <table:table-cell office:value-type="float" office:value="-0.77400000000000002" table:style-name="ce1">
            <text:p>-0.7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50" table:style-name="ce1">
            <text:p>250</text:p>
          </table:table-cell>
          <table:table-cell office:value-type="float" office:value="2" table:style-name="ce1">
            <text:p>2</text:p>
          </table:table-cell>
          <table:table-cell office:value-type="float" office:value="33.866" table:style-name="ce1">
            <text:p>33.866</text:p>
          </table:table-cell>
          <table:table-cell office:value-type="float" office:value="3.387" table:style-name="ce1">
            <text:p>3.3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51" table:style-name="ce1">
            <text:p>25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52" table:style-name="ce1">
            <text:p>25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53" table:style-name="ce1">
            <text:p>25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54" table:style-name="ce1">
            <text:p>25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55" table:style-name="ce1">
            <text:p>255</text:p>
          </table:table-cell>
          <table:table-cell office:value-type="float" office:value="2" table:style-name="ce1">
            <text:p>2</text:p>
          </table:table-cell>
          <table:table-cell office:value-type="float" office:value="120.991" table:style-name="ce1">
            <text:p>120.991</text:p>
          </table:table-cell>
          <table:table-cell office:value-type="float" office:value="12.099" table:style-name="ce1">
            <text:p>12.0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56" table:style-name="ce1">
            <text:p>256</text:p>
          </table:table-cell>
          <table:table-cell office:value-type="float" office:value="1" table:style-name="ce1">
            <text:p>1</text:p>
          </table:table-cell>
          <table:table-cell office:value-type="float" office:value="7.3529999999999998" table:style-name="ce1">
            <text:p>7.353</text:p>
          </table:table-cell>
          <table:table-cell office:value-type="float" office:value="0.38700000000000001" table:style-name="ce1">
            <text:p>0.3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57" table:style-name="ce1">
            <text:p>257</text:p>
          </table:table-cell>
          <table:table-cell office:value-type="float" office:value="1" table:style-name="ce1">
            <text:p>1</text:p>
          </table:table-cell>
          <table:table-cell office:value-type="float" office:value="0.871" table:style-name="ce1">
            <text:p>0.871</text:p>
          </table:table-cell>
          <table:table-cell office:value-type="float" office:value="-0.48399999999999999" table:style-name="ce1">
            <text:p>-0.4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58" table:style-name="ce1">
            <text:p>258</text:p>
          </table:table-cell>
          <table:table-cell office:value-type="float" office:value="1" table:style-name="ce1">
            <text:p>1</text:p>
          </table:table-cell>
          <table:table-cell office:value-type="float" office:value="1.161" table:style-name="ce1">
            <text:p>1.161</text:p>
          </table:table-cell>
          <table:table-cell office:value-type="float" office:value="-0.38700000000000001" table:style-name="ce1">
            <text:p>-0.3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59" table:style-name="ce1">
            <text:p>259</text:p>
          </table:table-cell>
          <table:table-cell office:value-type="float" office:value="1" table:style-name="ce1">
            <text:p>1</text:p>
          </table:table-cell>
          <table:table-cell office:value-type="float" office:value="9.7000000000000003E-2" table:style-name="ce1">
            <text:p>0.097</text:p>
          </table:table-cell>
          <table:table-cell office:value-type="float" office:value="-0.48399999999999999" table:style-name="ce1">
            <text:p>-0.4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106.036" table:style-name="ce1">
            <text:p>106.036</text:p>
          </table:table-cell>
          <table:table-cell office:value-type="float" office:value="33.667999999999999" table:style-name="ce1">
            <text:p>33.6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61" table:style-name="ce1">
            <text:p>261</text:p>
          </table:table-cell>
          <table:table-cell office:value-type="float" office:value="1" table:style-name="ce1">
            <text:p>1</text:p>
          </table:table-cell>
          <table:table-cell office:value-type="float" office:value="0.77400000000000002" table:style-name="ce1">
            <text:p>0.774</text:p>
          </table:table-cell>
          <table:table-cell office:value-type="float" office:value="-0.38700000000000001" table:style-name="ce1">
            <text:p>-0.3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62" table:style-name="ce1">
            <text:p>26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63" table:style-name="ce1">
            <text:p>26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64" table:style-name="ce1">
            <text:p>26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65" table:style-name="ce1">
            <text:p>26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66" table:style-name="ce1">
            <text:p>26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67" table:style-name="ce1">
            <text:p>26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68" table:style-name="ce1">
            <text:p>26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69" table:style-name="ce1">
            <text:p>26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71" table:style-name="ce1">
            <text:p>27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72" table:style-name="ce1">
            <text:p>27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73" table:style-name="ce1">
            <text:p>27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74" table:style-name="ce1">
            <text:p>27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75" table:style-name="ce1">
            <text:p>27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76" table:style-name="ce1">
            <text:p>27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77" table:style-name="ce1">
            <text:p>27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78" table:style-name="ce1">
            <text:p>27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79" table:style-name="ce1">
            <text:p>27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80" table:style-name="ce1">
            <text:p>28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81" table:style-name="ce1">
            <text:p>2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82" table:style-name="ce1">
            <text:p>2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83" table:style-name="ce1">
            <text:p>28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84" table:style-name="ce1">
            <text:p>28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85" table:style-name="ce1">
            <text:p>28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86" table:style-name="ce1">
            <text:p>2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87" table:style-name="ce1">
            <text:p>28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88" table:style-name="ce1">
            <text:p>28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89" table:style-name="ce1">
            <text:p>28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90" table:style-name="ce1">
            <text:p>29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91" table:style-name="ce1">
            <text:p>29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92" table:style-name="ce1">
            <text:p>29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93" table:style-name="ce1">
            <text:p>29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94" table:style-name="ce1">
            <text:p>29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95" table:style-name="ce1">
            <text:p>2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96" table:style-name="ce1">
            <text:p>29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97" table:style-name="ce1">
            <text:p>29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98" table:style-name="ce1">
            <text:p>29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99" table:style-name="ce1">
            <text:p>29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01" table:style-name="ce1">
            <text:p>3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02" table:style-name="ce1">
            <text:p>3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03" table:style-name="ce1">
            <text:p>3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04" table:style-name="ce1">
            <text:p>30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;</text:p>
          </table:table-cell>
          <table:table-cell table:number-columns-repeated="16369"/>
        </table:table-row>
        <table:table-row table:number-rows-repeated="1048272" table:style-name="ro1">
          <table:table-cell table:number-columns-repeated="16384"/>
        </table:table-row>
      </table:table>
      <table:database-ranges>
        <table:database-range table:target-range-address="Buses.A110:Buses.H305">
          <table:sort>
            <table:sort-by table:field-number="0"/>
          </table:sort>
        </table:database-range>
        <table:database-range table:target-range-address="Buses.B1:Buses.B306" table:display-filter-buttons="true"/>
        <table:database-range table:target-range-address="Lines.A110:Lines.H349">
          <table:sort>
            <table:sort-by table:field-number="0"/>
          </table:sort>
        </table:database-range>
        <table:database-range table:target-range-address="Gens.A110:Gens.K210">
          <table:sort>
            <table:sort-by table:field-number="0"/>
          </table:sort>
        </table:database-range>
        <table:database-range table:target-range-address="Transformers.A110:Transformers.J206">
          <table:sort>
            <table:sort-by table:field-number="0"/>
          </table:sort>
        </table:database-range>
        <table:database-range table:target-range-address="WORKING_GEN.B1:WORKING_GEN.W304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Mohammad Iman ALIZADEH</dc:creator>
    <meta:creation-date>2022-03-07T16:12:38Z</meta:creation-date>
    <dc:date>2023-03-27T11:01:59Z</dc:date>
    <meta:editing-cycles>119</meta:editing-cycles>
  </office:meta>
</office:document-meta>
</file>